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8e17" officeooo:paragraph-rsid="00138e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GH FILE</text:p>
      <text:p text:style-name="P1">DATA BASE LAB TASK 6 TO 8:</text:p>
      <text:p text:style-name="P1"/>
      <text:p text:style-name="P1">meer@meer-Lenovo-G510:~$ sudo /opt/lampp/bin/mysql -u root</text:p>
      <text:p text:style-name="P1">[sudo] password for meer: </text:p>
      <text:p text:style-name="P1">Welcome to the MariaDB monitor. <text:s/>Commands end with ; or \g.</text:p>
      <text:p text:style-name="P1">Your MariaDB connection id is 525</text:p>
      <text:p text:style-name="P1">Server version: 10.4.24-MariaDB Source distribution</text:p>
      <text:p text:style-name="P1"/>
      <text:p text:style-name="P1">Copyright (c) 2000, 2018, Oracle, MariaDB Corporation Ab and others.</text:p>
      <text:p text:style-name="P1"/>
      <text:p text:style-name="P1">Type 'help;' or '\h' for help. Type '\c' to clear the current input statement.</text:p>
      <text:p text:style-name="P1"/>
      <text:p text:style-name="P1">MariaDB [(none)]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meer <text:s text:c="14"/>|</text:p>
      <text:p text:style-name="P1">| mysql <text:s text:c="13"/>|</text:p>
      <text:p text:style-name="P1">| organization <text:s text:c="6"/>|</text:p>
      <text:p text:style-name="P1">| p180145 <text:s text:c="11"/>|</text:p>
      <text:p text:style-name="P1">| p180145meer <text:s text:c="7"/>|</text:p>
      <text:p text:style-name="P1">| performance_schema |</text:p>
      <text:p text:style-name="P1">| phpmyadmin <text:s text:c="8"/>|</text:p>
      <text:p text:style-name="P1">| project <text:s text:c="11"/>|</text:p>
      <text:p text:style-name="P1">| sales_co <text:s text:c="10"/>|</text:p>
      <text:p text:style-name="P1">| test <text:s text:c="14"/>|</text:p>
      <text:p text:style-name="P1">| themepark <text:s text:c="9"/>|</text:p>
      <text:p text:style-name="P1">+--------------------+</text:p>
      <text:p text:style-name="P1">12 rows in set (0.001 sec)</text:p>
      <text:p text:style-name="P1"/>
      <text:p text:style-name="P1">MariaDB [(none)]&gt; use themepark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ariaDB [themepark]&gt; show tables;</text:p>
      <text:p text:style-name="P1">+---------------------+</text:p>
      <text:p text:style-name="P1">| Tables_in_themepark |</text:p>
      <text:p text:style-name="P1">+---------------------+</text:p>
      <text:p text:style-name="P1">| ATTRACTION <text:s text:c="9"/>|</text:p>
      <text:p text:style-name="P1">| EMPLOYEE <text:s text:c="11"/>|</text:p>
      <text:p text:style-name="P1">| HOURS <text:s text:c="14"/>|</text:p>
      <text:p text:style-name="P1">| SALES <text:s text:c="14"/>|</text:p>
      <text:p text:style-name="P1">| SALES_LINE <text:s text:c="9"/>|</text:p>
      <text:p text:style-name="P1">| THEMEPARK <text:s text:c="10"/>|</text:p>
      <text:p text:style-name="P1">| TICKET <text:s text:c="13"/>|</text:p>
      <text:p text:style-name="P1">+---------------------+</text:p>
      <text:p text:style-name="P1"><text:soft-page-break/>7 rows in set (0.001 sec)</text:p>
      <text:p text:style-name="P1"/>
      <text:p text:style-name="P1">MariaDB [themepark]&gt; SELECT PARK_CODE, TICKET_NO, TICKET_TYPE, ROUND</text:p>
      <text:p text:style-name="P1"><text:s text:c="4"/>-&gt; (TICKET_PRICE,1), TICKET_PRICE + ROUND((TICKET_PRICE</text:p>
      <text:p text:style-name="P1"><text:s text:c="4"/>-&gt; *0.1),2);</text:p>
      <text:p text:style-name="P1">ERROR 1054 (42S22): Unknown column 'PARK_CODE' in 'field list'</text:p>
      <text:p text:style-name="P1">MariaDB [themepark]&gt; SELECT PARK_CODE, TICKET_NO, TICKET_TYPE, ROUND</text:p>
      <text:p text:style-name="P1"><text:s text:c="4"/>-&gt; (TICKET_PRICE,1), TICKET_PRICE + ROUND((TICKET_PRICE</text:p>
      <text:p text:style-name="P1"><text:s text:c="4"/>-&gt; *0.1),2)</text:p>
      <text:p text:style-name="P1"><text:s text:c="4"/>-&gt; FROM TICKET;</text:p>
      <text:p text:style-name="P1">+-----------+-----------+-------------+------------------------+---------------------------------------------+</text:p>
      <text:p text:style-name="P1">| PARK_CODE | TICKET_NO | TICKET_TYPE | ROUND</text:p>
      <text:p text:style-name="P1">(TICKET_PRICE,1) | TICKET_PRICE + ROUND((TICKET_PRICE</text:p>
      <text:p text:style-name="P1">*0.1),2) |</text:p>
      <text:p text:style-name="P1">+-----------+-----------+-------------+------------------------+---------------------------------------------+</text:p>
      <text:p text:style-name="P1">| SP4533 <text:s text:c="3"/>| <text:s text:c="4"/>11001 | Adult <text:s text:c="6"/>| <text:s text:c="18"/>25.0 | <text:s text:c="38"/>27.49 |</text:p>
      <text:p text:style-name="P1">| SP4533 <text:s text:c="3"/>| <text:s text:c="4"/>11002 | Child <text:s text:c="6"/>| <text:s text:c="18"/>15.0 | <text:s text:c="38"/>16.49 |</text:p>
      <text:p text:style-name="P1">| SP4533 <text:s text:c="3"/>| <text:s text:c="4"/>11003 | Senior <text:s text:c="5"/>| <text:s text:c="18"/>11.0 | <text:s text:c="38"/>12.09 |</text:p>
      <text:p text:style-name="P1">| FR1001 <text:s text:c="3"/>| <text:s text:c="4"/>13001 | Child <text:s text:c="6"/>| <text:s text:c="18"/>19.0 | <text:s text:c="38"/>20.89 |</text:p>
      <text:p text:style-name="P1">| FR1001 <text:s text:c="3"/>| <text:s text:c="4"/>13002 | Adult <text:s text:c="6"/>| <text:s text:c="18"/>35.0 | <text:s text:c="38"/>38.49 |</text:p>
      <text:p text:style-name="P1">| FR1001 <text:s text:c="3"/>| <text:s text:c="4"/>13003 | Senior <text:s text:c="5"/>| <text:s text:c="18"/>21.0 | <text:s text:c="38"/>23.09 |</text:p>
      <text:p text:style-name="P1">| ZA1342 <text:s text:c="3"/>| <text:s text:c="4"/>67832 | Child <text:s text:c="6"/>| <text:s text:c="18"/>18.6 | <text:s text:c="38"/>20.42 |</text:p>
      <text:p text:style-name="P1">| ZA1342 <text:s text:c="3"/>| <text:s text:c="4"/>67833 | Adult <text:s text:c="6"/>| <text:s text:c="18"/>28.7 | <text:s text:c="38"/>31.54 |</text:p>
      <text:p text:style-name="P1">| ZA1342 <text:s text:c="3"/>| <text:s text:c="4"/>67855 | Senior <text:s text:c="5"/>| <text:s text:c="18"/>12.1 | <text:s text:c="38"/>13.33 |</text:p>
      <text:p text:style-name="P1">| UK3452 <text:s text:c="3"/>| <text:s text:c="4"/>88567 | Child <text:s text:c="6"/>| <text:s text:c="18"/>22.5 | <text:s text:c="38"/>24.75 |</text:p>
      <text:p text:style-name="P1">| UK3452 <text:s text:c="3"/>| <text:s text:c="4"/>88568 | Adult <text:s text:c="6"/>| <text:s text:c="18"/>42.1 | <text:s text:c="38"/>46.31 |</text:p>
      <text:p text:style-name="P1">| UK3452 <text:s text:c="3"/>| <text:s text:c="4"/>89720 | Senior <text:s text:c="5"/>| <text:s text:c="18"/>11.0 | <text:s text:c="38"/>12.09 |</text:p>
      <text:p text:style-name="P1">+-----------+-----------+-------------+------------------------+---------------------------------------------+</text:p>
      <text:p text:style-name="P1">12 rows in set (0.001 sec)</text:p>
      <text:p text:style-name="P1"/>
      <text:p text:style-name="P1">MariaDB [themepark]&gt; SELECT PARK_CODE, TICKET_NO, TICKET_TYPE, ROUND (TICKET_PRICE,1), TICKET_PRICE + ROUND((TICKET_PRICE *0.1),2) INCREASE_PRICE <text:s/>FROM TICKET;</text:p>
      <text:p text:style-name="P1">+-----------+-----------+-------------+------------------------+----------------+</text:p>
      <text:p text:style-name="P1">| PARK_CODE | TICKET_NO | TICKET_TYPE | ROUND (TICKET_PRICE,1) | INCREASE_PRICE |</text:p>
      <text:p text:style-name="P1">+-----------+-----------+-------------+------------------------+----------------+</text:p>
      <text:p text:style-name="P1">| SP4533 <text:s text:c="3"/>| <text:s text:c="4"/>11001 | Adult <text:s text:c="6"/>| <text:s text:c="18"/>25.0 | <text:s text:c="9"/>27.49 |</text:p>
      <text:p text:style-name="P1">| SP4533 <text:s text:c="3"/>| <text:s text:c="4"/>11002 | Child <text:s text:c="6"/>| <text:s text:c="18"/>15.0 | <text:s text:c="9"/>16.49 |</text:p>
      <text:p text:style-name="P1">| SP4533 <text:s text:c="3"/>| <text:s text:c="4"/>11003 | Senior <text:s text:c="5"/>| <text:s text:c="18"/>11.0 | <text:s text:c="9"/>12.09 |</text:p>
      <text:p text:style-name="P1">| FR1001 <text:s text:c="3"/>| <text:s text:c="4"/>13001 | Child <text:s text:c="6"/>| <text:s text:c="18"/>19.0 | <text:s text:c="9"/>20.89 |</text:p>
      <text:p text:style-name="P1">| FR1001 <text:s text:c="3"/>| <text:s text:c="4"/>13002 | Adult <text:s text:c="6"/>| <text:s text:c="18"/>35.0 | <text:s text:c="9"/>38.49 |</text:p>
      <text:p text:style-name="P1">| FR1001 <text:s text:c="3"/>| <text:s text:c="4"/>13003 | Senior <text:s text:c="5"/>| <text:s text:c="18"/>21.0 | <text:s text:c="9"/>23.09 |</text:p>
      <text:p text:style-name="P1">| ZA1342 <text:s text:c="3"/>| <text:s text:c="4"/>67832 | Child <text:s text:c="6"/>| <text:s text:c="18"/>18.6 | <text:s text:c="9"/>20.42 |</text:p>
      <text:p text:style-name="P1">| ZA1342 <text:s text:c="3"/>| <text:s text:c="4"/>67833 | Adult <text:s text:c="6"/>| <text:s text:c="18"/>28.7 | <text:s text:c="9"/>31.54 |</text:p>
      <text:p text:style-name="P1">| ZA1342 <text:s text:c="3"/>| <text:s text:c="4"/>67855 | Senior <text:s text:c="5"/>| <text:s text:c="18"/>12.1 | <text:s text:c="9"/>13.33 |</text:p>
      <text:p text:style-name="P1">| UK3452 <text:s text:c="3"/>| <text:s text:c="4"/>88567 | Child <text:s text:c="6"/>| <text:s text:c="18"/>22.5 | <text:s text:c="9"/>24.75 |</text:p>
      <text:p text:style-name="P1">| UK3452 <text:s text:c="3"/>| <text:s text:c="4"/>88568 | Adult <text:s text:c="6"/>| <text:s text:c="18"/>42.1 | <text:s text:c="9"/>46.31 |</text:p>
      <text:p text:style-name="P1">| UK3452 <text:s text:c="3"/>| <text:s text:c="4"/>89720 | Senior <text:s text:c="5"/>| <text:s text:c="18"/>11.0 | <text:s text:c="9"/>12.09 |</text:p>
      <text:p text:style-name="P1"><text:soft-page-break/>+-----------+-----------+-------------+------------------------+----------------+</text:p>
      <text:p text:style-name="P1">12 rows in set (0.001 sec)</text:p>
      <text:p text:style-name="P1"/>
      <text:p text:style-name="P1">MariaDB [themepark]&gt; SELECT PARK_CODE, TICKET_NO, TICKET_TYPE, ROUND (TICKET_PRICE,1), TICKET_PRICE + ROUND((TICKET_PRICE *0.1),2) AS NCREASE_PRICE <text:s/>FROM TICKET;</text:p>
      <text:p text:style-name="P1">+-----------+-----------+-------------+------------------------+---------------+</text:p>
      <text:p text:style-name="P1">| PARK_CODE | TICKET_NO | TICKET_TYPE | ROUND (TICKET_PRICE,1) | NCREASE_PRICE |</text:p>
      <text:p text:style-name="P1">+-----------+-----------+-------------+------------------------+---------------+</text:p>
      <text:p text:style-name="P1">| SP4533 <text:s text:c="3"/>| <text:s text:c="4"/>11001 | Adult <text:s text:c="6"/>| <text:s text:c="18"/>25.0 | <text:s text:c="8"/>27.49 |</text:p>
      <text:p text:style-name="P1">| SP4533 <text:s text:c="3"/>| <text:s text:c="4"/>11002 | Child <text:s text:c="6"/>| <text:s text:c="18"/>15.0 | <text:s text:c="8"/>16.49 |</text:p>
      <text:p text:style-name="P1">| SP4533 <text:s text:c="3"/>| <text:s text:c="4"/>11003 | Senior <text:s text:c="5"/>| <text:s text:c="18"/>11.0 | <text:s text:c="8"/>12.09 |</text:p>
      <text:p text:style-name="P1">| FR1001 <text:s text:c="3"/>| <text:s text:c="4"/>13001 | Child <text:s text:c="6"/>| <text:s text:c="18"/>19.0 | <text:s text:c="8"/>20.89 |</text:p>
      <text:p text:style-name="P1">| FR1001 <text:s text:c="3"/>| <text:s text:c="4"/>13002 | Adult <text:s text:c="6"/>| <text:s text:c="18"/>35.0 | <text:s text:c="8"/>38.49 |</text:p>
      <text:p text:style-name="P1">| FR1001 <text:s text:c="3"/>| <text:s text:c="4"/>13003 | Senior <text:s text:c="5"/>| <text:s text:c="18"/>21.0 | <text:s text:c="8"/>23.09 |</text:p>
      <text:p text:style-name="P1">| ZA1342 <text:s text:c="3"/>| <text:s text:c="4"/>67832 | Child <text:s text:c="6"/>| <text:s text:c="18"/>18.6 | <text:s text:c="8"/>20.42 |</text:p>
      <text:p text:style-name="P1">| ZA1342 <text:s text:c="3"/>| <text:s text:c="4"/>67833 | Adult <text:s text:c="6"/>| <text:s text:c="18"/>28.7 | <text:s text:c="8"/>31.54 |</text:p>
      <text:p text:style-name="P1">| ZA1342 <text:s text:c="3"/>| <text:s text:c="4"/>67855 | Senior <text:s text:c="5"/>| <text:s text:c="18"/>12.1 | <text:s text:c="8"/>13.33 |</text:p>
      <text:p text:style-name="P1">| UK3452 <text:s text:c="3"/>| <text:s text:c="4"/>88567 | Child <text:s text:c="6"/>| <text:s text:c="18"/>22.5 | <text:s text:c="8"/>24.75 |</text:p>
      <text:p text:style-name="P1">| UK3452 <text:s text:c="3"/>| <text:s text:c="4"/>88568 | Adult <text:s text:c="6"/>| <text:s text:c="18"/>42.1 | <text:s text:c="8"/>46.31 |</text:p>
      <text:p text:style-name="P1">| UK3452 <text:s text:c="3"/>| <text:s text:c="4"/>89720 | Senior <text:s text:c="5"/>| <text:s text:c="18"/>11.0 | <text:s text:c="8"/>12.09 |</text:p>
      <text:p text:style-name="P1">+-----------+-----------+-------------+------------------------+---------------+</text:p>
      <text:p text:style-name="P1">12 rows in set (0.001 sec)</text:p>
      <text:p text:style-name="P1"/>
      <text:p text:style-name="P1">MariaDB [themepark]&gt; SELECT PARK_CODE, TICKET_TYPE, TICKET_PRICE</text:p>
      <text:p text:style-name="P1"><text:s text:c="4"/>-&gt; </text:p>
      <text:p text:style-name="P1"><text:s text:c="4"/>-&gt; FROM TICKET</text:p>
      <text:p text:style-name="P1"><text:s text:c="4"/>-&gt; </text:p>
      <text:p text:style-name="P1"><text:s text:c="4"/>-&gt; WHERE TICKET_PRICE &gt; 20;</text:p>
      <text:p text:style-name="P1">+-----------+-------------+--------------+</text:p>
      <text:p text:style-name="P1">| PARK_CODE | TICKET_TYPE | TICKET_PRICE |</text:p>
      <text:p text:style-name="P1">+-----------+-------------+--------------+</text:p>
      <text:p text:style-name="P1">| SP4533 <text:s text:c="3"/>| Adult <text:s text:c="6"/>| <text:s text:c="7"/>24.99 |</text:p>
      <text:p text:style-name="P1">| FR1001 <text:s text:c="3"/>| Adult <text:s text:c="6"/>| <text:s text:c="7"/>34.99 |</text:p>
      <text:p text:style-name="P1">| FR1001 <text:s text:c="3"/>| Senior <text:s text:c="5"/>| <text:s text:c="7"/>20.99 |</text:p>
      <text:p text:style-name="P1">| ZA1342 <text:s text:c="3"/>| Adult <text:s text:c="6"/>| <text:s text:c="7"/>28.67 |</text:p>
      <text:p text:style-name="P1">| UK3452 <text:s text:c="3"/>| Child <text:s text:c="6"/>| <text:s text:c="7"/>22.50 |</text:p>
      <text:p text:style-name="P1">| UK3452 <text:s text:c="3"/>| Adult <text:s text:c="6"/>| <text:s text:c="7"/>42.10 |</text:p>
      <text:p text:style-name="P1">+-----------+-------------+--------------+</text:p>
      <text:p text:style-name="P1">6 rows in set (0.001 sec)</text:p>
      <text:p text:style-name="P1"/>
      <text:p text:style-name="P1">MariaDB [themepark]&gt; SELECT TICKET_PRICE FROM TICKET WHERE TICKET_PRICE IN (24.99,34.99,20.99);</text:p>
      <text:p text:style-name="P1">+--------------+</text:p>
      <text:p text:style-name="P1">| TICKET_PRICE |</text:p>
      <text:p text:style-name="P1">+--------------+</text:p>
      <text:p text:style-name="P1">| <text:s text:c="7"/>24.99 |</text:p>
      <text:p text:style-name="P1">| <text:s text:c="7"/>34.99 |</text:p>
      <text:p text:style-name="P1">| <text:s text:c="7"/>20.99 |</text:p>
      <text:p text:style-name="P1"><text:soft-page-break/>+--------------+</text:p>
      <text:p text:style-name="P1">3 rows in set (0.001 sec)</text:p>
      <text:p text:style-name="P1"/>
      <text:p text:style-name="P1">MariaDB [themepark]&gt; SELECT TICKET_PRICE FROM TICKET WHERE TICKET_PRICE BETWEEN (24,34.99);</text:p>
      <text:p text:style-name="P1">ERROR 1064 (42000): You have an error in your SQL syntax; check the manual that corresponds to your MariaDB server version for the right syntax to use near '' at line 1</text:p>
      <text:p text:style-name="P1">MariaDB [themepark]&gt; SELECT PARK_CODE, PARK_NAME, PARK_COUNTRY</text:p>
      <text:p text:style-name="P1"><text:s text:c="4"/>-&gt; </text:p>
      <text:p text:style-name="P1"><text:s text:c="4"/>-&gt; FROM THEMEPARK</text:p>
      <text:p text:style-name="P1"><text:s text:c="4"/>-&gt; </text:p>
      <text:p text:style-name="P1"><text:s text:c="4"/>-&gt; WHERE PARK_CODE &lt; ‘UK2262’;</text:p>
      <text:p text:style-name="P1">ERROR 1054 (42S22): Unknown column '‘UK2262’' in 'where clause'</text:p>
      <text:p text:style-name="P1">MariaDB [themepark]&gt; SELECT PARK_CODE, PARK_NAME, PARK_COUNTRY <text:s/>FROM THEMEPARK <text:s/>WHERE PARK_CODE &lt; ‘UK3452’;</text:p>
      <text:p text:style-name="P1">ERROR 1054 (42S22): Unknown column '‘UK3452’' in 'where clause'</text:p>
      <text:p text:style-name="P1">MariaDB [themepark]&gt; SELECT PARK_CODE, PARK_NAME, PARK_COUNTRY <text:s/>FROM THEMEPARK <text:s/>WHERE PARK_CODE &lt; UK3452;</text:p>
      <text:p text:style-name="P1">ERROR 1054 (42S22): Unknown column 'UK3452' in 'where clause'</text:p>
      <text:p text:style-name="P1">MariaDB [themepark]&gt; SELECT PARK_CODE, PARK_NAME, PARK_COUNTRY <text:s/>FROM THEMEPARK <text:s/>WHERE PARK_CODE &lt; 'UK2262';</text:p>
      <text:p text:style-name="P1">+-----------+---------------+--------------+</text:p>
      <text:p text:style-name="P1">| PARK_CODE | PARK_NAME <text:s text:c="4"/>| PARK_COUNTRY |</text:p>
      <text:p text:style-name="P1">+-----------+---------------+--------------+</text:p>
      <text:p text:style-name="P1">| FR1001 <text:s text:c="3"/>| FairyLand <text:s text:c="4"/>| FR <text:s text:c="10"/>|</text:p>
      <text:p text:style-name="P1">| NL1202 <text:s text:c="3"/>| Efling <text:s text:c="7"/>| NL <text:s text:c="10"/>|</text:p>
      <text:p text:style-name="P1">| SP4533 <text:s text:c="3"/>| AdventurePort | SP <text:s text:c="10"/>|</text:p>
      <text:p text:style-name="P1">| SW2323 <text:s text:c="3"/>| Labyrinthe <text:s text:c="3"/>| SW <text:s text:c="10"/>|</text:p>
      <text:p text:style-name="P1">+-----------+---------------+--------------+</text:p>
      <text:p text:style-name="P1">4 rows in set (0.001 sec)</text:p>
      <text:p text:style-name="P1"/>
      <text:p text:style-name="P1">MariaDB [themepark]&gt; SELECT PARK_CODE, PARK_NAME, PARK_COUNTRY <text:s/>FROM THEMEPARK <text:s/>WHERE PARK_CODE &lt; 'FR1001';</text:p>
      <text:p text:style-name="P1">Empty set (0.001 sec)</text:p>
      <text:p text:style-name="P1"/>
      <text:p text:style-name="P1">MariaDB [themepark]&gt; SELECT PARK_CODE, PARK_NAME, PARK_COUNTRY <text:s/>FROM THEMEPARK <text:s/>WHERE PARK_CODE &lt; 'NL1202';</text:p>
      <text:p text:style-name="P1">+-----------+-----------+--------------+</text:p>
      <text:p text:style-name="P1">| PARK_CODE | PARK_NAME | PARK_COUNTRY |</text:p>
      <text:p text:style-name="P1">+-----------+-----------+--------------+</text:p>
      <text:p text:style-name="P1">| FR1001 <text:s text:c="3"/>| FairyLand | FR <text:s text:c="10"/>|</text:p>
      <text:p text:style-name="P1">+-----------+-----------+--------------+</text:p>
      <text:p text:style-name="P1">1 row in set (0.001 sec)</text:p>
      <text:p text:style-name="P1"/>
      <text:p text:style-name="P1">MariaDB [themepark]&gt; SELECT PARK_CODE, PARK_NAME, PARK_COUNTRY <text:s/>FROM THEMEPARK <text:s/>WHERE PARK_CODE &lt;= 'NL1202';</text:p>
      <text:p text:style-name="P1">+-----------+-----------+--------------+</text:p>
      <text:p text:style-name="P1">| PARK_CODE | PARK_NAME | PARK_COUNTRY |</text:p>
      <text:p text:style-name="P1">+-----------+-----------+--------------+</text:p>
      <text:p text:style-name="P1"><text:soft-page-break/>| FR1001 <text:s text:c="3"/>| FairyLand | FR <text:s text:c="10"/>|</text:p>
      <text:p text:style-name="P1">| NL1202 <text:s text:c="3"/>| Efling <text:s text:c="3"/>| NL <text:s text:c="10"/>|</text:p>
      <text:p text:style-name="P1">+-----------+-----------+--------------+</text:p>
      <text:p text:style-name="P1">2 rows in set (0.001 sec)</text:p>
      <text:p text:style-name="P1"/>
      <text:p text:style-name="P1">MariaDB [themepark]&gt; SELECT *</text:p>
      <text:p text:style-name="P1"><text:s text:c="4"/>-&gt; </text:p>
      <text:p text:style-name="P1"><text:s text:c="4"/>-&gt; FROM TICKET</text:p>
      <text:p text:style-name="P1"><text:s text:c="4"/>-&gt; </text:p>
      <text:p text:style-name="P1"><text:s text:c="4"/>-&gt; WHERE TICKET_PRICE BETWEEN 30.00 AND 50.00;</text:p>
      <text:p text:style-name="P1">+-----------+--------------+-------------+-----------+</text:p>
      <text:p text:style-name="P1">| TICKET_NO | TICKET_PRICE | TICKET_TYPE | PARK_CODE |</text:p>
      <text:p text:style-name="P1">+-----------+--------------+-------------+-----------+</text:p>
      <text:p text:style-name="P1">| <text:s text:c="4"/>13002 | <text:s text:c="7"/>34.99 | Adult <text:s text:c="6"/>| FR1001 <text:s text:c="3"/>|</text:p>
      <text:p text:style-name="P1">| <text:s text:c="4"/>88568 | <text:s text:c="7"/>42.10 | Adult <text:s text:c="6"/>| UK3452 <text:s text:c="3"/>|</text:p>
      <text:p text:style-name="P1">+-----------+--------------+-------------+-----------+</text:p>
      <text:p text:style-name="P1">2 rows in set (0.001 sec)</text:p>
      <text:p text:style-name="P1"/>
      <text:p text:style-name="P1">MariaDB [themepark]&gt; SELECT * <text:s/>FROM TICKET <text:s/>WHERE TICKET_PRICE BETWEEN 34.00 AND 42.10;</text:p>
      <text:p text:style-name="P1">+-----------+--------------+-------------+-----------+</text:p>
      <text:p text:style-name="P1">| TICKET_NO | TICKET_PRICE | TICKET_TYPE | PARK_CODE |</text:p>
      <text:p text:style-name="P1">+-----------+--------------+-------------+-----------+</text:p>
      <text:p text:style-name="P1">| <text:s text:c="4"/>13002 | <text:s text:c="7"/>34.99 | Adult <text:s text:c="6"/>| FR1001 <text:s text:c="3"/>|</text:p>
      <text:p text:style-name="P1">| <text:s text:c="4"/>88568 | <text:s text:c="7"/>42.10 | Adult <text:s text:c="6"/>| UK3452 <text:s text:c="3"/>|</text:p>
      <text:p text:style-name="P1">+-----------+--------------+-------------+-----------+</text:p>
      <text:p text:style-name="P1">2 rows in set (0.001 sec)</text:p>
      <text:p text:style-name="P1"/>
      <text:p text:style-name="P1">MariaDB [themepark]&gt; SELECT * <text:s/>FROM TICKET <text:s/>WHERE TICKET_PRICE BETWEEN 34.99 AND 42.10;</text:p>
      <text:p text:style-name="P1">+-----------+--------------+-------------+-----------+</text:p>
      <text:p text:style-name="P1">| TICKET_NO | TICKET_PRICE | TICKET_TYPE | PARK_CODE |</text:p>
      <text:p text:style-name="P1">+-----------+--------------+-------------+-----------+</text:p>
      <text:p text:style-name="P1">| <text:s text:c="4"/>13002 | <text:s text:c="7"/>34.99 | Adult <text:s text:c="6"/>| FR1001 <text:s text:c="3"/>|</text:p>
      <text:p text:style-name="P1">| <text:s text:c="4"/>88568 | <text:s text:c="7"/>42.10 | Adult <text:s text:c="6"/>| UK3452 <text:s text:c="3"/>|</text:p>
      <text:p text:style-name="P1">+-----------+--------------+-------------+-----------+</text:p>
      <text:p text:style-name="P1">2 rows in set (0.001 sec)</text:p>
      <text:p text:style-name="P1"/>
      <text:p text:style-name="P1">MariaDB [themepark]&gt; SELECT EMP_LNAME, EMP_FNAME, EMP_NUM</text:p>
      <text:p text:style-name="P1"><text:s text:c="4"/>-&gt; FROM EMPLOYEE</text:p>
      <text:p text:style-name="P1"><text:s text:c="4"/>-&gt; WHERE EMP_FNAME LIKE ‘A%’;</text:p>
      <text:p text:style-name="P1">ERROR 1054 (42S22): Unknown column '‘A' in 'where clause'</text:p>
      <text:p text:style-name="P1">MariaDB [themepark]&gt; SELECT EMP_LNAME, EMP_FNAME, EMP_NUM FROM EMPLOYEE WHERE EMP_FNAME LIKE 'A%';</text:p>
      <text:p text:style-name="P1">+-----------+-----------+---------+</text:p>
      <text:p text:style-name="P1">| EMP_LNAME | EMP_FNAME | EMP_NUM |</text:p>
      <text:p text:style-name="P1">+-----------+-----------+---------+</text:p>
      <text:p text:style-name="P1">| Arshad <text:s text:c="3"/>| Arif <text:s text:c="5"/>| <text:s text:c="4"/>102 |</text:p>
      <text:p text:style-name="P1">| Roberts <text:s text:c="2"/>| Anne <text:s text:c="5"/>| <text:s text:c="4"/>103 |</text:p>
      <text:p text:style-name="P1"><text:soft-page-break/>+-----------+-----------+---------+</text:p>
      <text:p text:style-name="P1">2 rows in set (0.026 sec)</text:p>
      <text:p text:style-name="P1"/>
      <text:p text:style-name="P1">MariaDB [themepark]&gt; SELECT EMP_LNAME, EMP_FNAME, EMP_NUM FROM EMPLOYEE WHERE EMP_FNAME LIKE 'A_';</text:p>
      <text:p text:style-name="P1">Empty set (0.001 sec)</text:p>
      <text:p text:style-name="P1"/>
      <text:p text:style-name="P1">MariaDB [themepark]&gt; SELECT EMP_LNAME, EMP_FNAME, EMP_NUM FROM EMPLOYEE WHERE EMP_FNAME LIKE 'A-';</text:p>
      <text:p text:style-name="P1">Empty set (0.001 sec)</text:p>
      <text:p text:style-name="P1"/>
      <text:p text:style-name="P1">MariaDB [themepark]&gt; SELECT EMP_LNAME, EMP_FNAME, EMP_NUM FROM EMPLOYEE WHERE EMP_FNAME LIKE '_A';</text:p>
      <text:p text:style-name="P1">Empty set (0.001 sec)</text:p>
      <text:p text:style-name="P1"/>
      <text:p text:style-name="P1">MariaDB [themepark]&gt; SELECT EMP_LNAME, EMP_FNAME, EMP_NUM FROM EMPLOYEE WHERE EMP_FNAME LIKE '_d';</text:p>
      <text:p text:style-name="P1">Empty set (0.001 sec)</text:p>
      <text:p text:style-name="P1"/>
      <text:p text:style-name="P1">MariaDB [themepark]&gt; SELECT EMP_LNAME, EMP_FNAME, EMP_NUM FROM EMPLOYEE WHERE EMP_FNAME LIKE '_e';</text:p>
      <text:p text:style-name="P1">Empty set (0.001 sec)</text:p>
      <text:p text:style-name="P1"/>
      <text:p text:style-name="P1">MariaDB [themepark]&gt; SELECT EMP_LNAME, EMP_FNAME, EMP_NUM FROM EMPLOYEE WHERE EMP_FNAME LIKE '_A';</text:p>
      <text:p text:style-name="P1">Empty set (0.001 sec)</text:p>
      <text:p text:style-name="P1"/>
      <text:p text:style-name="P1">MariaDB [themepark]&gt; SELECT EMP_LNAME, EMP_FNAME, EMP_NUM FROM EMPLOYEE WHERE EMP_FNAME LIKE '%A';</text:p>
      <text:p text:style-name="P1">+------------+-----------+---------+</text:p>
      <text:p text:style-name="P1">| EMP_LNAME <text:s/>| EMP_FNAME | EMP_NUM |</text:p>
      <text:p text:style-name="P1">+------------+-----------+---------+</text:p>
      <text:p text:style-name="P1">| Calderdale | Emma <text:s text:c="5"/>| <text:s text:c="4"/>100 |</text:p>
      <text:p text:style-name="P1">| Denver <text:s text:c="4"/>| Enrica <text:s text:c="3"/>| <text:s text:c="4"/>104 |</text:p>
      <text:p text:style-name="P1">| Smith <text:s text:c="5"/>| Gemma <text:s text:c="4"/>| <text:s text:c="4"/>106 |</text:p>
      <text:p text:style-name="P1">+------------+-----------+---------+</text:p>
      <text:p text:style-name="P1">3 rows in set (0.001 sec)</text:p>
      <text:p text:style-name="P1"/>
      <text:p text:style-name="P1">MariaDB [themepark]&gt; SELECT *</text:p>
      <text:p text:style-name="P1"><text:s text:c="4"/>-&gt; FROM ATTRACTION</text:p>
      <text:p text:style-name="P1"><text:s text:c="4"/>-&gt; WHERE ATTRACT_NAME IS NULL;</text:p>
      <text:p text:style-name="P1">+------------+--------------+-------------+------------------+-----------+</text:p>
      <text:p text:style-name="P1">| ATTRACT_NO | ATTRACT_NAME | ATTRACT_AGE | ATTRACT_CAPACITY | PARK_CODE |</text:p>
      <text:p text:style-name="P1">+------------+--------------+-------------+------------------+-----------+</text:p>
      <text:p text:style-name="P1">| <text:s text:c="5"/>10082 | NULL <text:s text:c="8"/>| <text:s text:c="9"/>10 | <text:s text:c="14"/>40 | ZA1342 <text:s text:c="3"/>|</text:p>
      <text:p text:style-name="P1">+------------+--------------+-------------+------------------+-----------+</text:p>
      <text:p text:style-name="P1">1 row in set (0.001 sec)</text:p>
      <text:p text:style-name="P1"/>
      <text:p text:style-name="P1">MariaDB [themepark]&gt; SELECT EMP_NUM, ATTRACT_NO</text:p>
      <text:p text:style-name="P1"><text:soft-page-break/><text:s text:c="4"/>-&gt; </text:p>
      <text:p text:style-name="P1"><text:s text:c="4"/>-&gt; FROM HOURS</text:p>
      <text:p text:style-name="P1"><text:s text:c="4"/>-&gt; </text:p>
      <text:p text:style-name="P1"><text:s text:c="4"/>-&gt; WHERE HOURS_PER_ATTRACT &gt; 3</text:p>
      <text:p text:style-name="P1"><text:s text:c="4"/>-&gt; </text:p>
      <text:p text:style-name="P1"><text:s text:c="4"/>-&gt; AND DATE_WORKED &gt; '2007-05-18';</text:p>
      <text:p text:style-name="P1">+---------+------------+</text:p>
      <text:p text:style-name="P1">| EMP_NUM | ATTRACT_NO |</text:p>
      <text:p text:style-name="P1">+---------+------------+</text:p>
      <text:p text:style-name="P1">| <text:s text:c="4"/>100 | <text:s text:c="5"/>10034 |</text:p>
      <text:p text:style-name="P1">| <text:s text:c="4"/>102 | <text:s text:c="5"/>30044 |</text:p>
      <text:p text:style-name="P1">| <text:s text:c="4"/>104 | <text:s text:c="5"/>30011 |</text:p>
      <text:p text:style-name="P1">| <text:s text:c="4"/>104 | <text:s text:c="5"/>30012 |</text:p>
      <text:p text:style-name="P1">| <text:s text:c="4"/>105 | <text:s text:c="5"/>10098 |</text:p>
      <text:p text:style-name="P1">+---------+------------+</text:p>
      <text:p text:style-name="P1">5 rows in set (0.027 sec)</text:p>
      <text:p text:style-name="P1"/>
      <text:p text:style-name="P1">MariaDB [themepark]&gt; SELECT EMP_NUM, ATTRACT_NO <text:s/>FROM HOURS <text:s/>WHERE DATE_WORKED LIKE '2007%';</text:p>
      <text:p text:style-name="P1">+---------+------------+</text:p>
      <text:p text:style-name="P1">| EMP_NUM | ATTRACT_NO |</text:p>
      <text:p text:style-name="P1">+---------+------------+</text:p>
      <text:p text:style-name="P1">| <text:s text:c="4"/>100 | <text:s text:c="5"/>10034 |</text:p>
      <text:p text:style-name="P1">| <text:s text:c="4"/>100 | <text:s text:c="5"/>10034 |</text:p>
      <text:p text:style-name="P1">| <text:s text:c="4"/>101 | <text:s text:c="5"/>10034 |</text:p>
      <text:p text:style-name="P1">| <text:s text:c="4"/>102 | <text:s text:c="5"/>30012 |</text:p>
      <text:p text:style-name="P1">| <text:s text:c="4"/>102 | <text:s text:c="5"/>30044 |</text:p>
      <text:p text:style-name="P1">| <text:s text:c="4"/>102 | <text:s text:c="5"/>30044 |</text:p>
      <text:p text:style-name="P1">| <text:s text:c="4"/>104 | <text:s text:c="5"/>30011 |</text:p>
      <text:p text:style-name="P1">| <text:s text:c="4"/>104 | <text:s text:c="5"/>30012 |</text:p>
      <text:p text:style-name="P1">| <text:s text:c="4"/>105 | <text:s text:c="5"/>10078 |</text:p>
      <text:p text:style-name="P1">| <text:s text:c="4"/>105 | <text:s text:c="5"/>10098 |</text:p>
      <text:p text:style-name="P1">| <text:s text:c="4"/>105 | <text:s text:c="5"/>10098 |</text:p>
      <text:p text:style-name="P1">+---------+------------+</text:p>
      <text:p text:style-name="P1">11 rows in set (0.001 sec)</text:p>
      <text:p text:style-name="P1"/>
      <text:p text:style-name="P1">MariaDB [themepark]&gt; SELECT EMP_NUM, ATTRACT_NO,DATE_WORKED <text:s/>FROM HOURS <text:s/>WHERE DATE_WORKED LIKE '2007%';</text:p>
      <text:p text:style-name="P1">+---------+------------+-------------+</text:p>
      <text:p text:style-name="P1">| EMP_NUM | ATTRACT_NO | DATE_WORKED |</text:p>
      <text:p text:style-name="P1">+---------+------------+-------------+</text:p>
      <text:p text:style-name="P1">| <text:s text:c="4"/>100 | <text:s text:c="5"/>10034 | 2007-05-18 <text:s/>|</text:p>
      <text:p text:style-name="P1">| <text:s text:c="4"/>100 | <text:s text:c="5"/>10034 | 2007-05-20 <text:s/>|</text:p>
      <text:p text:style-name="P1">| <text:s text:c="4"/>101 | <text:s text:c="5"/>10034 | 2007-05-18 <text:s/>|</text:p>
      <text:p text:style-name="P1">| <text:s text:c="4"/>102 | <text:s text:c="5"/>30012 | 2007-05-23 <text:s/>|</text:p>
      <text:p text:style-name="P1">| <text:s text:c="4"/>102 | <text:s text:c="5"/>30044 | 2007-05-21 <text:s/>|</text:p>
      <text:p text:style-name="P1">| <text:s text:c="4"/>102 | <text:s text:c="5"/>30044 | 2007-05-22 <text:s/>|</text:p>
      <text:p text:style-name="P1">| <text:s text:c="4"/>104 | <text:s text:c="5"/>30011 | 2007-05-21 <text:s/>|</text:p>
      <text:p text:style-name="P1">| <text:s text:c="4"/>104 | <text:s text:c="5"/>30012 | 2007-05-22 <text:s/>|</text:p>
      <text:p text:style-name="P1"><text:soft-page-break/>| <text:s text:c="4"/>105 | <text:s text:c="5"/>10078 | 2007-05-18 <text:s/>|</text:p>
      <text:p text:style-name="P1">| <text:s text:c="4"/>105 | <text:s text:c="5"/>10098 | 2007-05-18 <text:s/>|</text:p>
      <text:p text:style-name="P1">| <text:s text:c="4"/>105 | <text:s text:c="5"/>10098 | 2007-05-19 <text:s/>|</text:p>
      <text:p text:style-name="P1">+---------+------------+-------------+</text:p>
      <text:p text:style-name="P1">11 rows in set (0.001 sec)</text:p>
      <text:p text:style-name="P1"/>
      <text:p text:style-name="P1">MariaDB [themepark]&gt; SELECT PARK_NAME, PARK_COUNTRY</text:p>
      <text:p text:style-name="P1"><text:s text:c="4"/>-&gt; </text:p>
      <text:p text:style-name="P1"><text:s text:c="4"/>-&gt; FROM THEMEPARK</text:p>
      <text:p text:style-name="P1"><text:s text:c="4"/>-&gt; </text:p>
      <text:p text:style-name="P1"><text:s text:c="4"/>-&gt; WHERE PARK_COUNTRY = 'FR'</text:p>
      <text:p text:style-name="P1"><text:s text:c="4"/>-&gt; </text:p>
      <text:p text:style-name="P1"><text:s text:c="4"/>-&gt; OR PARK_COUNTRY = 'UK';</text:p>
      <text:p text:style-name="P1">+--------------+--------------+</text:p>
      <text:p text:style-name="P1">| PARK_NAME <text:s text:c="3"/>| PARK_COUNTRY |</text:p>
      <text:p text:style-name="P1">+--------------+--------------+</text:p>
      <text:p text:style-name="P1">| FairyLand <text:s text:c="3"/>| FR <text:s text:c="10"/>|</text:p>
      <text:p text:style-name="P1">| MiniLand <text:s text:c="4"/>| UK <text:s text:c="10"/>|</text:p>
      <text:p text:style-name="P1">| PleasureLand | UK <text:s text:c="10"/>|</text:p>
      <text:p text:style-name="P1">+--------------+--------------+</text:p>
      <text:p text:style-name="P1">3 rows in set (0.001 sec)</text:p>
      <text:p text:style-name="P1"/>
      <text:p text:style-name="P1">MariaDB [themepark]&gt; SELECT *</text:p>
      <text:p text:style-name="P1"><text:s text:c="4"/>-&gt; </text:p>
      <text:p text:style-name="P1"><text:s text:c="4"/>-&gt; FROM ATTRACTION</text:p>
      <text:p text:style-name="P1"><text:s text:c="4"/>-&gt; </text:p>
      <text:p text:style-name="P1"><text:s text:c="4"/>-&gt; WHERE (PARK_CODE LIKE ‘FR%’</text:p>
      <text:p text:style-name="P1"><text:s text:c="4"/>-&gt; </text:p>
      <text:p text:style-name="P1"><text:s text:c="4"/>-&gt; AND ATTRACT_CAPACITY &lt;50) OR (ATTRACT_CAPACITY &gt; 100);</text:p>
      <text:p text:style-name="P1">ERROR 1054 (42S22): Unknown column '‘FR' in 'where clause'</text:p>
      <text:p text:style-name="P1">MariaDB [themepark]&gt; SELECT * <text:s/>FROM ATTRACTION <text:s/>WHERE (PARK_CODE LIKE 'FR%' <text:s/>AND ATTRACT_CAPACITY &lt;50) OR (ATTRACT_CAPACITY &gt; 100);</text:p>
      <text:p text:style-name="P1">+------------+----------------+-------------+------------------+-----------+</text:p>
      <text:p text:style-name="P1">| ATTRACT_NO | ATTRACT_NAME <text:s text:c="2"/>| ATTRACT_AGE | ATTRACT_CAPACITY | PARK_CODE |</text:p>
      <text:p text:style-name="P1">+------------+----------------+-------------+------------------+-----------+</text:p>
      <text:p text:style-name="P1">| <text:s text:c="5"/>10034 | ThunderCoaster | <text:s text:c="9"/>11 | <text:s text:c="14"/>34 | FR1001 <text:s text:c="3"/>|</text:p>
      <text:p text:style-name="P1">| <text:s text:c="5"/>10067 | FlightToStars <text:s/>| <text:s text:c="9"/>11 | <text:s text:c="14"/>24 | FR1001 <text:s text:c="3"/>|</text:p>
      <text:p text:style-name="P1">| <text:s text:c="5"/>10078 | Ant-Trap <text:s text:c="6"/>| <text:s text:c="9"/>23 | <text:s text:c="14"/>30 | FR1001 <text:s text:c="3"/>|</text:p>
      <text:p text:style-name="P1">| <text:s text:c="5"/>10098 | Carnival <text:s text:c="6"/>| <text:s text:c="10"/>3 | <text:s text:c="13"/>120 | FR1001 <text:s text:c="3"/>|</text:p>
      <text:p text:style-name="P1">| <text:s text:c="5"/>20056 | 3D-Lego_Show <text:s text:c="2"/>| <text:s text:c="10"/>3 | <text:s text:c="13"/>200 | UK3452 <text:s text:c="3"/>|</text:p>
      <text:p text:style-name="P1">+------------+----------------+-------------+------------------+-----------+</text:p>
      <text:p text:style-name="P1">5 rows in set (0.001 sec)</text:p>
      <text:p text:style-name="P1"/>
      <text:p text:style-name="P1">MariaDB [themepark]&gt; SELECT *</text:p>
      <text:p text:style-name="P1"><text:s text:c="4"/>-&gt; </text:p>
      <text:p text:style-name="P1"><text:s text:c="4"/>-&gt; FROM EMPLOYEE</text:p>
      <text:p text:style-name="P1"><text:s text:c="4"/>-&gt; </text:p>
      <text:p text:style-name="P1"><text:s text:c="4"/>-&gt; WHERE NOT (EMP_NUM = 106);</text:p>
      <text:p text:style-name="P1">+---------+-----------+------------+-----------+------------+---------------+---------------+-----------+-----------+</text:p>
      <text:p text:style-name="P1"><text:soft-page-break/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+---------+-----------+------------+-----------+------------+---------------+---------------+-----------+-----------+</text:p>
      <text:p text:style-name="P1">6 rows in set (0.001 sec)</text:p>
      <text:p text:style-name="P1"/>
      <text:p text:style-name="P1">MariaDB [themepark]&gt; SELECT *</text:p>
      <text:p text:style-name="P1"><text:s text:c="4"/>-&gt; </text:p>
      <text:p text:style-name="P1"><text:s text:c="4"/>-&gt; FROM EMPLOYEE</text:p>
      <text:p text:style-name="P1"><text:s text:c="4"/>-&gt; </text:p>
      <text:p text:style-name="P1"><text:s text:c="4"/>-&gt; ORDER BY EMP_HIRE_DATE DESC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6 | Mrs <text:s text:c="6"/>| Smith <text:s text:c="5"/>| Gemma <text:s text:c="4"/>| 1968-02-12 | 1989-01-05 <text:s text:c="3"/>| 0181 <text:s text:c="9"/>| 324-7845 <text:s/>| ZA1342 <text:s text:c="3"/>|</text:p>
      <text:p text:style-name="P1">+---------+-----------+------------+-----------+------------+---------------+---------------+-----------+-----------+</text:p>
      <text:p text:style-name="P1">7 rows in set (0.001 sec)</text:p>
      <text:p text:style-name="P1"/>
      <text:p text:style-name="P1">MariaDB [themepark]&gt; SELECT * <text:s/>FROM EMPLOYEE <text:s/>ORDER BY EMP_HIRE_DATE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6 | Mrs <text:s text:c="6"/>| Smith <text:s text:c="5"/>| Gemma <text:s text:c="4"/>| 1968-02-12 | 1989-01-05 <text:s text:c="3"/>| 0181 <text:s text:c="9"/>| 324-7845 <text:s/>| ZA1342 <text:s text:c="3"/>|</text:p>
      <text:p text:style-name="P1"><text:soft-page-break/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+---------+-----------+------------+-----------+------------+---------------+---------------+-----------+-----------+</text:p>
      <text:p text:style-name="P1">7 rows in set (0.001 sec)</text:p>
      <text:p text:style-name="P1"/>
      <text:p text:style-name="P1">MariaDB [themepark]&gt; SELECT *</text:p>
      <text:p text:style-name="P1"><text:s text:c="4"/>-&gt; </text:p>
      <text:p text:style-name="P1"><text:s text:c="4"/>-&gt; FROM EMPLOYEE</text:p>
      <text:p text:style-name="P1"><text:s text:c="4"/>-&gt; </text:p>
      <text:p text:style-name="P1"><text:s text:c="4"/>-&gt; ORDER BY EMP_LNAME, EMP_FNAME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| <text:s text:c="4"/>106 | Mrs <text:s text:c="6"/>| Smith <text:s text:c="5"/>| Gemma <text:s text:c="4"/>| 1968-02-12 | 1989-01-05 <text:s text:c="3"/>| 0181 <text:s text:c="9"/>| 324-7845 <text:s/>| ZA1342 <text:s text:c="3"/>|</text:p>
      <text:p text:style-name="P1">+---------+-----------+------------+-----------+------------+---------------+---------------+-----------+-----------+</text:p>
      <text:p text:style-name="P1">7 rows in set (0.001 sec)</text:p>
      <text:p text:style-name="P1"/>
      <text:p text:style-name="P1">MariaDB [themepark]&gt; SELECT TICKET_TYPE, PARK_CODE</text:p>
      <text:p text:style-name="P1"><text:s text:c="4"/>-&gt; </text:p>
      <text:p text:style-name="P1"><text:s text:c="4"/>-&gt; FROM TICKET</text:p>
      <text:p text:style-name="P1"><text:s text:c="4"/>-&gt; </text:p>
      <text:p text:style-name="P1"><text:s text:c="4"/>-&gt; WHERE (TICKET_PRICE &gt; 15 AND TICKET_TYPE LIKE 'Child')</text:p>
      <text:p text:style-name="P1"><text:s text:c="4"/>-&gt; </text:p>
      <text:p text:style-name="P1"><text:s text:c="4"/>-&gt; ORDER BY TICKET_NO DESC;</text:p>
      <text:p text:style-name="P1">+-------------+-----------+</text:p>
      <text:p text:style-name="P1">| TICKET_TYPE | PARK_CODE |</text:p>
      <text:p text:style-name="P1">+-------------+-----------+</text:p>
      <text:p text:style-name="P1"><text:soft-page-break/>| Child <text:s text:c="6"/>| UK3452 <text:s text:c="3"/>|</text:p>
      <text:p text:style-name="P1">| Child <text:s text:c="6"/>| ZA1342 <text:s text:c="3"/>|</text:p>
      <text:p text:style-name="P1">| Child <text:s text:c="6"/>| FR1001 <text:s text:c="3"/>|</text:p>
      <text:p text:style-name="P1">+-------------+-----------+</text:p>
      <text:p text:style-name="P1">3 rows in set (0.001 sec)</text:p>
      <text:p text:style-name="P1"/>
      <text:p text:style-name="P1">MariaDB [themepark]&gt; SELECT TICKET_TYPE, PARK_CODE <text:s/>FROM TICKET <text:s/>WHERE (TICKET_PRICE &gt; 15 AND TICKET_TYPE LIKE 'Ch') <text:s/>ORDER BY TICKET_NO DESC;</text:p>
      <text:p text:style-name="P1">Empty set (0.001 sec)</text:p>
      <text:p text:style-name="P1"/>
      <text:p text:style-name="P1">MariaDB [themepark]&gt; SELECT TICKET_TYPE, PARK_CODE <text:s/>FROM TICKET <text:s/>WHERE (TICKET_PRICE &gt; 15 AND TICKET_TYPE LIKE 'Ch%') <text:s/>ORDER BY TICKET_NO DESC;</text:p>
      <text:p text:style-name="P1">+-------------+-----------+</text:p>
      <text:p text:style-name="P1">| TICKET_TYPE | PARK_CODE |</text:p>
      <text:p text:style-name="P1">+-------------+-----------+</text:p>
      <text:p text:style-name="P1">| Child <text:s text:c="6"/>| UK3452 <text:s text:c="3"/>|</text:p>
      <text:p text:style-name="P1">| Child <text:s text:c="6"/>| ZA1342 <text:s text:c="3"/>|</text:p>
      <text:p text:style-name="P1">| Child <text:s text:c="6"/>| FR1001 <text:s text:c="3"/>|</text:p>
      <text:p text:style-name="P1">+-------------+-----------+</text:p>
      <text:p text:style-name="P1">3 rows in set (0.001 sec)</text:p>
      <text:p text:style-name="P1"/>
      <text:p text:style-name="P1">MariaDB [themepark]&gt; SELECT TICKET_TYPE, PARK_CODE <text:s/>FROM TICKET <text:s/>WHERE (TICKET_PRICE &gt; 15 AND TICKET_TYPE LIKE 'Ch_') <text:s/>ORDER BY TICKET_NO DESC;</text:p>
      <text:p text:style-name="P1">Empty set (0.001 sec)</text:p>
      <text:p text:style-name="P1"/>
      <text:p text:style-name="P1">MariaDB [themepark]&gt; SELECT TICKET_TYPE, PARK_CODE <text:s/>FROM TICKET <text:s/>WHERE (TICKET_PRICE &gt; 15 AND TICKET_TYPE LIKE 'h_') <text:s/>ORDER BY TICKET_NO DESC;</text:p>
      <text:p text:style-name="P1">Empty set (0.001 sec)</text:p>
      <text:p text:style-name="P1"/>
      <text:p text:style-name="P1">MariaDB [themepark]&gt; SELECT TICKET_TYPE, PARK_CODE <text:s/>FROM TICKET <text:s/>WHERE (TICKET_PRICE &gt; 15 AND TICKET_TYPE LIKE 'h') <text:s/>ORDER BY TICKET_NO DESC;</text:p>
      <text:p text:style-name="P1">Empty set (0.001 sec)</text:p>
      <text:p text:style-name="P1"/>
      <text:p text:style-name="P1">MariaDB [themepark]&gt; SELECT DISTINCT(PARK_CODE)</text:p>
      <text:p text:style-name="P1"><text:s text:c="4"/>-&gt; FROM ATTRACTION;</text:p>
      <text:p text:style-name="P1">+-----------+</text:p>
      <text:p text:style-name="P1">| PARK_CODE |</text:p>
      <text:p text:style-name="P1">+-----------+</text:p>
      <text:p text:style-name="P1">| FR1001 <text:s text:c="3"/>|</text:p>
      <text:p text:style-name="P1">| UK3452 <text:s text:c="3"/>|</text:p>
      <text:p text:style-name="P1">| ZA1342 <text:s text:c="3"/>|</text:p>
      <text:p text:style-name="P1">+-----------+</text:p>
      <text:p text:style-name="P1">3 rows in set (0.019 sec)</text:p>
      <text:p text:style-name="P1"/>
      <text:p text:style-name="P1">MariaDB [themepark]&gt; SHOW TABLES;</text:p>
      <text:p text:style-name="P1">+---------------------+</text:p>
      <text:p text:style-name="P1">| Tables_in_themepark |</text:p>
      <text:p text:style-name="P1">+---------------------+</text:p>
      <text:p text:style-name="P1">| ATTRACTION <text:s text:c="9"/>|</text:p>
      <text:p text:style-name="P1"><text:soft-page-break/>| EMPLOYEE <text:s text:c="11"/>|</text:p>
      <text:p text:style-name="P1">| HOURS <text:s text:c="14"/>|</text:p>
      <text:p text:style-name="P1">| SALES <text:s text:c="14"/>|</text:p>
      <text:p text:style-name="P1">| SALES_LINE <text:s text:c="9"/>|</text:p>
      <text:p text:style-name="P1">| THEMEPARK <text:s text:c="10"/>|</text:p>
      <text:p text:style-name="P1">| TICKET <text:s text:c="13"/>|</text:p>
      <text:p text:style-name="P1">+---------------------+</text:p>
      <text:p text:style-name="P1">7 rows in set (0.001 sec)</text:p>
      <text:p text:style-name="P1"/>
      <text:p text:style-name="P1">MariaDB [themepark]&gt; SHOW THEMEPARK;</text:p>
      <text:p text:style-name="P1">ERROR 1064 (42000): You have an error in your SQL syntax; check the manual that corresponds to your MariaDB server version for the right syntax to use near 'THEMEPARK' at line 1</text:p>
      <text:p text:style-name="P1">MariaDB [themepark]&gt; SELECT * FROM THEMEPARK;</text:p>
      <text:p text:style-name="P1">+-----------+---------------+--------------+--------------+</text:p>
      <text:p text:style-name="P1">| PARK_CODE | PARK_NAME <text:s text:c="4"/>| PARK_CITY <text:s text:c="3"/>| PARK_COUNTRY |</text:p>
      <text:p text:style-name="P1">+-----------+---------------+--------------+--------------+</text:p>
      <text:p text:style-name="P1">| FR1001 <text:s text:c="3"/>| FairyLand <text:s text:c="4"/>| PARIS <text:s text:c="7"/>| FR <text:s text:c="10"/>|</text:p>
      <text:p text:style-name="P1">| NL1202 <text:s text:c="3"/>| Efling <text:s text:c="7"/>| NOORD <text:s text:c="7"/>| NL <text:s text:c="10"/>|</text:p>
      <text:p text:style-name="P1">| SP4533 <text:s text:c="3"/>| AdventurePort | BARCELONA <text:s text:c="3"/>| SP <text:s text:c="10"/>|</text:p>
      <text:p text:style-name="P1">| SW2323 <text:s text:c="3"/>| Labyrinthe <text:s text:c="3"/>| LAUSANNE <text:s text:c="4"/>| SW <text:s text:c="10"/>|</text:p>
      <text:p text:style-name="P1">| UK2622 <text:s text:c="3"/>| MiniLand <text:s text:c="5"/>| WINDSOR <text:s text:c="5"/>| UK <text:s text:c="10"/>|</text:p>
      <text:p text:style-name="P1">| UK3452 <text:s text:c="3"/>| PleasureLand <text:s/>| STOKE <text:s text:c="7"/>| UK <text:s text:c="10"/>|</text:p>
      <text:p text:style-name="P1">| ZA1342 <text:s text:c="3"/>| GoldTown <text:s text:c="5"/>| JOHANNESBURG | ZA <text:s text:c="10"/>|</text:p>
      <text:p text:style-name="P1">+-----------+---------------+--------------+--------------+</text:p>
      <text:p text:style-name="P1">7 rows in set (0.001 sec)</text:p>
      <text:p text:style-name="P1"/>
      <text:p text:style-name="P1">MariaDB [themepark]&gt; SELECT * FROM THEMEPARK WHERE PARK_COUNTRY NOT = ('UK');</text:p>
      <text:p text:style-name="P1">ERROR 1064 (42000): You have an error in your SQL syntax; check the manual that corresponds to your MariaDB server version for the right syntax to use near '= ('UK')' at line 1</text:p>
      <text:p text:style-name="P1">MariaDB [themepark]&gt; SELECT * FROM THEMEPARK WHERE PARK_COUNTRY NOT(UK);</text:p>
      <text:p text:style-name="P1">ERROR 1064 (42000): You have an error in your SQL syntax; check the manual that corresponds to your MariaDB server version for the right syntax to use near '(UK)' at line 1</text:p>
      <text:p text:style-name="P1">MariaDB [themepark]&gt; SELECT * FROM THEMEPARK WHERE NOT (PARK_COUNTRY = <text:s/>UK);</text:p>
      <text:p text:style-name="P1">ERROR 1054 (42S22): Unknown column 'UK' in 'where clause'</text:p>
      <text:p text:style-name="P1">MariaDB [themepark]&gt; SELECT * FROM THEMEPARK WHERE NOT (PARK_COUNTRY = <text:s/>'UK');</text:p>
      <text:p text:style-name="P1">+-----------+---------------+--------------+--------------+</text:p>
      <text:p text:style-name="P1">| PARK_CODE | PARK_NAME <text:s text:c="4"/>| PARK_CITY <text:s text:c="3"/>| PARK_COUNTRY |</text:p>
      <text:p text:style-name="P1">+-----------+---------------+--------------+--------------+</text:p>
      <text:p text:style-name="P1">| FR1001 <text:s text:c="3"/>| FairyLand <text:s text:c="4"/>| PARIS <text:s text:c="7"/>| FR <text:s text:c="10"/>|</text:p>
      <text:p text:style-name="P1">| NL1202 <text:s text:c="3"/>| Efling <text:s text:c="7"/>| NOORD <text:s text:c="7"/>| NL <text:s text:c="10"/>|</text:p>
      <text:p text:style-name="P1">| SP4533 <text:s text:c="3"/>| AdventurePort | BARCELONA <text:s text:c="3"/>| SP <text:s text:c="10"/>|</text:p>
      <text:p text:style-name="P1">| SW2323 <text:s text:c="3"/>| Labyrinthe <text:s text:c="3"/>| LAUSANNE <text:s text:c="4"/>| SW <text:s text:c="10"/>|</text:p>
      <text:p text:style-name="P1">| ZA1342 <text:s text:c="3"/>| GoldTown <text:s text:c="5"/>| JOHANNESBURG | ZA <text:s text:c="10"/>|</text:p>
      <text:p text:style-name="P1">+-----------+---------------+--------------+--------------+</text:p>
      <text:p text:style-name="P1">5 rows in set (0.001 sec)</text:p>
      <text:p text:style-name="P1"/>
      <text:p text:style-name="P1">MariaDB [themepark]&gt; SELECT * FROM SALES;</text:p>
      <text:p text:style-name="P1">+----------------+-----------+------------+</text:p>
      <text:p text:style-name="P1"><text:soft-page-break/>| TRANSACTION_NO | PARK_CODE | SALE_DATE <text:s/>|</text:p>
      <text:p text:style-name="P1">+----------------+-----------+------------+</text:p>
      <text:p text:style-name="P1">| <text:s text:c="9"/>12781 | FR1001 <text:s text:c="3"/>| 2007-05-18 |</text:p>
      <text:p text:style-name="P1">| <text:s text:c="9"/>12782 | FR1001 <text:s text:c="3"/>| 2007-05-18 |</text:p>
      <text:p text:style-name="P1">| <text:s text:c="9"/>12783 | FR1001 <text:s text:c="3"/>| 2007-05-18 |</text:p>
      <text:p text:style-name="P1">| <text:s text:c="9"/>12784 | FR1001 <text:s text:c="3"/>| 2007-05-18 |</text:p>
      <text:p text:style-name="P1">| <text:s text:c="9"/>12785 | FR1001 <text:s text:c="3"/>| 2007-05-18 |</text:p>
      <text:p text:style-name="P1">| <text:s text:c="9"/>12786 | FR1001 <text:s text:c="3"/>| 2007-05-18 |</text:p>
      <text:p text:style-name="P1">| <text:s text:c="9"/>34534 | UK3452 <text:s text:c="3"/>| 2007-05-18 |</text:p>
      <text:p text:style-name="P1">| <text:s text:c="9"/>34535 | UK3452 <text:s text:c="3"/>| 2007-05-18 |</text:p>
      <text:p text:style-name="P1">| <text:s text:c="9"/>34536 | UK3452 <text:s text:c="3"/>| 2007-05-18 |</text:p>
      <text:p text:style-name="P1">| <text:s text:c="9"/>34537 | UK3452 <text:s text:c="3"/>| 2007-05-18 |</text:p>
      <text:p text:style-name="P1">| <text:s text:c="9"/>34538 | UK3452 <text:s text:c="3"/>| 2007-05-18 |</text:p>
      <text:p text:style-name="P1">| <text:s text:c="9"/>34539 | UK3452 <text:s text:c="3"/>| 2007-05-18 |</text:p>
      <text:p text:style-name="P1">| <text:s text:c="9"/>34540 | UK3452 <text:s text:c="3"/>| 2007-05-18 |</text:p>
      <text:p text:style-name="P1">| <text:s text:c="9"/>34541 | UK3452 <text:s text:c="3"/>| 2007-05-18 |</text:p>
      <text:p text:style-name="P1">| <text:s text:c="9"/>67589 | ZA1342 <text:s text:c="3"/>| 2007-05-18 |</text:p>
      <text:p text:style-name="P1">| <text:s text:c="9"/>67590 | ZA1342 <text:s text:c="3"/>| 2007-05-18 |</text:p>
      <text:p text:style-name="P1">| <text:s text:c="9"/>67591 | ZA1342 <text:s text:c="3"/>| 2007-05-18 |</text:p>
      <text:p text:style-name="P1">| <text:s text:c="9"/>67592 | ZA1342 <text:s text:c="3"/>| 2007-05-18 |</text:p>
      <text:p text:style-name="P1">| <text:s text:c="9"/>67593 | ZA1342 <text:s text:c="3"/>| 2007-05-18 |</text:p>
      <text:p text:style-name="P1">+----------------+-----------+------------+</text:p>
      <text:p text:style-name="P1">19 rows in set (0.023 sec)</text:p>
      <text:p text:style-name="P1"/>
      <text:p text:style-name="P1">MariaDB [themepark]&gt; SELECT * FROM SALES WHERE SALE_DATE = "2007-5-18";</text:p>
      <text:p text:style-name="P1">+----------------+-----------+------------+</text:p>
      <text:p text:style-name="P1">| TRANSACTION_NO | PARK_CODE | SALE_DATE <text:s/>|</text:p>
      <text:p text:style-name="P1">+----------------+-----------+------------+</text:p>
      <text:p text:style-name="P1">| <text:s text:c="9"/>12781 | FR1001 <text:s text:c="3"/>| 2007-05-18 |</text:p>
      <text:p text:style-name="P1">| <text:s text:c="9"/>12782 | FR1001 <text:s text:c="3"/>| 2007-05-18 |</text:p>
      <text:p text:style-name="P1">| <text:s text:c="9"/>12783 | FR1001 <text:s text:c="3"/>| 2007-05-18 |</text:p>
      <text:p text:style-name="P1">| <text:s text:c="9"/>12784 | FR1001 <text:s text:c="3"/>| 2007-05-18 |</text:p>
      <text:p text:style-name="P1">| <text:s text:c="9"/>12785 | FR1001 <text:s text:c="3"/>| 2007-05-18 |</text:p>
      <text:p text:style-name="P1">| <text:s text:c="9"/>12786 | FR1001 <text:s text:c="3"/>| 2007-05-18 |</text:p>
      <text:p text:style-name="P1">| <text:s text:c="9"/>34534 | UK3452 <text:s text:c="3"/>| 2007-05-18 |</text:p>
      <text:p text:style-name="P1">| <text:s text:c="9"/>34535 | UK3452 <text:s text:c="3"/>| 2007-05-18 |</text:p>
      <text:p text:style-name="P1">| <text:s text:c="9"/>34536 | UK3452 <text:s text:c="3"/>| 2007-05-18 |</text:p>
      <text:p text:style-name="P1">| <text:s text:c="9"/>34537 | UK3452 <text:s text:c="3"/>| 2007-05-18 |</text:p>
      <text:p text:style-name="P1">| <text:s text:c="9"/>34538 | UK3452 <text:s text:c="3"/>| 2007-05-18 |</text:p>
      <text:p text:style-name="P1">| <text:s text:c="9"/>34539 | UK3452 <text:s text:c="3"/>| 2007-05-18 |</text:p>
      <text:p text:style-name="P1">| <text:s text:c="9"/>34540 | UK3452 <text:s text:c="3"/>| 2007-05-18 |</text:p>
      <text:p text:style-name="P1">| <text:s text:c="9"/>34541 | UK3452 <text:s text:c="3"/>| 2007-05-18 |</text:p>
      <text:p text:style-name="P1">| <text:s text:c="9"/>67589 | ZA1342 <text:s text:c="3"/>| 2007-05-18 |</text:p>
      <text:p text:style-name="P1">| <text:s text:c="9"/>67590 | ZA1342 <text:s text:c="3"/>| 2007-05-18 |</text:p>
      <text:p text:style-name="P1">| <text:s text:c="9"/>67591 | ZA1342 <text:s text:c="3"/>| 2007-05-18 |</text:p>
      <text:p text:style-name="P1">| <text:s text:c="9"/>67592 | ZA1342 <text:s text:c="3"/>| 2007-05-18 |</text:p>
      <text:p text:style-name="P1">| <text:s text:c="9"/>67593 | ZA1342 <text:s text:c="3"/>| 2007-05-18 |</text:p>
      <text:p text:style-name="P1">+----------------+-----------+------------+</text:p>
      <text:p text:style-name="P1">19 rows in set (0.001 sec)</text:p>
      <text:p text:style-name="P1"><text:soft-page-break/></text:p>
      <text:p text:style-name="P1">MariaDB [themepark]&gt; SELECT * FROM TICKET WHERE TICKET_PRICE BETWEEN 20 AND 30;</text:p>
      <text:p text:style-name="P1">+-----------+--------------+-------------+-----------+</text:p>
      <text:p text:style-name="P1">| TICKET_NO | TICKET_PRICE | TICKET_TYPE | PARK_CODE |</text:p>
      <text:p text:style-name="P1">+-----------+--------------+-------------+-----------+</text:p>
      <text:p text:style-name="P1">| <text:s text:c="4"/>11001 | <text:s text:c="7"/>24.99 | Adult <text:s text:c="6"/>| SP4533 <text:s text:c="3"/>|</text:p>
      <text:p text:style-name="P1">| <text:s text:c="4"/>13003 | <text:s text:c="7"/>20.99 | Senior <text:s text:c="5"/>| FR1001 <text:s text:c="3"/>|</text:p>
      <text:p text:style-name="P1">| <text:s text:c="4"/>67833 | <text:s text:c="7"/>28.67 | Adult <text:s text:c="6"/>| ZA1342 <text:s text:c="3"/>|</text:p>
      <text:p text:style-name="P1">| <text:s text:c="4"/>88567 | <text:s text:c="7"/>22.50 | Child <text:s text:c="6"/>| UK3452 <text:s text:c="3"/>|</text:p>
      <text:p text:style-name="P1">+-----------+--------------+-------------+-----------+</text:p>
      <text:p text:style-name="P1">4 rows in set (0.001 sec)</text:p>
      <text:p text:style-name="P1"/>
      <text:p text:style-name="P1">MariaDB [themepark]&gt; SELECT * FROM TICKET WHERE TICKET_PRICE BETWEEN 24.99 AND 30;</text:p>
      <text:p text:style-name="P1">+-----------+--------------+-------------+-----------+</text:p>
      <text:p text:style-name="P1">| TICKET_NO | TICKET_PRICE | TICKET_TYPE | PARK_CODE |</text:p>
      <text:p text:style-name="P1">+-----------+--------------+-------------+-----------+</text:p>
      <text:p text:style-name="P1">| <text:s text:c="4"/>11001 | <text:s text:c="7"/>24.99 | Adult <text:s text:c="6"/>| SP4533 <text:s text:c="3"/>|</text:p>
      <text:p text:style-name="P1">| <text:s text:c="4"/>67833 | <text:s text:c="7"/>28.67 | Adult <text:s text:c="6"/>| ZA1342 <text:s text:c="3"/>|</text:p>
      <text:p text:style-name="P1">+-----------+--------------+-------------+-----------+</text:p>
      <text:p text:style-name="P1">2 rows in set (0.001 sec)</text:p>
      <text:p text:style-name="P1"/>
      <text:p text:style-name="P1">MariaDB [themepark]&gt; SELECT FROM ATTRACTION;</text:p>
      <text:p text:style-name="P1">ERROR 1064 (42000): You have an error in your SQL syntax; check the manual that corresponds to your MariaDB server version for the right syntax to use near 'FROM ATTRACTION' at line 1</text:p>
      <text:p text:style-name="P1"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01 sec)</text:p>
      <text:p text:style-name="P1"/>
      <text:p text:style-name="P1">MariaDB [themepark]&gt; SELECT * FROM ATTRACTION WHERE ATTRACT_CAPACITY &gt; 60 AND PARK_CODE = 'FR1001'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<text:soft-page-break/>| <text:s text:c="5"/>10056 | SpinningTeacups | <text:s text:c="10"/>4 | <text:s text:c="14"/>62 | FR1001 <text:s text:c="3"/>|</text:p>
      <text:p text:style-name="P1">| <text:s text:c="5"/>10098 | Carnival <text:s text:c="7"/>| <text:s text:c="10"/>3 | <text:s text:c="13"/>120 | FR1001 <text:s text:c="3"/>|</text:p>
      <text:p text:style-name="P1">+------------+-----------------+-------------+------------------+-----------+</text:p>
      <text:p text:style-name="P1">2 rows in set (0.001 sec)</text:p>
      <text:p text:style-name="P1"/>
      <text:p text:style-name="P1">MariaDB [themepark]&gt; SELECT * FROM HOURS;</text:p>
      <text:p text:style-name="P1">+---------+------------+-------------------+-----------+-------------+</text:p>
      <text:p text:style-name="P1">| EMP_NUM | ATTRACT_NO | HOURS_PER_ATTRACT | HOUR_RATE | DATE_WORKED |</text:p>
      <text:p text:style-name="P1">+---------+------------+-------------------+-----------+-------------+</text:p>
      <text:p text:style-name="P1">| <text:s text:c="4"/>100 | <text:s text:c="5"/>10034 | <text:s text:c="16"/>6 | <text:s text:c="5"/>6.50 | 2007-05-18 <text:s/>|</text:p>
      <text:p text:style-name="P1">| <text:s text:c="4"/>100 | <text:s text:c="5"/>10034 | <text:s text:c="16"/>6 | <text:s text:c="5"/>6.50 | 2007-05-20 <text:s/>|</text:p>
      <text:p text:style-name="P1">| <text:s text:c="4"/>101 | <text:s text:c="5"/>10034 | <text:s text:c="16"/>6 | <text:s text:c="5"/>6.50 | 2007-05-18 <text:s/>|</text:p>
      <text:p text:style-name="P1">| <text:s text:c="4"/>102 | <text:s text:c="5"/>30012 | <text:s text:c="16"/>3 | <text:s text:c="5"/>5.99 | 2007-05-23 <text:s/>|</text:p>
      <text:p text:style-name="P1">| <text:s text:c="4"/>102 | <text:s text:c="5"/>30044 | <text:s text:c="16"/>6 | <text:s text:c="5"/>5.99 | 2007-05-21 <text:s/>|</text:p>
      <text:p text:style-name="P1">| <text:s text:c="4"/>102 | <text:s text:c="5"/>30044 | <text:s text:c="16"/>3 | <text:s text:c="5"/>5.99 | 2007-05-22 <text:s/>|</text:p>
      <text:p text:style-name="P1">| <text:s text:c="4"/>104 | <text:s text:c="5"/>30011 | <text:s text:c="16"/>6 | <text:s text:c="5"/>7.20 | 2007-05-21 <text:s/>|</text:p>
      <text:p text:style-name="P1">| <text:s text:c="4"/>104 | <text:s text:c="5"/>30012 | <text:s text:c="16"/>6 | <text:s text:c="5"/>7.20 | 2007-05-22 <text:s/>|</text:p>
      <text:p text:style-name="P1">| <text:s text:c="4"/>105 | <text:s text:c="5"/>10078 | <text:s text:c="16"/>3 | <text:s text:c="5"/>8.50 | 2007-05-18 <text:s/>|</text:p>
      <text:p text:style-name="P1">| <text:s text:c="4"/>105 | <text:s text:c="5"/>10098 | <text:s text:c="16"/>3 | <text:s text:c="5"/>8.50 | 2007-05-18 <text:s/>|</text:p>
      <text:p text:style-name="P1">| <text:s text:c="4"/>105 | <text:s text:c="5"/>10098 | <text:s text:c="16"/>6 | <text:s text:c="5"/>8.50 | 2007-05-19 <text:s/>|</text:p>
      <text:p text:style-name="P1">+---------+------------+-------------------+-----------+-------------+</text:p>
      <text:p text:style-name="P1">11 rows in set (0.001 sec)</text:p>
      <text:p text:style-name="P1"/>
      <text:p text:style-name="P1">MariaDB [themepark]&gt; SELECT ATTRACT_NO,HOUR_RATE,HOUR_RATE+HOUR_RATE*0.20 AS INCREASE_RATE FROM HOURS;</text:p>
      <text:p text:style-name="P1">+------------+-----------+---------------+</text:p>
      <text:p text:style-name="P1">| ATTRACT_NO | HOUR_RATE | INCREASE_RATE |</text:p>
      <text:p text:style-name="P1">+------------+-----------+---------------+</text:p>
      <text:p text:style-name="P1">| <text:s text:c="5"/>10034 | <text:s text:c="5"/>6.50 | <text:s text:c="7"/>7.8000 |</text:p>
      <text:p text:style-name="P1">| <text:s text:c="5"/>10034 | <text:s text:c="5"/>6.50 | <text:s text:c="7"/>7.8000 |</text:p>
      <text:p text:style-name="P1">| <text:s text:c="5"/>10034 | <text:s text:c="5"/>6.50 | <text:s text:c="7"/>7.8000 |</text:p>
      <text:p text:style-name="P1">| <text:s text:c="5"/>30012 | <text:s text:c="5"/>5.99 | <text:s text:c="7"/>7.1880 |</text:p>
      <text:p text:style-name="P1">| <text:s text:c="5"/>30044 | <text:s text:c="5"/>5.99 | <text:s text:c="7"/>7.1880 |</text:p>
      <text:p text:style-name="P1">| <text:s text:c="5"/>30044 | <text:s text:c="5"/>5.99 | <text:s text:c="7"/>7.1880 |</text:p>
      <text:p text:style-name="P1">| <text:s text:c="5"/>30011 | <text:s text:c="5"/>7.20 | <text:s text:c="7"/>8.6400 |</text:p>
      <text:p text:style-name="P1">| <text:s text:c="5"/>30012 | <text:s text:c="5"/>7.20 | <text:s text:c="7"/>8.6400 |</text:p>
      <text:p text:style-name="P1">| <text:s text:c="5"/>10078 | <text:s text:c="5"/>8.50 | <text:s text:c="6"/>10.2000 |</text:p>
      <text:p text:style-name="P1">| <text:s text:c="5"/>10098 | <text:s text:c="5"/>8.50 | <text:s text:c="6"/>10.2000 |</text:p>
      <text:p text:style-name="P1">| <text:s text:c="5"/>10098 | <text:s text:c="5"/>8.50 | <text:s text:c="6"/>10.2000 |</text:p>
      <text:p text:style-name="P1">+------------+-----------+---------------+</text:p>
      <text:p text:style-name="P1">11 rows in set (0.001 sec)</text:p>
      <text:p text:style-name="P1"/>
      <text:p text:style-name="P1">MariaDB [themepark]&gt; SELECT DISTINCT(EMP_NUM) FROM HOURS;</text:p>
      <text:p text:style-name="P1">+---------+</text:p>
      <text:p text:style-name="P1">| EMP_NUM |</text:p>
      <text:p text:style-name="P1">+---------+</text:p>
      <text:p text:style-name="P1">| <text:s text:c="4"/>100 |</text:p>
      <text:p text:style-name="P1">| <text:s text:c="4"/>101 |</text:p>
      <text:p text:style-name="P1">| <text:s text:c="4"/>102 |</text:p>
      <text:p text:style-name="P1"><text:soft-page-break/>| <text:s text:c="4"/>104 |</text:p>
      <text:p text:style-name="P1">| <text:s text:c="4"/>105 |</text:p>
      <text:p text:style-name="P1">+---------+</text:p>
      <text:p text:style-name="P1">5 rows in set (0.001 sec)</text:p>
      <text:p text:style-name="P1"/>
      <text:p text:style-name="P1">MariaDB [themepark]&gt; SELECT * FROM SALES ORDERED BY (SALE_DATE)</text:p>
      <text:p text:style-name="P1"><text:s text:c="4"/>-&gt; ;</text:p>
      <text:p text:style-name="P1">ERROR 1064 (42000): You have an error in your SQL syntax; check the manual that corresponds to your MariaDB server version for the right syntax to use near 'BY (SALE_DATE)' at line 1</text:p>
      <text:p text:style-name="P1">MariaDB [themepark]&gt; SELECT * FROM SALES ORDERED BY SALE_DATE DESC;</text:p>
      <text:p text:style-name="P1">ERROR 1064 (42000): You have an error in your SQL syntax; check the manual that corresponds to your MariaDB server version for the right syntax to use near 'BY SALE_DATE DESC' at line 1</text:p>
      <text:p text:style-name="P1">MariaDB [themepark]&gt; SELECT * FROM SALES ORDER BY SALE_DATE DESC;</text:p>
      <text:p text:style-name="P1">+----------------+-----------+------------+</text:p>
      <text:p text:style-name="P1">| TRANSACTION_NO | PARK_CODE | SALE_DATE <text:s/>|</text:p>
      <text:p text:style-name="P1">+----------------+-----------+------------+</text:p>
      <text:p text:style-name="P1">| <text:s text:c="9"/>12781 | FR1001 <text:s text:c="3"/>| 2007-05-18 |</text:p>
      <text:p text:style-name="P1">| <text:s text:c="9"/>67592 | ZA1342 <text:s text:c="3"/>| 2007-05-18 |</text:p>
      <text:p text:style-name="P1">| <text:s text:c="9"/>67591 | ZA1342 <text:s text:c="3"/>| 2007-05-18 |</text:p>
      <text:p text:style-name="P1">| <text:s text:c="9"/>67590 | ZA1342 <text:s text:c="3"/>| 2007-05-18 |</text:p>
      <text:p text:style-name="P1">| <text:s text:c="9"/>67589 | ZA1342 <text:s text:c="3"/>| 2007-05-18 |</text:p>
      <text:p text:style-name="P1">| <text:s text:c="9"/>34541 | UK3452 <text:s text:c="3"/>| 2007-05-18 |</text:p>
      <text:p text:style-name="P1">| <text:s text:c="9"/>34540 | UK3452 <text:s text:c="3"/>| 2007-05-18 |</text:p>
      <text:p text:style-name="P1">| <text:s text:c="9"/>34539 | UK3452 <text:s text:c="3"/>| 2007-05-18 |</text:p>
      <text:p text:style-name="P1">| <text:s text:c="9"/>34538 | UK3452 <text:s text:c="3"/>| 2007-05-18 |</text:p>
      <text:p text:style-name="P1">| <text:s text:c="9"/>34537 | UK3452 <text:s text:c="3"/>| 2007-05-18 |</text:p>
      <text:p text:style-name="P1">| <text:s text:c="9"/>34536 | UK3452 <text:s text:c="3"/>| 2007-05-18 |</text:p>
      <text:p text:style-name="P1">| <text:s text:c="9"/>34535 | UK3452 <text:s text:c="3"/>| 2007-05-18 |</text:p>
      <text:p text:style-name="P1">| <text:s text:c="9"/>34534 | UK3452 <text:s text:c="3"/>| 2007-05-18 |</text:p>
      <text:p text:style-name="P1">| <text:s text:c="9"/>12786 | FR1001 <text:s text:c="3"/>| 2007-05-18 |</text:p>
      <text:p text:style-name="P1">| <text:s text:c="9"/>12785 | FR1001 <text:s text:c="3"/>| 2007-05-18 |</text:p>
      <text:p text:style-name="P1">| <text:s text:c="9"/>12784 | FR1001 <text:s text:c="3"/>| 2007-05-18 |</text:p>
      <text:p text:style-name="P1">| <text:s text:c="9"/>12783 | FR1001 <text:s text:c="3"/>| 2007-05-18 |</text:p>
      <text:p text:style-name="P1">| <text:s text:c="9"/>12782 | FR1001 <text:s text:c="3"/>| 2007-05-18 |</text:p>
      <text:p text:style-name="P1">| <text:s text:c="9"/>67593 | ZA1342 <text:s text:c="3"/>| 2007-05-18 |</text:p>
      <text:p text:style-name="P1">+----------------+-----------+------------+</text:p>
      <text:p text:style-name="P1">19 rows in set (0.001 sec)</text:p>
      <text:p text:style-name="P1"/>
      <text:p text:style-name="P1">MariaDB [themepark]&gt; SHOW TABLES;</text:p>
      <text:p text:style-name="P1">+---------------------+</text:p>
      <text:p text:style-name="P1">| Tables_in_themepark |</text:p>
      <text:p text:style-name="P1">+---------------------+</text:p>
      <text:p text:style-name="P1">| ATTRACTION <text:s text:c="9"/>|</text:p>
      <text:p text:style-name="P1">| EMPLOYEE <text:s text:c="11"/>|</text:p>
      <text:p text:style-name="P1">| HOURS <text:s text:c="14"/>|</text:p>
      <text:p text:style-name="P1">| SALES <text:s text:c="14"/>|</text:p>
      <text:p text:style-name="P1">| SALES_LINE <text:s text:c="9"/>|</text:p>
      <text:p text:style-name="P1">| THEMEPARK <text:s text:c="10"/>|</text:p>
      <text:p text:style-name="P1">| TICKET <text:s text:c="13"/>|</text:p>
      <text:p text:style-name="P1"><text:soft-page-break/>+---------------------+</text:p>
      <text:p text:style-name="P1">7 rows in set (0.001 sec)</text:p>
      <text:p text:style-name="P1"/>
      <text:p text:style-name="P1">MariaDB [themepark]&gt; SELECT * FROM SALES_LINE;</text:p>
      <text:p text:style-name="P1">+----------------+---------+-----------+----------+------------+</text:p>
      <text:p text:style-name="P1">| TRANSACTION_NO | LINE_NO | TICKET_NO | LINE_QTY | LINE_PRICE |</text:p>
      <text:p text:style-name="P1">+----------------+---------+-----------+----------+------------+</text:p>
      <text:p text:style-name="P1">| <text:s text:c="9"/>12781 | <text:s text:c="6"/>1 | <text:s text:c="4"/>13002 | <text:s text:c="7"/>2 | <text:s text:c="5"/>69.98 |</text:p>
      <text:p text:style-name="P1">| <text:s text:c="9"/>12781 | <text:s text:c="6"/>2 | <text:s text:c="4"/>13001 | <text:s text:c="7"/>1 | <text:s text:c="5"/>14.99 |</text:p>
      <text:p text:style-name="P1">| <text:s text:c="9"/>12782 | <text:s text:c="6"/>1 | <text:s text:c="4"/>13002 | <text:s text:c="7"/>2 | <text:s text:c="5"/>69.98 |</text:p>
      <text:p text:style-name="P1">| <text:s text:c="9"/>12783 | <text:s text:c="6"/>1 | <text:s text:c="4"/>13003 | <text:s text:c="7"/>2 | <text:s text:c="5"/>41.98 |</text:p>
      <text:p text:style-name="P1">| <text:s text:c="9"/>12784 | <text:s text:c="6"/>2 | <text:s text:c="4"/>13001 | <text:s text:c="7"/>1 | <text:s text:c="5"/>14.99 |</text:p>
      <text:p text:style-name="P1">| <text:s text:c="9"/>12785 | <text:s text:c="6"/>1 | <text:s text:c="4"/>13001 | <text:s text:c="7"/>1 | <text:s text:c="5"/>14.99 |</text:p>
      <text:p text:style-name="P1">| <text:s text:c="9"/>12785 | <text:s text:c="6"/>2 | <text:s text:c="4"/>13002 | <text:s text:c="7"/>1 | <text:s text:c="5"/>34.99 |</text:p>
      <text:p text:style-name="P1">| <text:s text:c="9"/>12785 | <text:s text:c="6"/>3 | <text:s text:c="4"/>13002 | <text:s text:c="7"/>4 | <text:s text:c="4"/>139.96 |</text:p>
      <text:p text:style-name="P1">| <text:s text:c="9"/>34534 | <text:s text:c="6"/>1 | <text:s text:c="4"/>88568 | <text:s text:c="7"/>4 | <text:s text:c="4"/>168.40 |</text:p>
      <text:p text:style-name="P1">| <text:s text:c="9"/>34534 | <text:s text:c="6"/>2 | <text:s text:c="4"/>88567 | <text:s text:c="7"/>1 | <text:s text:c="5"/>22.50 |</text:p>
      <text:p text:style-name="P1">| <text:s text:c="9"/>34534 | <text:s text:c="6"/>3 | <text:s text:c="4"/>89720 | <text:s text:c="7"/>2 | <text:s text:c="5"/>21.98 |</text:p>
      <text:p text:style-name="P1">| <text:s text:c="9"/>34535 | <text:s text:c="6"/>1 | <text:s text:c="4"/>88568 | <text:s text:c="7"/>2 | <text:s text:c="5"/>84.20 |</text:p>
      <text:p text:style-name="P1">| <text:s text:c="9"/>34536 | <text:s text:c="6"/>1 | <text:s text:c="4"/>89720 | <text:s text:c="7"/>2 | <text:s text:c="5"/>21.98 |</text:p>
      <text:p text:style-name="P1">| <text:s text:c="9"/>34537 | <text:s text:c="6"/>1 | <text:s text:c="4"/>88568 | <text:s text:c="7"/>2 | <text:s text:c="5"/>84.20 |</text:p>
      <text:p text:style-name="P1">| <text:s text:c="9"/>34537 | <text:s text:c="6"/>2 | <text:s text:c="4"/>88567 | <text:s text:c="7"/>1 | <text:s text:c="5"/>22.50 |</text:p>
      <text:p text:style-name="P1">| <text:s text:c="9"/>34538 | <text:s text:c="6"/>1 | <text:s text:c="4"/>89720 | <text:s text:c="7"/>2 | <text:s text:c="5"/>21.98 |</text:p>
      <text:p text:style-name="P1">| <text:s text:c="9"/>34539 | <text:s text:c="6"/>1 | <text:s text:c="4"/>89720 | <text:s text:c="7"/>2 | <text:s text:c="5"/>21.98 |</text:p>
      <text:p text:style-name="P1">| <text:s text:c="9"/>34539 | <text:s text:c="6"/>2 | <text:s text:c="4"/>88568 | <text:s text:c="7"/>2 | <text:s text:c="5"/>84.20 |</text:p>
      <text:p text:style-name="P1">| <text:s text:c="9"/>34540 | <text:s text:c="6"/>1 | <text:s text:c="4"/>88568 | <text:s text:c="7"/>4 | <text:s text:c="4"/>168.40 |</text:p>
      <text:p text:style-name="P1">| <text:s text:c="9"/>34540 | <text:s text:c="6"/>2 | <text:s text:c="4"/>88567 | <text:s text:c="7"/>1 | <text:s text:c="5"/>22.50 |</text:p>
      <text:p text:style-name="P1">| <text:s text:c="9"/>34540 | <text:s text:c="6"/>3 | <text:s text:c="4"/>89720 | <text:s text:c="7"/>2 | <text:s text:c="5"/>21.98 |</text:p>
      <text:p text:style-name="P1">| <text:s text:c="9"/>34541 | <text:s text:c="6"/>1 | <text:s text:c="4"/>88568 | <text:s text:c="7"/>2 | <text:s text:c="5"/>84.20 |</text:p>
      <text:p text:style-name="P1">| <text:s text:c="9"/>67589 | <text:s text:c="6"/>1 | <text:s text:c="4"/>67833 | <text:s text:c="7"/>2 | <text:s text:c="5"/>57.34 |</text:p>
      <text:p text:style-name="P1">| <text:s text:c="9"/>67589 | <text:s text:c="6"/>2 | <text:s text:c="4"/>67832 | <text:s text:c="7"/>2 | <text:s text:c="5"/>37.12 |</text:p>
      <text:p text:style-name="P1">| <text:s text:c="9"/>67590 | <text:s text:c="6"/>1 | <text:s text:c="4"/>67833 | <text:s text:c="7"/>2 | <text:s text:c="5"/>57.34 |</text:p>
      <text:p text:style-name="P1">| <text:s text:c="9"/>67590 | <text:s text:c="6"/>2 | <text:s text:c="4"/>67832 | <text:s text:c="7"/>2 | <text:s text:c="5"/>37.12 |</text:p>
      <text:p text:style-name="P1">| <text:s text:c="9"/>67591 | <text:s text:c="6"/>1 | <text:s text:c="4"/>67832 | <text:s text:c="7"/>1 | <text:s text:c="5"/>18.56 |</text:p>
      <text:p text:style-name="P1">| <text:s text:c="9"/>67591 | <text:s text:c="6"/>2 | <text:s text:c="4"/>67855 | <text:s text:c="7"/>1 | <text:s text:c="5"/>12.12 |</text:p>
      <text:p text:style-name="P1">| <text:s text:c="9"/>67592 | <text:s text:c="6"/>1 | <text:s text:c="4"/>67833 | <text:s text:c="7"/>4 | <text:s text:c="4"/>114.68 |</text:p>
      <text:p text:style-name="P1">| <text:s text:c="9"/>67593 | <text:s text:c="6"/>1 | <text:s text:c="4"/>67833 | <text:s text:c="7"/>2 | <text:s text:c="5"/>57.34 |</text:p>
      <text:p text:style-name="P1">| <text:s text:c="9"/>67593 | <text:s text:c="6"/>2 | <text:s text:c="4"/>67832 | <text:s text:c="7"/>2 | <text:s text:c="5"/>37.12 |</text:p>
      <text:p text:style-name="P1">+----------------+---------+-----------+----------+------------+</text:p>
      <text:p text:style-name="P1">31 rows in set (0.020 sec)</text:p>
      <text:p text:style-name="P1"/>
      <text:p text:style-name="P1">MariaDB [themepark]&gt; SELECT TRANSACTION_NO,LINE_NO FROM SALES_LINE WHERE TRANSACTION_NO AND LINE_NO &gt;50;</text:p>
      <text:p text:style-name="P1">Empty set (0.001 sec)</text:p>
      <text:p text:style-name="P1"/>
      <text:p text:style-name="P1">MariaDB [themepark]&gt; SELECT TRANSACTION_NO,LINE_NO FROM SALES_LINE WHERE TRANSACTION_NO &gt;50;</text:p>
      <text:p text:style-name="P1">+----------------+---------+</text:p>
      <text:p text:style-name="P1">| TRANSACTION_NO | LINE_NO |</text:p>
      <text:p text:style-name="P1"><text:soft-page-break/>+----------------+---------+</text:p>
      <text:p text:style-name="P1">| <text:s text:c="9"/>12781 | <text:s text:c="6"/>1 |</text:p>
      <text:p text:style-name="P1">| <text:s text:c="9"/>12781 | <text:s text:c="6"/>2 |</text:p>
      <text:p text:style-name="P1">| <text:s text:c="9"/>12782 | <text:s text:c="6"/>1 |</text:p>
      <text:p text:style-name="P1">| <text:s text:c="9"/>12783 | <text:s text:c="6"/>1 |</text:p>
      <text:p text:style-name="P1">| <text:s text:c="9"/>12784 | <text:s text:c="6"/>2 |</text:p>
      <text:p text:style-name="P1">| <text:s text:c="9"/>12785 | <text:s text:c="6"/>1 |</text:p>
      <text:p text:style-name="P1">| <text:s text:c="9"/>12785 | <text:s text:c="6"/>2 |</text:p>
      <text:p text:style-name="P1">| <text:s text:c="9"/>12785 | <text:s text:c="6"/>3 |</text:p>
      <text:p text:style-name="P1">| <text:s text:c="9"/>34534 | <text:s text:c="6"/>1 |</text:p>
      <text:p text:style-name="P1">| <text:s text:c="9"/>34534 | <text:s text:c="6"/>2 |</text:p>
      <text:p text:style-name="P1">| <text:s text:c="9"/>34534 | <text:s text:c="6"/>3 |</text:p>
      <text:p text:style-name="P1">| <text:s text:c="9"/>34535 | <text:s text:c="6"/>1 |</text:p>
      <text:p text:style-name="P1">| <text:s text:c="9"/>34536 | <text:s text:c="6"/>1 |</text:p>
      <text:p text:style-name="P1">| <text:s text:c="9"/>34537 | <text:s text:c="6"/>1 |</text:p>
      <text:p text:style-name="P1">| <text:s text:c="9"/>34537 | <text:s text:c="6"/>2 |</text:p>
      <text:p text:style-name="P1">| <text:s text:c="9"/>34538 | <text:s text:c="6"/>1 |</text:p>
      <text:p text:style-name="P1">| <text:s text:c="9"/>34539 | <text:s text:c="6"/>1 |</text:p>
      <text:p text:style-name="P1">| <text:s text:c="9"/>34539 | <text:s text:c="6"/>2 |</text:p>
      <text:p text:style-name="P1">| <text:s text:c="9"/>34540 | <text:s text:c="6"/>1 |</text:p>
      <text:p text:style-name="P1">| <text:s text:c="9"/>34540 | <text:s text:c="6"/>2 |</text:p>
      <text:p text:style-name="P1">| <text:s text:c="9"/>34540 | <text:s text:c="6"/>3 |</text:p>
      <text:p text:style-name="P1">| <text:s text:c="9"/>34541 | <text:s text:c="6"/>1 |</text:p>
      <text:p text:style-name="P1">| <text:s text:c="9"/>67589 | <text:s text:c="6"/>1 |</text:p>
      <text:p text:style-name="P1">| <text:s text:c="9"/>67589 | <text:s text:c="6"/>2 |</text:p>
      <text:p text:style-name="P1">| <text:s text:c="9"/>67590 | <text:s text:c="6"/>1 |</text:p>
      <text:p text:style-name="P1">| <text:s text:c="9"/>67590 | <text:s text:c="6"/>2 |</text:p>
      <text:p text:style-name="P1">| <text:s text:c="9"/>67591 | <text:s text:c="6"/>1 |</text:p>
      <text:p text:style-name="P1">| <text:s text:c="9"/>67591 | <text:s text:c="6"/>2 |</text:p>
      <text:p text:style-name="P1">| <text:s text:c="9"/>67592 | <text:s text:c="6"/>1 |</text:p>
      <text:p text:style-name="P1">| <text:s text:c="9"/>67593 | <text:s text:c="6"/>1 |</text:p>
      <text:p text:style-name="P1">| <text:s text:c="9"/>67593 | <text:s text:c="6"/>2 |</text:p>
      <text:p text:style-name="P1">+----------------+---------+</text:p>
      <text:p text:style-name="P1">31 rows in set (0.001 sec)</text:p>
      <text:p text:style-name="P1"/>
      <text:p text:style-name="P1">MariaDB [themepark]&gt; SELECT TRANSACTION_NO,LINE_NO FROM SALES_LINE WHERE TRANSACTION_NO &gt;50 AND SALES_NO &gt; 50;</text:p>
      <text:p text:style-name="P1">ERROR 1054 (42S22): Unknown column 'SALES_NO' in 'where clause'</text:p>
      <text:p text:style-name="P1">MariaDB [themepark]&gt; SELECT TRANSACTION_NO,LINE_NO FROM SALES_LINE WHERE TRANSACTION_NO &gt;50 AND LINE_NO &gt; 50;</text:p>
      <text:p text:style-name="P1">Empty set (0.001 sec)</text:p>
      <text:p text:style-name="P1"/>
      <text:p text:style-name="P1">MariaDB [themepark]&gt; SELECT TRANSACTION_NO,LINE_NO FROM SALES_LINE WHERE LINE_NO &gt; 50;</text:p>
      <text:p text:style-name="P1">Empty set (0.001 sec)</text:p>
      <text:p text:style-name="P1"/>
      <text:p text:style-name="P1">MariaDB [themepark]&gt; SELECT TRANSACTION_NO,LINE_NO FROM SALES_LINE WHERE TRANSACTION_NO &gt; 50 LINE_NO &gt; 50;</text:p>
      <text:p text:style-name="P1"><text:soft-page-break/>ERROR 1064 (42000): You have an error in your SQL syntax; check the manual that corresponds to your MariaDB server version for the right syntax to use near 'LINE_NO &gt; 50' at line 1</text:p>
      <text:p text:style-name="P1">MariaDB [themepark]&gt; SELECT TRANSACTION_NO,LINE_NO FROM SALES_LINE WHERE TRANSACTION_NO &gt; 50 LINE_NO &gt; 50;</text:p>
      <text:p text:style-name="P1">ERROR 1064 (42000): You have an error in your SQL syntax; check the manual that corresponds to your MariaDB server version for the right syntax to use near 'LINE_NO &gt; 50' at line 1</text:p>
      <text:p text:style-name="P1">MariaDB [themepark]&gt; SELECT TRANSACTION_NO,LINE_NO FROM SALES_LINE WHERE LINE_NO &gt; 50;</text:p>
      <text:p text:style-name="P1">Empty set (0.001 sec)</text:p>
      <text:p text:style-name="P1"/>
      <text:p text:style-name="P1">MariaDB [themepark]&gt; SELECT TRANSACTION_NO,LINE_NO FROM SALES_LINE WHERE LINE_PRICE &gt; 50;</text:p>
      <text:p text:style-name="P1">+----------------+---------+</text:p>
      <text:p text:style-name="P1">| TRANSACTION_NO | LINE_NO |</text:p>
      <text:p text:style-name="P1">+----------------+---------+</text:p>
      <text:p text:style-name="P1">| <text:s text:c="9"/>12781 | <text:s text:c="6"/>1 |</text:p>
      <text:p text:style-name="P1">| <text:s text:c="9"/>12782 | <text:s text:c="6"/>1 |</text:p>
      <text:p text:style-name="P1">| <text:s text:c="9"/>12785 | <text:s text:c="6"/>3 |</text:p>
      <text:p text:style-name="P1">| <text:s text:c="9"/>34534 | <text:s text:c="6"/>1 |</text:p>
      <text:p text:style-name="P1">| <text:s text:c="9"/>34535 | <text:s text:c="6"/>1 |</text:p>
      <text:p text:style-name="P1">| <text:s text:c="9"/>34537 | <text:s text:c="6"/>1 |</text:p>
      <text:p text:style-name="P1">| <text:s text:c="9"/>34539 | <text:s text:c="6"/>2 |</text:p>
      <text:p text:style-name="P1">| <text:s text:c="9"/>34540 | <text:s text:c="6"/>1 |</text:p>
      <text:p text:style-name="P1">| <text:s text:c="9"/>34541 | <text:s text:c="6"/>1 |</text:p>
      <text:p text:style-name="P1">| <text:s text:c="9"/>67589 | <text:s text:c="6"/>1 |</text:p>
      <text:p text:style-name="P1">| <text:s text:c="9"/>67590 | <text:s text:c="6"/>1 |</text:p>
      <text:p text:style-name="P1">| <text:s text:c="9"/>67592 | <text:s text:c="6"/>1 |</text:p>
      <text:p text:style-name="P1">| <text:s text:c="9"/>67593 | <text:s text:c="6"/>1 |</text:p>
      <text:p text:style-name="P1">+----------------+---------+</text:p>
      <text:p text:style-name="P1">13 rows in set (0.001 sec)</text:p>
      <text:p text:style-name="P1"/>
      <text:p text:style-name="P1">MariaDB [themepark]&gt; SELECT TRANSACTION_NO,LINE_NO FROM SALES_LINE WHERE LINE_PRICE &gt; 50 AND TRANSACTION_NO &gt; 50;</text:p>
      <text:p text:style-name="P1">+----------------+---------+</text:p>
      <text:p text:style-name="P1">| TRANSACTION_NO | LINE_NO |</text:p>
      <text:p text:style-name="P1">+----------------+---------+</text:p>
      <text:p text:style-name="P1">| <text:s text:c="9"/>12781 | <text:s text:c="6"/>1 |</text:p>
      <text:p text:style-name="P1">| <text:s text:c="9"/>12782 | <text:s text:c="6"/>1 |</text:p>
      <text:p text:style-name="P1">| <text:s text:c="9"/>12785 | <text:s text:c="6"/>3 |</text:p>
      <text:p text:style-name="P1">| <text:s text:c="9"/>34534 | <text:s text:c="6"/>1 |</text:p>
      <text:p text:style-name="P1">| <text:s text:c="9"/>34535 | <text:s text:c="6"/>1 |</text:p>
      <text:p text:style-name="P1">| <text:s text:c="9"/>34537 | <text:s text:c="6"/>1 |</text:p>
      <text:p text:style-name="P1">| <text:s text:c="9"/>34539 | <text:s text:c="6"/>2 |</text:p>
      <text:p text:style-name="P1">| <text:s text:c="9"/>34540 | <text:s text:c="6"/>1 |</text:p>
      <text:p text:style-name="P1">| <text:s text:c="9"/>34541 | <text:s text:c="6"/>1 |</text:p>
      <text:p text:style-name="P1">| <text:s text:c="9"/>67589 | <text:s text:c="6"/>1 |</text:p>
      <text:p text:style-name="P1">| <text:s text:c="9"/>67590 | <text:s text:c="6"/>1 |</text:p>
      <text:p text:style-name="P1">| <text:s text:c="9"/>67592 | <text:s text:c="6"/>1 |</text:p>
      <text:p text:style-name="P1">| <text:s text:c="9"/>67593 | <text:s text:c="6"/>1 |</text:p>
      <text:p text:style-name="P1"><text:soft-page-break/>+----------------+---------+</text:p>
      <text:p text:style-name="P1">13 rows in set (0.001 sec)</text:p>
      <text:p text:style-name="P1"/>
      <text:p text:style-name="P1">MariaDB [themepark]&gt; SELECT COUNT(PARK_CODE)</text:p>
      <text:p text:style-name="P1"><text:s text:c="4"/>-&gt; FROM ATTRACTION;</text:p>
      <text:p text:style-name="P1">+------------------+</text:p>
      <text:p text:style-name="P1">| COUNT(PARK_CODE) |</text:p>
      <text:p text:style-name="P1">+------------------+</text:p>
      <text:p text:style-name="P1">| <text:s text:c="14"/>11 |</text:p>
      <text:p text:style-name="P1">+------------------+</text:p>
      <text:p text:style-name="P1">1 row in set (0.001 sec)</text:p>
      <text:p text:style-name="P1"/>
      <text:p text:style-name="P1">MariaDB [themepark]&gt; SELECT COUNT(PARK_CODE) total_paks FROM ATTRACTION;</text:p>
      <text:p text:style-name="P1">+------------+</text:p>
      <text:p text:style-name="P1">| total_paks |</text:p>
      <text:p text:style-name="P1">+------------+</text:p>
      <text:p text:style-name="P1">| <text:s text:c="8"/>11 |</text:p>
      <text:p text:style-name="P1">+------------+</text:p>
      <text:p text:style-name="P1">1 row in set (0.001 sec)</text:p>
      <text:p text:style-name="P1"/>
      <text:p text:style-name="P1">MariaDB [themepark]&gt; SELECT COUNT (DISTINCT (PARK_CODE ) )</text:p>
      <text:p text:style-name="P1"><text:s text:c="4"/>-&gt; FROM ATTRACTION;</text:p>
      <text:p text:style-name="P1">ERROR 1064 (42000): You have an error in your SQL syntax; check the manual that corresponds to your MariaDB server version for the right syntax to use near 'DISTINCT (PARK_CODE ) )</text:p>
      <text:p text:style-name="P1">FROM ATTRACTION' at line 1</text:p>
      <text:p text:style-name="P1">MariaDB [themepark]&gt; SELECT COUNT (DISTINCT PARK_CODE <text:s/>) FROM ATTRACTION;</text:p>
      <text:p text:style-name="P1">ERROR 1064 (42000): You have an error in your SQL syntax; check the manual that corresponds to your MariaDB server version for the right syntax to use near 'DISTINCT PARK_CODE <text:s/>) FROM ATTRACTION' at line 1</text:p>
      <text:p text:style-name="P1">MariaDB [themepark]&gt; SELECT COUNT (DISTINCT PARK_CODE) FROM ATTRACTION;</text:p>
      <text:p text:style-name="P1">ERROR 1064 (42000): You have an error in your SQL syntax; check the manual that corresponds to your MariaDB server version for the right syntax to use near 'DISTINCT PARK_CODE) FROM ATTRACTION' at line 1</text:p>
      <text:p text:style-name="P1">MariaDB [themepark]&gt; SELECT COUNT (PARK_CODE) FROM ATTRACTION;</text:p>
      <text:p text:style-name="P1">ERROR 1558 (HY000): Column count of mysql.proc is wrong. Expected 21, found 20. Created with MariaDB 100108, now running 100424. Please use mysql_upgrade to fix this error</text:p>
      <text:p text:style-name="P1">MariaDB [themepark]&gt; SELECT COUNT PARK_CODE FROM ATTRACTION;</text:p>
      <text:p text:style-name="P1">ERROR 1054 (42S22): Unknown column 'COUNT' in 'field list'</text:p>
      <text:p text:style-name="P1">MariaDB [themepark]&gt; SELECT COUNT(PARK_CODE) FROM ATTRACTION;</text:p>
      <text:p text:style-name="P1">+------------------+</text:p>
      <text:p text:style-name="P1">| COUNT(PARK_CODE) |</text:p>
      <text:p text:style-name="P1">+------------------+</text:p>
      <text:p text:style-name="P1">| <text:s text:c="14"/>11 |</text:p>
      <text:p text:style-name="P1">+------------------+</text:p>
      <text:p text:style-name="P1">1 row in set (0.001 sec)</text:p>
      <text:p text:style-name="P1"/>
      <text:p text:style-name="P1">MariaDB [themepark]&gt; SELECT COUNT (PARK_CODE) FROM ATTRACTION;</text:p>
      <text:p text:style-name="P1">ERROR 1558 (HY000): Column count of mysql.proc is wrong. Expected 21, found 20. Created with MariaDB 100108, now running 100424. Please use mysql_upgrade to fix this error</text:p>
      <text:p text:style-name="P1"><text:soft-page-break/>MariaDB [themepark]&gt; SELECT COUNT(Distict PARK_CODE) FROM ATTRACTION;</text:p>
      <text:p text:style-name="P1">ERROR 1064 (42000): You have an error in your SQL syntax; check the manual that corresponds to your MariaDB server version for the right syntax to use near 'PARK_CODE) FROM ATTRACTION' at line 1</text:p>
      <text:p text:style-name="P1">MariaDB [themepark]&gt; SELECT COUNT(Distict (PARK_CODE)) FROM ATTRACTION;</text:p>
      <text:p text:style-name="P1">ERROR 1558 (HY000): Column count of mysql.proc is wrong. Expected 21, found 20. Created with MariaDB 100108, now running 100424. Please use mysql_upgrade to fix this error</text:p>
      <text:p text:style-name="P1">MariaDB [themepark]&gt; SELECT Distict (PARK_CODE) FROM ATTRACTION;</text:p>
      <text:p text:style-name="P1">ERROR 1558 (HY000): Column count of mysql.proc is wrong. Expected 21, found 20. Created with MariaDB 100108, now running 100424. Please use mysql_upgrade to fix this error</text:p>
      <text:p text:style-name="P1">MariaDB [themepark]&gt; SELECT Distict(PARK_CODE) FROM ATTRACTION;</text:p>
      <text:p text:style-name="P1">ERROR 1558 (HY000): Column count of mysql.proc is wrong. Expected 21, found 20. Created with MariaDB 100108, now running 100424. Please use mysql_upgrade to fix this error</text:p>
      <text:p text:style-name="P1">MariaDB [themepark]&gt; SELECT Distinct(PARK_CODE) FROM ATTRACTION;</text:p>
      <text:p text:style-name="P1">+-----------+</text:p>
      <text:p text:style-name="P1">| PARK_CODE |</text:p>
      <text:p text:style-name="P1">+-----------+</text:p>
      <text:p text:style-name="P1">| FR1001 <text:s text:c="3"/>|</text:p>
      <text:p text:style-name="P1">| UK3452 <text:s text:c="3"/>|</text:p>
      <text:p text:style-name="P1">| ZA1342 <text:s text:c="3"/>|</text:p>
      <text:p text:style-name="P1">+-----------+</text:p>
      <text:p text:style-name="P1">3 rows in set (0.001 sec)</text:p>
      <text:p text:style-name="P1"/>
      <text:p text:style-name="P1">MariaDB [themepark]&gt; SELECT count(Distinct(PARK_CODE)) FROM ATTRACTION;</text:p>
      <text:p text:style-name="P1">+----------------------------+</text:p>
      <text:p text:style-name="P1">| count(Distinct(PARK_CODE)) |</text:p>
      <text:p text:style-name="P1">+----------------------------+</text:p>
      <text:p text:style-name="P1">| <text:s text:c="25"/>3 |</text:p>
      <text:p text:style-name="P1">+----------------------------+</text:p>
      <text:p text:style-name="P1">1 row in set (0.001 sec)</text:p>
      <text:p text:style-name="P1"/>
      <text:p text:style-name="P1">MariaDB [themepark]&gt; select COUNT(distinct(EMP_NO))AS NUMBER_OF_EMPLOYEES from HOURS</text:p>
      <text:p text:style-name="P1"><text:s text:c="4"/>-&gt; ;</text:p>
      <text:p text:style-name="P1">ERROR 1054 (42S22): Unknown column 'EMP_NO' in 'field list'</text:p>
      <text:p text:style-name="P1">MariaDB [themepark]&gt; SELECT * FROM HOURS;</text:p>
      <text:p text:style-name="P1">+---------+------------+-------------------+-----------+-------------+</text:p>
      <text:p text:style-name="P1">| EMP_NUM | ATTRACT_NO | HOURS_PER_ATTRACT | HOUR_RATE | DATE_WORKED |</text:p>
      <text:p text:style-name="P1">+---------+------------+-------------------+-----------+-------------+</text:p>
      <text:p text:style-name="P1">| <text:s text:c="4"/>100 | <text:s text:c="5"/>10034 | <text:s text:c="16"/>6 | <text:s text:c="5"/>6.50 | 2007-05-18 <text:s/>|</text:p>
      <text:p text:style-name="P1">| <text:s text:c="4"/>100 | <text:s text:c="5"/>10034 | <text:s text:c="16"/>6 | <text:s text:c="5"/>6.50 | 2007-05-20 <text:s/>|</text:p>
      <text:p text:style-name="P1">| <text:s text:c="4"/>101 | <text:s text:c="5"/>10034 | <text:s text:c="16"/>6 | <text:s text:c="5"/>6.50 | 2007-05-18 <text:s/>|</text:p>
      <text:p text:style-name="P1">| <text:s text:c="4"/>102 | <text:s text:c="5"/>30012 | <text:s text:c="16"/>3 | <text:s text:c="5"/>5.99 | 2007-05-23 <text:s/>|</text:p>
      <text:p text:style-name="P1">| <text:s text:c="4"/>102 | <text:s text:c="5"/>30044 | <text:s text:c="16"/>6 | <text:s text:c="5"/>5.99 | 2007-05-21 <text:s/>|</text:p>
      <text:p text:style-name="P1">| <text:s text:c="4"/>102 | <text:s text:c="5"/>30044 | <text:s text:c="16"/>3 | <text:s text:c="5"/>5.99 | 2007-05-22 <text:s/>|</text:p>
      <text:p text:style-name="P1">| <text:s text:c="4"/>104 | <text:s text:c="5"/>30011 | <text:s text:c="16"/>6 | <text:s text:c="5"/>7.20 | 2007-05-21 <text:s/>|</text:p>
      <text:p text:style-name="P1">| <text:s text:c="4"/>104 | <text:s text:c="5"/>30012 | <text:s text:c="16"/>6 | <text:s text:c="5"/>7.20 | 2007-05-22 <text:s/>|</text:p>
      <text:p text:style-name="P1">| <text:s text:c="4"/>105 | <text:s text:c="5"/>10078 | <text:s text:c="16"/>3 | <text:s text:c="5"/>8.50 | 2007-05-18 <text:s/>|</text:p>
      <text:p text:style-name="P1">| <text:s text:c="4"/>105 | <text:s text:c="5"/>10098 | <text:s text:c="16"/>3 | <text:s text:c="5"/>8.50 | 2007-05-18 <text:s/>|</text:p>
      <text:p text:style-name="P1"><text:soft-page-break/>| <text:s text:c="4"/>105 | <text:s text:c="5"/>10098 | <text:s text:c="16"/>6 | <text:s text:c="5"/>8.50 | 2007-05-19 <text:s/>|</text:p>
      <text:p text:style-name="P1">+---------+------------+-------------------+-----------+-------------+</text:p>
      <text:p text:style-name="P1">11 rows in set (0.001 sec)</text:p>
      <text:p text:style-name="P1"/>
      <text:p text:style-name="P1">MariaDB [themepark]&gt; select COUNT(distinct(EMP_NUM))AS NUMBER_OF_EMPLOYEES from HOURS</text:p>
      <text:p text:style-name="P1"><text:s text:c="4"/>-&gt; ;</text:p>
      <text:p text:style-name="P1">+---------------------+</text:p>
      <text:p text:style-name="P1">| NUMBER_OF_EMPLOYEES |</text:p>
      <text:p text:style-name="P1">+---------------------+</text:p>
      <text:p text:style-name="P1">| <text:s text:c="18"/>5 |</text:p>
      <text:p text:style-name="P1">+---------------------+</text:p>
      <text:p text:style-name="P1">1 row in set (0.038 sec)</text:p>
      <text:p text:style-name="P1"/>
      <text:p text:style-name="P1">MariaDB [themepark]&gt; SELECT COUNT(*)</text:p>
      <text:p text:style-name="P1"><text:s text:c="4"/>-&gt; </text:p>
      <text:p text:style-name="P1"><text:s text:c="4"/>-&gt; FROM ATTRACTION;</text:p>
      <text:p text:style-name="P1">+----------+</text:p>
      <text:p text:style-name="P1">| COUNT(*) |</text:p>
      <text:p text:style-name="P1">+----------+</text:p>
      <text:p text:style-name="P1">| <text:s text:c="6"/>11 |</text:p>
      <text:p text:style-name="P1">+----------+</text:p>
      <text:p text:style-name="P1">1 row in set (0.001 sec)</text:p>
      <text:p text:style-name="P1"/>
      <text:p text:style-name="P1">MariaDB [themepark]&gt; SELECT COUNT(ATTRACT_NAME)</text:p>
      <text:p text:style-name="P1"><text:s text:c="4"/>-&gt; </text:p>
      <text:p text:style-name="P1"><text:s text:c="4"/>-&gt; FROM ATTRACTION;</text:p>
      <text:p text:style-name="P1">+---------------------+</text:p>
      <text:p text:style-name="P1">| COUNT(ATTRACT_NAME) |</text:p>
      <text:p text:style-name="P1">+---------------------+</text:p>
      <text:p text:style-name="P1">| <text:s text:c="17"/>10 |</text:p>
      <text:p text:style-name="P1">+---------------------+</text:p>
      <text:p text:style-name="P1">1 row in set (0.000 sec)</text:p>
      <text:p text:style-name="P1"/>
      <text:p text:style-name="P1">MariaDB [themepark]&gt; SELECT ATTRACT_NAME FROM ATTRACTION;</text:p>
      <text:p text:style-name="P1">+-----------------+</text:p>
      <text:p text:style-name="P1">| ATTRACT_NAME <text:s text:c="3"/>|</text:p>
      <text:p text:style-name="P1">+-----------------+</text:p>
      <text:p text:style-name="P1">| ThunderCoaster <text:s/>|</text:p>
      <text:p text:style-name="P1">| SpinningTeacups |</text:p>
      <text:p text:style-name="P1">| FlightToStars <text:s text:c="2"/>|</text:p>
      <text:p text:style-name="P1">| Ant-Trap <text:s text:c="7"/>|</text:p>
      <text:p text:style-name="P1">| NULL <text:s text:c="11"/>|</text:p>
      <text:p text:style-name="P1">| Carnival <text:s text:c="7"/>|</text:p>
      <text:p text:style-name="P1">| 3D-Lego_Show <text:s text:c="3"/>|</text:p>
      <text:p text:style-name="P1">| BlackHole2 <text:s text:c="5"/>|</text:p>
      <text:p text:style-name="P1">| Pirates <text:s text:c="8"/>|</text:p>
      <text:p text:style-name="P1">| UnderSeaWord <text:s text:c="3"/>|</text:p>
      <text:p text:style-name="P1">| GoldRush <text:s text:c="7"/>|</text:p>
      <text:p text:style-name="P1"><text:soft-page-break/>+-----------------+</text:p>
      <text:p text:style-name="P1">11 rows in set (0.001 sec)</text:p>
      <text:p text:style-name="P1"/>
      <text:p text:style-name="P1">MariaDB [themepark]&gt; SELECT MIN(TICKET_PRICE),max(TICKET_PRICE) FROM TICKET;</text:p>
      <text:p text:style-name="P1">+-------------------+-------------------+</text:p>
      <text:p text:style-name="P1">| MIN(TICKET_PRICE) | max(TICKET_PRICE) |</text:p>
      <text:p text:style-name="P1">+-------------------+-------------------+</text:p>
      <text:p text:style-name="P1">| <text:s text:c="12"/>10.99 | <text:s text:c="12"/>42.10 |</text:p>
      <text:p text:style-name="P1">+-------------------+-------------------+</text:p>
      <text:p text:style-name="P1">1 row in set (0.001 sec)</text:p>
      <text:p text:style-name="P1"/>
      <text:p text:style-name="P1">MariaDB [themepark]&gt; SELECT LINE_PRICE,LINE_QTY FROM SALES_LINE;</text:p>
      <text:p text:style-name="P1">+------------+----------+</text:p>
      <text:p text:style-name="P1">| LINE_PRICE | LINE_QTY |</text:p>
      <text:p text:style-name="P1">+------------+----------+</text:p>
      <text:p text:style-name="P1">| <text:s text:c="5"/>69.98 | <text:s text:c="7"/>2 |</text:p>
      <text:p text:style-name="P1">| <text:s text:c="5"/>14.99 | <text:s text:c="7"/>1 |</text:p>
      <text:p text:style-name="P1">| <text:s text:c="5"/>69.98 | <text:s text:c="7"/>2 |</text:p>
      <text:p text:style-name="P1">| <text:s text:c="5"/>41.98 | <text:s text:c="7"/>2 |</text:p>
      <text:p text:style-name="P1">| <text:s text:c="5"/>14.99 | <text:s text:c="7"/>1 |</text:p>
      <text:p text:style-name="P1">| <text:s text:c="5"/>14.99 | <text:s text:c="7"/>1 |</text:p>
      <text:p text:style-name="P1">| <text:s text:c="5"/>34.99 | <text:s text:c="7"/>1 |</text:p>
      <text:p text:style-name="P1">| <text:s text:c="4"/>139.96 | <text:s text:c="7"/>4 |</text:p>
      <text:p text:style-name="P1">| <text:s text:c="4"/>168.40 | <text:s text:c="7"/>4 |</text:p>
      <text:p text:style-name="P1">| <text:s text:c="5"/>22.50 | <text:s text:c="7"/>1 |</text:p>
      <text:p text:style-name="P1">| <text:s text:c="5"/>21.98 | <text:s text:c="7"/>2 |</text:p>
      <text:p text:style-name="P1">| <text:s text:c="5"/>84.20 | <text:s text:c="7"/>2 |</text:p>
      <text:p text:style-name="P1">| <text:s text:c="5"/>21.98 | <text:s text:c="7"/>2 |</text:p>
      <text:p text:style-name="P1">| <text:s text:c="5"/>84.20 | <text:s text:c="7"/>2 |</text:p>
      <text:p text:style-name="P1">| <text:s text:c="5"/>22.50 | <text:s text:c="7"/>1 |</text:p>
      <text:p text:style-name="P1">| <text:s text:c="5"/>21.98 | <text:s text:c="7"/>2 |</text:p>
      <text:p text:style-name="P1">| <text:s text:c="5"/>21.98 | <text:s text:c="7"/>2 |</text:p>
      <text:p text:style-name="P1">| <text:s text:c="5"/>84.20 | <text:s text:c="7"/>2 |</text:p>
      <text:p text:style-name="P1">| <text:s text:c="4"/>168.40 | <text:s text:c="7"/>4 |</text:p>
      <text:p text:style-name="P1">| <text:s text:c="5"/>22.50 | <text:s text:c="7"/>1 |</text:p>
      <text:p text:style-name="P1">| <text:s text:c="5"/>21.98 | <text:s text:c="7"/>2 |</text:p>
      <text:p text:style-name="P1">| <text:s text:c="5"/>84.20 | <text:s text:c="7"/>2 |</text:p>
      <text:p text:style-name="P1">| <text:s text:c="5"/>57.34 | <text:s text:c="7"/>2 |</text:p>
      <text:p text:style-name="P1">| <text:s text:c="5"/>37.12 | <text:s text:c="7"/>2 |</text:p>
      <text:p text:style-name="P1">| <text:s text:c="5"/>57.34 | <text:s text:c="7"/>2 |</text:p>
      <text:p text:style-name="P1">| <text:s text:c="5"/>37.12 | <text:s text:c="7"/>2 |</text:p>
      <text:p text:style-name="P1">| <text:s text:c="5"/>18.56 | <text:s text:c="7"/>1 |</text:p>
      <text:p text:style-name="P1">| <text:s text:c="5"/>12.12 | <text:s text:c="7"/>1 |</text:p>
      <text:p text:style-name="P1">| <text:s text:c="4"/>114.68 | <text:s text:c="7"/>4 |</text:p>
      <text:p text:style-name="P1">| <text:s text:c="5"/>57.34 | <text:s text:c="7"/>2 |</text:p>
      <text:p text:style-name="P1">| <text:s text:c="5"/>37.12 | <text:s text:c="7"/>2 |</text:p>
      <text:p text:style-name="P1">+------------+----------+</text:p>
      <text:p text:style-name="P1">31 rows in set (0.001 sec)</text:p>
      <text:p text:style-name="P1"/>
      <text:p text:style-name="P1"><text:soft-page-break/>MariaDB [themepark]&gt; SELECT AVG(LINE_PRICE), SUM(LINE_QTY)</text:p>
      <text:p text:style-name="P1"><text:s text:c="4"/>-&gt; </text:p>
      <text:p text:style-name="P1"><text:s text:c="4"/>-&gt; FROM SALES_LINE;</text:p>
      <text:p text:style-name="P1">+-----------------+---------------+</text:p>
      <text:p text:style-name="P1">| AVG(LINE_PRICE) | SUM(LINE_QTY) |</text:p>
      <text:p text:style-name="P1">+-----------------+---------------+</text:p>
      <text:p text:style-name="P1">| <text:s text:c="6"/>54.245161 | <text:s text:c="11"/>61 |</text:p>
      <text:p text:style-name="P1">+-----------------+---------------+</text:p>
      <text:p text:style-name="P1">1 row in set (0.001 sec)</text:p>
      <text:p text:style-name="P1"/>
      <text:p text:style-name="P1">MariaDB [themepark]&gt; SELECT PARK_CODE, MIN(TICKET_PRICE),MAX(TICKET_PRICE)</text:p>
      <text:p text:style-name="P1"><text:s text:c="4"/>-&gt; FROM TICKET</text:p>
      <text:p text:style-name="P1"><text:s text:c="4"/>-&gt; GROUP BY PARK_CODE;</text:p>
      <text:p text:style-name="P1">+-----------+-------------------+-------------------+</text:p>
      <text:p text:style-name="P1">| PARK_CODE | MIN(TICKET_PRICE) | MAX(TICKET_PRICE) |</text:p>
      <text:p text:style-name="P1">+-----------+-------------------+-------------------+</text:p>
      <text:p text:style-name="P1">| FR1001 <text:s text:c="3"/>| <text:s text:c="12"/>18.99 | <text:s text:c="12"/>34.99 |</text:p>
      <text:p text:style-name="P1">| SP4533 <text:s text:c="3"/>| <text:s text:c="12"/>10.99 | <text:s text:c="12"/>24.99 |</text:p>
      <text:p text:style-name="P1">| UK3452 <text:s text:c="3"/>| <text:s text:c="12"/>10.99 | <text:s text:c="12"/>42.10 |</text:p>
      <text:p text:style-name="P1">| ZA1342 <text:s text:c="3"/>| <text:s text:c="12"/>12.12 | <text:s text:c="12"/>28.67 |</text:p>
      <text:p text:style-name="P1">+-----------+-------------------+-------------------+</text:p>
      <text:p text:style-name="P1">4 rows in set (0.001 sec)</text:p>
      <text:p text:style-name="P1"/>
      <text:p text:style-name="P1">MariaDB [themepark]&gt; SELECT PARK_CODE FROM TICKET;</text:p>
      <text:p text:style-name="P1">+-----------+</text:p>
      <text:p text:style-name="P1">| PARK_CODE |</text:p>
      <text:p text:style-name="P1">+-----------+</text:p>
      <text:p text:style-name="P1">| FR1001 <text:s text:c="3"/>|</text:p>
      <text:p text:style-name="P1">| FR1001 <text:s text:c="3"/>|</text:p>
      <text:p text:style-name="P1">| FR1001 <text:s text:c="3"/>|</text:p>
      <text:p text:style-name="P1">| SP4533 <text:s text:c="3"/>|</text:p>
      <text:p text:style-name="P1">| SP4533 <text:s text:c="3"/>|</text:p>
      <text:p text:style-name="P1">| SP4533 <text:s text:c="3"/>|</text:p>
      <text:p text:style-name="P1">| UK3452 <text:s text:c="3"/>|</text:p>
      <text:p text:style-name="P1">| UK3452 <text:s text:c="3"/>|</text:p>
      <text:p text:style-name="P1">| UK3452 <text:s text:c="3"/>|</text:p>
      <text:p text:style-name="P1">| ZA1342 <text:s text:c="3"/>|</text:p>
      <text:p text:style-name="P1">| ZA1342 <text:s text:c="3"/>|</text:p>
      <text:p text:style-name="P1">| ZA1342 <text:s text:c="3"/>|</text:p>
      <text:p text:style-name="P1">+-----------+</text:p>
      <text:p text:style-name="P1">12 rows in set (0.001 sec)</text:p>
      <text:p text:style-name="P1"/>
      <text:p text:style-name="P1">MariaDB [themepark]&gt; SELECT TICKET_PRICE FROM TICKET;</text:p>
      <text:p text:style-name="P1">+--------------+</text:p>
      <text:p text:style-name="P1">| TICKET_PRICE |</text:p>
      <text:p text:style-name="P1">+--------------+</text:p>
      <text:p text:style-name="P1">| <text:s text:c="7"/>24.99 |</text:p>
      <text:p text:style-name="P1">| <text:s text:c="7"/>14.99 |</text:p>
      <text:p text:style-name="P1">| <text:s text:c="7"/>10.99 |</text:p>
      <text:p text:style-name="P1"><text:soft-page-break/>| <text:s text:c="7"/>18.99 |</text:p>
      <text:p text:style-name="P1">| <text:s text:c="7"/>34.99 |</text:p>
      <text:p text:style-name="P1">| <text:s text:c="7"/>20.99 |</text:p>
      <text:p text:style-name="P1">| <text:s text:c="7"/>18.56 |</text:p>
      <text:p text:style-name="P1">| <text:s text:c="7"/>28.67 |</text:p>
      <text:p text:style-name="P1">| <text:s text:c="7"/>12.12 |</text:p>
      <text:p text:style-name="P1">| <text:s text:c="7"/>22.50 |</text:p>
      <text:p text:style-name="P1">| <text:s text:c="7"/>42.10 |</text:p>
      <text:p text:style-name="P1">| <text:s text:c="7"/>10.99 |</text:p>
      <text:p text:style-name="P1">+--------------+</text:p>
      <text:p text:style-name="P1">12 rows in set (0.001 sec)</text:p>
      <text:p text:style-name="P1"/>
      <text:p text:style-name="P1">MariaDB [themepark]&gt; SELECT * FROM TICKET;</text:p>
      <text:p text:style-name="P1">+-----------+--------------+-------------+-----------+</text:p>
      <text:p text:style-name="P1">| TICKET_NO | TICKET_PRICE | TICKET_TYPE | PARK_CODE |</text:p>
      <text:p text:style-name="P1">+-----------+--------------+-------------+-----------+</text:p>
      <text:p text:style-name="P1">| <text:s text:c="4"/>11001 | <text:s text:c="7"/>24.99 | Adult <text:s text:c="6"/>| SP4533 <text:s text:c="3"/>|</text:p>
      <text:p text:style-name="P1">| <text:s text:c="4"/>11002 | <text:s text:c="7"/>14.99 | Child <text:s text:c="6"/>| SP4533 <text:s text:c="3"/>|</text:p>
      <text:p text:style-name="P1">| <text:s text:c="4"/>11003 | <text:s text:c="7"/>10.99 | Senior <text:s text:c="5"/>| SP4533 <text:s text:c="3"/>|</text:p>
      <text:p text:style-name="P1">| <text:s text:c="4"/>13001 | <text:s text:c="7"/>18.99 | Child <text:s text:c="6"/>| FR1001 <text:s text:c="3"/>|</text:p>
      <text:p text:style-name="P1">| <text:s text:c="4"/>13002 | <text:s text:c="7"/>34.99 | Adult <text:s text:c="6"/>| FR1001 <text:s text:c="3"/>|</text:p>
      <text:p text:style-name="P1">| <text:s text:c="4"/>13003 | <text:s text:c="7"/>20.99 | Senior <text:s text:c="5"/>| FR1001 <text:s text:c="3"/>|</text:p>
      <text:p text:style-name="P1">| <text:s text:c="4"/>67832 | <text:s text:c="7"/>18.56 | Child <text:s text:c="6"/>| ZA1342 <text:s text:c="3"/>|</text:p>
      <text:p text:style-name="P1">| <text:s text:c="4"/>67833 | <text:s text:c="7"/>28.67 | Adult <text:s text:c="6"/>| ZA1342 <text:s text:c="3"/>|</text:p>
      <text:p text:style-name="P1">| <text:s text:c="4"/>67855 | <text:s text:c="7"/>12.12 | Senior <text:s text:c="5"/>| ZA1342 <text:s text:c="3"/>|</text:p>
      <text:p text:style-name="P1">| <text:s text:c="4"/>88567 | <text:s text:c="7"/>22.50 | Child <text:s text:c="6"/>| UK3452 <text:s text:c="3"/>|</text:p>
      <text:p text:style-name="P1">| <text:s text:c="4"/>88568 | <text:s text:c="7"/>42.10 | Adult <text:s text:c="6"/>| UK3452 <text:s text:c="3"/>|</text:p>
      <text:p text:style-name="P1">| <text:s text:c="4"/>89720 | <text:s text:c="7"/>10.99 | Senior <text:s text:c="5"/>| UK3452 <text:s text:c="3"/>|</text:p>
      <text:p text:style-name="P1">+-----------+--------------+-------------+-----------+</text:p>
      <text:p text:style-name="P1">12 rows in set (0.001 sec)</text:p>
      <text:p text:style-name="P1"/>
      <text:p text:style-name="P1">MariaDB [themepark]&gt; SELECT PARK_CODE, MIN(TICKET_PRICE),MAX(TICKET_PRICE) FROM TICKET;</text:p>
      <text:p text:style-name="P1">+-----------+-------------------+-------------------+</text:p>
      <text:p text:style-name="P1">| PARK_CODE | MIN(TICKET_PRICE) | MAX(TICKET_PRICE) |</text:p>
      <text:p text:style-name="P1">+-----------+-------------------+-------------------+</text:p>
      <text:p text:style-name="P1">| SP4533 <text:s text:c="3"/>| <text:s text:c="12"/>10.99 | <text:s text:c="12"/>42.10 |</text:p>
      <text:p text:style-name="P1">+-----------+-------------------+-------------------+</text:p>
      <text:p text:style-name="P1">1 row in set (0.001 sec)</text:p>
      <text:p text:style-name="P1"/>
      <text:p text:style-name="P1">MariaDB [themepark]&gt; SELECT PARK_CODE, AVG(TICKET_PRICE)</text:p>
      <text:p text:style-name="P1"><text:s text:c="4"/>-&gt; </text:p>
      <text:p text:style-name="P1"><text:s text:c="4"/>-&gt; FROM TICKET</text:p>
      <text:p text:style-name="P1"><text:s text:c="4"/>-&gt; </text:p>
      <text:p text:style-name="P1"><text:s text:c="4"/>-&gt; GROUP BY PARK_CODE</text:p>
      <text:p text:style-name="P1"><text:s text:c="4"/>-&gt; </text:p>
      <text:p text:style-name="P1"><text:s text:c="4"/>-&gt; HAVING AVG(TICKET_PRICE) &gt;= 24.99;</text:p>
      <text:p text:style-name="P1">+-----------+-------------------+</text:p>
      <text:p text:style-name="P1">| PARK_CODE | AVG(TICKET_PRICE) |</text:p>
      <text:p text:style-name="P1"><text:soft-page-break/>+-----------+-------------------+</text:p>
      <text:p text:style-name="P1">| FR1001 <text:s text:c="3"/>| <text:s text:c="8"/>24.990000 |</text:p>
      <text:p text:style-name="P1">| UK3452 <text:s text:c="3"/>| <text:s text:c="8"/>25.196667 |</text:p>
      <text:p text:style-name="P1">+-----------+-------------------+</text:p>
      <text:p text:style-name="P1">2 rows in set (0.001 sec)</text:p>
      <text:p text:style-name="P1"/>
      <text:p text:style-name="P1">MariaDB [themepark]&gt; SELECT THEMEPARK.PARK_CODE, PARK_NAME, TICKET_NO,</text:p>
      <text:p text:style-name="P1"><text:s text:c="4"/>-&gt; </text:p>
      <text:p text:style-name="P1"><text:s text:c="4"/>-&gt; TICKET_TYPE, TICKET_PRICE</text:p>
      <text:p text:style-name="P1"><text:s text:c="4"/>-&gt; </text:p>
      <text:p text:style-name="P1"><text:s text:c="4"/>-&gt; FROM THEMEPARK, TICKET</text:p>
      <text:p text:style-name="P1"><text:s text:c="4"/>-&gt; </text:p>
      <text:p text:style-name="P1"><text:s text:c="4"/>-&gt; WHERE THEMEPARK.PARK_CODE = TICKET.PARK_CODE;</text:p>
      <text:p text:style-name="P1">+-----------+---------------+-----------+-------------+--------------+</text:p>
      <text:p text:style-name="P1">| PARK_CODE | PARK_NAME <text:s text:c="4"/>| TICKET_NO | TICKET_TYPE | TICKET_PRICE |</text:p>
      <text:p text:style-name="P1">+-----------+---------------+-----------+-------------+--------------+</text:p>
      <text:p text:style-name="P1">| FR1001 <text:s text:c="3"/>| FairyLand <text:s text:c="4"/>| <text:s text:c="4"/>13001 | Child <text:s text:c="6"/>| <text:s text:c="7"/>18.99 |</text:p>
      <text:p text:style-name="P1">| FR1001 <text:s text:c="3"/>| FairyLand <text:s text:c="4"/>| <text:s text:c="4"/>13002 | Adult <text:s text:c="6"/>| <text:s text:c="7"/>34.99 |</text:p>
      <text:p text:style-name="P1">| FR1001 <text:s text:c="3"/>| FairyLand <text:s text:c="4"/>| <text:s text:c="4"/>13003 | Senior <text:s text:c="5"/>| <text:s text:c="7"/>20.99 |</text:p>
      <text:p text:style-name="P1">| SP4533 <text:s text:c="3"/>| AdventurePort | <text:s text:c="4"/>11001 | Adult <text:s text:c="6"/>| <text:s text:c="7"/>24.99 |</text:p>
      <text:p text:style-name="P1">| SP4533 <text:s text:c="3"/>| AdventurePort | <text:s text:c="4"/>11002 | Child <text:s text:c="6"/>| <text:s text:c="7"/>14.99 |</text:p>
      <text:p text:style-name="P1">| SP4533 <text:s text:c="3"/>| AdventurePort | <text:s text:c="4"/>11003 | Senior <text:s text:c="5"/>| <text:s text:c="7"/>10.99 |</text:p>
      <text:p text:style-name="P1">| UK3452 <text:s text:c="3"/>| PleasureLand <text:s/>| <text:s text:c="4"/>88567 | Child <text:s text:c="6"/>| <text:s text:c="7"/>22.50 |</text:p>
      <text:p text:style-name="P1">| UK3452 <text:s text:c="3"/>| PleasureLand <text:s/>| <text:s text:c="4"/>88568 | Adult <text:s text:c="6"/>| <text:s text:c="7"/>42.10 |</text:p>
      <text:p text:style-name="P1">| UK3452 <text:s text:c="3"/>| PleasureLand <text:s/>| <text:s text:c="4"/>89720 | Senior <text:s text:c="5"/>| <text:s text:c="7"/>10.99 |</text:p>
      <text:p text:style-name="P1">| ZA1342 <text:s text:c="3"/>| GoldTown <text:s text:c="5"/>| <text:s text:c="4"/>67832 | Child <text:s text:c="6"/>| <text:s text:c="7"/>18.56 |</text:p>
      <text:p text:style-name="P1">| ZA1342 <text:s text:c="3"/>| GoldTown <text:s text:c="5"/>| <text:s text:c="4"/>67833 | Adult <text:s text:c="6"/>| <text:s text:c="7"/>28.67 |</text:p>
      <text:p text:style-name="P1">| ZA1342 <text:s text:c="3"/>| GoldTown <text:s text:c="5"/>| <text:s text:c="4"/>67855 | Senior <text:s text:c="5"/>| <text:s text:c="7"/>12.12 |</text:p>
      <text:p text:style-name="P1">+-----------+---------------+-----------+-------------+--------------+</text:p>
      <text:p text:style-name="P1">12 rows in set (0.020 sec)</text:p>
      <text:p text:style-name="P1"/>
      <text:p text:style-name="P1">MariaDB [themepark]&gt; SELECT THEMEPARK.PARK_CODE, PARK_NAME, TICKET_NO, <text:s/>TICKET_TYPE, TICKET_PRICE <text:s/>FROM TICKET,THEMEPARK <text:s/>WHERE THEMEPARK.PARK_CODE = TICKET.PARK_CODE;</text:p>
      <text:p text:style-name="P1">+-----------+---------------+-----------+-------------+--------------+</text:p>
      <text:p text:style-name="P1">| PARK_CODE | PARK_NAME <text:s text:c="4"/>| TICKET_NO | TICKET_TYPE | TICKET_PRICE |</text:p>
      <text:p text:style-name="P1">+-----------+---------------+-----------+-------------+--------------+</text:p>
      <text:p text:style-name="P1">| FR1001 <text:s text:c="3"/>| FairyLand <text:s text:c="4"/>| <text:s text:c="4"/>13001 | Child <text:s text:c="6"/>| <text:s text:c="7"/>18.99 |</text:p>
      <text:p text:style-name="P1">| FR1001 <text:s text:c="3"/>| FairyLand <text:s text:c="4"/>| <text:s text:c="4"/>13002 | Adult <text:s text:c="6"/>| <text:s text:c="7"/>34.99 |</text:p>
      <text:p text:style-name="P1">| FR1001 <text:s text:c="3"/>| FairyLand <text:s text:c="4"/>| <text:s text:c="4"/>13003 | Senior <text:s text:c="5"/>| <text:s text:c="7"/>20.99 |</text:p>
      <text:p text:style-name="P1">| SP4533 <text:s text:c="3"/>| AdventurePort | <text:s text:c="4"/>11001 | Adult <text:s text:c="6"/>| <text:s text:c="7"/>24.99 |</text:p>
      <text:p text:style-name="P1">| SP4533 <text:s text:c="3"/>| AdventurePort | <text:s text:c="4"/>11002 | Child <text:s text:c="6"/>| <text:s text:c="7"/>14.99 |</text:p>
      <text:p text:style-name="P1">| SP4533 <text:s text:c="3"/>| AdventurePort | <text:s text:c="4"/>11003 | Senior <text:s text:c="5"/>| <text:s text:c="7"/>10.99 |</text:p>
      <text:p text:style-name="P1">| UK3452 <text:s text:c="3"/>| PleasureLand <text:s/>| <text:s text:c="4"/>88567 | Child <text:s text:c="6"/>| <text:s text:c="7"/>22.50 |</text:p>
      <text:p text:style-name="P1">| UK3452 <text:s text:c="3"/>| PleasureLand <text:s/>| <text:s text:c="4"/>88568 | Adult <text:s text:c="6"/>| <text:s text:c="7"/>42.10 |</text:p>
      <text:p text:style-name="P1">| UK3452 <text:s text:c="3"/>| PleasureLand <text:s/>| <text:s text:c="4"/>89720 | Senior <text:s text:c="5"/>| <text:s text:c="7"/>10.99 |</text:p>
      <text:p text:style-name="P1">| ZA1342 <text:s text:c="3"/>| GoldTown <text:s text:c="5"/>| <text:s text:c="4"/>67832 | Child <text:s text:c="6"/>| <text:s text:c="7"/>18.56 |</text:p>
      <text:p text:style-name="P1">| ZA1342 <text:s text:c="3"/>| GoldTown <text:s text:c="5"/>| <text:s text:c="4"/>67833 | Adult <text:s text:c="6"/>| <text:s text:c="7"/>28.67 |</text:p>
      <text:p text:style-name="P1">| ZA1342 <text:s text:c="3"/>| GoldTown <text:s text:c="5"/>| <text:s text:c="4"/>67855 | Senior <text:s text:c="5"/>| <text:s text:c="7"/>12.12 |</text:p>
      <text:p text:style-name="P1"><text:soft-page-break/>+-----------+---------------+-----------+-------------+--------------+</text:p>
      <text:p text:style-name="P1">12 rows in set (0.001 sec)</text:p>
      <text:p text:style-name="P1"/>
      <text:p text:style-name="P1">MariaDB [themepark]&gt; SELECT THEMEPARK.PARK_CODE, PARK_NAME, ATTRACT_NAME,</text:p>
      <text:p text:style-name="P1"><text:s text:c="4"/>-&gt; </text:p>
      <text:p text:style-name="P1"><text:s text:c="4"/>-&gt; ATTRACT_CAPACITY</text:p>
      <text:p text:style-name="P1"><text:s text:c="4"/>-&gt; FROM THEMEPARK, ATTRACTION</text:p>
      <text:p text:style-name="P1"><text:s text:c="4"/>-&gt; WHERE THEMEPARK.PARK_CODE = ATTRACTION.PARK_CODE;</text:p>
      <text:p text:style-name="P1">+-----------+--------------+-----------------+------------------+</text:p>
      <text:p text:style-name="P1">| PARK_CODE | PARK_NAME <text:s text:c="3"/>| ATTRACT_NAME <text:s text:c="3"/>| ATTRACT_CAPACITY |</text:p>
      <text:p text:style-name="P1">+-----------+--------------+-----------------+------------------+</text:p>
      <text:p text:style-name="P1">| FR1001 <text:s text:c="3"/>| FairyLand <text:s text:c="3"/>| ThunderCoaster <text:s/>| <text:s text:c="14"/>34 |</text:p>
      <text:p text:style-name="P1">| FR1001 <text:s text:c="3"/>| FairyLand <text:s text:c="3"/>| SpinningTeacups | <text:s text:c="14"/>62 |</text:p>
      <text:p text:style-name="P1">| FR1001 <text:s text:c="3"/>| FairyLand <text:s text:c="3"/>| FlightToStars <text:s text:c="2"/>| <text:s text:c="14"/>24 |</text:p>
      <text:p text:style-name="P1">| FR1001 <text:s text:c="3"/>| FairyLand <text:s text:c="3"/>| Ant-Trap <text:s text:c="7"/>| <text:s text:c="14"/>30 |</text:p>
      <text:p text:style-name="P1">| ZA1342 <text:s text:c="3"/>| GoldTown <text:s text:c="4"/>| NULL <text:s text:c="11"/>| <text:s text:c="14"/>40 |</text:p>
      <text:p text:style-name="P1">| FR1001 <text:s text:c="3"/>| FairyLand <text:s text:c="3"/>| Carnival <text:s text:c="7"/>| <text:s text:c="13"/>120 |</text:p>
      <text:p text:style-name="P1">| UK3452 <text:s text:c="3"/>| PleasureLand | 3D-Lego_Show <text:s text:c="3"/>| <text:s text:c="13"/>200 |</text:p>
      <text:p text:style-name="P1">| UK3452 <text:s text:c="3"/>| PleasureLand | BlackHole2 <text:s text:c="5"/>| <text:s text:c="14"/>34 |</text:p>
      <text:p text:style-name="P1">| UK3452 <text:s text:c="3"/>| PleasureLand | Pirates <text:s text:c="8"/>| <text:s text:c="14"/>42 |</text:p>
      <text:p text:style-name="P1">| UK3452 <text:s text:c="3"/>| PleasureLand | UnderSeaWord <text:s text:c="3"/>| <text:s text:c="14"/>80 |</text:p>
      <text:p text:style-name="P1">| ZA1342 <text:s text:c="3"/>| GoldTown <text:s text:c="4"/>| GoldRush <text:s text:c="7"/>| <text:s text:c="14"/>80 |</text:p>
      <text:p text:style-name="P1">+-----------+--------------+-----------------+------------------+</text:p>
      <text:p text:style-name="P1">11 rows in set (0.001 sec)</text:p>
      <text:p text:style-name="P1"/>
      <text:p text:style-name="P1">MariaDB [themepark]&gt; SELECT THEMEPARK.PARK_CODE, PARK_NAME, ATTRACT_NAME, <text:s/>ATTRACT_CAPACITY FROM THEMEPARK, ATTRACTION WHERE PARK_CODE = ATTRACTION.PARK_CODE;</text:p>
      <text:p text:style-name="P1">ERROR 1052 (23000): Column 'PARK_CODE' in where clause is ambiguous</text:p>
      <text:p text:style-name="P1">MariaDB [themepark]&gt; SELECT THEMEPARK.PARK_CODE, PARK_NAME, ATTRACT_NAME, <text:s/>ATTRACT_CAPACITY FROM THEMEPARK, ATTRACTION WHERE PARK_CODE = PARK_CODE;</text:p>
      <text:p text:style-name="P1">ERROR 1052 (23000): Column 'PARK_CODE' in where clause is ambiguous</text:p>
      <text:p text:style-name="P1">MariaDB [themepark]&gt; SELECT P.PARK_CODE, PARK_NAME, TICKET_NO, TICKET_TYPE,</text:p>
      <text:p text:style-name="P1"><text:s text:c="4"/>-&gt; </text:p>
      <text:p text:style-name="P1"><text:s text:c="4"/>-&gt; TICKET_PRICE</text:p>
      <text:p text:style-name="P1"><text:s text:c="4"/>-&gt; </text:p>
      <text:p text:style-name="P1"><text:s text:c="4"/>-&gt; FROM THEMEPARK P, TICKET T</text:p>
      <text:p text:style-name="P1"><text:s text:c="4"/>-&gt; WHERE P.PARK_CODE =T.PARK_CODE;</text:p>
      <text:p text:style-name="P1">+-----------+---------------+-----------+-------------+--------------+</text:p>
      <text:p text:style-name="P1">| PARK_CODE | PARK_NAME <text:s text:c="4"/>| TICKET_NO | TICKET_TYPE | TICKET_PRICE |</text:p>
      <text:p text:style-name="P1">+-----------+---------------+-----------+-------------+--------------+</text:p>
      <text:p text:style-name="P1">| FR1001 <text:s text:c="3"/>| FairyLand <text:s text:c="4"/>| <text:s text:c="4"/>13001 | Child <text:s text:c="6"/>| <text:s text:c="7"/>18.99 |</text:p>
      <text:p text:style-name="P1">| FR1001 <text:s text:c="3"/>| FairyLand <text:s text:c="4"/>| <text:s text:c="4"/>13002 | Adult <text:s text:c="6"/>| <text:s text:c="7"/>34.99 |</text:p>
      <text:p text:style-name="P1">| FR1001 <text:s text:c="3"/>| FairyLand <text:s text:c="4"/>| <text:s text:c="4"/>13003 | Senior <text:s text:c="5"/>| <text:s text:c="7"/>20.99 |</text:p>
      <text:p text:style-name="P1">| SP4533 <text:s text:c="3"/>| AdventurePort | <text:s text:c="4"/>11001 | Adult <text:s text:c="6"/>| <text:s text:c="7"/>24.99 |</text:p>
      <text:p text:style-name="P1">| SP4533 <text:s text:c="3"/>| AdventurePort | <text:s text:c="4"/>11002 | Child <text:s text:c="6"/>| <text:s text:c="7"/>14.99 |</text:p>
      <text:p text:style-name="P1">| SP4533 <text:s text:c="3"/>| AdventurePort | <text:s text:c="4"/>11003 | Senior <text:s text:c="5"/>| <text:s text:c="7"/>10.99 |</text:p>
      <text:p text:style-name="P1">| UK3452 <text:s text:c="3"/>| PleasureLand <text:s/>| <text:s text:c="4"/>88567 | Child <text:s text:c="6"/>| <text:s text:c="7"/>22.50 |</text:p>
      <text:p text:style-name="P1"><text:soft-page-break/>| UK3452 <text:s text:c="3"/>| PleasureLand <text:s/>| <text:s text:c="4"/>88568 | Adult <text:s text:c="6"/>| <text:s text:c="7"/>42.10 |</text:p>
      <text:p text:style-name="P1">| UK3452 <text:s text:c="3"/>| PleasureLand <text:s/>| <text:s text:c="4"/>89720 | Senior <text:s text:c="5"/>| <text:s text:c="7"/>10.99 |</text:p>
      <text:p text:style-name="P1">| ZA1342 <text:s text:c="3"/>| GoldTown <text:s text:c="5"/>| <text:s text:c="4"/>67832 | Child <text:s text:c="6"/>| <text:s text:c="7"/>18.56 |</text:p>
      <text:p text:style-name="P1">| ZA1342 <text:s text:c="3"/>| GoldTown <text:s text:c="5"/>| <text:s text:c="4"/>67833 | Adult <text:s text:c="6"/>| <text:s text:c="7"/>28.67 |</text:p>
      <text:p text:style-name="P1">| ZA1342 <text:s text:c="3"/>| GoldTown <text:s text:c="5"/>| <text:s text:c="4"/>67855 | Senior <text:s text:c="5"/>| <text:s text:c="7"/>12.12 |</text:p>
      <text:p text:style-name="P1">+-----------+---------------+-----------+-------------+--------------+</text:p>
      <text:p text:style-name="P1">12 rows in set (0.001 sec)</text:p>
      <text:p text:style-name="P1"/>
      <text:p text:style-name="P1">MariaDB [themepark]&gt; select * from T;</text:p>
      <text:p text:style-name="P1">ERROR 1146 (42S02): Table 'themepark.T' doesn't exist</text:p>
      <text:p text:style-name="P1">MariaDB [themepark]&gt; select * from p;</text:p>
      <text:p text:style-name="P1">ERROR 1146 (42S02): Table 'themepark.p' doesn't exist</text:p>
      <text:p text:style-name="P1">MariaDB [themepark]&gt; SELECT TRANSACTION_NO, SALE_DATE, LINE_NO, LINE_QTY,</text:p>
      <text:p text:style-name="P1"><text:s text:c="4"/>-&gt; </text:p>
      <text:p text:style-name="P1"><text:s text:c="4"/>-&gt; LINE_PRICE</text:p>
      <text:p text:style-name="P1"><text:s text:c="4"/>-&gt; </text:p>
      <text:p text:style-name="P1"><text:s text:c="4"/>-&gt; FROM SALES NATURAL JOIN SALES_LINE;</text:p>
      <text:p text:style-name="P1">+----------------+------------+---------+----------+------------+</text:p>
      <text:p text:style-name="P1">| TRANSACTION_NO | SALE_DATE <text:s/>| LINE_NO | LINE_QTY | LINE_PRICE |</text:p>
      <text:p text:style-name="P1">+----------------+------------+---------+----------+------------+</text:p>
      <text:p text:style-name="P1">| <text:s text:c="9"/>12781 | 2007-05-18 | <text:s text:c="6"/>1 | <text:s text:c="7"/>2 | <text:s text:c="5"/>69.98 |</text:p>
      <text:p text:style-name="P1">| <text:s text:c="9"/>12781 | 2007-05-18 | <text:s text:c="6"/>2 | <text:s text:c="7"/>1 | <text:s text:c="5"/>14.99 |</text:p>
      <text:p text:style-name="P1">| <text:s text:c="9"/>12782 | 2007-05-18 | <text:s text:c="6"/>1 | <text:s text:c="7"/>2 | <text:s text:c="5"/>69.98 |</text:p>
      <text:p text:style-name="P1">| <text:s text:c="9"/>12783 | 2007-05-18 | <text:s text:c="6"/>1 | <text:s text:c="7"/>2 | <text:s text:c="5"/>41.98 |</text:p>
      <text:p text:style-name="P1">| <text:s text:c="9"/>12784 | 2007-05-18 | <text:s text:c="6"/>2 | <text:s text:c="7"/>1 | <text:s text:c="5"/>14.99 |</text:p>
      <text:p text:style-name="P1">| <text:s text:c="9"/>12785 | 2007-05-18 | <text:s text:c="6"/>1 | <text:s text:c="7"/>1 | <text:s text:c="5"/>14.99 |</text:p>
      <text:p text:style-name="P1">| <text:s text:c="9"/>12785 | 2007-05-18 | <text:s text:c="6"/>2 | <text:s text:c="7"/>1 | <text:s text:c="5"/>34.99 |</text:p>
      <text:p text:style-name="P1">| <text:s text:c="9"/>12785 | 2007-05-18 | <text:s text:c="6"/>3 | <text:s text:c="7"/>4 | <text:s text:c="4"/>139.96 |</text:p>
      <text:p text:style-name="P1">| <text:s text:c="9"/>34534 | 2007-05-18 | <text:s text:c="6"/>1 | <text:s text:c="7"/>4 | <text:s text:c="4"/>168.40 |</text:p>
      <text:p text:style-name="P1">| <text:s text:c="9"/>34534 | 2007-05-18 | <text:s text:c="6"/>2 | <text:s text:c="7"/>1 | <text:s text:c="5"/>22.50 |</text:p>
      <text:p text:style-name="P1">| <text:s text:c="9"/>34534 | 2007-05-18 | <text:s text:c="6"/>3 | <text:s text:c="7"/>2 | <text:s text:c="5"/>21.98 |</text:p>
      <text:p text:style-name="P1">| <text:s text:c="9"/>34535 | 2007-05-18 | <text:s text:c="6"/>1 | <text:s text:c="7"/>2 | <text:s text:c="5"/>84.20 |</text:p>
      <text:p text:style-name="P1">| <text:s text:c="9"/>34536 | 2007-05-18 | <text:s text:c="6"/>1 | <text:s text:c="7"/>2 | <text:s text:c="5"/>21.98 |</text:p>
      <text:p text:style-name="P1">| <text:s text:c="9"/>34537 | 2007-05-18 | <text:s text:c="6"/>1 | <text:s text:c="7"/>2 | <text:s text:c="5"/>84.20 |</text:p>
      <text:p text:style-name="P1">| <text:s text:c="9"/>34537 | 2007-05-18 | <text:s text:c="6"/>2 | <text:s text:c="7"/>1 | <text:s text:c="5"/>22.50 |</text:p>
      <text:p text:style-name="P1">| <text:s text:c="9"/>34538 | 2007-05-18 | <text:s text:c="6"/>1 | <text:s text:c="7"/>2 | <text:s text:c="5"/>21.98 |</text:p>
      <text:p text:style-name="P1">| <text:s text:c="9"/>34539 | 2007-05-18 | <text:s text:c="6"/>1 | <text:s text:c="7"/>2 | <text:s text:c="5"/>21.98 |</text:p>
      <text:p text:style-name="P1">| <text:s text:c="9"/>34539 | 2007-05-18 | <text:s text:c="6"/>2 | <text:s text:c="7"/>2 | <text:s text:c="5"/>84.20 |</text:p>
      <text:p text:style-name="P1">| <text:s text:c="9"/>34540 | 2007-05-18 | <text:s text:c="6"/>1 | <text:s text:c="7"/>4 | <text:s text:c="4"/>168.40 |</text:p>
      <text:p text:style-name="P1">| <text:s text:c="9"/>34540 | 2007-05-18 | <text:s text:c="6"/>2 | <text:s text:c="7"/>1 | <text:s text:c="5"/>22.50 |</text:p>
      <text:p text:style-name="P1">| <text:s text:c="9"/>34540 | 2007-05-18 | <text:s text:c="6"/>3 | <text:s text:c="7"/>2 | <text:s text:c="5"/>21.98 |</text:p>
      <text:p text:style-name="P1">| <text:s text:c="9"/>34541 | 2007-05-18 | <text:s text:c="6"/>1 | <text:s text:c="7"/>2 | <text:s text:c="5"/>84.20 |</text:p>
      <text:p text:style-name="P1">| <text:s text:c="9"/>67589 | 2007-05-18 | <text:s text:c="6"/>1 | <text:s text:c="7"/>2 | <text:s text:c="5"/>57.34 |</text:p>
      <text:p text:style-name="P1">| <text:s text:c="9"/>67589 | 2007-05-18 | <text:s text:c="6"/>2 | <text:s text:c="7"/>2 | <text:s text:c="5"/>37.12 |</text:p>
      <text:p text:style-name="P1">| <text:s text:c="9"/>67590 | 2007-05-18 | <text:s text:c="6"/>1 | <text:s text:c="7"/>2 | <text:s text:c="5"/>57.34 |</text:p>
      <text:p text:style-name="P1">| <text:s text:c="9"/>67590 | 2007-05-18 | <text:s text:c="6"/>2 | <text:s text:c="7"/>2 | <text:s text:c="5"/>37.12 |</text:p>
      <text:p text:style-name="P1">| <text:s text:c="9"/>67591 | 2007-05-18 | <text:s text:c="6"/>1 | <text:s text:c="7"/>1 | <text:s text:c="5"/>18.56 |</text:p>
      <text:p text:style-name="P1">| <text:s text:c="9"/>67591 | 2007-05-18 | <text:s text:c="6"/>2 | <text:s text:c="7"/>1 | <text:s text:c="5"/>12.12 |</text:p>
      <text:p text:style-name="P1">| <text:s text:c="9"/>67592 | 2007-05-18 | <text:s text:c="6"/>1 | <text:s text:c="7"/>4 | <text:s text:c="4"/>114.68 |</text:p>
      <text:p text:style-name="P1"><text:soft-page-break/>| <text:s text:c="9"/>67593 | 2007-05-18 | <text:s text:c="6"/>1 | <text:s text:c="7"/>2 | <text:s text:c="5"/>57.34 |</text:p>
      <text:p text:style-name="P1">| <text:s text:c="9"/>67593 | 2007-05-18 | <text:s text:c="6"/>2 | <text:s text:c="7"/>2 | <text:s text:c="5"/>37.12 |</text:p>
      <text:p text:style-name="P1">+----------------+------------+---------+----------+------------+</text:p>
      <text:p text:style-name="P1">31 rows in set (0.001 sec)</text:p>
      <text:p text:style-name="P1"/>
      <text:p text:style-name="P1">MariaDB [themepark]&gt; SELECT SALES.TRANSACTION_NO, SALE_DATE, LINE_NO,</text:p>
      <text:p text:style-name="P1"><text:s text:c="4"/>-&gt; </text:p>
      <text:p text:style-name="P1"><text:s text:c="4"/>-&gt; LINE_QTY, LINE_PRICE</text:p>
      <text:p text:style-name="P1"><text:s text:c="4"/>-&gt; FROM SALES JOIN SALES_LINE</text:p>
      <text:p text:style-name="P1"><text:s text:c="4"/>-&gt; ON SALES.TRANSACTION_NO = SALES_LINE.TRANSACTION_NO;</text:p>
      <text:p text:style-name="P1">+----------------+------------+---------+----------+------------+</text:p>
      <text:p text:style-name="P1">| TRANSACTION_NO | SALE_DATE <text:s/>| LINE_NO | LINE_QTY | LINE_PRICE |</text:p>
      <text:p text:style-name="P1">+----------------+------------+---------+----------+------------+</text:p>
      <text:p text:style-name="P1">| <text:s text:c="9"/>12781 | 2007-05-18 | <text:s text:c="6"/>1 | <text:s text:c="7"/>2 | <text:s text:c="5"/>69.98 |</text:p>
      <text:p text:style-name="P1">| <text:s text:c="9"/>12781 | 2007-05-18 | <text:s text:c="6"/>2 | <text:s text:c="7"/>1 | <text:s text:c="5"/>14.99 |</text:p>
      <text:p text:style-name="P1">| <text:s text:c="9"/>12782 | 2007-05-18 | <text:s text:c="6"/>1 | <text:s text:c="7"/>2 | <text:s text:c="5"/>69.98 |</text:p>
      <text:p text:style-name="P1">| <text:s text:c="9"/>12783 | 2007-05-18 | <text:s text:c="6"/>1 | <text:s text:c="7"/>2 | <text:s text:c="5"/>41.98 |</text:p>
      <text:p text:style-name="P1">| <text:s text:c="9"/>12784 | 2007-05-18 | <text:s text:c="6"/>2 | <text:s text:c="7"/>1 | <text:s text:c="5"/>14.99 |</text:p>
      <text:p text:style-name="P1">| <text:s text:c="9"/>12785 | 2007-05-18 | <text:s text:c="6"/>1 | <text:s text:c="7"/>1 | <text:s text:c="5"/>14.99 |</text:p>
      <text:p text:style-name="P1">| <text:s text:c="9"/>12785 | 2007-05-18 | <text:s text:c="6"/>2 | <text:s text:c="7"/>1 | <text:s text:c="5"/>34.99 |</text:p>
      <text:p text:style-name="P1">| <text:s text:c="9"/>12785 | 2007-05-18 | <text:s text:c="6"/>3 | <text:s text:c="7"/>4 | <text:s text:c="4"/>139.96 |</text:p>
      <text:p text:style-name="P1">| <text:s text:c="9"/>34534 | 2007-05-18 | <text:s text:c="6"/>1 | <text:s text:c="7"/>4 | <text:s text:c="4"/>168.40 |</text:p>
      <text:p text:style-name="P1">| <text:s text:c="9"/>34534 | 2007-05-18 | <text:s text:c="6"/>2 | <text:s text:c="7"/>1 | <text:s text:c="5"/>22.50 |</text:p>
      <text:p text:style-name="P1">| <text:s text:c="9"/>34534 | 2007-05-18 | <text:s text:c="6"/>3 | <text:s text:c="7"/>2 | <text:s text:c="5"/>21.98 |</text:p>
      <text:p text:style-name="P1">| <text:s text:c="9"/>34535 | 2007-05-18 | <text:s text:c="6"/>1 | <text:s text:c="7"/>2 | <text:s text:c="5"/>84.20 |</text:p>
      <text:p text:style-name="P1">| <text:s text:c="9"/>34536 | 2007-05-18 | <text:s text:c="6"/>1 | <text:s text:c="7"/>2 | <text:s text:c="5"/>21.98 |</text:p>
      <text:p text:style-name="P1">| <text:s text:c="9"/>34537 | 2007-05-18 | <text:s text:c="6"/>1 | <text:s text:c="7"/>2 | <text:s text:c="5"/>84.20 |</text:p>
      <text:p text:style-name="P1">| <text:s text:c="9"/>34537 | 2007-05-18 | <text:s text:c="6"/>2 | <text:s text:c="7"/>1 | <text:s text:c="5"/>22.50 |</text:p>
      <text:p text:style-name="P1">| <text:s text:c="9"/>34538 | 2007-05-18 | <text:s text:c="6"/>1 | <text:s text:c="7"/>2 | <text:s text:c="5"/>21.98 |</text:p>
      <text:p text:style-name="P1">| <text:s text:c="9"/>34539 | 2007-05-18 | <text:s text:c="6"/>1 | <text:s text:c="7"/>2 | <text:s text:c="5"/>21.98 |</text:p>
      <text:p text:style-name="P1">| <text:s text:c="9"/>34539 | 2007-05-18 | <text:s text:c="6"/>2 | <text:s text:c="7"/>2 | <text:s text:c="5"/>84.20 |</text:p>
      <text:p text:style-name="P1">| <text:s text:c="9"/>34540 | 2007-05-18 | <text:s text:c="6"/>1 | <text:s text:c="7"/>4 | <text:s text:c="4"/>168.40 |</text:p>
      <text:p text:style-name="P1">| <text:s text:c="9"/>34540 | 2007-05-18 | <text:s text:c="6"/>2 | <text:s text:c="7"/>1 | <text:s text:c="5"/>22.50 |</text:p>
      <text:p text:style-name="P1">| <text:s text:c="9"/>34540 | 2007-05-18 | <text:s text:c="6"/>3 | <text:s text:c="7"/>2 | <text:s text:c="5"/>21.98 |</text:p>
      <text:p text:style-name="P1">| <text:s text:c="9"/>34541 | 2007-05-18 | <text:s text:c="6"/>1 | <text:s text:c="7"/>2 | <text:s text:c="5"/>84.20 |</text:p>
      <text:p text:style-name="P1">| <text:s text:c="9"/>67589 | 2007-05-18 | <text:s text:c="6"/>1 | <text:s text:c="7"/>2 | <text:s text:c="5"/>57.34 |</text:p>
      <text:p text:style-name="P1">| <text:s text:c="9"/>67589 | 2007-05-18 | <text:s text:c="6"/>2 | <text:s text:c="7"/>2 | <text:s text:c="5"/>37.12 |</text:p>
      <text:p text:style-name="P1">| <text:s text:c="9"/>67590 | 2007-05-18 | <text:s text:c="6"/>1 | <text:s text:c="7"/>2 | <text:s text:c="5"/>57.34 |</text:p>
      <text:p text:style-name="P1">| <text:s text:c="9"/>67590 | 2007-05-18 | <text:s text:c="6"/>2 | <text:s text:c="7"/>2 | <text:s text:c="5"/>37.12 |</text:p>
      <text:p text:style-name="P1">| <text:s text:c="9"/>67591 | 2007-05-18 | <text:s text:c="6"/>1 | <text:s text:c="7"/>1 | <text:s text:c="5"/>18.56 |</text:p>
      <text:p text:style-name="P1">| <text:s text:c="9"/>67591 | 2007-05-18 | <text:s text:c="6"/>2 | <text:s text:c="7"/>1 | <text:s text:c="5"/>12.12 |</text:p>
      <text:p text:style-name="P1">| <text:s text:c="9"/>67592 | 2007-05-18 | <text:s text:c="6"/>1 | <text:s text:c="7"/>4 | <text:s text:c="4"/>114.68 |</text:p>
      <text:p text:style-name="P1">| <text:s text:c="9"/>67593 | 2007-05-18 | <text:s text:c="6"/>1 | <text:s text:c="7"/>2 | <text:s text:c="5"/>57.34 |</text:p>
      <text:p text:style-name="P1">| <text:s text:c="9"/>67593 | 2007-05-18 | <text:s text:c="6"/>2 | <text:s text:c="7"/>2 | <text:s text:c="5"/>37.12 |</text:p>
      <text:p text:style-name="P1">+----------------+------------+---------+----------+------------+</text:p>
      <text:p text:style-name="P1">31 rows in set (0.001 sec)</text:p>
      <text:p text:style-name="P1"/>
      <text:p text:style-name="P1">MariaDB [themepark]&gt; slect * from employees</text:p>
      <text:p text:style-name="P1"><text:s text:c="4"/>-&gt; ;</text:p>
      <text:p text:style-name="P1"><text:soft-page-break/>ERROR 1064 (42000): You have an error in your SQL syntax; check the manual that corresponds to your MariaDB server version for the right syntax to use near 'slect * from employees' at line 1</text:p>
      <text:p text:style-name="P1">MariaDB [themepark]&gt; slect * from EMPLOYEES;</text:p>
      <text:p text:style-name="P1">ERROR 1064 (42000): You have an error in your SQL syntax; check the manual that corresponds to your MariaDB server version for the right syntax to use near 'slect * from EMPLOYEES' at line 1</text:p>
      <text:p text:style-name="P1">MariaDB [themepark]&gt; SHOW TABLES;</text:p>
      <text:p text:style-name="P1">+---------------------+</text:p>
      <text:p text:style-name="P1">| Tables_in_themepark |</text:p>
      <text:p text:style-name="P1">+---------------------+</text:p>
      <text:p text:style-name="P1">| ATTRACTION <text:s text:c="9"/>|</text:p>
      <text:p text:style-name="P1">| EMPLOYEE <text:s text:c="11"/>|</text:p>
      <text:p text:style-name="P1">| HOURS <text:s text:c="14"/>|</text:p>
      <text:p text:style-name="P1">| SALES <text:s text:c="14"/>|</text:p>
      <text:p text:style-name="P1">| SALES_LINE <text:s text:c="9"/>|</text:p>
      <text:p text:style-name="P1">| THEMEPARK <text:s text:c="10"/>|</text:p>
      <text:p text:style-name="P1">| TICKET <text:s text:c="13"/>|</text:p>
      <text:p text:style-name="P1">+---------------------+</text:p>
      <text:p text:style-name="P1">7 rows in set (0.001 sec)</text:p>
      <text:p text:style-name="P1"/>
      <text:p text:style-name="P1">MariaDB [themepark]&gt; slect * from EMPLOYEE;</text:p>
      <text:p text:style-name="P1">ERROR 1064 (42000): You have an error in your SQL syntax; check the manual that corresponds to your MariaDB server version for the right syntax to use near 'slect * from EMPLOYEE' at line 1</text:p>
      <text:p text:style-name="P1">MariaDB [themepark]&gt; sElect * from EMPLOYEE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| <text:s text:c="4"/>106 | Mrs <text:s text:c="6"/>| Smith <text:s text:c="5"/>| Gemma <text:s text:c="4"/>| 1968-02-12 | 1989-01-05 <text:s text:c="3"/>| 0181 <text:s text:c="9"/>| 324-7845 <text:s/>| ZA1342 <text:s text:c="3"/>|</text:p>
      <text:p text:style-name="P1">+---------+-----------+------------+-----------+------------+---------------+---------------+-----------+-----------+</text:p>
      <text:p text:style-name="P1">7 rows in set (0.001 sec)</text:p>
      <text:p text:style-name="P1"/>
      <text:p text:style-name="P1">MariaDB [themepark]&gt; sElect * from HOURS;</text:p>
      <text:p text:style-name="P1">+---------+------------+-------------------+-----------+-------------+</text:p>
      <text:p text:style-name="P1">| EMP_NUM | ATTRACT_NO | HOURS_PER_ATTRACT | HOUR_RATE | DATE_WORKED |</text:p>
      <text:p text:style-name="P1">+---------+------------+-------------------+-----------+-------------+</text:p>
      <text:p text:style-name="P1">| <text:s text:c="4"/>100 | <text:s text:c="5"/>10034 | <text:s text:c="16"/>6 | <text:s text:c="5"/>6.50 | 2007-05-18 <text:s/>|</text:p>
      <text:p text:style-name="P1">| <text:s text:c="4"/>100 | <text:s text:c="5"/>10034 | <text:s text:c="16"/>6 | <text:s text:c="5"/>6.50 | 2007-05-20 <text:s/>|</text:p>
      <text:p text:style-name="P1"><text:soft-page-break/>| <text:s text:c="4"/>101 | <text:s text:c="5"/>10034 | <text:s text:c="16"/>6 | <text:s text:c="5"/>6.50 | 2007-05-18 <text:s/>|</text:p>
      <text:p text:style-name="P1">| <text:s text:c="4"/>102 | <text:s text:c="5"/>30012 | <text:s text:c="16"/>3 | <text:s text:c="5"/>5.99 | 2007-05-23 <text:s/>|</text:p>
      <text:p text:style-name="P1">| <text:s text:c="4"/>102 | <text:s text:c="5"/>30044 | <text:s text:c="16"/>6 | <text:s text:c="5"/>5.99 | 2007-05-21 <text:s/>|</text:p>
      <text:p text:style-name="P1">| <text:s text:c="4"/>102 | <text:s text:c="5"/>30044 | <text:s text:c="16"/>3 | <text:s text:c="5"/>5.99 | 2007-05-22 <text:s/>|</text:p>
      <text:p text:style-name="P1">| <text:s text:c="4"/>104 | <text:s text:c="5"/>30011 | <text:s text:c="16"/>6 | <text:s text:c="5"/>7.20 | 2007-05-21 <text:s/>|</text:p>
      <text:p text:style-name="P1">| <text:s text:c="4"/>104 | <text:s text:c="5"/>30012 | <text:s text:c="16"/>6 | <text:s text:c="5"/>7.20 | 2007-05-22 <text:s/>|</text:p>
      <text:p text:style-name="P1">| <text:s text:c="4"/>105 | <text:s text:c="5"/>10078 | <text:s text:c="16"/>3 | <text:s text:c="5"/>8.50 | 2007-05-18 <text:s/>|</text:p>
      <text:p text:style-name="P1">| <text:s text:c="4"/>105 | <text:s text:c="5"/>10098 | <text:s text:c="16"/>3 | <text:s text:c="5"/>8.50 | 2007-05-18 <text:s/>|</text:p>
      <text:p text:style-name="P1">| <text:s text:c="4"/>105 | <text:s text:c="5"/>10098 | <text:s text:c="16"/>6 | <text:s text:c="5"/>8.50 | 2007-05-19 <text:s/>|</text:p>
      <text:p text:style-name="P1">+---------+------------+-------------------+-----------+-------------+</text:p>
      <text:p text:style-name="P1">11 rows in set (0.001 sec)</text:p>
      <text:p text:style-name="P1"/>
      <text:p text:style-name="P1">MariaDB [themepark]&gt; SELECT EMP_NUM,AVG(HOURS.HOUR_RATE)AS 'AVG RATE' FROM HOURS;</text:p>
      <text:p text:style-name="P1">+---------+----------+</text:p>
      <text:p text:style-name="P1">| EMP_NUM | AVG RATE |</text:p>
      <text:p text:style-name="P1">+---------+----------+</text:p>
      <text:p text:style-name="P1">| <text:s text:c="4"/>100 | 7.033636 |</text:p>
      <text:p text:style-name="P1">+---------+----------+</text:p>
      <text:p text:style-name="P1">1 row in set (0.001 sec)</text:p>
      <text:p text:style-name="P1"/>
      <text:p text:style-name="P1">MariaDB [themepark]&gt; SELECT AVG(HOURS.HOUR_RATE)AS 'AVG RATE' FROM HOURS;</text:p>
      <text:p text:style-name="P1">+----------+</text:p>
      <text:p text:style-name="P1">| AVG RATE |</text:p>
      <text:p text:style-name="P1">+----------+</text:p>
      <text:p text:style-name="P1">| 7.033636 |</text:p>
      <text:p text:style-name="P1">+----------+</text:p>
      <text:p text:style-name="P1">1 row in set (0.001 sec)</text:p>
      <text:p text:style-name="P1"/>
      <text:p text:style-name="P1"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01 sec)</text:p>
      <text:p text:style-name="P1"/>
      <text:p text:style-name="P1">MariaDB [themepark]&gt; SELECT AVG(ATTRACT_AGE) FROM ATTRACTION WHERE PARK_CODE = 'UK3452' <text:s/>;</text:p>
      <text:p text:style-name="P1"><text:soft-page-break/>+------------------+</text:p>
      <text:p text:style-name="P1">| AVG(ATTRACT_AGE) |</text:p>
      <text:p text:style-name="P1">+------------------+</text:p>
      <text:p text:style-name="P1">| <text:s text:c="10"/>7.2500 |</text:p>
      <text:p text:style-name="P1">+------------------+</text:p>
      <text:p text:style-name="P1">1 row in set (0.001 sec)</text:p>
      <text:p text:style-name="P1"/>
      <text:p text:style-name="P1">MariaDB [themepark]&gt; SELECT EMP_NUM,SUM(HOUR_PER_ATTRACT) AS 'TOTAL HOURS' FROM HOURS GROUP BY EMP_NUM;</text:p>
      <text:p text:style-name="P1">ERROR 1054 (42S22): Unknown column 'HOUR_PER_ATTRACT' in 'field list'</text:p>
      <text:p text:style-name="P1">MariaDB [themepark]&gt; SELECT EMP_NUM,SUM(HOURS_PER_ATTRACT) AS 'TOTAL HOURS' FROM HOURS GROUP BY EMP_NUM;</text:p>
      <text:p text:style-name="P1">+---------+-------------+</text:p>
      <text:p text:style-name="P1">| EMP_NUM | TOTAL HOURS |</text:p>
      <text:p text:style-name="P1">+---------+-------------+</text:p>
      <text:p text:style-name="P1">| <text:s text:c="4"/>100 | <text:s text:c="9"/>12 |</text:p>
      <text:p text:style-name="P1">| <text:s text:c="4"/>101 | <text:s text:c="10"/>6 |</text:p>
      <text:p text:style-name="P1">| <text:s text:c="4"/>102 | <text:s text:c="9"/>12 |</text:p>
      <text:p text:style-name="P1">| <text:s text:c="4"/>104 | <text:s text:c="9"/>12 |</text:p>
      <text:p text:style-name="P1">| <text:s text:c="4"/>105 | <text:s text:c="9"/>12 |</text:p>
      <text:p text:style-name="P1">+---------+-------------+</text:p>
      <text:p text:style-name="P1">5 rows in set (0.001 sec)</text:p>
      <text:p text:style-name="P1"/>
      <text:p text:style-name="P1">MariaDB [themepark]&gt; select ATTRACT_NO,MIN(HOUR_RATE),MAX(HOUR_RATE) FROM ATTRACTION GROUP BY ATTRACT_NUM;</text:p>
      <text:p text:style-name="P1">ERROR 1054 (42S22): Unknown column 'HOUR_RATE' in 'field list'</text:p>
      <text:p text:style-name="P1">MariaDB [themepark]&gt; select ATTRACT_NO,MIN(HOUR_RATE),MAX(HOUR_RATE) FROM HOURS GROUP BY ATTRACT_NUM;</text:p>
      <text:p text:style-name="P1">ERROR 1054 (42S22): Unknown column 'ATTRACT_NUM' in 'group statement'</text:p>
      <text:p text:style-name="P1">MariaDB [themepark]&gt; select ATTRACT_NUM,MIN(HOUR_RATE),MAX(HOUR_RATE) FROM HOURS GROUP BY ATTRACT_NUM;</text:p>
      <text:p text:style-name="P1">ERROR 1054 (42S22): Unknown column 'ATTRACT_NUM' in 'field list'</text:p>
      <text:p text:style-name="P1">MariaDB [themepark]&gt; select ATTRACT_NO,MIN(HOUR_RATE),MAX(HOUR_RATE) FROM HOURS GROUP BY ATTRACT_NUM;</text:p>
      <text:p text:style-name="P1">ERROR 1054 (42S22): Unknown column 'ATTRACT_NUM' in 'group statement'</text:p>
      <text:p text:style-name="P1">MariaDB [themepark]&gt; select ATTRACT_NUM,MIN(HOUR_RATE),MAX(HOUR_RATE) FROM HOURS GROUP BY ATTRACT_NO;</text:p>
      <text:p text:style-name="P1">ERROR 1054 (42S22): Unknown column 'ATTRACT_NUM' in 'field list'</text:p>
      <text:p text:style-name="P1">MariaDB [themepark]&gt; select ATTRACT_NO,MIN(HOUR_RATE),MAX(HOUR_RATE) FROM HOURS GROUP BY ATTRACT_NO;</text:p>
      <text:p text:style-name="P1">+------------+----------------+----------------+</text:p>
      <text:p text:style-name="P1">| ATTRACT_NO | MIN(HOUR_RATE) | MAX(HOUR_RATE) |</text:p>
      <text:p text:style-name="P1">+------------+----------------+----------------+</text:p>
      <text:p text:style-name="P1">| <text:s text:c="5"/>10034 | <text:s text:c="10"/>6.50 | <text:s text:c="10"/>6.50 |</text:p>
      <text:p text:style-name="P1">| <text:s text:c="5"/>10078 | <text:s text:c="10"/>8.50 | <text:s text:c="10"/>8.50 |</text:p>
      <text:p text:style-name="P1">| <text:s text:c="5"/>10098 | <text:s text:c="10"/>8.50 | <text:s text:c="10"/>8.50 |</text:p>
      <text:p text:style-name="P1">| <text:s text:c="5"/>30011 | <text:s text:c="10"/>7.20 | <text:s text:c="10"/>7.20 |</text:p>
      <text:p text:style-name="P1">| <text:s text:c="5"/>30012 | <text:s text:c="10"/>5.99 | <text:s text:c="10"/>7.20 |</text:p>
      <text:p text:style-name="P1">| <text:s text:c="5"/>30044 | <text:s text:c="10"/>5.99 | <text:s text:c="10"/>5.99 |</text:p>
      <text:p text:style-name="P1"><text:soft-page-break/>+------------+----------------+----------------+</text:p>
      <text:p text:style-name="P1">6 rows in set (0.023 sec)</text:p>
      <text:p text:style-name="P1"/>
      <text:p text:style-name="P1">MariaDB [themepark]&gt; SELECT * FROM HOURS;</text:p>
      <text:p text:style-name="P1">+---------+------------+-------------------+-----------+-------------+</text:p>
      <text:p text:style-name="P1">| EMP_NUM | ATTRACT_NO | HOURS_PER_ATTRACT | HOUR_RATE | DATE_WORKED |</text:p>
      <text:p text:style-name="P1">+---------+------------+-------------------+-----------+-------------+</text:p>
      <text:p text:style-name="P1">| <text:s text:c="4"/>100 | <text:s text:c="5"/>10034 | <text:s text:c="16"/>6 | <text:s text:c="5"/>6.50 | 2007-05-18 <text:s/>|</text:p>
      <text:p text:style-name="P1">| <text:s text:c="4"/>100 | <text:s text:c="5"/>10034 | <text:s text:c="16"/>6 | <text:s text:c="5"/>6.50 | 2007-05-20 <text:s/>|</text:p>
      <text:p text:style-name="P1">| <text:s text:c="4"/>101 | <text:s text:c="5"/>10034 | <text:s text:c="16"/>6 | <text:s text:c="5"/>6.50 | 2007-05-18 <text:s/>|</text:p>
      <text:p text:style-name="P1">| <text:s text:c="4"/>102 | <text:s text:c="5"/>30012 | <text:s text:c="16"/>3 | <text:s text:c="5"/>5.99 | 2007-05-23 <text:s/>|</text:p>
      <text:p text:style-name="P1">| <text:s text:c="4"/>102 | <text:s text:c="5"/>30044 | <text:s text:c="16"/>6 | <text:s text:c="5"/>5.99 | 2007-05-21 <text:s/>|</text:p>
      <text:p text:style-name="P1">| <text:s text:c="4"/>102 | <text:s text:c="5"/>30044 | <text:s text:c="16"/>3 | <text:s text:c="5"/>5.99 | 2007-05-22 <text:s/>|</text:p>
      <text:p text:style-name="P1">| <text:s text:c="4"/>104 | <text:s text:c="5"/>30011 | <text:s text:c="16"/>6 | <text:s text:c="5"/>7.20 | 2007-05-21 <text:s/>|</text:p>
      <text:p text:style-name="P1">| <text:s text:c="4"/>104 | <text:s text:c="5"/>30012 | <text:s text:c="16"/>6 | <text:s text:c="5"/>7.20 | 2007-05-22 <text:s/>|</text:p>
      <text:p text:style-name="P1">| <text:s text:c="4"/>105 | <text:s text:c="5"/>10078 | <text:s text:c="16"/>3 | <text:s text:c="5"/>8.50 | 2007-05-18 <text:s/>|</text:p>
      <text:p text:style-name="P1">| <text:s text:c="4"/>105 | <text:s text:c="5"/>10098 | <text:s text:c="16"/>3 | <text:s text:c="5"/>8.50 | 2007-05-18 <text:s/>|</text:p>
      <text:p text:style-name="P1">| <text:s text:c="4"/>105 | <text:s text:c="5"/>10098 | <text:s text:c="16"/>6 | <text:s text:c="5"/>8.50 | 2007-05-19 <text:s/>|</text:p>
      <text:p text:style-name="P1">+---------+------------+-------------------+-----------+-------------+</text:p>
      <text:p text:style-name="P1">11 rows in set (0.001 sec)</text:p>
      <text:p text:style-name="P1"/>
      <text:p text:style-name="P1">MariaDB [themepark]&gt; SELECT EMP_NUM,ATTRACT_NO,AVG(HOURS_PER_ATTRACT) FROM HOURSS WHERE AVG(HOURS_PER_ATTRACT) &gt;= 5;</text:p>
      <text:p text:style-name="P1">ERROR 1146 (42S02): Table 'themepark.HOURSS' doesn't exist</text:p>
      <text:p text:style-name="P1">MariaDB [themepark]&gt; SELECT EMP_NUM,ATTRACT_NO,AVG(HOURS_PER_ATTRACT) FROM HOURS WHERE AVG(HOURS_PER_ATTRACT) &gt;= 5;</text:p>
      <text:p text:style-name="P1">ERROR 1111 (HY000): Invalid use of group function</text:p>
      <text:p text:style-name="P1">MariaDB [themepark]&gt; SELECT EMP_NUM,ATTRACT_NO,AVG(HOURS_PER_ATTRACT) FROM HOURS WHERE AVG(HOURS_PER_ATTRACT) &gt;= 5 GROUP BY EMP_NO;</text:p>
      <text:p text:style-name="P1">ERROR 1111 (HY000): Invalid use of group function</text:p>
      <text:p text:style-name="P1">MariaDB [themepark]&gt; SELECT EMP_NUM,ATTRACT_NO,AVG(HOURS_PER_ATTRACT) FROM HOURS WHERE AVG(HOURS_PER_ATTRACT) &gt;= 5 GROUP BY EMP_NUM;</text:p>
      <text:p text:style-name="P1">ERROR 1111 (HY000): Invalid use of group function</text:p>
      <text:p text:style-name="P1">MariaDB [themepark]&gt; SELECT EMP_NUM,ATTRACT_NO,AVG(HOURS_PER_ATTRACT) FROM HOURS WHERE AVG(HOURS_PER_ATTRACT) &gt; '5' GROUP BY EMP_NUM;</text:p>
      <text:p text:style-name="P1">ERROR 1111 (HY000): Invalid use of group function</text:p>
      <text:p text:style-name="P1">MariaDB [themepark]&gt; SELECT EMP_NUM,ATTRACT_NO,AVG(HOURS_PER_ATTRACT) FROM HOURS WHERE AVG(HOURS_PER_ATTRACT) &gt; 5;</text:p>
      <text:p text:style-name="P1">ERROR 1111 (HY000): Invalid use of group function</text:p>
      <text:p text:style-name="P1">MariaDB [themepark]&gt; SELECT EMP_NUM,ATTRACT_NO,AVG(HOURS_PER_ATTRACT) FROM HOURS;</text:p>
      <text:p text:style-name="P1">+---------+------------+------------------------+</text:p>
      <text:p text:style-name="P1">| EMP_NUM | ATTRACT_NO | AVG(HOURS_PER_ATTRACT) |</text:p>
      <text:p text:style-name="P1">+---------+------------+------------------------+</text:p>
      <text:p text:style-name="P1">| <text:s text:c="4"/>100 | <text:s text:c="5"/>10034 | <text:s text:c="16"/>4.9091 |</text:p>
      <text:p text:style-name="P1">+---------+------------+------------------------+</text:p>
      <text:p text:style-name="P1">1 row in set (0.001 sec)</text:p>
      <text:p text:style-name="P1"/>
      <text:p text:style-name="P1"><text:soft-page-break/>MariaDB [themepark]&gt; SELECT EMP_NUM,ATTRACT_NO,AVG(HOURS_PER_ATTRACT) FROM HOURSGROUP BY EMP_NUM;</text:p>
      <text:p text:style-name="P1">ERROR 1064 (42000): You have an error in your SQL syntax; check the manual that corresponds to your MariaDB server version for the right syntax to use near 'BY EMP_NUM' at line 1</text:p>
      <text:p text:style-name="P1">MariaDB [themepark]&gt; SELECT EMP_NUM,ATTRACT_NO,AVG(HOURS_PER_ATTRACT) FROM HOURSGROUP BY ATTRACT_NO;</text:p>
      <text:p text:style-name="P1">ERROR 1064 (42000): You have an error in your SQL syntax; check the manual that corresponds to your MariaDB server version for the right syntax to use near 'BY ATTRACT_NO' at line 1</text:p>
      <text:p text:style-name="P1">MariaDB [themepark]&gt; SELECT EMP_NUM,ATTRACT_NO,AVG(HOURS_PER_ATTRACT) FROM HOURSGROUP BY EMP_NUM;</text:p>
      <text:p text:style-name="P1">ERROR 1064 (42000): You have an error in your SQL syntax; check the manual that corresponds to your MariaDB server version for the right syntax to use near 'BY EMP_NUM' at line 1</text:p>
      <text:p text:style-name="P1">MariaDB [themepark]&gt; SELECT EMP_NUM,ATTRACT_NO,AVG(HOURS_PER_ATTRACT) FROM HOURSGROUPBY EMP_NUM;</text:p>
      <text:p text:style-name="P1">ERROR 1146 (42S02): Table 'themepark.HOURSGROUPBY' doesn't exist</text:p>
      <text:p text:style-name="P1">MariaDB [themepark]&gt; SELECT EMP_NUM,ATTRACT_NO,AVG(HOURS_PER_ATTRACT) FROM HOURSGROUP BY(EMP_NUM);</text:p>
      <text:p text:style-name="P1">ERROR 1064 (42000): You have an error in your SQL syntax; check the manual that corresponds to your MariaDB server version for the right syntax to use near 'BY(EMP_NUM)' at line 1</text:p>
      <text:p text:style-name="P1">MariaDB [themepark]&gt; SELECT EMP_NUM,ATTRACT_NO,AVG(HOURS_PER_ATTRACT) FROM HOURSGROUP BY EMP_NUM;</text:p>
      <text:p text:style-name="P1">ERROR 1064 (42000): You have an error in your SQL syntax; check the manual that corresponds to your MariaDB server version for the right syntax to use near 'BY EMP_NUM' at line 1</text:p>
      <text:p text:style-name="P1">MariaDB [themepark]&gt; SELECT EMP_NUM,ATTRACT_NO,AVG(HOURS_PER_ATTRACT) FROM HOURSGROUP BY ATTRACT_NO;</text:p>
      <text:p text:style-name="P1">ERROR 1064 (42000): You have an error in your SQL syntax; check the manual that corresponds to your MariaDB server version for the right syntax to use near 'BY ATTRACT_NO' at line 1</text:p>
      <text:p text:style-name="P1">MariaDB [themepark]&gt; </text:p>
      <text:p text:style-name="P1">MariaDB [themepark]&gt; SELECT EMP_NUM,ATTRACT_NO,AVG(HOURS_PER_ATTRACT) FROM HOURSGROUP BY ATTRACT_NO;</text:p>
      <text:p text:style-name="P1">ERROR 1064 (42000): You have an error in your SQL syntax; check the manual that corresponds to your MariaDB server version for the right syntax to use near 'BY ATTRACT_NO' at line 1</text:p>
      <text:p text:style-name="P1">MariaDB [themepark]&gt; SELECT EMP_NUM,ATTRACT_NO,AVG(HOURS_PER_ATTRACT) FROM HOURSGROUP BY EMP_NUM;</text:p>
      <text:p text:style-name="P1">ERROR 1064 (42000): You have an error in your SQL syntax; check the manual that corresponds to your MariaDB server version for the right syntax to use near 'BY EMP_NUM' at line 1</text:p>
      <text:p text:style-name="P1">MariaDB [themepark]&gt; SELECT EMP_NUM,ATTRACT_NO,AVG(HOURS_PER_ATTRACT) FROM HOURSWHERE AVG(HOURS_PER_ATTRACT) &gt;= 5 <text:s/>GROUP BY EMP_NUM;</text:p>
      <text:p text:style-name="P1">ERROR 1064 (42000): You have an error in your SQL syntax; check the manual that corresponds to your MariaDB server version for the right syntax to use near '(HOURS_PER_ATTRACT) &gt;= 5 <text:s/>GROUP BY EMP_NUM' at line 1</text:p>
      <text:p text:style-name="P1">MariaDB [themepark]&gt; SELECT EMP_NUM,ATTRACT_NO,AVG(HOURS_PER_ATTRACT) FROM HOURSWHERE AVG(HOURS_PER_ATTRACT) &gt;= 5 <text:s/>GROUPED BY EMP_NUM;</text:p>
      <text:p text:style-name="P1">ERROR 1064 (42000): You have an error in your SQL syntax; check the manual that corresponds to your MariaDB server version for the right syntax to use near '(HOURS_PER_ATTRACT) &gt;= 5 <text:s/>GROUPED BY EMP_NUM' at line 1</text:p>
      <text:p text:style-name="P1">MariaDB [themepark]&gt; SELECT EMP_NUM,ATTRACT_NO,AVG(HOURS_PER_ATTRACT) FROM HOURSWHERE AVG(HOURS_PER_ATTRACT) &gt; 5 <text:s/>GROUPED BY EMP_NUM;</text:p>
      <text:p text:style-name="P1"><text:soft-page-break/>ERROR 1064 (42000): You have an error in your SQL syntax; check the manual that corresponds to your MariaDB server version for the right syntax to use near '(HOURS_PER_ATTRACT) &gt; 5 <text:s/>GROUPED BY EMP_NUM' at line 1</text:p>
      <text:p text:style-name="P1">MariaDB [themepark]&gt; SELECT EMP_NUM,ATTRACT_NO,AVG(HOURS_PER_ATTRACT) FROM HOURSWHERE AVG(HOURS_PER_ATTRACT) &gt;= 5;</text:p>
      <text:p text:style-name="P1">ERROR 1064 (42000): You have an error in your SQL syntax; check the manual that corresponds to your MariaDB server version for the right syntax to use near '(HOURS_PER_ATTRACT) &gt;= 5' at line 1</text:p>
      <text:p text:style-name="P1">MariaDB [themepark]&gt; SELECT EMP_NUM,ATTRACT_NO,AVG(HOURS_PER_ATTRACT) FROM HOURSWHERE AVG(HOURS_PER_ATTRACT) =&gt; 5;</text:p>
      <text:p text:style-name="P1">ERROR 1064 (42000): You have an error in your SQL syntax; check the manual that corresponds to your MariaDB server version for the right syntax to use near '(HOURS_PER_ATTRACT) =&gt; 5' at line 1</text:p>
      <text:p text:style-name="P1">MariaDB [themepark]&gt; SELECT EMP_NUM,ATTRACT_NO,AVG(HOURS_PER_ATTRACT) FROM HOURSWHERE AVG(HOURS_PER_ATTRACT) = 5;</text:p>
      <text:p text:style-name="P1">ERROR 1064 (42000): You have an error in your SQL syntax; check the manual that corresponds to your MariaDB server version for the right syntax to use near '(HOURS_PER_ATTRACT) = 5' at line 1</text:p>
      <text:p text:style-name="P1">MariaDB [themepark]&gt; SELECT EMP_NUM,ATTRACT_NO,AVG(HOURS_PER_ATTRACT) FROM HOURSWHERE HOURS_PER_ATTRACT = 5;</text:p>
      <text:p text:style-name="P1">ERROR 1064 (42000): You have an error in your SQL syntax; check the manual that corresponds to your MariaDB server version for the right syntax to use near '= 5' at line 1</text:p>
      <text:p text:style-name="P1">MariaDB [themepark]&gt; SELECT EMP_NUM,ATTRACT_NO,AVG(HOURS_PER_ATTRACT) FROM HOURS;</text:p>
      <text:p text:style-name="P1">+---------+------------+------------------------+</text:p>
      <text:p text:style-name="P1">| EMP_NUM | ATTRACT_NO | AVG(HOURS_PER_ATTRACT) |</text:p>
      <text:p text:style-name="P1">+---------+------------+------------------------+</text:p>
      <text:p text:style-name="P1">| <text:s text:c="4"/>100 | <text:s text:c="5"/>10034 | <text:s text:c="16"/>4.9091 |</text:p>
      <text:p text:style-name="P1">+---------+------------+------------------------+</text:p>
      <text:p text:style-name="P1">1 row in set (0.001 sec)</text:p>
      <text:p text:style-name="P1"/>
      <text:p text:style-name="P1">MariaDB [themepark]&gt; SELECT EMP_NUM,ATTRACT_NO,AVG(HOURS_PER_ATTRACT) FROM HOURSWHERE HOURS_PER_ATTRACT &gt;= 4.9091;</text:p>
      <text:p text:style-name="P1">ERROR 1064 (42000): You have an error in your SQL syntax; check the manual that corresponds to your MariaDB server version for the right syntax to use near '&gt;= 4.9091' at line 1</text:p>
      <text:p text:style-name="P1">MariaDB [themepark]&gt; SELECT EMP_NUM,ATTRACT_NO,AVG(HOURS_PER_ATTRACT) FROM HOURSWHERE HOURS_PER_ATTRACT = 4.9091;</text:p>
      <text:p text:style-name="P1">ERROR 1064 (42000): You have an error in your SQL syntax; check the manual that corresponds to your MariaDB server version for the right syntax to use near '= 4.9091' at line 1</text:p>
      <text:p text:style-name="P1">MariaDB [themepark]&gt; SELECT EMP_NUM,ATTRACT_NO,AVG(HOURS_PER_ATTRACT) FROM HOURSWHERE AVG(HOURS_PER_ATTRACT) = 4.9091;</text:p>
      <text:p text:style-name="P1">ERROR 1064 (42000): You have an error in your SQL syntax; check the manual that corresponds to your MariaDB server version for the right syntax to use near '(HOURS_PER_ATTRACT) = 4.9091' at line 1</text:p>
      <text:p text:style-name="P1">MariaDB [themepark]&gt; SELECT EMP_NUM,ATTRACT_NO,AVG(HOURS_PER_ATTRACT) AS 'T' FROM HOURS WHERE T = 4.9091;</text:p>
      <text:p text:style-name="P1">ERROR 1054 (42S22): Unknown column 'T' in 'where clause'</text:p>
      <text:p text:style-name="P1">MariaDB [themepark]&gt; SELECT EMP_NUM,ATTRACT_NO,AVG(HOURS_PER_ATTRACT) AS 'T' FROM HOURS WHERE AVG(HOURS_PER_ATTRACT) = 4.9091;</text:p>
      <text:p text:style-name="P1">ERROR 1111 (HY000): Invalid use of group function</text:p>
      <text:p text:style-name="P1"><text:soft-page-break/>MariaDB [themepark]&gt; SELECT EMP_NUM,ATTRACT_NO,AVG(HOURS_PER_ATTRACT) AS 'T' FROM HOURS WHERE AVG(HOURS_PER_ATTRACT) = 5 GROUP BY EMP_NUM ;</text:p>
      <text:p text:style-name="P1">ERROR 1111 (HY000): Invalid use of group function</text:p>
      <text:p text:style-name="P1">MariaDB [themepark]&gt; SELECT EMP_NUM,ATTRACT_NO,AVG(HOURS_PER_ATTRACT) FROM HOURS WHERE AVG(HOURS_PER_ATTRACT) = 5 GROUP BY EMP_NUM ;</text:p>
      <text:p text:style-name="P1">ERROR 1111 (HY000): Invalid use of group function</text:p>
      <text:p text:style-name="P1">MariaDB [themepark]&gt; SELECT EMP_NUM,ATTRACT_NO,AVG(HOURS_PER_ATTRACT) FROM HOURSGROUP BY EMP_NUM HAVING AVG(HOURS_PER_ATTRACT) = 5 ;</text:p>
      <text:p text:style-name="P1">ERROR 1064 (42000): You have an error in your SQL syntax; check the manual that corresponds to your MariaDB server version for the right syntax to use near 'BY EMP_NUM HAVING AVG(HOURS_PER_ATTRACT) = 5' at line 1</text:p>
      <text:p text:style-name="P1">MariaDB [themepark]&gt; SELECT EMP_NUM,ATTRACT_NO,AVG(HOURS_PER_ATTRACT) FROM HOURSGROUP BY EMP_NUM HAVING AVG(HOURS_PER_ATTRACT) &gt;= 5 ;</text:p>
      <text:p text:style-name="P1">ERROR 1064 (42000): You have an error in your SQL syntax; check the manual that corresponds to your MariaDB server version for the right syntax to use near 'BY EMP_NUM HAVING AVG(HOURS_PER_ATTRACT) &gt;= 5' at line 1</text:p>
      <text:p text:style-name="P1">MariaDB [themepark]&gt; SELECT EMP_NUM,ATTRACT_NO,AVG(HOURS_PER_ATTRACT) FROM HOURSGROUP BY <text:s/>EMP_NUM HAVING AVG(HOURS_PER_ATTRACT) &gt;= 5 ;</text:p>
      <text:p text:style-name="P1">ERROR 1064 (42000): You have an error in your SQL syntax; check the manual that corresponds to your MariaDB server version for the right syntax to use near 'BY <text:s/>EMP_NUM HAVING AVG(HOURS_PER_ATTRACT) &gt;= 5' at line 1</text:p>
      <text:p text:style-name="P1">MariaDB [themepark]&gt; SELECT EMP_NUM,ATTRACT_NO,AVG(HOURS_PER_ATTRACT) FROM HOURSGROUP BY EMP_NUM HAVING AVG(HOURS_PER_ATTRACT) &gt;= 5 ;</text:p>
      <text:p text:style-name="P1">ERROR 1064 (42000): You have an error in your SQL syntax; check the manual that corresponds to your MariaDB server version for the right syntax to use near 'BY EMP_NUM HAVING AVG(HOURS_PER_ATTRACT) &gt;= 5' at line 1</text:p>
      <text:p text:style-name="P1">MariaDB [themepark]&gt; SELECT EMP_NUM,ATTRACT_NO,AVG(HOURS_PER_ATTRACT) FROM HOURSGROUP BY <text:s/>EMP_NUM HAVING AVG(HOURS_PER_ATTRACT) &gt;= 5 ;</text:p>
      <text:p text:style-name="P1">ERROR 1064 (42000): You have an error in your SQL syntax; check the manual that corresponds to your MariaDB server version for the right syntax to use near 'BY <text:s/>EMP_NUM HAVING AVG(HOURS_PER_ATTRACT) &gt;= 5' at line 1</text:p>
      <text:p text:style-name="P1">MariaDB [themepark]&gt; SELECT * FROM HOURS;</text:p>
      <text:p text:style-name="P1">+---------+------------+-------------------+-----------+-------------+</text:p>
      <text:p text:style-name="P1">| EMP_NUM | ATTRACT_NO | HOURS_PER_ATTRACT | HOUR_RATE | DATE_WORKED |</text:p>
      <text:p text:style-name="P1">+---------+------------+-------------------+-----------+-------------+</text:p>
      <text:p text:style-name="P1">| <text:s text:c="4"/>100 | <text:s text:c="5"/>10034 | <text:s text:c="16"/>6 | <text:s text:c="5"/>6.50 | 2007-05-18 <text:s/>|</text:p>
      <text:p text:style-name="P1">| <text:s text:c="4"/>100 | <text:s text:c="5"/>10034 | <text:s text:c="16"/>6 | <text:s text:c="5"/>6.50 | 2007-05-20 <text:s/>|</text:p>
      <text:p text:style-name="P1">| <text:s text:c="4"/>101 | <text:s text:c="5"/>10034 | <text:s text:c="16"/>6 | <text:s text:c="5"/>6.50 | 2007-05-18 <text:s/>|</text:p>
      <text:p text:style-name="P1">| <text:s text:c="4"/>102 | <text:s text:c="5"/>30012 | <text:s text:c="16"/>3 | <text:s text:c="5"/>5.99 | 2007-05-23 <text:s/>|</text:p>
      <text:p text:style-name="P1">| <text:s text:c="4"/>102 | <text:s text:c="5"/>30044 | <text:s text:c="16"/>6 | <text:s text:c="5"/>5.99 | 2007-05-21 <text:s/>|</text:p>
      <text:p text:style-name="P1">| <text:s text:c="4"/>102 | <text:s text:c="5"/>30044 | <text:s text:c="16"/>3 | <text:s text:c="5"/>5.99 | 2007-05-22 <text:s/>|</text:p>
      <text:p text:style-name="P1">| <text:s text:c="4"/>104 | <text:s text:c="5"/>30011 | <text:s text:c="16"/>6 | <text:s text:c="5"/>7.20 | 2007-05-21 <text:s/>|</text:p>
      <text:p text:style-name="P1">| <text:s text:c="4"/>104 | <text:s text:c="5"/>30012 | <text:s text:c="16"/>6 | <text:s text:c="5"/>7.20 | 2007-05-22 <text:s/>|</text:p>
      <text:p text:style-name="P1">| <text:s text:c="4"/>105 | <text:s text:c="5"/>10078 | <text:s text:c="16"/>3 | <text:s text:c="5"/>8.50 | 2007-05-18 <text:s/>|</text:p>
      <text:p text:style-name="P1">| <text:s text:c="4"/>105 | <text:s text:c="5"/>10098 | <text:s text:c="16"/>3 | <text:s text:c="5"/>8.50 | 2007-05-18 <text:s/>|</text:p>
      <text:p text:style-name="P1">| <text:s text:c="4"/>105 | <text:s text:c="5"/>10098 | <text:s text:c="16"/>6 | <text:s text:c="5"/>8.50 | 2007-05-19 <text:s/>|</text:p>
      <text:p text:style-name="P1">+---------+------------+-------------------+-----------+-------------+</text:p>
      <text:p text:style-name="P1">11 rows in set (0.001 sec)</text:p>
      <text:p text:style-name="P1"/>
      <text:p text:style-name="P1"><text:soft-page-break/>MariaDB [themepark]&gt; SELECT EMP_NUM,ATTRACT_NO,AVG(HOURS_PER_ATTRACT) FROM HOURSGROUP BY <text:s/>EMP_NUM;</text:p>
      <text:p text:style-name="P1">ERROR 1064 (42000): You have an error in your SQL syntax; check the manual that corresponds to your MariaDB server version for the right syntax to use near 'BY <text:s/>EMP_NUM' at line 1</text:p>
      <text:p text:style-name="P1">MariaDB [themepark]&gt; SELECT EMP_NUM,ATTRACT_NO,AVG(HOURS_PER_ATTRACT) FROM HOURS;</text:p>
      <text:p text:style-name="P1">+---------+------------+------------------------+</text:p>
      <text:p text:style-name="P1">| EMP_NUM | ATTRACT_NO | AVG(HOURS_PER_ATTRACT) |</text:p>
      <text:p text:style-name="P1">+---------+------------+------------------------+</text:p>
      <text:p text:style-name="P1">| <text:s text:c="4"/>100 | <text:s text:c="5"/>10034 | <text:s text:c="16"/>4.9091 |</text:p>
      <text:p text:style-name="P1">+---------+------------+------------------------+</text:p>
      <text:p text:style-name="P1">1 row in set (0.001 sec)</text:p>
      <text:p text:style-name="P1"/>
      <text:p text:style-name="P1">MariaDB [themepark]&gt; SELECT * FROM HOURS GROUP BY EMP_NUM;</text:p>
      <text:p text:style-name="P1">+---------+------------+-------------------+-----------+-------------+</text:p>
      <text:p text:style-name="P1">| EMP_NUM | ATTRACT_NO | HOURS_PER_ATTRACT | HOUR_RATE | DATE_WORKED |</text:p>
      <text:p text:style-name="P1">+---------+------------+-------------------+-----------+-------------+</text:p>
      <text:p text:style-name="P1">| <text:s text:c="4"/>100 | <text:s text:c="5"/>10034 | <text:s text:c="16"/>6 | <text:s text:c="5"/>6.50 | 2007-05-18 <text:s/>|</text:p>
      <text:p text:style-name="P1">| <text:s text:c="4"/>101 | <text:s text:c="5"/>10034 | <text:s text:c="16"/>6 | <text:s text:c="5"/>6.50 | 2007-05-18 <text:s/>|</text:p>
      <text:p text:style-name="P1">| <text:s text:c="4"/>102 | <text:s text:c="5"/>30012 | <text:s text:c="16"/>3 | <text:s text:c="5"/>5.99 | 2007-05-23 <text:s/>|</text:p>
      <text:p text:style-name="P1">| <text:s text:c="4"/>104 | <text:s text:c="5"/>30011 | <text:s text:c="16"/>6 | <text:s text:c="5"/>7.20 | 2007-05-21 <text:s/>|</text:p>
      <text:p text:style-name="P1">| <text:s text:c="4"/>105 | <text:s text:c="5"/>10078 | <text:s text:c="16"/>3 | <text:s text:c="5"/>8.50 | 2007-05-18 <text:s/>|</text:p>
      <text:p text:style-name="P1">+---------+------------+-------------------+-----------+-------------+</text:p>
      <text:p text:style-name="P1">5 rows in set (0.001 sec)</text:p>
      <text:p text:style-name="P1"/>
      <text:p text:style-name="P1">MariaDB [themepark]&gt; SELECT ATTRACT_NO,AVG(HOURS_PER_ATTRACT) FROM HOURS GROUP BY EMP_NUM;</text:p>
      <text:p text:style-name="P1">+------------+------------------------+</text:p>
      <text:p text:style-name="P1">| ATTRACT_NO | AVG(HOURS_PER_ATTRACT) |</text:p>
      <text:p text:style-name="P1">+------------+------------------------+</text:p>
      <text:p text:style-name="P1">| <text:s text:c="5"/>10034 | <text:s text:c="16"/>6.0000 |</text:p>
      <text:p text:style-name="P1">| <text:s text:c="5"/>10034 | <text:s text:c="16"/>6.0000 |</text:p>
      <text:p text:style-name="P1">| <text:s text:c="5"/>30012 | <text:s text:c="16"/>4.0000 |</text:p>
      <text:p text:style-name="P1">| <text:s text:c="5"/>30011 | <text:s text:c="16"/>6.0000 |</text:p>
      <text:p text:style-name="P1">| <text:s text:c="5"/>10078 | <text:s text:c="16"/>4.0000 |</text:p>
      <text:p text:style-name="P1">+------------+------------------------+</text:p>
      <text:p text:style-name="P1">5 rows in set (0.001 sec)</text:p>
      <text:p text:style-name="P1"/>
      <text:p text:style-name="P1">MariaDB [themepark]&gt; SELECT EMP_NUM ATTRACT_NO,AVG(HOURS_PER_ATTRACT) FROM HOURS GROUP BY EMP_NUM;</text:p>
      <text:p text:style-name="P1">+------------+------------------------+</text:p>
      <text:p text:style-name="P1">| ATTRACT_NO | AVG(HOURS_PER_ATTRACT) |</text:p>
      <text:p text:style-name="P1">+------------+------------------------+</text:p>
      <text:p text:style-name="P1">| <text:s text:c="7"/>100 | <text:s text:c="16"/>6.0000 |</text:p>
      <text:p text:style-name="P1">| <text:s text:c="7"/>101 | <text:s text:c="16"/>6.0000 |</text:p>
      <text:p text:style-name="P1">| <text:s text:c="7"/>102 | <text:s text:c="16"/>4.0000 |</text:p>
      <text:p text:style-name="P1">| <text:s text:c="7"/>104 | <text:s text:c="16"/>6.0000 |</text:p>
      <text:p text:style-name="P1">| <text:s text:c="7"/>105 | <text:s text:c="16"/>4.0000 |</text:p>
      <text:p text:style-name="P1">+------------+------------------------+</text:p>
      <text:p text:style-name="P1"><text:soft-page-break/>5 rows in set (0.001 sec)</text:p>
      <text:p text:style-name="P1"/>
      <text:p text:style-name="P1">MariaDB [themepark]&gt; SELECT EMP_NUM,ATTRACT_NO,AVG(HOURS_PER_ATTRACT) FROM HOURS GROUP BY EMP_NUM;</text:p>
      <text:p text:style-name="P1">+---------+------------+------------------------+</text:p>
      <text:p text:style-name="P1">| EMP_NUM | ATTRACT_NO | AVG(HOURS_PER_ATTRACT) |</text:p>
      <text:p text:style-name="P1">+---------+------------+------------------------+</text:p>
      <text:p text:style-name="P1">| <text:s text:c="4"/>100 | <text:s text:c="5"/>10034 | <text:s text:c="16"/>6.0000 |</text:p>
      <text:p text:style-name="P1">| <text:s text:c="4"/>101 | <text:s text:c="5"/>10034 | <text:s text:c="16"/>6.0000 |</text:p>
      <text:p text:style-name="P1">| <text:s text:c="4"/>102 | <text:s text:c="5"/>30012 | <text:s text:c="16"/>4.0000 |</text:p>
      <text:p text:style-name="P1">| <text:s text:c="4"/>104 | <text:s text:c="5"/>30011 | <text:s text:c="16"/>6.0000 |</text:p>
      <text:p text:style-name="P1">| <text:s text:c="4"/>105 | <text:s text:c="5"/>10078 | <text:s text:c="16"/>4.0000 |</text:p>
      <text:p text:style-name="P1">+---------+------------+------------------------+</text:p>
      <text:p text:style-name="P1">5 rows in set (0.001 sec)</text:p>
      <text:p text:style-name="P1"/>
      <text:p text:style-name="P1">MariaDB [themepark]&gt; SELECT EMP_NUM,ATTRACT_NO,AVG(HOURS_PER_ATTRACT) AS 'T' FROM HOURS GROUP BY EMP_NUM HAVING T &gt;= 5;</text:p>
      <text:p text:style-name="P1">+---------+------------+--------+</text:p>
      <text:p text:style-name="P1">| EMP_NUM | ATTRACT_NO | T <text:s text:c="5"/>|</text:p>
      <text:p text:style-name="P1">+---------+------------+--------+</text:p>
      <text:p text:style-name="P1">| <text:s text:c="4"/>100 | <text:s text:c="5"/>10034 | 6.0000 |</text:p>
      <text:p text:style-name="P1">| <text:s text:c="4"/>101 | <text:s text:c="5"/>10034 | 6.0000 |</text:p>
      <text:p text:style-name="P1">| <text:s text:c="4"/>104 | <text:s text:c="5"/>30011 | 6.0000 |</text:p>
      <text:p text:style-name="P1">+---------+------------+--------+</text:p>
      <text:p text:style-name="P1">3 rows in set (0.001 sec)</text:p>
      <text:p text:style-name="P1"/>
      <text:p text:style-name="P1">MariaDB [themepark]&gt; SELECT EMP_NUM,ATTRACT_NO,AVG(HOURS_PER_ATTRACT) FROM HOURS GROUP BY EMP_NUM HAVING AVG(HOURS_PER_ATTRACT) &gt;= 5;</text:p>
      <text:p text:style-name="P1">+---------+------------+------------------------+</text:p>
      <text:p text:style-name="P1">| EMP_NUM | ATTRACT_NO | AVG(HOURS_PER_ATTRACT) |</text:p>
      <text:p text:style-name="P1">+---------+------------+------------------------+</text:p>
      <text:p text:style-name="P1">| <text:s text:c="4"/>100 | <text:s text:c="5"/>10034 | <text:s text:c="16"/>6.0000 |</text:p>
      <text:p text:style-name="P1">| <text:s text:c="4"/>101 | <text:s text:c="5"/>10034 | <text:s text:c="16"/>6.0000 |</text:p>
      <text:p text:style-name="P1">| <text:s text:c="4"/>104 | <text:s text:c="5"/>30011 | <text:s text:c="16"/>6.0000 |</text:p>
      <text:p text:style-name="P1">+---------+------------+------------------------+</text:p>
      <text:p text:style-name="P1">3 rows in set (0.001 sec)</text:p>
      <text:p text:style-name="P1"/>
      <text:p text:style-name="P1">MariaDB [themepark]&gt; select * from EMPLOYEE CROSS JOIN HOURS;</text:p>
      <text:p text:style-name="P1">+---------+-----------+------------+-----------+------------+---------------+---------------+-----------+-----------+---------+------------+-------------------+-----------+-------------+</text:p>
      <text:p text:style-name="P1">| EMP_NUM | EMP_TITLE | EMP_LNAME <text:s/>| EMP_FNAME | EMP_DOB <text:s text:c="3"/>| EMP_HIRE_DATE | EMP_AREA_CODE | EMP_PHONE | PARK_CODE | EMP_NUM | ATTRACT_NO | HOURS_PER_ATTRACT | HOUR_RATE | DATE_WORKED |</text:p>
      <text:p text:style-name="P1">+---------+-----------+------------+-----------+------------+---------------+---------------+-----------+-----------+---------+------------+-------------------+-----------+-------------+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0 | <text:s text:c="5"/>10034 | <text:s text:c="16"/>6 | <text:s text:c="5"/>6.50 | 2007-05-18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0 | <text:s text:c="5"/>10034 | <text:s text:c="16"/>6 | <text:s text:c="5"/>6.50 | 2007-05-18 <text:s/>|</text:p>
      <text:p text:style-name="P1"><text:soft-page-break/>| <text:s text:c="4"/>102 | Mr <text:s text:c="7"/>| Arshad <text:s text:c="4"/>| Arif <text:s text:c="5"/>| 1969-11-14 | 1990-12-20 <text:s text:c="3"/>| 7253 <text:s text:c="9"/>| 675-8993 <text:s/>| FR1001 <text:s text:c="3"/>| <text:s text:c="4"/>100 | <text:s text:c="5"/>10034 | <text:s text:c="16"/>6 | <text:s text:c="5"/>6.50 | 2007-05-18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0 | <text:s text:c="5"/>10034 | <text:s text:c="16"/>6 | <text:s text:c="5"/>6.50 | 2007-05-18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0 | <text:s text:c="5"/>10034 | <text:s text:c="16"/>6 | <text:s text:c="5"/>6.50 | 2007-05-18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0 | <text:s text:c="5"/>10034 | <text:s text:c="16"/>6 | <text:s text:c="5"/>6.50 | 2007-05-18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0 | <text:s text:c="5"/>10034 | <text:s text:c="16"/>6 | <text:s text:c="5"/>6.50 | 2007-05-18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0 | <text:s text:c="5"/>10034 | <text:s text:c="16"/>6 | <text:s text:c="5"/>6.50 | 2007-05-20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0 | <text:s text:c="5"/>10034 | <text:s text:c="16"/>6 | <text:s text:c="5"/>6.50 | 2007-05-20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0 | <text:s text:c="5"/>10034 | <text:s text:c="16"/>6 | <text:s text:c="5"/>6.50 | 2007-05-20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0 | <text:s text:c="5"/>10034 | <text:s text:c="16"/>6 | <text:s text:c="5"/>6.50 | 2007-05-20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0 | <text:s text:c="5"/>10034 | <text:s text:c="16"/>6 | <text:s text:c="5"/>6.50 | 2007-05-20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0 | <text:s text:c="5"/>10034 | <text:s text:c="16"/>6 | <text:s text:c="5"/>6.50 | 2007-05-20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0 | <text:s text:c="5"/>10034 | <text:s text:c="16"/>6 | <text:s text:c="5"/>6.50 | 2007-05-20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1 | <text:s text:c="5"/>10034 | <text:s text:c="16"/>6 | <text:s text:c="5"/>6.50 | 2007-05-18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1 | <text:s text:c="5"/>10034 | <text:s text:c="16"/>6 | <text:s text:c="5"/>6.50 | 2007-05-18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1 | <text:s text:c="5"/>10034 | <text:s text:c="16"/>6 | <text:s text:c="5"/>6.50 | 2007-05-18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1 | <text:s text:c="5"/>10034 | <text:s text:c="16"/>6 | <text:s text:c="5"/>6.50 | 2007-05-18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1 | <text:s text:c="5"/>10034 | <text:s text:c="16"/>6 | <text:s text:c="5"/>6.50 | 2007-05-18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1 | <text:s text:c="5"/>10034 | <text:s text:c="16"/>6 | <text:s text:c="5"/>6.50 | 2007-05-18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1 | <text:s text:c="5"/>10034 | <text:s text:c="16"/>6 | <text:s text:c="5"/>6.50 | 2007-05-18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2 | <text:s text:c="5"/>30012 | <text:s text:c="16"/>3 | <text:s text:c="5"/>5.99 | 2007-05-23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2 | <text:s text:c="5"/>30012 | <text:s text:c="16"/>3 | <text:s text:c="5"/>5.99 | 2007-05-23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2 | <text:s text:c="5"/>30012 | <text:s text:c="16"/>3 | <text:s text:c="5"/>5.99 | 2007-05-23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2 | <text:s text:c="5"/>30012 | <text:s text:c="16"/>3 | <text:s text:c="5"/>5.99 | 2007-05-23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2 | <text:s text:c="5"/>30012 | <text:s text:c="16"/>3 | <text:s text:c="5"/>5.99 | 2007-05-23 <text:s/>|</text:p>
      <text:p text:style-name="P1"><text:soft-page-break/>| <text:s text:c="4"/>105 | Ms <text:s text:c="7"/>| Namowa <text:s text:c="4"/>| Mirrelle <text:s/>| 1990-03-14 | 2006-11-08 <text:s text:c="3"/>| 0181 <text:s text:c="9"/>| 890-3243 <text:s/>| FR1001 <text:s text:c="3"/>| <text:s text:c="4"/>102 | <text:s text:c="5"/>30012 | <text:s text:c="16"/>3 | <text:s text:c="5"/>5.99 | 2007-05-23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2 | <text:s text:c="5"/>30012 | <text:s text:c="16"/>3 | <text:s text:c="5"/>5.99 | 2007-05-23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2 | <text:s text:c="5"/>30044 | <text:s text:c="16"/>6 | <text:s text:c="5"/>5.99 | 2007-05-21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2 | <text:s text:c="5"/>30044 | <text:s text:c="16"/>6 | <text:s text:c="5"/>5.99 | 2007-05-21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2 | <text:s text:c="5"/>30044 | <text:s text:c="16"/>6 | <text:s text:c="5"/>5.99 | 2007-05-21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2 | <text:s text:c="5"/>30044 | <text:s text:c="16"/>6 | <text:s text:c="5"/>5.99 | 2007-05-21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2 | <text:s text:c="5"/>30044 | <text:s text:c="16"/>6 | <text:s text:c="5"/>5.99 | 2007-05-21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2 | <text:s text:c="5"/>30044 | <text:s text:c="16"/>6 | <text:s text:c="5"/>5.99 | 2007-05-21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2 | <text:s text:c="5"/>30044 | <text:s text:c="16"/>6 | <text:s text:c="5"/>5.99 | 2007-05-21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2 | <text:s text:c="5"/>30044 | <text:s text:c="16"/>3 | <text:s text:c="5"/>5.99 | 2007-05-22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2 | <text:s text:c="5"/>30044 | <text:s text:c="16"/>3 | <text:s text:c="5"/>5.99 | 2007-05-22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2 | <text:s text:c="5"/>30044 | <text:s text:c="16"/>3 | <text:s text:c="5"/>5.99 | 2007-05-22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2 | <text:s text:c="5"/>30044 | <text:s text:c="16"/>3 | <text:s text:c="5"/>5.99 | 2007-05-22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2 | <text:s text:c="5"/>30044 | <text:s text:c="16"/>3 | <text:s text:c="5"/>5.99 | 2007-05-22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2 | <text:s text:c="5"/>30044 | <text:s text:c="16"/>3 | <text:s text:c="5"/>5.99 | 2007-05-22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2 | <text:s text:c="5"/>30044 | <text:s text:c="16"/>3 | <text:s text:c="5"/>5.99 | 2007-05-22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4 | <text:s text:c="5"/>30011 | <text:s text:c="16"/>6 | <text:s text:c="5"/>7.20 | 2007-05-21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4 | <text:s text:c="5"/>30011 | <text:s text:c="16"/>6 | <text:s text:c="5"/>7.20 | 2007-05-21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4 | <text:s text:c="5"/>30011 | <text:s text:c="16"/>6 | <text:s text:c="5"/>7.20 | 2007-05-21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4 | <text:s text:c="5"/>30011 | <text:s text:c="16"/>6 | <text:s text:c="5"/>7.20 | 2007-05-21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4 | <text:s text:c="5"/>30011 | <text:s text:c="16"/>6 | <text:s text:c="5"/>7.20 | 2007-05-21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4 | <text:s text:c="5"/>30011 | <text:s text:c="16"/>6 | <text:s text:c="5"/>7.20 | 2007-05-21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4 | <text:s text:c="5"/>30011 | <text:s text:c="16"/>6 | <text:s text:c="5"/>7.20 | 2007-05-21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4 | <text:s text:c="5"/>30012 | <text:s text:c="16"/>6 | <text:s text:c="5"/>7.20 | 2007-05-22 <text:s/>|</text:p>
      <text:p text:style-name="P1"><text:soft-page-break/>| <text:s text:c="4"/>101 | Ms <text:s text:c="7"/>| Ricardo <text:s text:c="3"/>| Marshel <text:s text:c="2"/>| 1978-03-19 | 1996-04-25 <text:s text:c="3"/>| 0181 <text:s text:c="9"/>| 324-4472 <text:s/>| UK3452 <text:s text:c="3"/>| <text:s text:c="4"/>104 | <text:s text:c="5"/>30012 | <text:s text:c="16"/>6 | <text:s text:c="5"/>7.20 | 2007-05-22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4 | <text:s text:c="5"/>30012 | <text:s text:c="16"/>6 | <text:s text:c="5"/>7.20 | 2007-05-22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4 | <text:s text:c="5"/>30012 | <text:s text:c="16"/>6 | <text:s text:c="5"/>7.20 | 2007-05-22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4 | <text:s text:c="5"/>30012 | <text:s text:c="16"/>6 | <text:s text:c="5"/>7.20 | 2007-05-22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4 | <text:s text:c="5"/>30012 | <text:s text:c="16"/>6 | <text:s text:c="5"/>7.20 | 2007-05-22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4 | <text:s text:c="5"/>30012 | <text:s text:c="16"/>6 | <text:s text:c="5"/>7.20 | 2007-05-22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5 | <text:s text:c="5"/>10078 | <text:s text:c="16"/>3 | <text:s text:c="5"/>8.50 | 2007-05-18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5 | <text:s text:c="5"/>10078 | <text:s text:c="16"/>3 | <text:s text:c="5"/>8.50 | 2007-05-18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5 | <text:s text:c="5"/>10078 | <text:s text:c="16"/>3 | <text:s text:c="5"/>8.50 | 2007-05-18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5 | <text:s text:c="5"/>10078 | <text:s text:c="16"/>3 | <text:s text:c="5"/>8.50 | 2007-05-18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5 | <text:s text:c="5"/>10078 | <text:s text:c="16"/>3 | <text:s text:c="5"/>8.50 | 2007-05-18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5 | <text:s text:c="5"/>10078 | <text:s text:c="16"/>3 | <text:s text:c="5"/>8.50 | 2007-05-18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5 | <text:s text:c="5"/>10078 | <text:s text:c="16"/>3 | <text:s text:c="5"/>8.50 | 2007-05-18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5 | <text:s text:c="5"/>10098 | <text:s text:c="16"/>3 | <text:s text:c="5"/>8.50 | 2007-05-18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5 | <text:s text:c="5"/>10098 | <text:s text:c="16"/>3 | <text:s text:c="5"/>8.50 | 2007-05-18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5 | <text:s text:c="5"/>10098 | <text:s text:c="16"/>3 | <text:s text:c="5"/>8.50 | 2007-05-18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5 | <text:s text:c="5"/>10098 | <text:s text:c="16"/>3 | <text:s text:c="5"/>8.50 | 2007-05-18 <text:s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 <text:s text:c="4"/>105 | <text:s text:c="5"/>10098 | <text:s text:c="16"/>3 | <text:s text:c="5"/>8.50 | 2007-05-18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5 | <text:s text:c="5"/>10098 | <text:s text:c="16"/>3 | <text:s text:c="5"/>8.50 | 2007-05-18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5 | <text:s text:c="5"/>10098 | <text:s text:c="16"/>3 | <text:s text:c="5"/>8.50 | 2007-05-18 <text:s/>|</text:p>
      <text:p text:style-name="P1">| <text:s text:c="4"/>100 | Ms <text:s text:c="7"/>| Calderdale | Emma <text:s text:c="5"/>| 1972-06-15 | 1992-03-15 <text:s text:c="3"/>| 0181 <text:s text:c="9"/>| 324-9134 <text:s/>| FR1001 <text:s text:c="3"/>| <text:s text:c="4"/>105 | <text:s text:c="5"/>10098 | <text:s text:c="16"/>6 | <text:s text:c="5"/>8.50 | 2007-05-19 <text:s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 <text:s text:c="4"/>105 | <text:s text:c="5"/>10098 | <text:s text:c="16"/>6 | <text:s text:c="5"/>8.50 | 2007-05-19 <text:s/>|</text:p>
      <text:p text:style-name="P1">| <text:s text:c="4"/>102 | Mr <text:s text:c="7"/>| Arshad <text:s text:c="4"/>| Arif <text:s text:c="5"/>| 1969-11-14 | 1990-12-20 <text:s text:c="3"/>| 7253 <text:s text:c="9"/>| 675-8993 <text:s/>| FR1001 <text:s text:c="3"/>| <text:s text:c="4"/>105 | <text:s text:c="5"/>10098 | <text:s text:c="16"/>6 | <text:s text:c="5"/>8.50 | 2007-05-19 <text:s/>|</text:p>
      <text:p text:style-name="P1">| <text:s text:c="4"/>103 | Ms <text:s text:c="7"/>| Roberts <text:s text:c="3"/>| Anne <text:s text:c="5"/>| 1974-10-16 | 1994-08-16 <text:s text:c="3"/>| 0181 <text:s text:c="9"/>| 898-3456 <text:s/>| UK3452 <text:s text:c="3"/>| <text:s text:c="4"/>105 | <text:s text:c="5"/>10098 | <text:s text:c="16"/>6 | <text:s text:c="5"/>8.50 | 2007-05-19 <text:s/>|</text:p>
      <text:p text:style-name="P1"><text:soft-page-break/>| <text:s text:c="4"/>104 | Mr <text:s text:c="7"/>| Denver <text:s text:c="4"/>| Enrica <text:s text:c="3"/>| 1980-11-08 | 2001-10-20 <text:s text:c="3"/>| 7253 <text:s text:c="9"/>| 504-4434 <text:s/>| ZA1342 <text:s text:c="3"/>| <text:s text:c="4"/>105 | <text:s text:c="5"/>10098 | <text:s text:c="16"/>6 | <text:s text:c="5"/>8.50 | 2007-05-19 <text:s/>|</text:p>
      <text:p text:style-name="P1">| <text:s text:c="4"/>105 | Ms <text:s text:c="7"/>| Namowa <text:s text:c="4"/>| Mirrelle <text:s/>| 1990-03-14 | 2006-11-08 <text:s text:c="3"/>| 0181 <text:s text:c="9"/>| 890-3243 <text:s/>| FR1001 <text:s text:c="3"/>| <text:s text:c="4"/>105 | <text:s text:c="5"/>10098 | <text:s text:c="16"/>6 | <text:s text:c="5"/>8.50 | 2007-05-19 <text:s/>|</text:p>
      <text:p text:style-name="P1">| <text:s text:c="4"/>106 | Mrs <text:s text:c="6"/>| Smith <text:s text:c="5"/>| Gemma <text:s text:c="4"/>| 1968-02-12 | 1989-01-05 <text:s text:c="3"/>| 0181 <text:s text:c="9"/>| 324-7845 <text:s/>| ZA1342 <text:s text:c="3"/>| <text:s text:c="4"/>105 | <text:s text:c="5"/>10098 | <text:s text:c="16"/>6 | <text:s text:c="5"/>8.50 | 2007-05-19 <text:s/>|</text:p>
      <text:p text:style-name="P1">+---------+-----------+------------+-----------+------------+---------------+---------------+-----------+-----------+---------+------------+-------------------+-----------+-------------+</text:p>
      <text:p text:style-name="P1">77 rows in set (0.001 sec)</text:p>
      <text:p text:style-name="P1"/>
      <text:p text:style-name="P1">MariaDB [themepark]&gt; SELECT * FROM EMPLOYEE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| <text:s text:c="4"/>106 | Mrs <text:s text:c="6"/>| Smith <text:s text:c="5"/>| Gemma <text:s text:c="4"/>| 1968-02-12 | 1989-01-05 <text:s text:c="3"/>| 0181 <text:s text:c="9"/>| 324-7845 <text:s/>| ZA1342 <text:s text:c="3"/>|</text:p>
      <text:p text:style-name="P1">+---------+-----------+------------+-----------+------------+---------------+---------------+-----------+-----------+</text:p>
      <text:p text:style-name="P1">7 rows in set (0.000 sec)</text:p>
      <text:p text:style-name="P1"/>
      <text:p text:style-name="P1">MariaDB [themepark]&gt; SELECT * FROM HOUR;</text:p>
      <text:p text:style-name="P1">ERROR 1146 (42S02): Table 'themepark.HOUR' doesn't exist</text:p>
      <text:p text:style-name="P1">MariaDB [themepark]&gt; SELECT * FROM HOURS;</text:p>
      <text:p text:style-name="P1">+---------+------------+-------------------+-----------+-------------+</text:p>
      <text:p text:style-name="P1">| EMP_NUM | ATTRACT_NO | HOURS_PER_ATTRACT | HOUR_RATE | DATE_WORKED |</text:p>
      <text:p text:style-name="P1">+---------+------------+-------------------+-----------+-------------+</text:p>
      <text:p text:style-name="P1">| <text:s text:c="4"/>100 | <text:s text:c="5"/>10034 | <text:s text:c="16"/>6 | <text:s text:c="5"/>6.50 | 2007-05-18 <text:s/>|</text:p>
      <text:p text:style-name="P1">| <text:s text:c="4"/>100 | <text:s text:c="5"/>10034 | <text:s text:c="16"/>6 | <text:s text:c="5"/>6.50 | 2007-05-20 <text:s/>|</text:p>
      <text:p text:style-name="P1">| <text:s text:c="4"/>101 | <text:s text:c="5"/>10034 | <text:s text:c="16"/>6 | <text:s text:c="5"/>6.50 | 2007-05-18 <text:s/>|</text:p>
      <text:p text:style-name="P1">| <text:s text:c="4"/>102 | <text:s text:c="5"/>30012 | <text:s text:c="16"/>3 | <text:s text:c="5"/>5.99 | 2007-05-23 <text:s/>|</text:p>
      <text:p text:style-name="P1">| <text:s text:c="4"/>102 | <text:s text:c="5"/>30044 | <text:s text:c="16"/>6 | <text:s text:c="5"/>5.99 | 2007-05-21 <text:s/>|</text:p>
      <text:p text:style-name="P1">| <text:s text:c="4"/>102 | <text:s text:c="5"/>30044 | <text:s text:c="16"/>3 | <text:s text:c="5"/>5.99 | 2007-05-22 <text:s/>|</text:p>
      <text:p text:style-name="P1">| <text:s text:c="4"/>104 | <text:s text:c="5"/>30011 | <text:s text:c="16"/>6 | <text:s text:c="5"/>7.20 | 2007-05-21 <text:s/>|</text:p>
      <text:p text:style-name="P1">| <text:s text:c="4"/>104 | <text:s text:c="5"/>30012 | <text:s text:c="16"/>6 | <text:s text:c="5"/>7.20 | 2007-05-22 <text:s/>|</text:p>
      <text:p text:style-name="P1">| <text:s text:c="4"/>105 | <text:s text:c="5"/>10078 | <text:s text:c="16"/>3 | <text:s text:c="5"/>8.50 | 2007-05-18 <text:s/>|</text:p>
      <text:p text:style-name="P1">| <text:s text:c="4"/>105 | <text:s text:c="5"/>10098 | <text:s text:c="16"/>3 | <text:s text:c="5"/>8.50 | 2007-05-18 <text:s/>|</text:p>
      <text:p text:style-name="P1">| <text:s text:c="4"/>105 | <text:s text:c="5"/>10098 | <text:s text:c="16"/>6 | <text:s text:c="5"/>8.50 | 2007-05-19 <text:s/>|</text:p>
      <text:p text:style-name="P1">+---------+------------+-------------------+-----------+-------------+</text:p>
      <text:p text:style-name="P1"><text:soft-page-break/>11 rows in set (0.001 sec)</text:p>
      <text:p text:style-name="P1"/>
      <text:p text:style-name="P1">MariaDB [themepark]&gt; SELECT SELECT EMPLOYEE.EMP_NUM,EMP_FNAME,EMP_LNAME,ATTRACTION.ATTRACT_NO,DATE_WORKED WHERE ATTRACT.EMP_NUM = EMPLOYEE.EMP_NUM;</text:p>
      <text:p text:style-name="P1">ERROR 1064 (42000): You have an error in your SQL syntax; check the manual that corresponds to your MariaDB server version for the right syntax to use near 'SELECT EMPLOYEE.EMP_NUM,EMP_FNAME,EMP_LNAME,ATTRACTION.ATTRACT_NO,DATE_WORKED...' at line 1</text:p>
      <text:p text:style-name="P1">MariaDB [themepark]&gt; SELECT SELECT EMP_FNAME,EMP_LNAME,DATE_WORKED WHERE ATTRACT.EMP_NUM = EMPLOYEE.EMP_NUM;</text:p>
      <text:p text:style-name="P1">ERROR 1064 (42000): You have an error in your SQL syntax; check the manual that corresponds to your MariaDB server version for the right syntax to use near 'SELECT EMP_FNAME,EMP_LNAME,DATE_WORKED WHERE ATTRACT.EMP_NUM = EMPLOYEE.EMP_NUM' at line 1</text:p>
      <text:p text:style-name="P1">MariaDB [themepark]&gt; SELECT EMP_FNAME,EMP_LNAME,DATE_WORKED FROM EMPOLYEE JOIN HOURS (USING EMP_NUM);</text:p>
      <text:p text:style-name="P1">ERROR 1064 (42000): You have an error in your SQL syntax; check the manual that corresponds to your MariaDB server version for the right syntax to use near '(USING EMP_NUM)' at line 1</text:p>
      <text:p text:style-name="P1">MariaDB [themepark]&gt; SELECT EMP_NUM, EMP_FNAME,EMP_LNAME,DATE_WORKED FROM EMPOLYEE JOIN HOURS (USING EMP_NUM);</text:p>
      <text:p text:style-name="P1">ERROR 1064 (42000): You have an error in your SQL syntax; check the manual that corresponds to your MariaDB server version for the right syntax to use near '(USING EMP_NUM)' at line 1</text:p>
      <text:p text:style-name="P1">MariaDB [themepark]&gt; SELECT EMP_NUM, EMP_FNAME,EMP_LNAME,DATE_WORKED FROM EMPOLYEE JOIN HOURS USING (EMP_NUM);</text:p>
      <text:p text:style-name="P1">ERROR 1146 (42S02): Table 'themepark.EMPOLYEE' doesn't exist</text:p>
      <text:p text:style-name="P1">MariaDB [themepark]&gt; SELECT EMP_NUM, EMP_FNAME,EMP_LNAME,DATE_WORKED FROM EMPLOYEE JOIN HOURS USING (EMP_NUM);</text:p>
      <text:p text:style-name="P1">+---------+-----------+------------+-------------+</text:p>
      <text:p text:style-name="P1">| EMP_NUM | EMP_FNAME | EMP_LNAME <text:s/>| DATE_WORKED |</text:p>
      <text:p text:style-name="P1">+---------+-----------+------------+-------------+</text:p>
      <text:p text:style-name="P1">| <text:s text:c="4"/>100 | Emma <text:s text:c="5"/>| Calderdale | 2007-05-18 <text:s/>|</text:p>
      <text:p text:style-name="P1">| <text:s text:c="4"/>100 | Emma <text:s text:c="5"/>| Calderdale | 2007-05-20 <text:s/>|</text:p>
      <text:p text:style-name="P1">| <text:s text:c="4"/>101 | Marshel <text:s text:c="2"/>| Ricardo <text:s text:c="3"/>| 2007-05-18 <text:s/>|</text:p>
      <text:p text:style-name="P1">| <text:s text:c="4"/>102 | Arif <text:s text:c="5"/>| Arshad <text:s text:c="4"/>| 2007-05-23 <text:s/>|</text:p>
      <text:p text:style-name="P1">| <text:s text:c="4"/>102 | Arif <text:s text:c="5"/>| Arshad <text:s text:c="4"/>| 2007-05-21 <text:s/>|</text:p>
      <text:p text:style-name="P1">| <text:s text:c="4"/>102 | Arif <text:s text:c="5"/>| Arshad <text:s text:c="4"/>| 2007-05-22 <text:s/>|</text:p>
      <text:p text:style-name="P1">| <text:s text:c="4"/>104 | Enrica <text:s text:c="3"/>| Denver <text:s text:c="4"/>| 2007-05-21 <text:s/>|</text:p>
      <text:p text:style-name="P1">| <text:s text:c="4"/>104 | Enrica <text:s text:c="3"/>| Denver <text:s text:c="4"/>| 2007-05-22 <text:s/>|</text:p>
      <text:p text:style-name="P1">| <text:s text:c="4"/>105 | Mirrelle <text:s/>| Namowa <text:s text:c="4"/>| 2007-05-18 <text:s/>|</text:p>
      <text:p text:style-name="P1">| <text:s text:c="4"/>105 | Mirrelle <text:s/>| Namowa <text:s text:c="4"/>| 2007-05-18 <text:s/>|</text:p>
      <text:p text:style-name="P1">| <text:s text:c="4"/>105 | Mirrelle <text:s/>| Namowa <text:s text:c="4"/>| 2007-05-19 <text:s/>|</text:p>
      <text:p text:style-name="P1">+---------+-----------+------------+-------------+</text:p>
      <text:p text:style-name="P1">11 rows in set (0.001 sec)</text:p>
      <text:p text:style-name="P1"/>
      <text:p text:style-name="P1">MariaDB [themepark]&gt; SELECT EMP_FNAME,EMP_LNAME,DATE_WORKED FROM EMPLOYEE JOIN HOURS USING (EMP_NUM);</text:p>
      <text:p text:style-name="P1">+-----------+------------+-------------+</text:p>
      <text:p text:style-name="P1">| EMP_FNAME | EMP_LNAME <text:s/>| DATE_WORKED |</text:p>
      <text:p text:style-name="P1"><text:soft-page-break/>+-----------+------------+-------------+</text:p>
      <text:p text:style-name="P1">| Emma <text:s text:c="5"/>| Calderdale | 2007-05-18 <text:s/>|</text:p>
      <text:p text:style-name="P1">| Emma <text:s text:c="5"/>| Calderdale | 2007-05-20 <text:s/>|</text:p>
      <text:p text:style-name="P1">| Marshel <text:s text:c="2"/>| Ricardo <text:s text:c="3"/>| 2007-05-18 <text:s/>|</text:p>
      <text:p text:style-name="P1">| Arif <text:s text:c="5"/>| Arshad <text:s text:c="4"/>| 2007-05-23 <text:s/>|</text:p>
      <text:p text:style-name="P1">| Arif <text:s text:c="5"/>| Arshad <text:s text:c="4"/>| 2007-05-21 <text:s/>|</text:p>
      <text:p text:style-name="P1">| Arif <text:s text:c="5"/>| Arshad <text:s text:c="4"/>| 2007-05-22 <text:s/>|</text:p>
      <text:p text:style-name="P1">| Enrica <text:s text:c="3"/>| Denver <text:s text:c="4"/>| 2007-05-21 <text:s/>|</text:p>
      <text:p text:style-name="P1">| Enrica <text:s text:c="3"/>| Denver <text:s text:c="4"/>| 2007-05-22 <text:s/>|</text:p>
      <text:p text:style-name="P1">| Mirrelle <text:s/>| Namowa <text:s text:c="4"/>| 2007-05-18 <text:s/>|</text:p>
      <text:p text:style-name="P1">| Mirrelle <text:s/>| Namowa <text:s text:c="4"/>| 2007-05-18 <text:s/>|</text:p>
      <text:p text:style-name="P1">| Mirrelle <text:s/>| Namowa <text:s text:c="4"/>| 2007-05-19 <text:s/>|</text:p>
      <text:p text:style-name="P1">+-----------+------------+-------------+</text:p>
      <text:p text:style-name="P1">11 rows in set (0.001 sec)</text:p>
      <text:p text:style-name="P1"/>
      <text:p text:style-name="P1">MariaDB [themepark]&gt; SELECT EMP_FNAME,EMP_LNAME,DATE_WORKED,ATTRACT_NAME FROM EMPLOYEE JOIN HOURS JOIN ATTRACTION USING (EMP_NUM);</text:p>
      <text:p text:style-name="P1">ERROR 1054 (42S22): Unknown column 'EMP_NUM' in 'from clause'</text:p>
      <text:p text:style-name="P1">MariaDB [themepark]&gt; SELECT EMP_FNAME,EMP_LNAME,DATE_WORKED,ATTRACT_NAME FROM EMPLOYEE JOIN HOURS USING (EMP_NUM);</text:p>
      <text:p text:style-name="P1">ERROR 1054 (42S22): Unknown column 'ATTRACT_NAME' in 'field list'</text:p>
      <text:p text:style-name="P1"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01 sec)</text:p>
      <text:p text:style-name="P1"/>
      <text:p text:style-name="P1">MariaDB [themepark]&gt; SELECT EMP_FNAME,EMP_LNAME,DATE_WORKED,ATTRACT_NAME FROM EMPLOYEE JOIN HOURS USING (EMP_NUM);</text:p>
      <text:p text:style-name="P1">ERROR 1054 (42S22): Unknown column 'ATTRACT_NAME' in 'field list'</text:p>
      <text:p text:style-name="P1">MariaDB [themepark]&gt; SELECT EMP_FNAME,EMP_LNAME,DATE_WORKED FROM EMPLOYEE JOIN HOURS USING (EMP_NUM);</text:p>
      <text:p text:style-name="P1">+-----------+------------+-------------+</text:p>
      <text:p text:style-name="P1">| EMP_FNAME | EMP_LNAME <text:s/>| DATE_WORKED |</text:p>
      <text:p text:style-name="P1"><text:soft-page-break/>+-----------+------------+-------------+</text:p>
      <text:p text:style-name="P1">| Emma <text:s text:c="5"/>| Calderdale | 2007-05-18 <text:s/>|</text:p>
      <text:p text:style-name="P1">| Emma <text:s text:c="5"/>| Calderdale | 2007-05-20 <text:s/>|</text:p>
      <text:p text:style-name="P1">| Marshel <text:s text:c="2"/>| Ricardo <text:s text:c="3"/>| 2007-05-18 <text:s/>|</text:p>
      <text:p text:style-name="P1">| Arif <text:s text:c="5"/>| Arshad <text:s text:c="4"/>| 2007-05-23 <text:s/>|</text:p>
      <text:p text:style-name="P1">| Arif <text:s text:c="5"/>| Arshad <text:s text:c="4"/>| 2007-05-21 <text:s/>|</text:p>
      <text:p text:style-name="P1">| Arif <text:s text:c="5"/>| Arshad <text:s text:c="4"/>| 2007-05-22 <text:s/>|</text:p>
      <text:p text:style-name="P1">| Enrica <text:s text:c="3"/>| Denver <text:s text:c="4"/>| 2007-05-21 <text:s/>|</text:p>
      <text:p text:style-name="P1">| Enrica <text:s text:c="3"/>| Denver <text:s text:c="4"/>| 2007-05-22 <text:s/>|</text:p>
      <text:p text:style-name="P1">| Mirrelle <text:s/>| Namowa <text:s text:c="4"/>| 2007-05-18 <text:s/>|</text:p>
      <text:p text:style-name="P1">| Mirrelle <text:s/>| Namowa <text:s text:c="4"/>| 2007-05-18 <text:s/>|</text:p>
      <text:p text:style-name="P1">| Mirrelle <text:s/>| Namowa <text:s text:c="4"/>| 2007-05-19 <text:s/>|</text:p>
      <text:p text:style-name="P1">+-----------+------------+-------------+</text:p>
      <text:p text:style-name="P1">11 rows in set (0.001 sec)</text:p>
      <text:p text:style-name="P1"/>
      <text:p text:style-name="P1">MariaDB [themepark]&gt; SELECT ATTRACT_NO, EMP_FNAME,EMP_LNAME,DATE_WORKED FROM EMPLOYEE JOIN HOURS USING (EMP_NUM);</text:p>
      <text:p text:style-name="P1">+------------+-----------+------------+-------------+</text:p>
      <text:p text:style-name="P1">| ATTRACT_NO | EMP_FNAME | EMP_LNAME <text:s/>| DATE_WORKED |</text:p>
      <text:p text:style-name="P1">+------------+-----------+------------+-------------+</text:p>
      <text:p text:style-name="P1">| <text:s text:c="5"/>10034 | Emma <text:s text:c="5"/>| Calderdale | 2007-05-18 <text:s/>|</text:p>
      <text:p text:style-name="P1">| <text:s text:c="5"/>10034 | Emma <text:s text:c="5"/>| Calderdale | 2007-05-20 <text:s/>|</text:p>
      <text:p text:style-name="P1">| <text:s text:c="5"/>10034 | Marshel <text:s text:c="2"/>| Ricardo <text:s text:c="3"/>| 2007-05-18 <text:s/>|</text:p>
      <text:p text:style-name="P1">| <text:s text:c="5"/>30012 | Arif <text:s text:c="5"/>| Arshad <text:s text:c="4"/>| 2007-05-23 <text:s/>|</text:p>
      <text:p text:style-name="P1">| <text:s text:c="5"/>30044 | Arif <text:s text:c="5"/>| Arshad <text:s text:c="4"/>| 2007-05-21 <text:s/>|</text:p>
      <text:p text:style-name="P1">| <text:s text:c="5"/>30044 | Arif <text:s text:c="5"/>| Arshad <text:s text:c="4"/>| 2007-05-22 <text:s/>|</text:p>
      <text:p text:style-name="P1">| <text:s text:c="5"/>30011 | Enrica <text:s text:c="3"/>| Denver <text:s text:c="4"/>| 2007-05-21 <text:s/>|</text:p>
      <text:p text:style-name="P1">| <text:s text:c="5"/>30012 | Enrica <text:s text:c="3"/>| Denver <text:s text:c="4"/>| 2007-05-22 <text:s/>|</text:p>
      <text:p text:style-name="P1">| <text:s text:c="5"/>10078 | Mirrelle <text:s/>| Namowa <text:s text:c="4"/>| 2007-05-18 <text:s/>|</text:p>
      <text:p text:style-name="P1">| <text:s text:c="5"/>10098 | Mirrelle <text:s/>| Namowa <text:s text:c="4"/>| 2007-05-18 <text:s/>|</text:p>
      <text:p text:style-name="P1">| <text:s text:c="5"/>10098 | Mirrelle <text:s/>| Namowa <text:s text:c="4"/>| 2007-05-19 <text:s/>|</text:p>
      <text:p text:style-name="P1">+------------+-----------+------------+-------------+</text:p>
      <text:p text:style-name="P1">11 rows in set (0.001 sec)</text:p>
      <text:p text:style-name="P1"/>
      <text:p text:style-name="P1">MariaDB [themepark]&gt; SELECT ATTRACT_NAME, ATTRACT_NO, EMP_FNAME,EMP_LNAME,DATE_WORKED FROM EMPLOYEE JOIN HOURS USING (EMP_NUM) JOIN ATTRACTION USING (ATTRACT_NO);</text:p>
      <text:p text:style-name="P1">+----------------+------------+-----------+------------+-------------+</text:p>
      <text:p text:style-name="P1">| ATTRACT_NAME <text:s text:c="2"/>| ATTRACT_NO | EMP_FNAME | EMP_LNAME <text:s/>| DATE_WORKED |</text:p>
      <text:p text:style-name="P1">+----------------+------------+-----------+------------+-------------+</text:p>
      <text:p text:style-name="P1">| ThunderCoaster | <text:s text:c="5"/>10034 | Emma <text:s text:c="5"/>| Calderdale | 2007-05-18 <text:s/>|</text:p>
      <text:p text:style-name="P1">| ThunderCoaster | <text:s text:c="5"/>10034 | Emma <text:s text:c="5"/>| Calderdale | 2007-05-20 <text:s/>|</text:p>
      <text:p text:style-name="P1">| ThunderCoaster | <text:s text:c="5"/>10034 | Marshel <text:s text:c="2"/>| Ricardo <text:s text:c="3"/>| 2007-05-18 <text:s/>|</text:p>
      <text:p text:style-name="P1">| Pirates <text:s text:c="7"/>| <text:s text:c="5"/>30012 | Arif <text:s text:c="5"/>| Arshad <text:s text:c="4"/>| 2007-05-23 <text:s/>|</text:p>
      <text:p text:style-name="P1">| UnderSeaWord <text:s text:c="2"/>| <text:s text:c="5"/>30044 | Arif <text:s text:c="5"/>| Arshad <text:s text:c="4"/>| 2007-05-21 <text:s/>|</text:p>
      <text:p text:style-name="P1">| UnderSeaWord <text:s text:c="2"/>| <text:s text:c="5"/>30044 | Arif <text:s text:c="5"/>| Arshad <text:s text:c="4"/>| 2007-05-22 <text:s/>|</text:p>
      <text:p text:style-name="P1">| BlackHole2 <text:s text:c="4"/>| <text:s text:c="5"/>30011 | Enrica <text:s text:c="3"/>| Denver <text:s text:c="4"/>| 2007-05-21 <text:s/>|</text:p>
      <text:p text:style-name="P1">| Pirates <text:s text:c="7"/>| <text:s text:c="5"/>30012 | Enrica <text:s text:c="3"/>| Denver <text:s text:c="4"/>| 2007-05-22 <text:s/>|</text:p>
      <text:p text:style-name="P1">| Ant-Trap <text:s text:c="6"/>| <text:s text:c="5"/>10078 | Mirrelle <text:s/>| Namowa <text:s text:c="4"/>| 2007-05-18 <text:s/>|</text:p>
      <text:p text:style-name="P1"><text:soft-page-break/>| Carnival <text:s text:c="6"/>| <text:s text:c="5"/>10098 | Mirrelle <text:s/>| Namowa <text:s text:c="4"/>| 2007-05-18 <text:s/>|</text:p>
      <text:p text:style-name="P1">| Carnival <text:s text:c="6"/>| <text:s text:c="5"/>10098 | Mirrelle <text:s/>| Namowa <text:s text:c="4"/>| 2007-05-19 <text:s/>|</text:p>
      <text:p text:style-name="P1">+----------------+------------+-----------+------------+-------------+</text:p>
      <text:p text:style-name="P1">11 rows in set (0.001 sec)</text:p>
      <text:p text:style-name="P1"/>
      <text:p text:style-name="P1">MariaDB [themepark]&gt; SELECT * FROM THEMEPARK;</text:p>
      <text:p text:style-name="P1">+-----------+---------------+--------------+--------------+</text:p>
      <text:p text:style-name="P1">| PARK_CODE | PARK_NAME <text:s text:c="4"/>| PARK_CITY <text:s text:c="3"/>| PARK_COUNTRY |</text:p>
      <text:p text:style-name="P1">+-----------+---------------+--------------+--------------+</text:p>
      <text:p text:style-name="P1">| FR1001 <text:s text:c="3"/>| FairyLand <text:s text:c="4"/>| PARIS <text:s text:c="7"/>| FR <text:s text:c="10"/>|</text:p>
      <text:p text:style-name="P1">| NL1202 <text:s text:c="3"/>| Efling <text:s text:c="7"/>| NOORD <text:s text:c="7"/>| NL <text:s text:c="10"/>|</text:p>
      <text:p text:style-name="P1">| SP4533 <text:s text:c="3"/>| AdventurePort | BARCELONA <text:s text:c="3"/>| SP <text:s text:c="10"/>|</text:p>
      <text:p text:style-name="P1">| SW2323 <text:s text:c="3"/>| Labyrinthe <text:s text:c="3"/>| LAUSANNE <text:s text:c="4"/>| SW <text:s text:c="10"/>|</text:p>
      <text:p text:style-name="P1">| UK2622 <text:s text:c="3"/>| MiniLand <text:s text:c="5"/>| WINDSOR <text:s text:c="5"/>| UK <text:s text:c="10"/>|</text:p>
      <text:p text:style-name="P1">| UK3452 <text:s text:c="3"/>| PleasureLand <text:s/>| STOKE <text:s text:c="7"/>| UK <text:s text:c="10"/>|</text:p>
      <text:p text:style-name="P1">| ZA1342 <text:s text:c="3"/>| GoldTown <text:s text:c="5"/>| JOHANNESBURG | ZA <text:s text:c="10"/>|</text:p>
      <text:p text:style-name="P1">+-----------+---------------+--------------+--------------+</text:p>
      <text:p text:style-name="P1">7 rows in set (0.001 sec)</text:p>
      <text:p text:style-name="P1"/>
      <text:p text:style-name="P1">MariaDB [themepark]&gt; SELECT * FROM SALES;</text:p>
      <text:p text:style-name="P1">+----------------+-----------+------------+</text:p>
      <text:p text:style-name="P1">| TRANSACTION_NO | PARK_CODE | SALE_DATE <text:s/>|</text:p>
      <text:p text:style-name="P1">+----------------+-----------+------------+</text:p>
      <text:p text:style-name="P1">| <text:s text:c="9"/>12781 | FR1001 <text:s text:c="3"/>| 2007-05-18 |</text:p>
      <text:p text:style-name="P1">| <text:s text:c="9"/>12782 | FR1001 <text:s text:c="3"/>| 2007-05-18 |</text:p>
      <text:p text:style-name="P1">| <text:s text:c="9"/>12783 | FR1001 <text:s text:c="3"/>| 2007-05-18 |</text:p>
      <text:p text:style-name="P1">| <text:s text:c="9"/>12784 | FR1001 <text:s text:c="3"/>| 2007-05-18 |</text:p>
      <text:p text:style-name="P1">| <text:s text:c="9"/>12785 | FR1001 <text:s text:c="3"/>| 2007-05-18 |</text:p>
      <text:p text:style-name="P1">| <text:s text:c="9"/>12786 | FR1001 <text:s text:c="3"/>| 2007-05-18 |</text:p>
      <text:p text:style-name="P1">| <text:s text:c="9"/>34534 | UK3452 <text:s text:c="3"/>| 2007-05-18 |</text:p>
      <text:p text:style-name="P1">| <text:s text:c="9"/>34535 | UK3452 <text:s text:c="3"/>| 2007-05-18 |</text:p>
      <text:p text:style-name="P1">| <text:s text:c="9"/>34536 | UK3452 <text:s text:c="3"/>| 2007-05-18 |</text:p>
      <text:p text:style-name="P1">| <text:s text:c="9"/>34537 | UK3452 <text:s text:c="3"/>| 2007-05-18 |</text:p>
      <text:p text:style-name="P1">| <text:s text:c="9"/>34538 | UK3452 <text:s text:c="3"/>| 2007-05-18 |</text:p>
      <text:p text:style-name="P1">| <text:s text:c="9"/>34539 | UK3452 <text:s text:c="3"/>| 2007-05-18 |</text:p>
      <text:p text:style-name="P1">| <text:s text:c="9"/>34540 | UK3452 <text:s text:c="3"/>| 2007-05-18 |</text:p>
      <text:p text:style-name="P1">| <text:s text:c="9"/>34541 | UK3452 <text:s text:c="3"/>| 2007-05-18 |</text:p>
      <text:p text:style-name="P1">| <text:s text:c="9"/>67589 | ZA1342 <text:s text:c="3"/>| 2007-05-18 |</text:p>
      <text:p text:style-name="P1">| <text:s text:c="9"/>67590 | ZA1342 <text:s text:c="3"/>| 2007-05-18 |</text:p>
      <text:p text:style-name="P1">| <text:s text:c="9"/>67591 | ZA1342 <text:s text:c="3"/>| 2007-05-18 |</text:p>
      <text:p text:style-name="P1">| <text:s text:c="9"/>67592 | ZA1342 <text:s text:c="3"/>| 2007-05-18 |</text:p>
      <text:p text:style-name="P1">| <text:s text:c="9"/>67593 | ZA1342 <text:s text:c="3"/>| 2007-05-18 |</text:p>
      <text:p text:style-name="P1">+----------------+-----------+------------+</text:p>
      <text:p text:style-name="P1">19 rows in set (0.001 sec)</text:p>
      <text:p text:style-name="P1"/>
      <text:p text:style-name="P1">MariaDB [themepark]&gt; SELECT * FROM SALE_LINE;</text:p>
      <text:p text:style-name="P1">ERROR 1146 (42S02): Table 'themepark.SALE_LINE' doesn't exist</text:p>
      <text:p text:style-name="P1">MariaDB [themepark]&gt; SELECT * FROM SALES_LINE;</text:p>
      <text:p text:style-name="P1">+----------------+---------+-----------+----------+------------+</text:p>
      <text:p text:style-name="P1"><text:soft-page-break/>| TRANSACTION_NO | LINE_NO | TICKET_NO | LINE_QTY | LINE_PRICE |</text:p>
      <text:p text:style-name="P1">+----------------+---------+-----------+----------+------------+</text:p>
      <text:p text:style-name="P1">| <text:s text:c="9"/>12781 | <text:s text:c="6"/>1 | <text:s text:c="4"/>13002 | <text:s text:c="7"/>2 | <text:s text:c="5"/>69.98 |</text:p>
      <text:p text:style-name="P1">| <text:s text:c="9"/>12781 | <text:s text:c="6"/>2 | <text:s text:c="4"/>13001 | <text:s text:c="7"/>1 | <text:s text:c="5"/>14.99 |</text:p>
      <text:p text:style-name="P1">| <text:s text:c="9"/>12782 | <text:s text:c="6"/>1 | <text:s text:c="4"/>13002 | <text:s text:c="7"/>2 | <text:s text:c="5"/>69.98 |</text:p>
      <text:p text:style-name="P1">| <text:s text:c="9"/>12783 | <text:s text:c="6"/>1 | <text:s text:c="4"/>13003 | <text:s text:c="7"/>2 | <text:s text:c="5"/>41.98 |</text:p>
      <text:p text:style-name="P1">| <text:s text:c="9"/>12784 | <text:s text:c="6"/>2 | <text:s text:c="4"/>13001 | <text:s text:c="7"/>1 | <text:s text:c="5"/>14.99 |</text:p>
      <text:p text:style-name="P1">| <text:s text:c="9"/>12785 | <text:s text:c="6"/>1 | <text:s text:c="4"/>13001 | <text:s text:c="7"/>1 | <text:s text:c="5"/>14.99 |</text:p>
      <text:p text:style-name="P1">| <text:s text:c="9"/>12785 | <text:s text:c="6"/>2 | <text:s text:c="4"/>13002 | <text:s text:c="7"/>1 | <text:s text:c="5"/>34.99 |</text:p>
      <text:p text:style-name="P1">| <text:s text:c="9"/>12785 | <text:s text:c="6"/>3 | <text:s text:c="4"/>13002 | <text:s text:c="7"/>4 | <text:s text:c="4"/>139.96 |</text:p>
      <text:p text:style-name="P1">| <text:s text:c="9"/>34534 | <text:s text:c="6"/>1 | <text:s text:c="4"/>88568 | <text:s text:c="7"/>4 | <text:s text:c="4"/>168.40 |</text:p>
      <text:p text:style-name="P1">| <text:s text:c="9"/>34534 | <text:s text:c="6"/>2 | <text:s text:c="4"/>88567 | <text:s text:c="7"/>1 | <text:s text:c="5"/>22.50 |</text:p>
      <text:p text:style-name="P1">| <text:s text:c="9"/>34534 | <text:s text:c="6"/>3 | <text:s text:c="4"/>89720 | <text:s text:c="7"/>2 | <text:s text:c="5"/>21.98 |</text:p>
      <text:p text:style-name="P1">| <text:s text:c="9"/>34535 | <text:s text:c="6"/>1 | <text:s text:c="4"/>88568 | <text:s text:c="7"/>2 | <text:s text:c="5"/>84.20 |</text:p>
      <text:p text:style-name="P1">| <text:s text:c="9"/>34536 | <text:s text:c="6"/>1 | <text:s text:c="4"/>89720 | <text:s text:c="7"/>2 | <text:s text:c="5"/>21.98 |</text:p>
      <text:p text:style-name="P1">| <text:s text:c="9"/>34537 | <text:s text:c="6"/>1 | <text:s text:c="4"/>88568 | <text:s text:c="7"/>2 | <text:s text:c="5"/>84.20 |</text:p>
      <text:p text:style-name="P1">| <text:s text:c="9"/>34537 | <text:s text:c="6"/>2 | <text:s text:c="4"/>88567 | <text:s text:c="7"/>1 | <text:s text:c="5"/>22.50 |</text:p>
      <text:p text:style-name="P1">| <text:s text:c="9"/>34538 | <text:s text:c="6"/>1 | <text:s text:c="4"/>89720 | <text:s text:c="7"/>2 | <text:s text:c="5"/>21.98 |</text:p>
      <text:p text:style-name="P1">| <text:s text:c="9"/>34539 | <text:s text:c="6"/>1 | <text:s text:c="4"/>89720 | <text:s text:c="7"/>2 | <text:s text:c="5"/>21.98 |</text:p>
      <text:p text:style-name="P1">| <text:s text:c="9"/>34539 | <text:s text:c="6"/>2 | <text:s text:c="4"/>88568 | <text:s text:c="7"/>2 | <text:s text:c="5"/>84.20 |</text:p>
      <text:p text:style-name="P1">| <text:s text:c="9"/>34540 | <text:s text:c="6"/>1 | <text:s text:c="4"/>88568 | <text:s text:c="7"/>4 | <text:s text:c="4"/>168.40 |</text:p>
      <text:p text:style-name="P1">| <text:s text:c="9"/>34540 | <text:s text:c="6"/>2 | <text:s text:c="4"/>88567 | <text:s text:c="7"/>1 | <text:s text:c="5"/>22.50 |</text:p>
      <text:p text:style-name="P1">| <text:s text:c="9"/>34540 | <text:s text:c="6"/>3 | <text:s text:c="4"/>89720 | <text:s text:c="7"/>2 | <text:s text:c="5"/>21.98 |</text:p>
      <text:p text:style-name="P1">| <text:s text:c="9"/>34541 | <text:s text:c="6"/>1 | <text:s text:c="4"/>88568 | <text:s text:c="7"/>2 | <text:s text:c="5"/>84.20 |</text:p>
      <text:p text:style-name="P1">| <text:s text:c="9"/>67589 | <text:s text:c="6"/>1 | <text:s text:c="4"/>67833 | <text:s text:c="7"/>2 | <text:s text:c="5"/>57.34 |</text:p>
      <text:p text:style-name="P1">| <text:s text:c="9"/>67589 | <text:s text:c="6"/>2 | <text:s text:c="4"/>67832 | <text:s text:c="7"/>2 | <text:s text:c="5"/>37.12 |</text:p>
      <text:p text:style-name="P1">| <text:s text:c="9"/>67590 | <text:s text:c="6"/>1 | <text:s text:c="4"/>67833 | <text:s text:c="7"/>2 | <text:s text:c="5"/>57.34 |</text:p>
      <text:p text:style-name="P1">| <text:s text:c="9"/>67590 | <text:s text:c="6"/>2 | <text:s text:c="4"/>67832 | <text:s text:c="7"/>2 | <text:s text:c="5"/>37.12 |</text:p>
      <text:p text:style-name="P1">| <text:s text:c="9"/>67591 | <text:s text:c="6"/>1 | <text:s text:c="4"/>67832 | <text:s text:c="7"/>1 | <text:s text:c="5"/>18.56 |</text:p>
      <text:p text:style-name="P1">| <text:s text:c="9"/>67591 | <text:s text:c="6"/>2 | <text:s text:c="4"/>67855 | <text:s text:c="7"/>1 | <text:s text:c="5"/>12.12 |</text:p>
      <text:p text:style-name="P1">| <text:s text:c="9"/>67592 | <text:s text:c="6"/>1 | <text:s text:c="4"/>67833 | <text:s text:c="7"/>4 | <text:s text:c="4"/>114.68 |</text:p>
      <text:p text:style-name="P1">| <text:s text:c="9"/>67593 | <text:s text:c="6"/>1 | <text:s text:c="4"/>67833 | <text:s text:c="7"/>2 | <text:s text:c="5"/>57.34 |</text:p>
      <text:p text:style-name="P1">| <text:s text:c="9"/>67593 | <text:s text:c="6"/>2 | <text:s text:c="4"/>67832 | <text:s text:c="7"/>2 | <text:s text:c="5"/>37.12 |</text:p>
      <text:p text:style-name="P1">+----------------+---------+-----------+----------+------------+</text:p>
      <text:p text:style-name="P1">31 rows in set (0.001 sec)</text:p>
      <text:p text:style-name="P1"/>
      <text:p text:style-name="P1">MariaDB [themepark]&gt; SELECT EMP_NAME,SUM(LINE_PRICE),SALE_DATE FROM EMPLOYEE JOIN SALES USING (PARK_CODE) JOIN SALE_LINE USING (TRANSACTION_NO);</text:p>
      <text:p text:style-name="P1">ERROR 1146 (42S02): Table 'themepark.SALE_LINE' doesn't exist</text:p>
      <text:p text:style-name="P1">MariaDB [themepark]&gt; SELECT EMP_NAME,SUM(LINE_PRICE),SALE_DATE FROM EMPLOYEE JOIN SALES USING (PARK_CODE) JOIN SALES_LINE USING (TRANSACTION_NO);</text:p>
      <text:p text:style-name="P1">ERROR 1054 (42S22): Unknown column 'EMP_NAME' in 'field list'</text:p>
      <text:p text:style-name="P1">MariaDB [themepark]&gt; SELECT PARK_NAME,SUM(LINE_PRICE),SALE_DATE FROM THEMEPARK JOIN SALES USING (PARK_CODE) JOIN SALES_LINE USING (TRANSACTION_NO);</text:p>
      <text:p text:style-name="P1">+-----------+-----------------+------------+</text:p>
      <text:p text:style-name="P1">| PARK_NAME | SUM(LINE_PRICE) | SALE_DATE <text:s/>|</text:p>
      <text:p text:style-name="P1"><text:soft-page-break/>+-----------+-----------------+------------+</text:p>
      <text:p text:style-name="P1">| FairyLand | <text:s text:c="8"/>1681.60 | 2007-05-18 |</text:p>
      <text:p text:style-name="P1">+-----------+-----------------+------------+</text:p>
      <text:p text:style-name="P1">1 row in set (0.001 sec)</text:p>
      <text:p text:style-name="P1"/>
      <text:p text:style-name="P1">MariaDB [themepark]&gt; SELECT PARK_NAME,SUM(LINE_PRICE) FROM THEMEPARK JOIN SALES USING (PARK_CODE) JOIN SALES_LINE USING (TRANSACTION_NO);</text:p>
      <text:p text:style-name="P1">+-----------+-----------------+</text:p>
      <text:p text:style-name="P1">| PARK_NAME | SUM(LINE_PRICE) |</text:p>
      <text:p text:style-name="P1">+-----------+-----------------+</text:p>
      <text:p text:style-name="P1">| FairyLand | <text:s text:c="8"/>1681.60 |</text:p>
      <text:p text:style-name="P1">+-----------+-----------------+</text:p>
      <text:p text:style-name="P1">1 row in set (0.001 sec)</text:p>
      <text:p text:style-name="P1"/>
      <text:p text:style-name="P1">MariaDB [themepark]&gt; SELECT PARK_NAME,SUM(LINE_PRICE),PARK_COUNTRY FROM THEMEPARK JOIN SALES USING (PARK_CODE) JOIN SALES_LINE USING (TRANSACTION_NO) WHERE PARK_COUNTRY = 'UK' OR 'FK' ;</text:p>
      <text:p text:style-name="P1">+--------------+-----------------+--------------+</text:p>
      <text:p text:style-name="P1">| PARK_NAME <text:s text:c="3"/>| SUM(LINE_PRICE) | PARK_COUNTRY |</text:p>
      <text:p text:style-name="P1">+--------------+-----------------+--------------+</text:p>
      <text:p text:style-name="P1">| PleasureLand | <text:s text:c="9"/>851.00 | UK <text:s text:c="10"/>|</text:p>
      <text:p text:style-name="P1">+--------------+-----------------+--------------+</text:p>
      <text:p text:style-name="P1">1 row in set, 5 warnings (0.068 sec)</text:p>
      <text:p text:style-name="P1"/>
      <text:p text:style-name="P1">MariaDB [themepark]&gt; SELECT PARK_NAME,SUM(LINE_PRICE),PARK_COUNTRY FROM THEMEPARK JOIN SALES USING (PARK_CODE) JOIN SALES_LINE USING (TRANSACTION_NO) WHERE PARK_COUNTRY = 'UK' AND 'FK' ;</text:p>
      <text:p text:style-name="P1">+-----------+-----------------+--------------+</text:p>
      <text:p text:style-name="P1">| PARK_NAME | SUM(LINE_PRICE) | PARK_COUNTRY |</text:p>
      <text:p text:style-name="P1">+-----------+-----------------+--------------+</text:p>
      <text:p text:style-name="P1">| NULL <text:s text:c="5"/>| <text:s text:c="11"/>NULL | NULL <text:s text:c="8"/>|</text:p>
      <text:p text:style-name="P1">+-----------+-----------------+--------------+</text:p>
      <text:p text:style-name="P1">1 row in set, 7 warnings (0.001 sec)</text:p>
      <text:p text:style-name="P1"/>
      <text:p text:style-name="P1">MariaDB [themepark]&gt; SELECT PARK_NAME,SUM(LINE_PRICE),PARK_COUNTRY FROM THEMEPARK JOIN SALES USING (PARK_CODE) JOIN SALES_LINE USING (TRANSACTION_NO) WHERE PARK_COUNTRY = 'FK' OR 'UK' ;</text:p>
      <text:p text:style-name="P1">+-----------+-----------------+--------------+</text:p>
      <text:p text:style-name="P1">| PARK_NAME | SUM(LINE_PRICE) | PARK_COUNTRY |</text:p>
      <text:p text:style-name="P1">+-----------+-----------------+--------------+</text:p>
      <text:p text:style-name="P1">| NULL <text:s text:c="5"/>| <text:s text:c="11"/>NULL | NULL <text:s text:c="8"/>|</text:p>
      <text:p text:style-name="P1">+-----------+-----------------+--------------+</text:p>
      <text:p text:style-name="P1">1 row in set, 5 warnings (0.001 sec)</text:p>
      <text:p text:style-name="P1"/>
      <text:p text:style-name="P1">MariaDB [themepark]&gt; SELECT PARK_NAME,SUM(LINE_PRICE),PARK_COUNTRY FROM THEMEPARK JOIN SALES USING (PARK_CODE) JOIN SALES_LINE USING (TRANSACTION_NO) WHERE PARK_COUNTRY = 'UK' ;</text:p>
      <text:p text:style-name="P1">+--------------+-----------------+--------------+</text:p>
      <text:p text:style-name="P1">| PARK_NAME <text:s text:c="3"/>| SUM(LINE_PRICE) | PARK_COUNTRY |</text:p>
      <text:p text:style-name="P1"><text:soft-page-break/>+--------------+-----------------+--------------+</text:p>
      <text:p text:style-name="P1">| PleasureLand | <text:s text:c="9"/>851.00 | UK <text:s text:c="10"/>|</text:p>
      <text:p text:style-name="P1">+--------------+-----------------+--------------+</text:p>
      <text:p text:style-name="P1">1 row in set (0.001 sec)</text:p>
      <text:p text:style-name="P1"/>
      <text:p text:style-name="P1">MariaDB [themepark]&gt; SELECT PARK_NAME,SUM(LINE_PRICE),PARK_COUNTRY FROM THEMEPARK JOIN SALES USING (PARK_CODE) JOIN SALES_LINE USING (TRANSACTION_NO) WHERE PARK_COUNTRY = 'UK' OR 'FR' ;</text:p>
      <text:p text:style-name="P1">+--------------+-----------------+--------------+</text:p>
      <text:p text:style-name="P1">| PARK_NAME <text:s text:c="3"/>| SUM(LINE_PRICE) | PARK_COUNTRY |</text:p>
      <text:p text:style-name="P1">+--------------+-----------------+--------------+</text:p>
      <text:p text:style-name="P1">| PleasureLand | <text:s text:c="9"/>851.00 | UK <text:s text:c="10"/>|</text:p>
      <text:p text:style-name="P1">+--------------+-----------------+--------------+</text:p>
      <text:p text:style-name="P1">1 row in set, 5 warnings (0.001 sec)</text:p>
      <text:p text:style-name="P1"/>
      <text:p text:style-name="P1">MariaDB [themepark]&gt; SELECT PARK_NAME,SUM(LINE_PRICE),PARK_COUNTRY FROM THEMEPARK JOIN SALES USING (PARK_CODE) JOIN SALES_LINE USING (TRANSACTION_NO) WHERE PARK_COUNTRY = 'UK' OR 'FR' GROUP BY PARK_COUNTRY ;</text:p>
      <text:p text:style-name="P1">+--------------+-----------------+--------------+</text:p>
      <text:p text:style-name="P1">| PARK_NAME <text:s text:c="3"/>| SUM(LINE_PRICE) | PARK_COUNTRY |</text:p>
      <text:p text:style-name="P1">+--------------+-----------------+--------------+</text:p>
      <text:p text:style-name="P1">| PleasureLand | <text:s text:c="9"/>851.00 | UK <text:s text:c="10"/>|</text:p>
      <text:p text:style-name="P1">+--------------+-----------------+--------------+</text:p>
      <text:p text:style-name="P1">1 row in set, 5 warnings (0.001 sec)</text:p>
      <text:p text:style-name="P1"/>
      <text:p text:style-name="P1">MariaDB [themepark]&gt; SELECT PARK_NAME,SUM(LINE_PRICE),PARK_COUNTRY FROM THEMEPARK JOIN SALES USING (PARK_CODE) JOIN SALES_LINE USING (TRANSACTION_NO) WHERE PARK_COUNTRY = 'FR' OR 'UK' GROUP BY PARK_COUNTRY ;</text:p>
      <text:p text:style-name="P1">+-----------+-----------------+--------------+</text:p>
      <text:p text:style-name="P1">| PARK_NAME | SUM(LINE_PRICE) | PARK_COUNTRY |</text:p>
      <text:p text:style-name="P1">+-----------+-----------------+--------------+</text:p>
      <text:p text:style-name="P1">| FairyLand | <text:s text:c="9"/>401.86 | FR <text:s text:c="10"/>|</text:p>
      <text:p text:style-name="P1">+-----------+-----------------+--------------+</text:p>
      <text:p text:style-name="P1">1 row in set, 5 warnings (0.001 sec)</text:p>
      <text:p text:style-name="P1"/>
      <text:p text:style-name="P1">MariaDB [themepark]&gt; SELECT PARK_NAME,SUM(LINE_PRICE),PARK_COUNTRY FROM THEMEPARK JOIN SALES USING (PARK_CODE) JOIN SALES_LINE USING (TRANSACTION_NO) WHERE PARK_COUNTRY = 'FR' OR 'UK' GROUP BY PARK_CODE ;</text:p>
      <text:p text:style-name="P1">+-----------+-----------------+--------------+</text:p>
      <text:p text:style-name="P1">| PARK_NAME | SUM(LINE_PRICE) | PARK_COUNTRY |</text:p>
      <text:p text:style-name="P1">+-----------+-----------------+--------------+</text:p>
      <text:p text:style-name="P1">| FairyLand | <text:s text:c="9"/>401.86 | FR <text:s text:c="10"/>|</text:p>
      <text:p text:style-name="P1">+-----------+-----------------+--------------+</text:p>
      <text:p text:style-name="P1">1 row in set, 5 warnings (0.001 sec)</text:p>
      <text:p text:style-name="P1"/>
      <text:p text:style-name="P1"><text:soft-page-break/>MariaDB [themepark]&gt; SELECT PARK_NAME,SUM(LINE_PRICE),PARK_COUNTRY FROM THEMEPARK JOIN SALES USING (PARK_CODE) JOIN SALES_LINE USING (TRANSACTION_NO) GROUP BY PARK_CODE HAVING PARK_COUNTRY = 'UK' OR 'FR' ;</text:p>
      <text:p text:style-name="P1">+--------------+-----------------+--------------+</text:p>
      <text:p text:style-name="P1">| PARK_NAME <text:s text:c="3"/>| SUM(LINE_PRICE) | PARK_COUNTRY |</text:p>
      <text:p text:style-name="P1">+--------------+-----------------+--------------+</text:p>
      <text:p text:style-name="P1">| PleasureLand | <text:s text:c="9"/>851.00 | UK <text:s text:c="10"/>|</text:p>
      <text:p text:style-name="P1">+--------------+-----------------+--------------+</text:p>
      <text:p text:style-name="P1">1 row in set, 2 warnings (0.001 sec)</text:p>
      <text:p text:style-name="P1"/>
      <text:p text:style-name="P1">MariaDB [themepark]&gt; SELECT PARK_NAME,SUM(LINE_PRICE),PARK_COUNTRY FROM THEMEPARK JOIN SALES USING (PARK_CODE) JOIN SALES_LINE USING (TRANSACTION_NO) GROUP BY PARK_CODE HAVING PARK_COUNTRY = 'UK' AND 'FR' ;</text:p>
      <text:p text:style-name="P1">Empty set, 2 warnings (0.000 sec)</text:p>
      <text:p text:style-name="P1"/>
      <text:p text:style-name="P1">MariaDB [themepark]&gt; SELECT PARK_CODE, PARK_NAME,SUM(LINE_PRICE),PARK_COUNTRY FROM THEMEPARK JOIN SALES USING (PARK_CODE) JOIN SALES_LINE USING (TRANSACTION_NO) GROUP BY PARK_CODE HAVING PARK_COUNTRY = 'UK' OR 'FR' ;</text:p>
      <text:p text:style-name="P1">+-----------+--------------+-----------------+--------------+</text:p>
      <text:p text:style-name="P1">| PARK_CODE | PARK_NAME <text:s text:c="3"/>| SUM(LINE_PRICE) | PARK_COUNTRY |</text:p>
      <text:p text:style-name="P1">+-----------+--------------+-----------------+--------------+</text:p>
      <text:p text:style-name="P1">| UK3452 <text:s text:c="3"/>| PleasureLand | <text:s text:c="9"/>851.00 | UK <text:s text:c="10"/>|</text:p>
      <text:p text:style-name="P1">+-----------+--------------+-----------------+--------------+</text:p>
      <text:p text:style-name="P1">1 row in set, 2 warnings (0.001 sec)</text:p>
      <text:p text:style-name="P1"/>
      <text:p text:style-name="P1">MariaDB [themepark]&gt; SELECT * FROM SALES;</text:p>
      <text:p text:style-name="P1">+----------------+-----------+------------+</text:p>
      <text:p text:style-name="P1">| TRANSACTION_NO | PARK_CODE | SALE_DATE <text:s/>|</text:p>
      <text:p text:style-name="P1">+----------------+-----------+------------+</text:p>
      <text:p text:style-name="P1">| <text:s text:c="9"/>12781 | FR1001 <text:s text:c="3"/>| 2007-05-18 |</text:p>
      <text:p text:style-name="P1">| <text:s text:c="9"/>12782 | FR1001 <text:s text:c="3"/>| 2007-05-18 |</text:p>
      <text:p text:style-name="P1">| <text:s text:c="9"/>12783 | FR1001 <text:s text:c="3"/>| 2007-05-18 |</text:p>
      <text:p text:style-name="P1">| <text:s text:c="9"/>12784 | FR1001 <text:s text:c="3"/>| 2007-05-18 |</text:p>
      <text:p text:style-name="P1">| <text:s text:c="9"/>12785 | FR1001 <text:s text:c="3"/>| 2007-05-18 |</text:p>
      <text:p text:style-name="P1">| <text:s text:c="9"/>12786 | FR1001 <text:s text:c="3"/>| 2007-05-18 |</text:p>
      <text:p text:style-name="P1">| <text:s text:c="9"/>34534 | UK3452 <text:s text:c="3"/>| 2007-05-18 |</text:p>
      <text:p text:style-name="P1">| <text:s text:c="9"/>34535 | UK3452 <text:s text:c="3"/>| 2007-05-18 |</text:p>
      <text:p text:style-name="P1">| <text:s text:c="9"/>34536 | UK3452 <text:s text:c="3"/>| 2007-05-18 |</text:p>
      <text:p text:style-name="P1">| <text:s text:c="9"/>34537 | UK3452 <text:s text:c="3"/>| 2007-05-18 |</text:p>
      <text:p text:style-name="P1">| <text:s text:c="9"/>34538 | UK3452 <text:s text:c="3"/>| 2007-05-18 |</text:p>
      <text:p text:style-name="P1">| <text:s text:c="9"/>34539 | UK3452 <text:s text:c="3"/>| 2007-05-18 |</text:p>
      <text:p text:style-name="P1">| <text:s text:c="9"/>34540 | UK3452 <text:s text:c="3"/>| 2007-05-18 |</text:p>
      <text:p text:style-name="P1">| <text:s text:c="9"/>34541 | UK3452 <text:s text:c="3"/>| 2007-05-18 |</text:p>
      <text:p text:style-name="P1">| <text:s text:c="9"/>67589 | ZA1342 <text:s text:c="3"/>| 2007-05-18 |</text:p>
      <text:p text:style-name="P1">| <text:s text:c="9"/>67590 | ZA1342 <text:s text:c="3"/>| 2007-05-18 |</text:p>
      <text:p text:style-name="P1">| <text:s text:c="9"/>67591 | ZA1342 <text:s text:c="3"/>| 2007-05-18 |</text:p>
      <text:p text:style-name="P1">| <text:s text:c="9"/>67592 | ZA1342 <text:s text:c="3"/>| 2007-05-18 |</text:p>
      <text:p text:style-name="P1">| <text:s text:c="9"/>67593 | ZA1342 <text:s text:c="3"/>| 2007-05-18 |</text:p>
      <text:p text:style-name="P1"><text:soft-page-break/>+----------------+-----------+------------+</text:p>
      <text:p text:style-name="P1">19 rows in set (0.001 sec)</text:p>
      <text:p text:style-name="P1"/>
      <text:p text:style-name="P1">MariaDB [themepark]&gt; SELECT SALE_DATE,SALE_LINE,LINE_QTY,LINE_PRICE FROM SALES NATURAL JOIN SALES_LINE;</text:p>
      <text:p text:style-name="P1">ERROR 1054 (42S22): Unknown column 'SALE_LINE' in 'field list'</text:p>
      <text:p text:style-name="P1">MariaDB [themepark]&gt; SELECT SALE_DATE,LINE_QTY,LINE_PRICE FROM SALES NATURAL JOIN SALES_LINE;</text:p>
      <text:p text:style-name="P1">+------------+----------+------------+</text:p>
      <text:p text:style-name="P1">| SALE_DATE <text:s/>| LINE_QTY | LINE_PRICE |</text:p>
      <text:p text:style-name="P1">+------------+----------+------------+</text:p>
      <text:p text:style-name="P1">| 2007-05-18 | <text:s text:c="7"/>2 | <text:s text:c="5"/>69.98 |</text:p>
      <text:p text:style-name="P1">| 2007-05-18 | <text:s text:c="7"/>1 | <text:s text:c="5"/>14.99 |</text:p>
      <text:p text:style-name="P1">| 2007-05-18 | <text:s text:c="7"/>2 | <text:s text:c="5"/>69.98 |</text:p>
      <text:p text:style-name="P1">| 2007-05-18 | <text:s text:c="7"/>2 | <text:s text:c="5"/>41.98 |</text:p>
      <text:p text:style-name="P1">| 2007-05-18 | <text:s text:c="7"/>1 | <text:s text:c="5"/>14.99 |</text:p>
      <text:p text:style-name="P1">| 2007-05-18 | <text:s text:c="7"/>1 | <text:s text:c="5"/>14.99 |</text:p>
      <text:p text:style-name="P1">| 2007-05-18 | <text:s text:c="7"/>1 | <text:s text:c="5"/>34.99 |</text:p>
      <text:p text:style-name="P1">| 2007-05-18 | <text:s text:c="7"/>4 | <text:s text:c="4"/>139.96 |</text:p>
      <text:p text:style-name="P1">| 2007-05-18 | <text:s text:c="7"/>4 | <text:s text:c="4"/>168.40 |</text:p>
      <text:p text:style-name="P1">| 2007-05-18 | <text:s text:c="7"/>1 | <text:s text:c="5"/>22.50 |</text:p>
      <text:p text:style-name="P1">| 2007-05-18 | <text:s text:c="7"/>2 | <text:s text:c="5"/>21.98 |</text:p>
      <text:p text:style-name="P1">| 2007-05-18 | <text:s text:c="7"/>2 | <text:s text:c="5"/>84.20 |</text:p>
      <text:p text:style-name="P1">| 2007-05-18 | <text:s text:c="7"/>2 | <text:s text:c="5"/>21.98 |</text:p>
      <text:p text:style-name="P1">| 2007-05-18 | <text:s text:c="7"/>2 | <text:s text:c="5"/>84.20 |</text:p>
      <text:p text:style-name="P1">| 2007-05-18 | <text:s text:c="7"/>1 | <text:s text:c="5"/>22.50 |</text:p>
      <text:p text:style-name="P1">| 2007-05-18 | <text:s text:c="7"/>2 | <text:s text:c="5"/>21.98 |</text:p>
      <text:p text:style-name="P1">| 2007-05-18 | <text:s text:c="7"/>2 | <text:s text:c="5"/>21.98 |</text:p>
      <text:p text:style-name="P1">| 2007-05-18 | <text:s text:c="7"/>2 | <text:s text:c="5"/>84.20 |</text:p>
      <text:p text:style-name="P1">| 2007-05-18 | <text:s text:c="7"/>4 | <text:s text:c="4"/>168.40 |</text:p>
      <text:p text:style-name="P1">| 2007-05-18 | <text:s text:c="7"/>1 | <text:s text:c="5"/>22.50 |</text:p>
      <text:p text:style-name="P1">| 2007-05-18 | <text:s text:c="7"/>2 | <text:s text:c="5"/>21.98 |</text:p>
      <text:p text:style-name="P1">| 2007-05-18 | <text:s text:c="7"/>2 | <text:s text:c="5"/>84.20 |</text:p>
      <text:p text:style-name="P1">| 2007-05-18 | <text:s text:c="7"/>2 | <text:s text:c="5"/>57.34 |</text:p>
      <text:p text:style-name="P1">| 2007-05-18 | <text:s text:c="7"/>2 | <text:s text:c="5"/>37.12 |</text:p>
      <text:p text:style-name="P1">| 2007-05-18 | <text:s text:c="7"/>2 | <text:s text:c="5"/>57.34 |</text:p>
      <text:p text:style-name="P1">| 2007-05-18 | <text:s text:c="7"/>2 | <text:s text:c="5"/>37.12 |</text:p>
      <text:p text:style-name="P1">| 2007-05-18 | <text:s text:c="7"/>1 | <text:s text:c="5"/>18.56 |</text:p>
      <text:p text:style-name="P1">| 2007-05-18 | <text:s text:c="7"/>1 | <text:s text:c="5"/>12.12 |</text:p>
      <text:p text:style-name="P1">| 2007-05-18 | <text:s text:c="7"/>4 | <text:s text:c="4"/>114.68 |</text:p>
      <text:p text:style-name="P1">| 2007-05-18 | <text:s text:c="7"/>2 | <text:s text:c="5"/>57.34 |</text:p>
      <text:p text:style-name="P1">| 2007-05-18 | <text:s text:c="7"/>2 | <text:s text:c="5"/>37.12 |</text:p>
      <text:p text:style-name="P1">+------------+----------+------------+</text:p>
      <text:p text:style-name="P1">31 rows in set (0.001 sec)</text:p>
      <text:p text:style-name="P1"/>
      <text:p text:style-name="P1">MariaDB [themepark]&gt; SELECT SALE_DATE,LINE_QTY,LINE_PRICE FROM SALES NATURAL JOIN SALES_LINE WHERE SALE_DATE = '2007-5-18' ;</text:p>
      <text:p text:style-name="P1">+------------+----------+------------+</text:p>
      <text:p text:style-name="P1">| SALE_DATE <text:s/>| LINE_QTY | LINE_PRICE |</text:p>
      <text:p text:style-name="P1"><text:soft-page-break/>+------------+----------+------------+</text:p>
      <text:p text:style-name="P1">| 2007-05-18 | <text:s text:c="7"/>2 | <text:s text:c="5"/>69.98 |</text:p>
      <text:p text:style-name="P1">| 2007-05-18 | <text:s text:c="7"/>1 | <text:s text:c="5"/>14.99 |</text:p>
      <text:p text:style-name="P1">| 2007-05-18 | <text:s text:c="7"/>2 | <text:s text:c="5"/>69.98 |</text:p>
      <text:p text:style-name="P1">| 2007-05-18 | <text:s text:c="7"/>2 | <text:s text:c="5"/>41.98 |</text:p>
      <text:p text:style-name="P1">| 2007-05-18 | <text:s text:c="7"/>1 | <text:s text:c="5"/>14.99 |</text:p>
      <text:p text:style-name="P1">| 2007-05-18 | <text:s text:c="7"/>1 | <text:s text:c="5"/>14.99 |</text:p>
      <text:p text:style-name="P1">| 2007-05-18 | <text:s text:c="7"/>1 | <text:s text:c="5"/>34.99 |</text:p>
      <text:p text:style-name="P1">| 2007-05-18 | <text:s text:c="7"/>4 | <text:s text:c="4"/>139.96 |</text:p>
      <text:p text:style-name="P1">| 2007-05-18 | <text:s text:c="7"/>4 | <text:s text:c="4"/>168.40 |</text:p>
      <text:p text:style-name="P1">| 2007-05-18 | <text:s text:c="7"/>1 | <text:s text:c="5"/>22.50 |</text:p>
      <text:p text:style-name="P1">| 2007-05-18 | <text:s text:c="7"/>2 | <text:s text:c="5"/>21.98 |</text:p>
      <text:p text:style-name="P1">| 2007-05-18 | <text:s text:c="7"/>2 | <text:s text:c="5"/>84.20 |</text:p>
      <text:p text:style-name="P1">| 2007-05-18 | <text:s text:c="7"/>2 | <text:s text:c="5"/>21.98 |</text:p>
      <text:p text:style-name="P1">| 2007-05-18 | <text:s text:c="7"/>2 | <text:s text:c="5"/>84.20 |</text:p>
      <text:p text:style-name="P1">| 2007-05-18 | <text:s text:c="7"/>1 | <text:s text:c="5"/>22.50 |</text:p>
      <text:p text:style-name="P1">| 2007-05-18 | <text:s text:c="7"/>2 | <text:s text:c="5"/>21.98 |</text:p>
      <text:p text:style-name="P1">| 2007-05-18 | <text:s text:c="7"/>2 | <text:s text:c="5"/>21.98 |</text:p>
      <text:p text:style-name="P1">| 2007-05-18 | <text:s text:c="7"/>2 | <text:s text:c="5"/>84.20 |</text:p>
      <text:p text:style-name="P1">| 2007-05-18 | <text:s text:c="7"/>4 | <text:s text:c="4"/>168.40 |</text:p>
      <text:p text:style-name="P1">| 2007-05-18 | <text:s text:c="7"/>1 | <text:s text:c="5"/>22.50 |</text:p>
      <text:p text:style-name="P1">| 2007-05-18 | <text:s text:c="7"/>2 | <text:s text:c="5"/>21.98 |</text:p>
      <text:p text:style-name="P1">| 2007-05-18 | <text:s text:c="7"/>2 | <text:s text:c="5"/>84.20 |</text:p>
      <text:p text:style-name="P1">| 2007-05-18 | <text:s text:c="7"/>2 | <text:s text:c="5"/>57.34 |</text:p>
      <text:p text:style-name="P1">| 2007-05-18 | <text:s text:c="7"/>2 | <text:s text:c="5"/>37.12 |</text:p>
      <text:p text:style-name="P1">| 2007-05-18 | <text:s text:c="7"/>2 | <text:s text:c="5"/>57.34 |</text:p>
      <text:p text:style-name="P1">| 2007-05-18 | <text:s text:c="7"/>2 | <text:s text:c="5"/>37.12 |</text:p>
      <text:p text:style-name="P1">| 2007-05-18 | <text:s text:c="7"/>1 | <text:s text:c="5"/>18.56 |</text:p>
      <text:p text:style-name="P1">| 2007-05-18 | <text:s text:c="7"/>1 | <text:s text:c="5"/>12.12 |</text:p>
      <text:p text:style-name="P1">| 2007-05-18 | <text:s text:c="7"/>4 | <text:s text:c="4"/>114.68 |</text:p>
      <text:p text:style-name="P1">| 2007-05-18 | <text:s text:c="7"/>2 | <text:s text:c="5"/>57.34 |</text:p>
      <text:p text:style-name="P1">| 2007-05-18 | <text:s text:c="7"/>2 | <text:s text:c="5"/>37.12 |</text:p>
      <text:p text:style-name="P1">+------------+----------+------------+</text:p>
      <text:p text:style-name="P1">31 rows in set (0.001 sec)</text:p>
      <text:p text:style-name="P1"/>
      <text:p text:style-name="P1">MariaDB [themepark]&gt; SELECT TICKET_NO, TICKET_TYPE, TICKET_PRICE</text:p>
      <text:p text:style-name="P1"><text:s text:c="4"/>-&gt; FROM TICKET</text:p>
      <text:p text:style-name="P1"><text:s text:c="4"/>-&gt; WHERE TICKET_PRICE &gt;= (SELECT AVG(TICKET_PRICE) FROM TICKET);</text:p>
      <text:p text:style-name="P1">+-----------+-------------+--------------+</text:p>
      <text:p text:style-name="P1">| TICKET_NO | TICKET_TYPE | TICKET_PRICE |</text:p>
      <text:p text:style-name="P1">+-----------+-------------+--------------+</text:p>
      <text:p text:style-name="P1">| <text:s text:c="4"/>11001 | Adult <text:s text:c="6"/>| <text:s text:c="7"/>24.99 |</text:p>
      <text:p text:style-name="P1">| <text:s text:c="4"/>13002 | Adult <text:s text:c="6"/>| <text:s text:c="7"/>34.99 |</text:p>
      <text:p text:style-name="P1">| <text:s text:c="4"/>67833 | Adult <text:s text:c="6"/>| <text:s text:c="7"/>28.67 |</text:p>
      <text:p text:style-name="P1">| <text:s text:c="4"/>88567 | Child <text:s text:c="6"/>| <text:s text:c="7"/>22.50 |</text:p>
      <text:p text:style-name="P1">| <text:s text:c="4"/>88568 | Adult <text:s text:c="6"/>| <text:s text:c="7"/>42.10 |</text:p>
      <text:p text:style-name="P1">+-----------+-------------+--------------+</text:p>
      <text:p text:style-name="P1">5 rows in set (0.001 sec)</text:p>
      <text:p text:style-name="P1"/>
      <text:p text:style-name="P1"><text:soft-page-break/>MariaDB [themepark]&gt; SELECT DISTINCT EMP_NUM, EMP_LNAME, EMP_FNAME, PARK_NAME</text:p>
      <text:p text:style-name="P1"><text:s text:c="4"/>-&gt; FROM EMPLOYEE NATURAL JOIN HOURS NATURAL JOIN</text:p>
      <text:p text:style-name="P1"><text:s text:c="4"/>-&gt; ATTRACTION NATURAL JOIN THEMEPARK</text:p>
      <text:p text:style-name="P1"><text:s text:c="4"/>-&gt; WHERE PARK_CODE IN (SELECT THEMEPARK.PARK_CODE FROM</text:p>
      <text:p text:style-name="P1"><text:s text:c="4"/>-&gt; THEMEPARK WHERE PARK_NAME LIKE ‘%Fairy%’);</text:p>
      <text:p text:style-name="P1">ERROR 1054 (42S22): Unknown column '‘' in 'where clause'</text:p>
      <text:p text:style-name="P1">MariaDB [themepark]&gt; SELECT DISTINCT EMP_NUM, EMP_LNAME, EMP_FNAME, PARK_NAME FROM EMPLOYEE NATURAL JOIN HOURS NATURAL JOIN ATTRACTION NATURAL JOIN THEMEPARK WHERE PARK_CODE IN(SELECT THEMEPARK.PARK_CODE FROM THEMEPARK WHERE PARK_NAME LIKE ‘%Fairy%’);</text:p>
      <text:p text:style-name="P1">ERROR 1054 (42S22): Unknown column '‘' in 'where clause'</text:p>
      <text:p text:style-name="P1">MariaDB [themepark]&gt; SELECT DISTINCT(EMP_NUM), EMP_LNAME, EMP_FNAME, PARK_NAME FROM EMPLOYEE NATURAL JOIN HOURS NATURAL JOIN ATTRACTION NATURAL JOIN THEMEPARK WHERE PARK_CODE IN(SELECT THEMEPARK.PARK_CODE FROM THEMEPARK WHERE PARK_NAME LIKE ‘%Fairy%’);</text:p>
      <text:p text:style-name="P1">ERROR 1054 (42S22): Unknown column '‘' in 'where clause'</text:p>
      <text:p text:style-name="P1">MariaDB [themepark]&gt; SELECT DISTINCT(EMP_NUM), EMP_LNAME, EMP_FNAME, PARK_NAME FROM EMPLOYEE NATURAL JOIN HOURS NATURAL JOIN ATTRACTION NATURAL JOIN THEMEPARK WHERE PARK_CODE IN(SELECT THEMEPARK.PARK_CODE FROM THEMEPARK WHERE PARK_NAME LIKE '%Fairy%');</text:p>
      <text:p text:style-name="P1">+---------+------------+-----------+-----------+</text:p>
      <text:p text:style-name="P1">| EMP_NUM | EMP_LNAME <text:s/>| EMP_FNAME | PARK_NAME |</text:p>
      <text:p text:style-name="P1">+---------+------------+-----------+-----------+</text:p>
      <text:p text:style-name="P1">| <text:s text:c="4"/>100 | Calderdale | Emma <text:s text:c="5"/>| FairyLand |</text:p>
      <text:p text:style-name="P1">| <text:s text:c="4"/>105 | Namowa <text:s text:c="4"/>| Mirrelle <text:s/>| FairyLand |</text:p>
      <text:p text:style-name="P1">+---------+------------+-----------+-----------+</text:p>
      <text:p text:style-name="P1">2 rows in set (0.064 sec)</text:p>
      <text:p text:style-name="P1"/>
      <text:p text:style-name="P1">MariaDB [themepark]&gt; SELECT PARK_CODE, SUM(LINE_QTY)</text:p>
      <text:p text:style-name="P1"><text:s text:c="4"/>-&gt; FROM SALES_LINE NATURAL JOIN TICKET</text:p>
      <text:p text:style-name="P1"><text:s text:c="4"/>-&gt; GROUP BY PARK_CODE</text:p>
      <text:p text:style-name="P1"><text:s text:c="4"/>-&gt; HAVING SUM(LINE_QTY) &gt; (SELECT AVG(LINE_QTY) FROM SALES_LINE);</text:p>
      <text:p text:style-name="P1">+-----------+---------------+</text:p>
      <text:p text:style-name="P1">| PARK_CODE | SUM(LINE_QTY) |</text:p>
      <text:p text:style-name="P1">+-----------+---------------+</text:p>
      <text:p text:style-name="P1">| FR1001 <text:s text:c="3"/>| <text:s text:c="11"/>14 |</text:p>
      <text:p text:style-name="P1">| UK3452 <text:s text:c="3"/>| <text:s text:c="11"/>29 |</text:p>
      <text:p text:style-name="P1">| ZA1342 <text:s text:c="3"/>| <text:s text:c="11"/>18 |</text:p>
      <text:p text:style-name="P1">+-----------+---------------+</text:p>
      <text:p text:style-name="P1">3 rows in set (0.058 sec)</text:p>
      <text:p text:style-name="P1"/>
      <text:p text:style-name="P1">MariaDB [themepark]&gt; SELECT TICKET_NO, PARK_CODE, TICKET_PRICE</text:p>
      <text:p text:style-name="P1"><text:s text:c="4"/>-&gt; FROM TICKET</text:p>
      <text:p text:style-name="P1"><text:s text:c="4"/>-&gt; WHERE TICKET_PRICE &gt; ALL (SELECT TICKET_PRICE FROM TICKET</text:p>
      <text:p text:style-name="P1"><text:s text:c="4"/>-&gt; WHERE TICKET_TYPE = 'CHILD');</text:p>
      <text:p text:style-name="P1">+-----------+-----------+--------------+</text:p>
      <text:p text:style-name="P1">| TICKET_NO | PARK_CODE | TICKET_PRICE |</text:p>
      <text:p text:style-name="P1">+-----------+-----------+--------------+</text:p>
      <text:p text:style-name="P1"><text:soft-page-break/>| <text:s text:c="4"/>11001 | SP4533 <text:s text:c="3"/>| <text:s text:c="7"/>24.99 |</text:p>
      <text:p text:style-name="P1">| <text:s text:c="4"/>13002 | FR1001 <text:s text:c="3"/>| <text:s text:c="7"/>34.99 |</text:p>
      <text:p text:style-name="P1">| <text:s text:c="4"/>67833 | ZA1342 <text:s text:c="3"/>| <text:s text:c="7"/>28.67 |</text:p>
      <text:p text:style-name="P1">| <text:s text:c="4"/>88568 | UK3452 <text:s text:c="3"/>| <text:s text:c="7"/>42.10 |</text:p>
      <text:p text:style-name="P1">+-----------+-----------+--------------+</text:p>
      <text:p text:style-name="P1">4 rows in set (0.001 sec)</text:p>
      <text:p text:style-name="P1"/>
      <text:p text:style-name="P1">MariaDB [themepark]&gt; SELECT TICKET_NO, TICKET_PRICE,</text:p>
      <text:p text:style-name="P1"><text:s text:c="4"/>-&gt; (SELECT AVG(TICKET_PRICE) FROM TICKET) AS AVGPRICE,</text:p>
      <text:p text:style-name="P1"><text:s text:c="4"/>-&gt; TICKET_PRICE - (SELECT AVG(TICKET_PRICE) FROM TICKET) AS DIFF</text:p>
      <text:p text:style-name="P1"><text:s text:c="4"/>-&gt; FROM TICKET;</text:p>
      <text:p text:style-name="P1">+-----------+--------------+-----------+------------+</text:p>
      <text:p text:style-name="P1">| TICKET_NO | TICKET_PRICE | AVGPRICE <text:s/>| DIFF <text:s text:c="6"/>|</text:p>
      <text:p text:style-name="P1">+-----------+--------------+-----------+------------+</text:p>
      <text:p text:style-name="P1">| <text:s text:c="4"/>11001 | <text:s text:c="7"/>24.99 | 21.740000 | <text:s text:c="2"/>3.250000 |</text:p>
      <text:p text:style-name="P1">| <text:s text:c="4"/>11002 | <text:s text:c="7"/>14.99 | 21.740000 | <text:s/>-6.750000 |</text:p>
      <text:p text:style-name="P1">| <text:s text:c="4"/>11003 | <text:s text:c="7"/>10.99 | 21.740000 | -10.750000 |</text:p>
      <text:p text:style-name="P1">| <text:s text:c="4"/>13001 | <text:s text:c="7"/>18.99 | 21.740000 | <text:s/>-2.750000 |</text:p>
      <text:p text:style-name="P1">| <text:s text:c="4"/>13002 | <text:s text:c="7"/>34.99 | 21.740000 | <text:s/>13.250000 |</text:p>
      <text:p text:style-name="P1">| <text:s text:c="4"/>13003 | <text:s text:c="7"/>20.99 | 21.740000 | <text:s/>-0.750000 |</text:p>
      <text:p text:style-name="P1">| <text:s text:c="4"/>67832 | <text:s text:c="7"/>18.56 | 21.740000 | <text:s/>-3.180000 |</text:p>
      <text:p text:style-name="P1">| <text:s text:c="4"/>67833 | <text:s text:c="7"/>28.67 | 21.740000 | <text:s text:c="2"/>6.930000 |</text:p>
      <text:p text:style-name="P1">| <text:s text:c="4"/>67855 | <text:s text:c="7"/>12.12 | 21.740000 | <text:s/>-9.620000 |</text:p>
      <text:p text:style-name="P1">| <text:s text:c="4"/>88567 | <text:s text:c="7"/>22.50 | 21.740000 | <text:s text:c="2"/>0.760000 |</text:p>
      <text:p text:style-name="P1">| <text:s text:c="4"/>88568 | <text:s text:c="7"/>42.10 | 21.740000 | <text:s/>20.360000 |</text:p>
      <text:p text:style-name="P1">| <text:s text:c="4"/>89720 | <text:s text:c="7"/>10.99 | 21.740000 | -10.750000 |</text:p>
      <text:p text:style-name="P1">+-----------+--------------+-----------+------------+</text:p>
      <text:p text:style-name="P1">12 rows in set (0.001 sec)</text:p>
      <text:p text:style-name="P1"/>
      <text:p text:style-name="P1">MariaDB [themepark]&gt; SELECT TRANSACTION_NO, LINE_NO, LINE_QTY, LINE_PRICE</text:p>
      <text:p text:style-name="P1"><text:s text:c="4"/>-&gt; FROM SALES_LINE SL</text:p>
      <text:p text:style-name="P1"><text:s text:c="4"/>-&gt; WHERE SL.LINE_QTY &gt; (SELECT AVG(LINE_QTY)</text:p>
      <text:p text:style-name="P1"><text:s text:c="4"/>-&gt; FROM SALES_LINE SA</text:p>
      <text:p text:style-name="P1"><text:s text:c="4"/>-&gt; WHERE SA. TRANSACTION_NO = SL. TRANSACTION_NO);</text:p>
      <text:p text:style-name="P1">+----------------+---------+----------+------------+</text:p>
      <text:p text:style-name="P1">| TRANSACTION_NO | LINE_NO | LINE_QTY | LINE_PRICE |</text:p>
      <text:p text:style-name="P1">+----------------+---------+----------+------------+</text:p>
      <text:p text:style-name="P1">| <text:s text:c="9"/>12781 | <text:s text:c="6"/>1 | <text:s text:c="7"/>2 | <text:s text:c="5"/>69.98 |</text:p>
      <text:p text:style-name="P1">| <text:s text:c="9"/>12785 | <text:s text:c="6"/>3 | <text:s text:c="7"/>4 | <text:s text:c="4"/>139.96 |</text:p>
      <text:p text:style-name="P1">| <text:s text:c="9"/>34534 | <text:s text:c="6"/>1 | <text:s text:c="7"/>4 | <text:s text:c="4"/>168.40 |</text:p>
      <text:p text:style-name="P1">| <text:s text:c="9"/>34537 | <text:s text:c="6"/>1 | <text:s text:c="7"/>2 | <text:s text:c="5"/>84.20 |</text:p>
      <text:p text:style-name="P1">| <text:s text:c="9"/>34540 | <text:s text:c="6"/>1 | <text:s text:c="7"/>4 | <text:s text:c="4"/>168.40 |</text:p>
      <text:p text:style-name="P1">+----------------+---------+----------+------------+</text:p>
      <text:p text:style-name="P1">5 rows in set (0.001 sec)</text:p>
      <text:p text:style-name="P1"/>
      <text:p text:style-name="P1">MariaDB [themepark]&gt; select distinct EMP_FNAME,EMP LAST_NAME FROM EMPLOYEE; </text:p>
      <text:p text:style-name="P1">ERROR 1054 (42S22): Unknown column 'EMP' in 'field list'</text:p>
      <text:p text:style-name="P1">MariaDB [themepark]&gt; SELECT * FROM EMPLOYEE;</text:p>
      <text:p text:style-name="P1">+---------+-----------+------------+-----------+------------+---------------+---------------+-----------+-----------+</text:p>
      <text:p text:style-name="P1"><text:soft-page-break/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| <text:s text:c="4"/>106 | Mrs <text:s text:c="6"/>| Smith <text:s text:c="5"/>| Gemma <text:s text:c="4"/>| 1968-02-12 | 1989-01-05 <text:s text:c="3"/>| 0181 <text:s text:c="9"/>| 324-7845 <text:s/>| ZA1342 <text:s text:c="3"/>|</text:p>
      <text:p text:style-name="P1">+---------+-----------+------------+-----------+------------+---------------+---------------+-----------+-----------+</text:p>
      <text:p text:style-name="P1">7 rows in set (0.001 sec)</text:p>
      <text:p text:style-name="P1"/>
      <text:p text:style-name="P1">MariaDB [themepark]&gt; select EMP_FNAME,EMP_LNAME,AVG(HOUR_PER_ATTRACT) FROM EMPLOYEE NATURAL JOIN ATTRACTION; </text:p>
      <text:p text:style-name="P1">ERROR 1054 (42S22): Unknown column 'HOUR_PER_ATTRACT' in 'field list'</text:p>
      <text:p text:style-name="P1">MariaDB [themepark]&gt; SELECT * FROM SALES;</text:p>
      <text:p text:style-name="P1">+----------------+-----------+------------+</text:p>
      <text:p text:style-name="P1">| TRANSACTION_NO | PARK_CODE | SALE_DATE <text:s/>|</text:p>
      <text:p text:style-name="P1">+----------------+-----------+------------+</text:p>
      <text:p text:style-name="P1">| <text:s text:c="9"/>12781 | FR1001 <text:s text:c="3"/>| 2007-05-18 |</text:p>
      <text:p text:style-name="P1">| <text:s text:c="9"/>12782 | FR1001 <text:s text:c="3"/>| 2007-05-18 |</text:p>
      <text:p text:style-name="P1">| <text:s text:c="9"/>12783 | FR1001 <text:s text:c="3"/>| 2007-05-18 |</text:p>
      <text:p text:style-name="P1">| <text:s text:c="9"/>12784 | FR1001 <text:s text:c="3"/>| 2007-05-18 |</text:p>
      <text:p text:style-name="P1">| <text:s text:c="9"/>12785 | FR1001 <text:s text:c="3"/>| 2007-05-18 |</text:p>
      <text:p text:style-name="P1">| <text:s text:c="9"/>12786 | FR1001 <text:s text:c="3"/>| 2007-05-18 |</text:p>
      <text:p text:style-name="P1">| <text:s text:c="9"/>34534 | UK3452 <text:s text:c="3"/>| 2007-05-18 |</text:p>
      <text:p text:style-name="P1">| <text:s text:c="9"/>34535 | UK3452 <text:s text:c="3"/>| 2007-05-18 |</text:p>
      <text:p text:style-name="P1">| <text:s text:c="9"/>34536 | UK3452 <text:s text:c="3"/>| 2007-05-18 |</text:p>
      <text:p text:style-name="P1">| <text:s text:c="9"/>34537 | UK3452 <text:s text:c="3"/>| 2007-05-18 |</text:p>
      <text:p text:style-name="P1">| <text:s text:c="9"/>34538 | UK3452 <text:s text:c="3"/>| 2007-05-18 |</text:p>
      <text:p text:style-name="P1">| <text:s text:c="9"/>34539 | UK3452 <text:s text:c="3"/>| 2007-05-18 |</text:p>
      <text:p text:style-name="P1">| <text:s text:c="9"/>34540 | UK3452 <text:s text:c="3"/>| 2007-05-18 |</text:p>
      <text:p text:style-name="P1">| <text:s text:c="9"/>34541 | UK3452 <text:s text:c="3"/>| 2007-05-18 |</text:p>
      <text:p text:style-name="P1">| <text:s text:c="9"/>67589 | ZA1342 <text:s text:c="3"/>| 2007-05-18 |</text:p>
      <text:p text:style-name="P1">| <text:s text:c="9"/>67590 | ZA1342 <text:s text:c="3"/>| 2007-05-18 |</text:p>
      <text:p text:style-name="P1">| <text:s text:c="9"/>67591 | ZA1342 <text:s text:c="3"/>| 2007-05-18 |</text:p>
      <text:p text:style-name="P1">| <text:s text:c="9"/>67592 | ZA1342 <text:s text:c="3"/>| 2007-05-18 |</text:p>
      <text:p text:style-name="P1">| <text:s text:c="9"/>67593 | ZA1342 <text:s text:c="3"/>| 2007-05-18 |</text:p>
      <text:p text:style-name="P1">+----------------+-----------+------------+</text:p>
      <text:p text:style-name="P1">19 rows in set (0.001 sec)</text:p>
      <text:p text:style-name="P1"/>
      <text:p text:style-name="P1">MariaDB [themepark]&gt; SELECT * FROM SALES_LINE;</text:p>
      <text:p text:style-name="P1"><text:soft-page-break/>+----------------+---------+-----------+----------+------------+</text:p>
      <text:p text:style-name="P1">| TRANSACTION_NO | LINE_NO | TICKET_NO | LINE_QTY | LINE_PRICE |</text:p>
      <text:p text:style-name="P1">+----------------+---------+-----------+----------+------------+</text:p>
      <text:p text:style-name="P1">| <text:s text:c="9"/>12781 | <text:s text:c="6"/>1 | <text:s text:c="4"/>13002 | <text:s text:c="7"/>2 | <text:s text:c="5"/>69.98 |</text:p>
      <text:p text:style-name="P1">| <text:s text:c="9"/>12781 | <text:s text:c="6"/>2 | <text:s text:c="4"/>13001 | <text:s text:c="7"/>1 | <text:s text:c="5"/>14.99 |</text:p>
      <text:p text:style-name="P1">| <text:s text:c="9"/>12782 | <text:s text:c="6"/>1 | <text:s text:c="4"/>13002 | <text:s text:c="7"/>2 | <text:s text:c="5"/>69.98 |</text:p>
      <text:p text:style-name="P1">| <text:s text:c="9"/>12783 | <text:s text:c="6"/>1 | <text:s text:c="4"/>13003 | <text:s text:c="7"/>2 | <text:s text:c="5"/>41.98 |</text:p>
      <text:p text:style-name="P1">| <text:s text:c="9"/>12784 | <text:s text:c="6"/>2 | <text:s text:c="4"/>13001 | <text:s text:c="7"/>1 | <text:s text:c="5"/>14.99 |</text:p>
      <text:p text:style-name="P1">| <text:s text:c="9"/>12785 | <text:s text:c="6"/>1 | <text:s text:c="4"/>13001 | <text:s text:c="7"/>1 | <text:s text:c="5"/>14.99 |</text:p>
      <text:p text:style-name="P1">| <text:s text:c="9"/>12785 | <text:s text:c="6"/>2 | <text:s text:c="4"/>13002 | <text:s text:c="7"/>1 | <text:s text:c="5"/>34.99 |</text:p>
      <text:p text:style-name="P1">| <text:s text:c="9"/>12785 | <text:s text:c="6"/>3 | <text:s text:c="4"/>13002 | <text:s text:c="7"/>4 | <text:s text:c="4"/>139.96 |</text:p>
      <text:p text:style-name="P1">| <text:s text:c="9"/>34534 | <text:s text:c="6"/>1 | <text:s text:c="4"/>88568 | <text:s text:c="7"/>4 | <text:s text:c="4"/>168.40 |</text:p>
      <text:p text:style-name="P1">| <text:s text:c="9"/>34534 | <text:s text:c="6"/>2 | <text:s text:c="4"/>88567 | <text:s text:c="7"/>1 | <text:s text:c="5"/>22.50 |</text:p>
      <text:p text:style-name="P1">| <text:s text:c="9"/>34534 | <text:s text:c="6"/>3 | <text:s text:c="4"/>89720 | <text:s text:c="7"/>2 | <text:s text:c="5"/>21.98 |</text:p>
      <text:p text:style-name="P1">| <text:s text:c="9"/>34535 | <text:s text:c="6"/>1 | <text:s text:c="4"/>88568 | <text:s text:c="7"/>2 | <text:s text:c="5"/>84.20 |</text:p>
      <text:p text:style-name="P1">| <text:s text:c="9"/>34536 | <text:s text:c="6"/>1 | <text:s text:c="4"/>89720 | <text:s text:c="7"/>2 | <text:s text:c="5"/>21.98 |</text:p>
      <text:p text:style-name="P1">| <text:s text:c="9"/>34537 | <text:s text:c="6"/>1 | <text:s text:c="4"/>88568 | <text:s text:c="7"/>2 | <text:s text:c="5"/>84.20 |</text:p>
      <text:p text:style-name="P1">| <text:s text:c="9"/>34537 | <text:s text:c="6"/>2 | <text:s text:c="4"/>88567 | <text:s text:c="7"/>1 | <text:s text:c="5"/>22.50 |</text:p>
      <text:p text:style-name="P1">| <text:s text:c="9"/>34538 | <text:s text:c="6"/>1 | <text:s text:c="4"/>89720 | <text:s text:c="7"/>2 | <text:s text:c="5"/>21.98 |</text:p>
      <text:p text:style-name="P1">| <text:s text:c="9"/>34539 | <text:s text:c="6"/>1 | <text:s text:c="4"/>89720 | <text:s text:c="7"/>2 | <text:s text:c="5"/>21.98 |</text:p>
      <text:p text:style-name="P1">| <text:s text:c="9"/>34539 | <text:s text:c="6"/>2 | <text:s text:c="4"/>88568 | <text:s text:c="7"/>2 | <text:s text:c="5"/>84.20 |</text:p>
      <text:p text:style-name="P1">| <text:s text:c="9"/>34540 | <text:s text:c="6"/>1 | <text:s text:c="4"/>88568 | <text:s text:c="7"/>4 | <text:s text:c="4"/>168.40 |</text:p>
      <text:p text:style-name="P1">| <text:s text:c="9"/>34540 | <text:s text:c="6"/>2 | <text:s text:c="4"/>88567 | <text:s text:c="7"/>1 | <text:s text:c="5"/>22.50 |</text:p>
      <text:p text:style-name="P1">| <text:s text:c="9"/>34540 | <text:s text:c="6"/>3 | <text:s text:c="4"/>89720 | <text:s text:c="7"/>2 | <text:s text:c="5"/>21.98 |</text:p>
      <text:p text:style-name="P1">| <text:s text:c="9"/>34541 | <text:s text:c="6"/>1 | <text:s text:c="4"/>88568 | <text:s text:c="7"/>2 | <text:s text:c="5"/>84.20 |</text:p>
      <text:p text:style-name="P1">| <text:s text:c="9"/>67589 | <text:s text:c="6"/>1 | <text:s text:c="4"/>67833 | <text:s text:c="7"/>2 | <text:s text:c="5"/>57.34 |</text:p>
      <text:p text:style-name="P1">| <text:s text:c="9"/>67589 | <text:s text:c="6"/>2 | <text:s text:c="4"/>67832 | <text:s text:c="7"/>2 | <text:s text:c="5"/>37.12 |</text:p>
      <text:p text:style-name="P1">| <text:s text:c="9"/>67590 | <text:s text:c="6"/>1 | <text:s text:c="4"/>67833 | <text:s text:c="7"/>2 | <text:s text:c="5"/>57.34 |</text:p>
      <text:p text:style-name="P1">| <text:s text:c="9"/>67590 | <text:s text:c="6"/>2 | <text:s text:c="4"/>67832 | <text:s text:c="7"/>2 | <text:s text:c="5"/>37.12 |</text:p>
      <text:p text:style-name="P1">| <text:s text:c="9"/>67591 | <text:s text:c="6"/>1 | <text:s text:c="4"/>67832 | <text:s text:c="7"/>1 | <text:s text:c="5"/>18.56 |</text:p>
      <text:p text:style-name="P1">| <text:s text:c="9"/>67591 | <text:s text:c="6"/>2 | <text:s text:c="4"/>67855 | <text:s text:c="7"/>1 | <text:s text:c="5"/>12.12 |</text:p>
      <text:p text:style-name="P1">| <text:s text:c="9"/>67592 | <text:s text:c="6"/>1 | <text:s text:c="4"/>67833 | <text:s text:c="7"/>4 | <text:s text:c="4"/>114.68 |</text:p>
      <text:p text:style-name="P1">| <text:s text:c="9"/>67593 | <text:s text:c="6"/>1 | <text:s text:c="4"/>67833 | <text:s text:c="7"/>2 | <text:s text:c="5"/>57.34 |</text:p>
      <text:p text:style-name="P1">| <text:s text:c="9"/>67593 | <text:s text:c="6"/>2 | <text:s text:c="4"/>67832 | <text:s text:c="7"/>2 | <text:s text:c="5"/>37.12 |</text:p>
      <text:p text:style-name="P1">+----------------+---------+-----------+----------+------------+</text:p>
      <text:p text:style-name="P1">31 rows in set (0.001 sec)</text:p>
      <text:p text:style-name="P1"/>
      <text:p text:style-name="P1">MariaDB [themepark]&gt; SELECT * FROM HOURS;</text:p>
      <text:p text:style-name="P1">+---------+------------+-------------------+-----------+-------------+</text:p>
      <text:p text:style-name="P1">| EMP_NUM | ATTRACT_NO | HOURS_PER_ATTRACT | HOUR_RATE | DATE_WORKED |</text:p>
      <text:p text:style-name="P1">+---------+------------+-------------------+-----------+-------------+</text:p>
      <text:p text:style-name="P1">| <text:s text:c="4"/>100 | <text:s text:c="5"/>10034 | <text:s text:c="16"/>6 | <text:s text:c="5"/>6.50 | 2007-05-18 <text:s/>|</text:p>
      <text:p text:style-name="P1">| <text:s text:c="4"/>100 | <text:s text:c="5"/>10034 | <text:s text:c="16"/>6 | <text:s text:c="5"/>6.50 | 2007-05-20 <text:s/>|</text:p>
      <text:p text:style-name="P1">| <text:s text:c="4"/>101 | <text:s text:c="5"/>10034 | <text:s text:c="16"/>6 | <text:s text:c="5"/>6.50 | 2007-05-18 <text:s/>|</text:p>
      <text:p text:style-name="P1">| <text:s text:c="4"/>102 | <text:s text:c="5"/>30012 | <text:s text:c="16"/>3 | <text:s text:c="5"/>5.99 | 2007-05-23 <text:s/>|</text:p>
      <text:p text:style-name="P1">| <text:s text:c="4"/>102 | <text:s text:c="5"/>30044 | <text:s text:c="16"/>6 | <text:s text:c="5"/>5.99 | 2007-05-21 <text:s/>|</text:p>
      <text:p text:style-name="P1">| <text:s text:c="4"/>102 | <text:s text:c="5"/>30044 | <text:s text:c="16"/>3 | <text:s text:c="5"/>5.99 | 2007-05-22 <text:s/>|</text:p>
      <text:p text:style-name="P1">| <text:s text:c="4"/>104 | <text:s text:c="5"/>30011 | <text:s text:c="16"/>6 | <text:s text:c="5"/>7.20 | 2007-05-21 <text:s/>|</text:p>
      <text:p text:style-name="P1">| <text:s text:c="4"/>104 | <text:s text:c="5"/>30012 | <text:s text:c="16"/>6 | <text:s text:c="5"/>7.20 | 2007-05-22 <text:s/>|</text:p>
      <text:p text:style-name="P1"><text:soft-page-break/>| <text:s text:c="4"/>105 | <text:s text:c="5"/>10078 | <text:s text:c="16"/>3 | <text:s text:c="5"/>8.50 | 2007-05-18 <text:s/>|</text:p>
      <text:p text:style-name="P1">| <text:s text:c="4"/>105 | <text:s text:c="5"/>10098 | <text:s text:c="16"/>3 | <text:s text:c="5"/>8.50 | 2007-05-18 <text:s/>|</text:p>
      <text:p text:style-name="P1">| <text:s text:c="4"/>105 | <text:s text:c="5"/>10098 | <text:s text:c="16"/>6 | <text:s text:c="5"/>8.50 | 2007-05-19 <text:s/>|</text:p>
      <text:p text:style-name="P1">+---------+------------+-------------------+-----------+-------------+</text:p>
      <text:p text:style-name="P1">11 rows in set (0.001 sec)</text:p>
      <text:p text:style-name="P1"/>
      <text:p text:style-name="P1">MariaDB [themepark]&gt; select EMP_FNAME,EMP_LNAME,AVG(HOURS_PER_ATTRACT) FROM EMPLOYEE NATURAL JOIN HOURS; </text:p>
      <text:p text:style-name="P1">+-----------+------------+------------------------+</text:p>
      <text:p text:style-name="P1">| EMP_FNAME | EMP_LNAME <text:s/>| AVG(HOURS_PER_ATTRACT) |</text:p>
      <text:p text:style-name="P1">+-----------+------------+------------------------+</text:p>
      <text:p text:style-name="P1">| Emma <text:s text:c="5"/>| Calderdale | <text:s text:c="16"/>4.9091 |</text:p>
      <text:p text:style-name="P1">+-----------+------------+------------------------+</text:p>
      <text:p text:style-name="P1">1 row in set (0.001 sec)</text:p>
      <text:p text:style-name="P1"/>
      <text:p text:style-name="P1">MariaDB [themepark]&gt; select EMP_FNAME,EMP_LNAME FROM EMPLOYEE NATURAL JOIN HOURS WHERE AVG(HOURS_PER_ATTRACT) &gt; (SELECT HOURS_PER_ATTRACT) ; </text:p>
      <text:p text:style-name="P1">ERROR 1111 (HY000): Invalid use of group function</text:p>
      <text:p text:style-name="P1">MariaDB [themepark]&gt; select EMP_FNAME,EMP_LNAME FROM EMPLOYEE NATURAL JOIN HOURS ; </text:p>
      <text:p text:style-name="P1">+-----------+------------+</text:p>
      <text:p text:style-name="P1">| EMP_FNAME | EMP_LNAME <text:s/>|</text:p>
      <text:p text:style-name="P1">+-----------+------------+</text:p>
      <text:p text:style-name="P1">| Emma <text:s text:c="5"/>| Calderdale |</text:p>
      <text:p text:style-name="P1">| Emma <text:s text:c="5"/>| Calderdale |</text:p>
      <text:p text:style-name="P1">| Marshel <text:s text:c="2"/>| Ricardo <text:s text:c="3"/>|</text:p>
      <text:p text:style-name="P1">| Arif <text:s text:c="5"/>| Arshad <text:s text:c="4"/>|</text:p>
      <text:p text:style-name="P1">| Arif <text:s text:c="5"/>| Arshad <text:s text:c="4"/>|</text:p>
      <text:p text:style-name="P1">| Arif <text:s text:c="5"/>| Arshad <text:s text:c="4"/>|</text:p>
      <text:p text:style-name="P1">| Enrica <text:s text:c="3"/>| Denver <text:s text:c="4"/>|</text:p>
      <text:p text:style-name="P1">| Enrica <text:s text:c="3"/>| Denver <text:s text:c="4"/>|</text:p>
      <text:p text:style-name="P1">| Mirrelle <text:s/>| Namowa <text:s text:c="4"/>|</text:p>
      <text:p text:style-name="P1">| Mirrelle <text:s/>| Namowa <text:s text:c="4"/>|</text:p>
      <text:p text:style-name="P1">| Mirrelle <text:s/>| Namowa <text:s text:c="4"/>|</text:p>
      <text:p text:style-name="P1">+-----------+------------+</text:p>
      <text:p text:style-name="P1">11 rows in set (0.001 sec)</text:p>
      <text:p text:style-name="P1"/>
      <text:p text:style-name="P1">MariaDB [themepark]&gt; select EMP_FNAME,EMP_LNAME FROM EMPLOYEE NATURAL JOIN HOURS WHERE HOUR_RATE = 8.50; </text:p>
      <text:p text:style-name="P1">+-----------+-----------+</text:p>
      <text:p text:style-name="P1">| EMP_FNAME | EMP_LNAME |</text:p>
      <text:p text:style-name="P1">+-----------+-----------+</text:p>
      <text:p text:style-name="P1">| Mirrelle <text:s/>| Namowa <text:s text:c="3"/>|</text:p>
      <text:p text:style-name="P1">| Mirrelle <text:s/>| Namowa <text:s text:c="3"/>|</text:p>
      <text:p text:style-name="P1">| Mirrelle <text:s/>| Namowa <text:s text:c="3"/>|</text:p>
      <text:p text:style-name="P1">+-----------+-----------+</text:p>
      <text:p text:style-name="P1">3 rows in set (0.001 sec)</text:p>
      <text:p text:style-name="P1"/>
      <text:p text:style-name="P1"><text:soft-page-break/>MariaDB [themepark]&gt; select EMP_FNAME,EMP_LNAME FROM EMPLOYEE NATURAL JOIN HOURS WHERE HOUR_RATE &gt; AVG(HOURS_PER_ATTRACT); </text:p>
      <text:p text:style-name="P1">ERROR 1111 (HY000): Invalid use of group function</text:p>
      <text:p text:style-name="P1">MariaDB [themepark]&gt; select EMP_FNAME,EMP_LNAME,AVG(HOURS_PER_ATTRACT) FROM EMPLOYEE NATURAL JOIN HOURS WHERE HOUR_RATE &gt; AVG(HOURS_PER_ATTRACT); </text:p>
      <text:p text:style-name="P1">ERROR 1111 (HY000): Invalid use of group function</text:p>
      <text:p text:style-name="P1">MariaDB [themepark]&gt; select EMP_FNAME,EMP_LNAME,AVG(HOURS_PER_ATTRACT) FROM EMPLOYEE NATURAL JOIN HOURS WHERE HOUR_RATE &gt; (SELECT HOURS_PER_ATTRACT FROM HOURS); </text:p>
      <text:p text:style-name="P1">ERROR 1242 (21000): Subquery returns more than 1 row</text:p>
      <text:p text:style-name="P1">MariaDB [themepark]&gt; select EMP_FNAME,EMP_LNAME,AVG(HOURS_PER_ATTRACT) FROM EMPLOYEE NATURAL JOIN HOURS WHERE HOUR_RATE &gt; (SELECT AVG(HOURS_PER_ATTRACT FROM HOURS)); </text:p>
      <text:p text:style-name="P1">ERROR 1064 (42000): You have an error in your SQL syntax; check the manual that corresponds to your MariaDB server version for the right syntax to use near 'FROM HOURS))' at line 1</text:p>
      <text:p text:style-name="P1">MariaDB [themepark]&gt; select EMP_FNAME,EMP_LNAME,AVG(HOURS_PER_ATTRACT) FROM EMPLOYEE NATURAL JOIN HOURS WHERE HOUR_RATE &gt; (SELECT AVG(HOURS_PER_ATTRACT) FROM HOURS); </text:p>
      <text:p text:style-name="P1">+-----------+------------+------------------------+</text:p>
      <text:p text:style-name="P1">| EMP_FNAME | EMP_LNAME <text:s/>| AVG(HOURS_PER_ATTRACT) |</text:p>
      <text:p text:style-name="P1">+-----------+------------+------------------------+</text:p>
      <text:p text:style-name="P1">| Emma <text:s text:c="5"/>| Calderdale | <text:s text:c="16"/>4.9091 |</text:p>
      <text:p text:style-name="P1">+-----------+------------+------------------------+</text:p>
      <text:p text:style-name="P1">1 row in set (0.001 sec)</text:p>
      <text:p text:style-name="P1"/>
      <text:p text:style-name="P1">MariaDB [themepark]&gt; select EMP_FNAME,EMP_LNAME FROM EMPLOYEE NATURAL JOIN HOURS WHERE HOUR_RATE &gt; (SELECT AVG(HOURS_PER_ATTRACT) FROM HOURS); </text:p>
      <text:p text:style-name="P1">+-----------+------------+</text:p>
      <text:p text:style-name="P1">| EMP_FNAME | EMP_LNAME <text:s/>|</text:p>
      <text:p text:style-name="P1">+-----------+------------+</text:p>
      <text:p text:style-name="P1">| Emma <text:s text:c="5"/>| Calderdale |</text:p>
      <text:p text:style-name="P1">| Emma <text:s text:c="5"/>| Calderdale |</text:p>
      <text:p text:style-name="P1">| Marshel <text:s text:c="2"/>| Ricardo <text:s text:c="3"/>|</text:p>
      <text:p text:style-name="P1">| Arif <text:s text:c="5"/>| Arshad <text:s text:c="4"/>|</text:p>
      <text:p text:style-name="P1">| Arif <text:s text:c="5"/>| Arshad <text:s text:c="4"/>|</text:p>
      <text:p text:style-name="P1">| Arif <text:s text:c="5"/>| Arshad <text:s text:c="4"/>|</text:p>
      <text:p text:style-name="P1">| Enrica <text:s text:c="3"/>| Denver <text:s text:c="4"/>|</text:p>
      <text:p text:style-name="P1">| Enrica <text:s text:c="3"/>| Denver <text:s text:c="4"/>|</text:p>
      <text:p text:style-name="P1">| Mirrelle <text:s/>| Namowa <text:s text:c="4"/>|</text:p>
      <text:p text:style-name="P1">| Mirrelle <text:s/>| Namowa <text:s text:c="4"/>|</text:p>
      <text:p text:style-name="P1">| Mirrelle <text:s/>| Namowa <text:s text:c="4"/>|</text:p>
      <text:p text:style-name="P1">+-----------+------------+</text:p>
      <text:p text:style-name="P1">11 rows in set (0.001 sec)</text:p>
      <text:p text:style-name="P1"/>
      <text:p text:style-name="P1">MariaDB [themepark]&gt; select EMP_FNAME,EMP_LNAME FROM EMPLOYEE NATURAL JOIN HOURS WHERE HOUR_RATE &gt; (SELECT DISTINCT AVG(HOURS_PER_ATTRACT) FROM HOURS); </text:p>
      <text:p text:style-name="P1">+-----------+------------+</text:p>
      <text:p text:style-name="P1">| EMP_FNAME | EMP_LNAME <text:s/>|</text:p>
      <text:p text:style-name="P1"><text:soft-page-break/>+-----------+------------+</text:p>
      <text:p text:style-name="P1">| Emma <text:s text:c="5"/>| Calderdale |</text:p>
      <text:p text:style-name="P1">| Emma <text:s text:c="5"/>| Calderdale |</text:p>
      <text:p text:style-name="P1">| Marshel <text:s text:c="2"/>| Ricardo <text:s text:c="3"/>|</text:p>
      <text:p text:style-name="P1">| Arif <text:s text:c="5"/>| Arshad <text:s text:c="4"/>|</text:p>
      <text:p text:style-name="P1">| Arif <text:s text:c="5"/>| Arshad <text:s text:c="4"/>|</text:p>
      <text:p text:style-name="P1">| Arif <text:s text:c="5"/>| Arshad <text:s text:c="4"/>|</text:p>
      <text:p text:style-name="P1">| Enrica <text:s text:c="3"/>| Denver <text:s text:c="4"/>|</text:p>
      <text:p text:style-name="P1">| Enrica <text:s text:c="3"/>| Denver <text:s text:c="4"/>|</text:p>
      <text:p text:style-name="P1">| Mirrelle <text:s/>| Namowa <text:s text:c="4"/>|</text:p>
      <text:p text:style-name="P1">| Mirrelle <text:s/>| Namowa <text:s text:c="4"/>|</text:p>
      <text:p text:style-name="P1">| Mirrelle <text:s/>| Namowa <text:s text:c="4"/>|</text:p>
      <text:p text:style-name="P1">+-----------+------------+</text:p>
      <text:p text:style-name="P1">11 rows in set (0.001 sec)</text:p>
      <text:p text:style-name="P1"/>
      <text:p text:style-name="P1">MariaDB [themepark]&gt; select EMP_FNAME,EMP_LNAME FROM EMPLOYEE NATURAL JOIN HOURS WHERE HOUR_PER_ATTRACT &gt; (SELECT DISTINCT AVG(HOURS_PER_ATTRACT) FROM HOURS); </text:p>
      <text:p text:style-name="P1">ERROR 1054 (42S22): Unknown column 'HOUR_PER_ATTRACT' in 'where clause'</text:p>
      <text:p text:style-name="P1">MariaDB [themepark]&gt; select EMP_FNAME,EMP_LNAME FROM EMPLOYEE NATURAL JOIN HOURS WHERE HOURS_PER_ATTRACT &gt; (SELECT DISTINCT AVG(HOURS_PER_ATTRACT) FROM HOURS); </text:p>
      <text:p text:style-name="P1">+-----------+------------+</text:p>
      <text:p text:style-name="P1">| EMP_FNAME | EMP_LNAME <text:s/>|</text:p>
      <text:p text:style-name="P1">+-----------+------------+</text:p>
      <text:p text:style-name="P1">| Emma <text:s text:c="5"/>| Calderdale |</text:p>
      <text:p text:style-name="P1">| Emma <text:s text:c="5"/>| Calderdale |</text:p>
      <text:p text:style-name="P1">| Marshel <text:s text:c="2"/>| Ricardo <text:s text:c="3"/>|</text:p>
      <text:p text:style-name="P1">| Arif <text:s text:c="5"/>| Arshad <text:s text:c="4"/>|</text:p>
      <text:p text:style-name="P1">| Enrica <text:s text:c="3"/>| Denver <text:s text:c="4"/>|</text:p>
      <text:p text:style-name="P1">| Enrica <text:s text:c="3"/>| Denver <text:s text:c="4"/>|</text:p>
      <text:p text:style-name="P1">| Mirrelle <text:s/>| Namowa <text:s text:c="4"/>|</text:p>
      <text:p text:style-name="P1">+-----------+------------+</text:p>
      <text:p text:style-name="P1">7 rows in set (0.001 sec)</text:p>
      <text:p text:style-name="P1"/>
      <text:p text:style-name="P1">MariaDB [themepark]&gt; select EMP_FNAME,EMP_LNAME FROM EMPLOYEE NATURAL JOIN HOURS WHERE HOURS_PER_ATTRACT &gt; (SELECT AVG(HOURS_PER_ATTRACT) FROM HOURS); </text:p>
      <text:p text:style-name="P1">+-----------+------------+</text:p>
      <text:p text:style-name="P1">| EMP_FNAME | EMP_LNAME <text:s/>|</text:p>
      <text:p text:style-name="P1">+-----------+------------+</text:p>
      <text:p text:style-name="P1">| Emma <text:s text:c="5"/>| Calderdale |</text:p>
      <text:p text:style-name="P1">| Emma <text:s text:c="5"/>| Calderdale |</text:p>
      <text:p text:style-name="P1">| Marshel <text:s text:c="2"/>| Ricardo <text:s text:c="3"/>|</text:p>
      <text:p text:style-name="P1">| Arif <text:s text:c="5"/>| Arshad <text:s text:c="4"/>|</text:p>
      <text:p text:style-name="P1">| Enrica <text:s text:c="3"/>| Denver <text:s text:c="4"/>|</text:p>
      <text:p text:style-name="P1">| Enrica <text:s text:c="3"/>| Denver <text:s text:c="4"/>|</text:p>
      <text:p text:style-name="P1">| Mirrelle <text:s/>| Namowa <text:s text:c="4"/>|</text:p>
      <text:p text:style-name="P1">+-----------+------------+</text:p>
      <text:p text:style-name="P1"><text:soft-page-break/>7 rows in set (0.001 sec)</text:p>
      <text:p text:style-name="P1"/>
      <text:p text:style-name="P1">MariaDB [themepark]&gt; select DISTINCT EMP_FNAME,DISTINCT EMP_LNAME FROM EMPLOYEE NATURAL JOIN HOURS WHERE HOURS_PER_ATTRACT &gt; (SELECT AVG(HOURS_PER_ATTRACT) FROM HOURS); </text:p>
      <text:p text:style-name="P1">ERROR 1064 (42000): You have an error in your SQL syntax; check the manual that corresponds to your MariaDB server version for the right syntax to use near 'DISTINCT EMP_LNAME FROM EMPLOYEE NATURAL JOIN HOURS WHERE HOURS_PER_ATTRACT &gt;...' at line 1</text:p>
      <text:p text:style-name="P1">MariaDB [themepark]&gt; SELECT AVG(HOURS_PER_ATTRACT) FROM HOURS;</text:p>
      <text:p text:style-name="P1">+------------------------+</text:p>
      <text:p text:style-name="P1">| AVG(HOURS_PER_ATTRACT) |</text:p>
      <text:p text:style-name="P1">+------------------------+</text:p>
      <text:p text:style-name="P1">| <text:s text:c="16"/>4.9091 |</text:p>
      <text:p text:style-name="P1">+------------------------+</text:p>
      <text:p text:style-name="P1">1 row in set (0.001 sec)</text:p>
      <text:p text:style-name="P1"/>
      <text:p text:style-name="P1">MariaDB [themepark]&gt; select DISTINCT EMP_FNAME,DISTINCT EMP_LNAME FROM EMPLOYEE NATURAL JOIN HOURS WHERE HOUR_RATE &gt; (SELECT AVG(HOUR_RATE) FROM HOURS); </text:p>
      <text:p text:style-name="P1">ERROR 1064 (42000): You have an error in your SQL syntax; check the manual that corresponds to your MariaDB server version for the right syntax to use near 'DISTINCT EMP_LNAME FROM EMPLOYEE NATURAL JOIN HOURS WHERE HOUR_RATE &gt; (SELECT...' at line 1</text:p>
      <text:p text:style-name="P1">MariaDB [themepark]&gt; select DISTINCT EMP_FNAME,DISTINCT EMP_LNAME FROM EMPLOYEE NATURAL JOIN HOURS WHERE HOUR_RATE &gt; (SELECT AVG(HOUR_RATE) FROM HOURS); </text:p>
      <text:p text:style-name="P1">ERROR 1064 (42000): You have an error in your SQL syntax; check the manual that corresponds to your MariaDB server version for the right syntax to use near 'DISTINCT EMP_LNAME FROM EMPLOYEE NATURAL JOIN HOURS WHERE HOUR_RATE &gt; (SELECT...' at line 1</text:p>
      <text:p text:style-name="P1">MariaDB [themepark]&gt; select EMP_FNAME,EMP_LNAME FROM EMPLOYEE NATURAL JOIN HOURS WHERE HOUR_RATE &gt; (SELECT AVG(HOUR_RATE) FROM HOURS); </text:p>
      <text:p text:style-name="P1">+-----------+-----------+</text:p>
      <text:p text:style-name="P1">| EMP_FNAME | EMP_LNAME |</text:p>
      <text:p text:style-name="P1">+-----------+-----------+</text:p>
      <text:p text:style-name="P1">| Enrica <text:s text:c="3"/>| Denver <text:s text:c="3"/>|</text:p>
      <text:p text:style-name="P1">| Enrica <text:s text:c="3"/>| Denver <text:s text:c="3"/>|</text:p>
      <text:p text:style-name="P1">| Mirrelle <text:s/>| Namowa <text:s text:c="3"/>|</text:p>
      <text:p text:style-name="P1">| Mirrelle <text:s/>| Namowa <text:s text:c="3"/>|</text:p>
      <text:p text:style-name="P1">| Mirrelle <text:s/>| Namowa <text:s text:c="3"/>|</text:p>
      <text:p text:style-name="P1">+-----------+-----------+</text:p>
      <text:p text:style-name="P1">5 rows in set (0.001 sec)</text:p>
      <text:p text:style-name="P1"/>
      <text:p text:style-name="P1">MariaDB [themepark]&gt; select DISTINCT EMP_FNAME,DISTINCT EMP_LNAME FROM EMPLOYEE NATURAL JOIN HOURS WHERE HOUR_RATE &gt; (SELECT AVG(HOUR_RATE) FROM HOURS); </text:p>
      <text:p text:style-name="P1">ERROR 1064 (42000): You have an error in your SQL syntax; check the manual that corresponds to your MariaDB server version for the right syntax to use near 'DISTINCT EMP_LNAME FROM EMPLOYEE NATURAL JOIN HOURS WHERE HOUR_RATE &gt; (SELECT...' at line 1</text:p>
      <text:p text:style-name="P1"><text:soft-page-break/>MariaDB [themepark]&gt; select DESTINCT EMP_FNAME,DESTINCT EMP_LNAME FROM EMPLOYEE NATURAL JOIN HOURS WHERE HOUR_RATE &gt; (SELECT AVG(HOUR_RATE) FROM HOURS); </text:p>
      <text:p text:style-name="P1">ERROR 1054 (42S22): Unknown column 'DESTINCT' in 'field list'</text:p>
      <text:p text:style-name="P1">MariaDB [themepark]&gt; select DISTINCT EMP_FNAME,DISTINCT EMP_LNAME FROM EMPLOYEE NATURAL JOIN HOURS WHERE HOUR_RATE &gt; (SELECT AVG(HOUR_RATE) FROM HOURS); </text:p>
      <text:p text:style-name="P1">ERROR 1064 (42000): You have an error in your SQL syntax; check the manual that corresponds to your MariaDB server version for the right syntax to use near 'DISTINCT EMP_LNAME FROM EMPLOYEE NATURAL JOIN HOURS WHERE HOUR_RATE &gt; (SELECT...' at line 1</text:p>
      <text:p text:style-name="P1">MariaDB [themepark]&gt; select EMP_FNAME,DEMP_LNAME FROM EMPLOYEE NATURAL JOIN DISTINCT HOURS WHERE HOUR_RATE &gt; (SELECT AVG(HOUR_RATE) FROM HOURS); </text:p>
      <text:p text:style-name="P1">ERROR 1064 (42000): You have an error in your SQL syntax; check the manual that corresponds to your MariaDB server version for the right syntax to use near 'DISTINCT HOURS WHERE HOUR_RATE &gt; (SELECT AVG(HOUR_RATE) FROM HOURS)' at line 1</text:p>
      <text:p text:style-name="P1">MariaDB [themepark]&gt; select EMP_FNAME,DEMP_LNAME,DISTINCT EMP_NUM FROM EMPLOYEE NATURAL JOIN HOURS WHERE HOUR_RATE &gt; (SELECT AVG(HOUR_RATE) FROM HOURS); </text:p>
      <text:p text:style-name="P1">ERROR 1064 (42000): You have an error in your SQL syntax; check the manual that corresponds to your MariaDB server version for the right syntax to use near 'DISTINCT EMP_NUM FROM EMPLOYEE NATURAL JOIN HOURS WHERE HOUR_RATE &gt; (SELECT A...' at line 1</text:p>
      <text:p text:style-name="P1">MariaDB [themepark]&gt; select EMP_FNAME,DEMP_LNAME,EMP_NUM FROM EMPLOYEE NATURAL JOIN HOURS WHERE HOUR_RATE &gt; (SELECT AVG(HOUR_RATE) FROM HOURS); </text:p>
      <text:p text:style-name="P1">ERROR 1054 (42S22): Unknown column 'DEMP_LNAME' in 'field list'</text:p>
      <text:p text:style-name="P1">MariaDB [themepark]&gt; select EMP_FNAME,EMP_LNAME,EMP_NUM FROM EMPLOYEE NATURAL JOIN HOURS WHERE HOUR_RATE &gt; (SELECT AVG(HOUR_RATE) FROM HOURS); </text:p>
      <text:p text:style-name="P1">+-----------+-----------+---------+</text:p>
      <text:p text:style-name="P1">| EMP_FNAME | EMP_LNAME | EMP_NUM |</text:p>
      <text:p text:style-name="P1">+-----------+-----------+---------+</text:p>
      <text:p text:style-name="P1">| Enrica <text:s text:c="3"/>| Denver <text:s text:c="3"/>| <text:s text:c="4"/>104 |</text:p>
      <text:p text:style-name="P1">| Enrica <text:s text:c="3"/>| Denver <text:s text:c="3"/>| <text:s text:c="4"/>104 |</text:p>
      <text:p text:style-name="P1">| Mirrelle <text:s/>| Namowa <text:s text:c="3"/>| <text:s text:c="4"/>105 |</text:p>
      <text:p text:style-name="P1">| Mirrelle <text:s/>| Namowa <text:s text:c="3"/>| <text:s text:c="4"/>105 |</text:p>
      <text:p text:style-name="P1">| Mirrelle <text:s/>| Namowa <text:s text:c="3"/>| <text:s text:c="4"/>105 |</text:p>
      <text:p text:style-name="P1">+-----------+-----------+---------+</text:p>
      <text:p text:style-name="P1">5 rows in set (0.001 sec)</text:p>
      <text:p text:style-name="P1"/>
      <text:p text:style-name="P1">MariaDB [themepark]&gt; select EMP_FNAME,EMP_LNAME,DISTINCT EMP_NUM FROM EMPLOYEE NATURAL JOIN HOURS WHERE HOUR_RATE &gt; (SELECT AVG(HOUR_RATE) FROM HOURS); </text:p>
      <text:p text:style-name="P1">ERROR 1064 (42000): You have an error in your SQL syntax; check the manual that corresponds to your MariaDB server version for the right syntax to use near 'DISTINCT EMP_NUM FROM EMPLOYEE NATURAL JOIN HOURS WHERE HOUR_RATE &gt; (SELECT A...' at line 1</text:p>
      <text:p text:style-name="P1">MariaDB [themepark]&gt; select EMP_FNAME,EMP_LNAME,DISTINCT EMP_NUM FROM EMPLOYEE NATURAL JOIN HOURS WHERE HOUR_RATE &gt; (SELECT AVG(HOUR_RATE) FROM HOURS); </text:p>
      <text:p text:style-name="P1"><text:soft-page-break/>ERROR 1064 (42000): You have an error in your SQL syntax; check the manual that corresponds to your MariaDB server version for the right syntax to use near 'DISTINCT EMP_NUM FROM EMPLOYEE NATURAL JOIN HOURS WHERE HOUR_RATE &gt; (SELECT A...' at line 1</text:p>
      <text:p text:style-name="P1">MariaDB [themepark]&gt; select EMP_FNAME,EMP_LNAME FROM EMPLOYEE NATURAL JOIN HOURS WHERE HOUR_RATE &gt; (SELECT AVG(HOUR_RATE) FROM HOURS); </text:p>
      <text:p text:style-name="P1">+-----------+-----------+</text:p>
      <text:p text:style-name="P1">| EMP_FNAME | EMP_LNAME |</text:p>
      <text:p text:style-name="P1">+-----------+-----------+</text:p>
      <text:p text:style-name="P1">| Enrica <text:s text:c="3"/>| Denver <text:s text:c="3"/>|</text:p>
      <text:p text:style-name="P1">| Enrica <text:s text:c="3"/>| Denver <text:s text:c="3"/>|</text:p>
      <text:p text:style-name="P1">| Mirrelle <text:s/>| Namowa <text:s text:c="3"/>|</text:p>
      <text:p text:style-name="P1">| Mirrelle <text:s/>| Namowa <text:s text:c="3"/>|</text:p>
      <text:p text:style-name="P1">| Mirrelle <text:s/>| Namowa <text:s text:c="3"/>|</text:p>
      <text:p text:style-name="P1">+-----------+-----------+</text:p>
      <text:p text:style-name="P1">5 rows in set (0.001 sec)</text:p>
      <text:p text:style-name="P1"/>
      <text:p text:style-name="P1">MariaDB [themepark]&gt; select EMP_FNAME,EMP_LNAME FROM EMPLOYEE NATURAL JOIN HOURS WHERE HOUR_RATE &gt; (SELECT AVG(HOUR_RATE) FROM HOURS) GROUP BY EMP_NUM ; </text:p>
      <text:p text:style-name="P1">+-----------+-----------+</text:p>
      <text:p text:style-name="P1">| EMP_FNAME | EMP_LNAME |</text:p>
      <text:p text:style-name="P1">+-----------+-----------+</text:p>
      <text:p text:style-name="P1">| Enrica <text:s text:c="3"/>| Denver <text:s text:c="3"/>|</text:p>
      <text:p text:style-name="P1">| Mirrelle <text:s/>| Namowa <text:s text:c="3"/>|</text:p>
      <text:p text:style-name="P1">+-----------+-----------+</text:p>
      <text:p text:style-name="P1">2 rows in set (0.001 sec)</text:p>
      <text:p text:style-name="P1"/>
      <text:p text:style-name="P1">MariaDB [themepark]&gt; SELECT EMP_FNAME,EMP_LNAME,DATE_WORKED FROM EMPLOYEE NATURAL JOIN HOURS;</text:p>
      <text:p text:style-name="P1">ERROR 2006 (HY000): MySQL server has gone away</text:p>
      <text:p text:style-name="P1">No connection. Trying to reconnect...</text:p>
      <text:p text:style-name="P1">Connection id: <text:s text:c="3"/>1614</text:p>
      <text:p text:style-name="P1">Current database: themepark</text:p>
      <text:p text:style-name="P1"/>
      <text:p text:style-name="P1">+-----------+------------+-------------+</text:p>
      <text:p text:style-name="P1">| EMP_FNAME | EMP_LNAME <text:s/>| DATE_WORKED |</text:p>
      <text:p text:style-name="P1">+-----------+------------+-------------+</text:p>
      <text:p text:style-name="P1">| Emma <text:s text:c="5"/>| Calderdale | 2007-05-18 <text:s/>|</text:p>
      <text:p text:style-name="P1">| Emma <text:s text:c="5"/>| Calderdale | 2007-05-20 <text:s/>|</text:p>
      <text:p text:style-name="P1">| Marshel <text:s text:c="2"/>| Ricardo <text:s text:c="3"/>| 2007-05-18 <text:s/>|</text:p>
      <text:p text:style-name="P1">| Arif <text:s text:c="5"/>| Arshad <text:s text:c="4"/>| 2007-05-23 <text:s/>|</text:p>
      <text:p text:style-name="P1">| Arif <text:s text:c="5"/>| Arshad <text:s text:c="4"/>| 2007-05-21 <text:s/>|</text:p>
      <text:p text:style-name="P1">| Arif <text:s text:c="5"/>| Arshad <text:s text:c="4"/>| 2007-05-22 <text:s/>|</text:p>
      <text:p text:style-name="P1">| Enrica <text:s text:c="3"/>| Denver <text:s text:c="4"/>| 2007-05-21 <text:s/>|</text:p>
      <text:p text:style-name="P1">| Enrica <text:s text:c="3"/>| Denver <text:s text:c="4"/>| 2007-05-22 <text:s/>|</text:p>
      <text:p text:style-name="P1">| Mirrelle <text:s/>| Namowa <text:s text:c="4"/>| 2007-05-18 <text:s/>|</text:p>
      <text:p text:style-name="P1">| Mirrelle <text:s/>| Namowa <text:s text:c="4"/>| 2007-05-18 <text:s/>|</text:p>
      <text:p text:style-name="P1">| Mirrelle <text:s/>| Namowa <text:s text:c="4"/>| 2007-05-19 <text:s/>|</text:p>
      <text:p text:style-name="P1">+-----------+------------+-------------+</text:p>
      <text:p text:style-name="P1"><text:soft-page-break/>11 rows in set (0.008 sec)</text:p>
      <text:p text:style-name="P1"/>
      <text:p text:style-name="P1">MariaDB [themepark]&gt; SELECT EMP_FNAME,EMP_LNAME,DATE_WORKED,AVG(HOURS_PER_ATTRACT) FROM EMPLOYEE NATURAL JOIN HOURS;</text:p>
      <text:p text:style-name="P1">+-----------+------------+-------------+------------------------+</text:p>
      <text:p text:style-name="P1">| EMP_FNAME | EMP_LNAME <text:s/>| DATE_WORKED | AVG(HOURS_PER_ATTRACT) |</text:p>
      <text:p text:style-name="P1">+-----------+------------+-------------+------------------------+</text:p>
      <text:p text:style-name="P1">| Emma <text:s text:c="5"/>| Calderdale | 2007-05-18 <text:s/>| <text:s text:c="16"/>4.9091 |</text:p>
      <text:p text:style-name="P1">+-----------+------------+-------------+------------------------+</text:p>
      <text:p text:style-name="P1">1 row in set (0.001 sec)</text:p>
      <text:p text:style-name="P1"/>
      <text:p text:style-name="P1">MariaDB [themepark]&gt; SELECT EMP_FNAME,EMP_LNAME,DATE_WORKED,AVG(HOURS_PER_ATTRACT)AS AVERAGE FROM EMPLOYEE NATURAL JOIN HOURS;</text:p>
      <text:p text:style-name="P1">+-----------+------------+-------------+---------+</text:p>
      <text:p text:style-name="P1">| EMP_FNAME | EMP_LNAME <text:s/>| DATE_WORKED | AVERAGE |</text:p>
      <text:p text:style-name="P1">+-----------+------------+-------------+---------+</text:p>
      <text:p text:style-name="P1">| Emma <text:s text:c="5"/>| Calderdale | 2007-05-18 <text:s/>| <text:s/>4.9091 |</text:p>
      <text:p text:style-name="P1">+-----------+------------+-------------+---------+</text:p>
      <text:p text:style-name="P1">1 row in set (0.001 sec)</text:p>
      <text:p text:style-name="P1"/>
      <text:p text:style-name="P1">MariaDB [themepark]&gt; SELECT EMP_FNAME,EMP_LNAME,DATE_WORKED,(SELECT AVG(HOURS_PER_ATTRACT)AS AVERAGE) FROM EMPLOYEE NATURAL JOIN HOURS;</text:p>
      <text:p text:style-name="P1">+-----------+------------+-------------+-------------------------------------------+</text:p>
      <text:p text:style-name="P1">| EMP_FNAME | EMP_LNAME <text:s/>| DATE_WORKED | (SELECT AVG(HOURS_PER_ATTRACT)AS AVERAGE) |</text:p>
      <text:p text:style-name="P1">+-----------+------------+-------------+-------------------------------------------+</text:p>
      <text:p text:style-name="P1">| Emma <text:s text:c="5"/>| Calderdale | 2007-05-18 <text:s/>| <text:s text:c="35"/>4.9091 |</text:p>
      <text:p text:style-name="P1">+-----------+------------+-------------+-------------------------------------------+</text:p>
      <text:p text:style-name="P1">1 row in set (0.001 sec)</text:p>
      <text:p text:style-name="P1"/>
      <text:p text:style-name="P1">MariaDB [themepark]&gt; SELECT EMP_FNAME,EMP_LNAME,DATE_WORKED,(SELECT AVG(HOURS_PER_MariaDB [themepark]&gt; SELECT EMP_FNAME,EMP_LNAME,DATE_WORKED,(SELECT AVG(HOURS_PER_ATTRACT)AS AVERAGE FROM HOURS ),HOURS_PER_ATTRACT - (SELECT AVG(HOURS_PER_ATTRACT FROM HOURS)) FROM EMPLOYEE NATURAL JOIN HOURS;</text:p>
      <text:p text:style-name="P1">ERROR 1064 (42000): You have an error in your SQL syntax; check the manual that corresponds to your MariaDB server version for the right syntaMariaDB [themepark]&gt; SELECT EMP_FNAME,EMP_LNAME,DATE_WORKED,(SELECT AVG(HOURS_PER_ATTRACT)AS AVERAGE FROM HOURS ),HOURS_PER_ATTRACT - (SELECT AVG(HOURS_PER_ATTRACT FROM HOURS)) FROM EMPLOYEE NATURAL JOIN HOURS</text:p>
      <text:p text:style-name="P1"><text:s text:c="4"/>-&gt; ;</text:p>
      <text:p text:style-name="P1">ERROR 1064 (42000): You have an error in your SQL syntax; check the manual that corresponds to your MariaDB server version for the right syntax to use near 'FROM HOURS)) FROM EMPLOYEE NATURAL JOIN HOURS' at line 1</text:p>
      <text:p text:style-name="P1">MariaDB [themepark]&gt; SELECT EMP_FNAME,EMP_LNAME,DATE_WORKED,(SELECT AVG(HOURS_PER_ATTRACT)AS AVERAGE FROM HOURS ),HOURS_PER_ATTRACT - <text:soft-page-break/>(SELECT AVG(HOURS_PER_ATTRACT FROM HOURS)) FROM EMPLOYEE NATURAL JOIN HOURS;</text:p>
      <text:p text:style-name="P1">ERROR 1064 (42000): You have an error in your SQL syntax; check the manual that corresponds to your MariaDB server version for the right syntax to use near 'FROM HOURS)) FROM EMPLOYEE NATURAL JOIN HOURS' at line 1</text:p>
      <text:p text:style-name="P1">MariaDB [themepark]&gt; SELECT EMP_FNAME,EMP_LNAME,DATE_WORKED,(SELECT AVG(HOURS_PER_ATTRACT)AS AVERAGE FROM HOURS ),HOURS_PER_ATTRACT - (SELECT AVG(HOURS_PER_ATTRACT FROM HOURS))AS DIFF FROM EMPLOYEE NATURAL JOIN HOURS;</text:p>
      <text:p text:style-name="P1">ERROR 1064 (42000): You have an error in your SQL syntax; check the manual that corresponds to your MariaDB server version for the right syntax to use near 'FROM HOURS))AS DIFF FROM EMPLOYEE NATURAL JOIN HOURS' at line 1</text:p>
      <text:p text:style-name="P1">MariaDB [themepark]&gt; SELECT EMP_FNAME,EMP_LNAME,DATE_WORKED,(SELECT AVG(HOURS_PER_ATTRACT)AS AVERAGE FROM HOURS),HOURS_PER_ATTRACT-(SELECT AVG(HOURS_PER_ATTRACT) FROM HOURS)AS DIFF FROM EMPLOYEE NATURAL JOIN HOURS;</text:p>
      <text:p text:style-name="P1">+-----------+------------+-------------+------------------------------------------------------+---------+</text:p>
      <text:p text:style-name="P1">| EMP_FNAME | EMP_LNAME <text:s/>| DATE_WORKED | (SELECT AVG(HOURS_PER_ATTRACT)AS AVERAGE FROM HOURS) | DIFF <text:s text:c="3"/>|</text:p>
      <text:p text:style-name="P1">+-----------+------------+-------------+------------------------------------------------------+---------+</text:p>
      <text:p text:style-name="P1">| Emma <text:s text:c="5"/>| Calderdale | 2007-05-18 <text:s/>| <text:s text:c="46"/>4.9091 | <text:s/>1.0909 |</text:p>
      <text:p text:style-name="P1">| Emma <text:s text:c="5"/>| Calderdale | 2007-05-20 <text:s/>| <text:s text:c="46"/>4.9091 | <text:s/>1.0909 |</text:p>
      <text:p text:style-name="P1">| Marshel <text:s text:c="2"/>| Ricardo <text:s text:c="3"/>| 2007-05-18 <text:s/>| <text:s text:c="46"/>4.9091 | <text:s/>1.0909 |</text:p>
      <text:p text:style-name="P1">| Arif <text:s text:c="5"/>| Arshad <text:s text:c="4"/>| 2007-05-23 <text:s/>| <text:s text:c="46"/>4.9091 | -1.9091 |</text:p>
      <text:p text:style-name="P1">| Arif <text:s text:c="5"/>| Arshad <text:s text:c="4"/>| 2007-05-21 <text:s/>| <text:s text:c="46"/>4.9091 | <text:s/>1.0909 |</text:p>
      <text:p text:style-name="P1">| Arif <text:s text:c="5"/>| Arshad <text:s text:c="4"/>| 2007-05-22 <text:s/>| <text:s text:c="46"/>4.9091 | -1.9091 |</text:p>
      <text:p text:style-name="P1">| Enrica <text:s text:c="3"/>| Denver <text:s text:c="4"/>| 2007-05-21 <text:s/>| <text:s text:c="46"/>4.9091 | <text:s/>1.0909 |</text:p>
      <text:p text:style-name="P1">| Enrica <text:s text:c="3"/>| Denver <text:s text:c="4"/>| 2007-05-22 <text:s/>| <text:s text:c="46"/>4.9091 | <text:s/>1.0909 |</text:p>
      <text:p text:style-name="P1">| Mirrelle <text:s/>| Namowa <text:s text:c="4"/>| 2007-05-18 <text:s/>| <text:s text:c="46"/>4.9091 | -1.9091 |</text:p>
      <text:p text:style-name="P1">| Mirrelle <text:s/>| Namowa <text:s text:c="4"/>| 2007-05-18 <text:s/>| <text:s text:c="46"/>4.9091 | -1.9091 |</text:p>
      <text:p text:style-name="P1">| Mirrelle <text:s/>| Namowa <text:s text:c="4"/>| 2007-05-19 <text:s/>| <text:s text:c="46"/>4.9091 | <text:s/>1.0909 |</text:p>
      <text:p text:style-name="P1">+-----------+------------+-------------+------------------------------------------------------+---------+</text:p>
      <text:p text:style-name="P1">11 rows in set (0.001 sec)</text:p>
      <text:p text:style-name="P1"/>
      <text:p text:style-name="P1">MariaDB [themepark]&gt; SELECT EMP_FNAME,EMP_LNAME,DATE_WORKED,(SELECT AVG(HOURS_PER_ATTRACT) FROM HOURS) AS AVERGE,HOURS_PER_ATTRACT-(SELECT AVG(HOURS_PER_ATTRACT) FROM HOURS)AS DIFF FROM EMPLOYEE NATURAL JOIN HOURS;</text:p>
      <text:p text:style-name="P1">+-----------+------------+-------------+--------+---------+</text:p>
      <text:p text:style-name="P1">| EMP_FNAME | EMP_LNAME <text:s/>| DATE_WORKED | AVERGE | DIFF <text:s text:c="3"/>|</text:p>
      <text:p text:style-name="P1">+-----------+------------+-------------+--------+---------+</text:p>
      <text:p text:style-name="P1">| Emma <text:s text:c="5"/>| Calderdale | 2007-05-18 <text:s/>| 4.9091 | <text:s/>1.0909 |</text:p>
      <text:p text:style-name="P1">| Emma <text:s text:c="5"/>| Calderdale | 2007-05-20 <text:s/>| 4.9091 | <text:s/>1.0909 |</text:p>
      <text:p text:style-name="P1">| Marshel <text:s text:c="2"/>| Ricardo <text:s text:c="3"/>| 2007-05-18 <text:s/>| 4.9091 | <text:s/>1.0909 |</text:p>
      <text:p text:style-name="P1">| Arif <text:s text:c="5"/>| Arshad <text:s text:c="4"/>| 2007-05-23 <text:s/>| 4.9091 | -1.9091 |</text:p>
      <text:p text:style-name="P1">| Arif <text:s text:c="5"/>| Arshad <text:s text:c="4"/>| 2007-05-21 <text:s/>| 4.9091 | <text:s/>1.0909 |</text:p>
      <text:p text:style-name="P1">| Arif <text:s text:c="5"/>| Arshad <text:s text:c="4"/>| 2007-05-22 <text:s/>| 4.9091 | -1.9091 |</text:p>
      <text:p text:style-name="P1">| Enrica <text:s text:c="3"/>| Denver <text:s text:c="4"/>| 2007-05-21 <text:s/>| 4.9091 | <text:s/>1.0909 |</text:p>
      <text:p text:style-name="P1">| Enrica <text:s text:c="3"/>| Denver <text:s text:c="4"/>| 2007-05-22 <text:s/>| 4.9091 | <text:s/>1.0909 |</text:p>
      <text:p text:style-name="P1"><text:soft-page-break/>| Mirrelle <text:s/>| Namowa <text:s text:c="4"/>| 2007-05-18 <text:s/>| 4.9091 | -1.9091 |</text:p>
      <text:p text:style-name="P1">| Mirrelle <text:s/>| Namowa <text:s text:c="4"/>| 2007-05-18 <text:s/>| 4.9091 | -1.9091 |</text:p>
      <text:p text:style-name="P1">| Mirrelle <text:s/>| Namowa <text:s text:c="4"/>| 2007-05-19 <text:s/>| 4.9091 | <text:s/>1.0909 |</text:p>
      <text:p text:style-name="P1">+-----------+------------+-------------+--------+---------+</text:p>
      <text:p text:style-name="P1">11 rows in set (0.001 sec)</text:p>
      <text:p text:style-name="P1"/>
      <text:p text:style-name="P1">MariaDB [themepark]&gt; SELECT * FROM ATTRACTION;</text:p>
      <text:p text:style-name="P1">+------------+-----------------+-------------+------------------+-----------+</text:p>
      <text:p text:style-name="P1">| ATTRACT_NO | ATTRACT_NAME <text:s text:c="3"/>| ATTRACT_AGE | ATTRACT_CAPACITY | PARK_CODE |</text:p>
      <text:p text:style-name="P1">+------------+-----------------+-------------+------------------+-----------+</text:p>
      <text:p text:style-name="P1">| <text:s text:c="5"/>10034 | ThunderCoaster <text:s/>| <text:s text:c="9"/>11 | <text:s text:c="14"/>34 | FR1001 <text:s text:c="3"/>|</text:p>
      <text:p text:style-name="P1">| <text:s text:c="5"/>10056 | SpinningTeacups | <text:s text:c="10"/>4 | <text:s text:c="14"/>62 | FR1001 <text:s text:c="3"/>|</text:p>
      <text:p text:style-name="P1">| <text:s text:c="5"/>10067 | FlightToStars <text:s text:c="2"/>| <text:s text:c="9"/>11 | <text:s text:c="14"/>24 | FR1001 <text:s text:c="3"/>|</text:p>
      <text:p text:style-name="P1">| <text:s text:c="5"/>10078 | Ant-Trap <text:s text:c="7"/>| <text:s text:c="9"/>23 | <text:s text:c="14"/>30 | FR1001 <text:s text:c="3"/>|</text:p>
      <text:p text:style-name="P1">| <text:s text:c="5"/>10082 | NULL <text:s text:c="11"/>| <text:s text:c="9"/>10 | <text:s text:c="14"/>40 | ZA1342 <text:s text:c="3"/>|</text:p>
      <text:p text:style-name="P1">| <text:s text:c="5"/>10098 | Carnival <text:s text:c="7"/>| <text:s text:c="10"/>3 | <text:s text:c="13"/>120 | FR1001 <text:s text:c="3"/>|</text:p>
      <text:p text:style-name="P1">| <text:s text:c="5"/>20056 | 3D-Lego_Show <text:s text:c="3"/>| <text:s text:c="10"/>3 | <text:s text:c="13"/>200 | UK3452 <text:s text:c="3"/>|</text:p>
      <text:p text:style-name="P1">| <text:s text:c="5"/>30011 | BlackHole2 <text:s text:c="5"/>| <text:s text:c="9"/>12 | <text:s text:c="14"/>34 | UK3452 <text:s text:c="3"/>|</text:p>
      <text:p text:style-name="P1">| <text:s text:c="5"/>30012 | Pirates <text:s text:c="8"/>| <text:s text:c="9"/>10 | <text:s text:c="14"/>42 | UK3452 <text:s text:c="3"/>|</text:p>
      <text:p text:style-name="P1">| <text:s text:c="5"/>30044 | UnderSeaWord <text:s text:c="3"/>| <text:s text:c="10"/>4 | <text:s text:c="14"/>80 | UK3452 <text:s text:c="3"/>|</text:p>
      <text:p text:style-name="P1">| <text:s text:c="5"/>98764 | GoldRush <text:s text:c="7"/>| <text:s text:c="10"/>5 | <text:s text:c="14"/>80 | ZA1342 <text:s text:c="3"/>|</text:p>
      <text:p text:style-name="P1">+------------+-----------------+-------------+------------------+-----------+</text:p>
      <text:p text:style-name="P1">11 rows in set (0.001 sec)</text:p>
      <text:p text:style-name="P1"/>
      <text:p text:style-name="P1">MariaDB [themepark]&gt; SELECT ATTRACT_CAPACITY FROM ATTRACTION AC </text:p>
      <text:p text:style-name="P1"><text:s text:c="4"/>-&gt; where AC.ATTRACT_CAPACITY &lt;= (SELECT AVG(ATTRACT_CAPACITY));</text:p>
      <text:p text:style-name="P1">+------------------+</text:p>
      <text:p text:style-name="P1">| ATTRACT_CAPACITY |</text:p>
      <text:p text:style-name="P1">+------------------+</text:p>
      <text:p text:style-name="P1">| <text:s text:c="14"/>34 |</text:p>
      <text:p text:style-name="P1">| <text:s text:c="14"/>62 |</text:p>
      <text:p text:style-name="P1">| <text:s text:c="14"/>24 |</text:p>
      <text:p text:style-name="P1">| <text:s text:c="14"/>30 |</text:p>
      <text:p text:style-name="P1">| <text:s text:c="14"/>40 |</text:p>
      <text:p text:style-name="P1">| <text:s text:c="13"/>120 |</text:p>
      <text:p text:style-name="P1">| <text:s text:c="13"/>200 |</text:p>
      <text:p text:style-name="P1">| <text:s text:c="14"/>34 |</text:p>
      <text:p text:style-name="P1">| <text:s text:c="14"/>42 |</text:p>
      <text:p text:style-name="P1">| <text:s text:c="14"/>80 |</text:p>
      <text:p text:style-name="P1">| <text:s text:c="14"/>80 |</text:p>
      <text:p text:style-name="P1">+------------------+</text:p>
      <text:p text:style-name="P1">11 rows in set (0.001 sec)</text:p>
      <text:p text:style-name="P1"/>
      <text:p text:style-name="P1">MariaDB [themepark]&gt; SELECT ATTRACT_CAPACITY FROM ATTRACTION AC <text:s/>where AC.ATTRACT_CAPACITY &lt;= (SELECT AVG(ATTRACT_CAPACITY))AS M;</text:p>
      <text:p text:style-name="P1">ERROR 1064 (42000): You have an error in your SQL syntax; check the manual that corresponds to your MariaDB server version for the right syntax to use near 'AS M' at line 1</text:p>
      <text:p text:style-name="P1">MariaDB [themepark]&gt; SELECT ATTRACT_CAPACITY FROM ATTRACTION AC <text:s/>where AC.ATTRACT_CAPACITY &lt;= (SELECT AVG(ATTRACT_CAPACITY)) AS M;</text:p>
      <text:p text:style-name="P1"><text:soft-page-break/>ERROR 1064 (42000): You have an error in your SQL syntax; check the manual that corresponds to your MariaDB server version for the right syntax to use near 'AS M' at line 1</text:p>
      <text:p text:style-name="P1">MariaDB [themepark]&gt; SELECT ATTRACT_CAPACITY FROM ATTRACTION AC <text:s/>where ATTRACT_CAPACITY &lt;= (SELECT AVG(ATTRACT_CAPACITY));</text:p>
      <text:p text:style-name="P1">+------------------+</text:p>
      <text:p text:style-name="P1">| ATTRACT_CAPACITY |</text:p>
      <text:p text:style-name="P1">+------------------+</text:p>
      <text:p text:style-name="P1">| <text:s text:c="14"/>34 |</text:p>
      <text:p text:style-name="P1">| <text:s text:c="14"/>62 |</text:p>
      <text:p text:style-name="P1">| <text:s text:c="14"/>24 |</text:p>
      <text:p text:style-name="P1">| <text:s text:c="14"/>30 |</text:p>
      <text:p text:style-name="P1">| <text:s text:c="14"/>40 |</text:p>
      <text:p text:style-name="P1">| <text:s text:c="13"/>120 |</text:p>
      <text:p text:style-name="P1">| <text:s text:c="13"/>200 |</text:p>
      <text:p text:style-name="P1">| <text:s text:c="14"/>34 |</text:p>
      <text:p text:style-name="P1">| <text:s text:c="14"/>42 |</text:p>
      <text:p text:style-name="P1">| <text:s text:c="14"/>80 |</text:p>
      <text:p text:style-name="P1">| <text:s text:c="14"/>80 |</text:p>
      <text:p text:style-name="P1">+------------------+</text:p>
      <text:p text:style-name="P1">11 rows in set (0.001 sec)</text:p>
      <text:p text:style-name="P1"/>
      <text:p text:style-name="P1">MariaDB [themepark]&gt; SELECT AVG(ATTRACT_CAPACITY) FROM ATTRACTION;</text:p>
      <text:p text:style-name="P1">+-----------------------+</text:p>
      <text:p text:style-name="P1">| AVG(ATTRACT_CAPACITY) |</text:p>
      <text:p text:style-name="P1">+-----------------------+</text:p>
      <text:p text:style-name="P1">| <text:s text:c="14"/>67.8182 |</text:p>
      <text:p text:style-name="P1">+-----------------------+</text:p>
      <text:p text:style-name="P1">1 row in set (0.001 sec)</text:p>
      <text:p text:style-name="P1"/>
      <text:p text:style-name="P1">MariaDB [themepark]&gt; SELECT ATTRACT_CAPACITY FROM ATTRACTION AC <text:s/>where ATTRACT_CAPACITY &lt;= (SELECT AVG(ATTRACT_CAPACITY) FROM ATTRACTION ACCC ) ;</text:p>
      <text:p text:style-name="P1">+------------------+</text:p>
      <text:p text:style-name="P1">| ATTRACT_CAPACITY |</text:p>
      <text:p text:style-name="P1">+------------------+</text:p>
      <text:p text:style-name="P1">| <text:s text:c="14"/>34 |</text:p>
      <text:p text:style-name="P1">| <text:s text:c="14"/>62 |</text:p>
      <text:p text:style-name="P1">| <text:s text:c="14"/>24 |</text:p>
      <text:p text:style-name="P1">| <text:s text:c="14"/>30 |</text:p>
      <text:p text:style-name="P1">| <text:s text:c="14"/>40 |</text:p>
      <text:p text:style-name="P1">| <text:s text:c="14"/>34 |</text:p>
      <text:p text:style-name="P1">| <text:s text:c="14"/>42 |</text:p>
      <text:p text:style-name="P1">+------------------+</text:p>
      <text:p text:style-name="P1">7 rows in set (0.001 sec)</text:p>
      <text:p text:style-name="P1"/>
      <text:p text:style-name="P1">MariaDB [themepark]&gt; SELECT ATTRACT_CAPACITY FROM ATTRACTION AC <text:s/>where ATTRACT_CAPACITY &lt;= (SELECT AVG(ATTRACT_CAPACITY) FROM ATTRACTION ACCC WHERE AC.ATTRACT_NO = ACCC.ATTRACT_NO ) ;</text:p>
      <text:p text:style-name="P1">+------------------+</text:p>
      <text:p text:style-name="P1"><text:soft-page-break/>| ATTRACT_CAPACITY |</text:p>
      <text:p text:style-name="P1">+------------------+</text:p>
      <text:p text:style-name="P1">| <text:s text:c="14"/>34 |</text:p>
      <text:p text:style-name="P1">| <text:s text:c="14"/>62 |</text:p>
      <text:p text:style-name="P1">| <text:s text:c="14"/>24 |</text:p>
      <text:p text:style-name="P1">| <text:s text:c="14"/>30 |</text:p>
      <text:p text:style-name="P1">| <text:s text:c="14"/>40 |</text:p>
      <text:p text:style-name="P1">| <text:s text:c="13"/>120 |</text:p>
      <text:p text:style-name="P1">| <text:s text:c="13"/>200 |</text:p>
      <text:p text:style-name="P1">| <text:s text:c="14"/>34 |</text:p>
      <text:p text:style-name="P1">| <text:s text:c="14"/>42 |</text:p>
      <text:p text:style-name="P1">| <text:s text:c="14"/>80 |</text:p>
      <text:p text:style-name="P1">| <text:s text:c="14"/>80 |</text:p>
      <text:p text:style-name="P1">+------------------+</text:p>
      <text:p text:style-name="P1">11 rows in set (0.001 sec)</text:p>
      <text:p text:style-name="P1"/>
      <text:p text:style-name="P1">MariaDB [themepark]&gt; SELECT ATTRACT_CAPACITY FROM ATTRACTION AC <text:s/>where ATTRACT_CAPACITY &lt;= (SELECT AVG(ATTRACT_CAPACITY) FROM ATTRACTION ACCC ) ;</text:p>
      <text:p text:style-name="P1">+------------------+</text:p>
      <text:p text:style-name="P1">| ATTRACT_CAPACITY |</text:p>
      <text:p text:style-name="P1">+------------------+</text:p>
      <text:p text:style-name="P1">| <text:s text:c="14"/>34 |</text:p>
      <text:p text:style-name="P1">| <text:s text:c="14"/>62 |</text:p>
      <text:p text:style-name="P1">| <text:s text:c="14"/>24 |</text:p>
      <text:p text:style-name="P1">| <text:s text:c="14"/>30 |</text:p>
      <text:p text:style-name="P1">| <text:s text:c="14"/>40 |</text:p>
      <text:p text:style-name="P1">| <text:s text:c="14"/>34 |</text:p>
      <text:p text:style-name="P1">| <text:s text:c="14"/>42 |</text:p>
      <text:p text:style-name="P1">+------------------+</text:p>
      <text:p text:style-name="P1">7 rows in set (0.001 sec)</text:p>
      <text:p text:style-name="P1"/>
      <text:p text:style-name="P1">MariaDB [themepark]&gt; SELECT ATTRACT_CAPACITY FROM ATTRACTION AC <text:s/>where ATTRACT_CAPACITY &lt;= (SELECT AVG(ATTRACT_CAPACITY) FROM ATTRACTION ) ;</text:p>
      <text:p text:style-name="P1">+------------------+</text:p>
      <text:p text:style-name="P1">| ATTRACT_CAPACITY |</text:p>
      <text:p text:style-name="P1">+------------------+</text:p>
      <text:p text:style-name="P1">| <text:s text:c="14"/>34 |</text:p>
      <text:p text:style-name="P1">| <text:s text:c="14"/>62 |</text:p>
      <text:p text:style-name="P1">| <text:s text:c="14"/>24 |</text:p>
      <text:p text:style-name="P1">| <text:s text:c="14"/>30 |</text:p>
      <text:p text:style-name="P1">| <text:s text:c="14"/>40 |</text:p>
      <text:p text:style-name="P1">| <text:s text:c="14"/>34 |</text:p>
      <text:p text:style-name="P1">| <text:s text:c="14"/>42 |</text:p>
      <text:p text:style-name="P1">+------------------+</text:p>
      <text:p text:style-name="P1">7 rows in set (0.001 sec)</text:p>
      <text:p text:style-name="P1"/>
      <text:p text:style-name="P1">MariaDB [themepark]&gt; SELECT ATTRACT_CAPACITY FROM ATTRACTION where ATTRACT_CAPACITY &lt;= (SELECT AVG(ATTRACT_CAPACITY) FROM ATTRACTION ) ;</text:p>
      <text:p text:style-name="P1"><text:soft-page-break/>+------------------+</text:p>
      <text:p text:style-name="P1">| ATTRACT_CAPACITY |</text:p>
      <text:p text:style-name="P1">+------------------+</text:p>
      <text:p text:style-name="P1">| <text:s text:c="14"/>34 |</text:p>
      <text:p text:style-name="P1">| <text:s text:c="14"/>62 |</text:p>
      <text:p text:style-name="P1">| <text:s text:c="14"/>24 |</text:p>
      <text:p text:style-name="P1">| <text:s text:c="14"/>30 |</text:p>
      <text:p text:style-name="P1">| <text:s text:c="14"/>40 |</text:p>
      <text:p text:style-name="P1">| <text:s text:c="14"/>34 |</text:p>
      <text:p text:style-name="P1">| <text:s text:c="14"/>42 |</text:p>
      <text:p text:style-name="P1">+------------------+</text:p>
      <text:p text:style-name="P1">7 rows in set (0.001 sec)</text:p>
      <text:p text:style-name="P1"/>
      <text:p text:style-name="P1">MariaDB [themepark]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meer <text:s text:c="14"/>|</text:p>
      <text:p text:style-name="P1">| mysql <text:s text:c="13"/>|</text:p>
      <text:p text:style-name="P1">| organization <text:s text:c="6"/>|</text:p>
      <text:p text:style-name="P1">| p180145 <text:s text:c="11"/>|</text:p>
      <text:p text:style-name="P1">| p180145meer <text:s text:c="7"/>|</text:p>
      <text:p text:style-name="P1">| performance_schema |</text:p>
      <text:p text:style-name="P1">| phpmyadmin <text:s text:c="8"/>|</text:p>
      <text:p text:style-name="P1">| project <text:s text:c="11"/>|</text:p>
      <text:p text:style-name="P1">| sales_co <text:s text:c="10"/>|</text:p>
      <text:p text:style-name="P1">| test <text:s text:c="14"/>|</text:p>
      <text:p text:style-name="P1">| themepark <text:s text:c="9"/>|</text:p>
      <text:p text:style-name="P1">+--------------------+</text:p>
      <text:p text:style-name="P1">12 rows in set (0.001 sec)</text:p>
      <text:p text:style-name="P1"/>
      <text:p text:style-name="P1">MariaDB [themepark]&gt; CREATE VIEW EMP_WORKED AS</text:p>
      <text:p text:style-name="P1"><text:s text:c="4"/>-&gt; SELECT E.EMP_LNAME, E.EMP_FNAME, H.ATTRACT_NO,H.DATE_WORKED</text:p>
      <text:p text:style-name="P1"><text:s text:c="4"/>-&gt; FROM employee E JOIN hours H</text:p>
      <text:p text:style-name="P1"><text:s text:c="4"/>-&gt; ON E.EMP_NUM = H.EMP_NUM;</text:p>
      <text:p text:style-name="P1">ERROR 1146 (42S02): Table 'themepark.employee' doesn't exist</text:p>
      <text:p text:style-name="P1">MariaDB [themepark]&gt; use themepark;</text:p>
      <text:p text:style-name="P1">Database changed</text:p>
      <text:p text:style-name="P1">MariaDB [themepark]&gt; CREATE VIEW EMP_WORKED AS SELECT E.EMP_LNAME, E.EMP_FNAME, H.ATTRACT_NO,H.DATE_WORKED FROM employee E JOIN hours H ON E.EMP_NUM = H.EMP_NUM;</text:p>
      <text:p text:style-name="P1">ERROR 1146 (42S02): Table 'themepark.employee' doesn't exist</text:p>
      <text:p text:style-name="P1">MariaDB [themepark]&gt; CREATE VIEW EMP_WORKED AS SELECT E.EMP_LNAME, E.EMP_FNAME, H.ATTRACT_NO,H.DATE_WORKED FROM EMPLOYEE E JOIN HOURS H ON E.EMP_NUM = H.EMP_NUM;</text:p>
      <text:p text:style-name="P1">Query OK, 0 rows affected (0.125 sec)</text:p>
      <text:p text:style-name="P1"/>
      <text:p text:style-name="P1">MariaDB [themepark]&gt; HOW TABLES</text:p>
      <text:p text:style-name="P1"><text:soft-page-break/><text:s text:c="4"/>-&gt; ;</text:p>
      <text:p text:style-name="P1">ERROR 1064 (42000): You have an error in your SQL syntax; check the manual that corresponds to your MariaDB server version for the right syntax to use near 'HOW TABLES' at line 1</text:p>
      <text:p text:style-name="P1">MariaDB [themepark]&gt; SHOW TABLES;</text:p>
      <text:p text:style-name="P1">+---------------------+</text:p>
      <text:p text:style-name="P1">| Tables_in_themepark |</text:p>
      <text:p text:style-name="P1">+---------------------+</text:p>
      <text:p text:style-name="P1">| ATTRACTION <text:s text:c="9"/>|</text:p>
      <text:p text:style-name="P1">| EMPLOYEE <text:s text:c="11"/>|</text:p>
      <text:p text:style-name="P1">| EMP_WORKED <text:s text:c="9"/>|</text:p>
      <text:p text:style-name="P1">| HOURS <text:s text:c="14"/>|</text:p>
      <text:p text:style-name="P1">| SALES <text:s text:c="14"/>|</text:p>
      <text:p text:style-name="P1">| SALES_LINE <text:s text:c="9"/>|</text:p>
      <text:p text:style-name="P1">| THEMEPARK <text:s text:c="10"/>|</text:p>
      <text:p text:style-name="P1">| TICKET <text:s text:c="13"/>|</text:p>
      <text:p text:style-name="P1">+---------------------+</text:p>
      <text:p text:style-name="P1">8 rows in set (0.001 sec)</text:p>
      <text:p text:style-name="P1"/>
      <text:p text:style-name="P1">MariaDB [themepark]&gt; SELECT * FROM EMP_WORKED;</text:p>
      <text:p text:style-name="P1">+------------+-----------+------------+-------------+</text:p>
      <text:p text:style-name="P1">| EMP_LNAME <text:s/>| EMP_FNAME | ATTRACT_NO | DATE_WORKED |</text:p>
      <text:p text:style-name="P1">+------------+-----------+------------+-------------+</text:p>
      <text:p text:style-name="P1">| Calderdale | Emma <text:s text:c="5"/>| <text:s text:c="5"/>10034 | 2007-05-18 <text:s/>|</text:p>
      <text:p text:style-name="P1">| Calderdale | Emma <text:s text:c="5"/>| <text:s text:c="5"/>10034 | 2007-05-20 <text:s/>|</text:p>
      <text:p text:style-name="P1">| Ricardo <text:s text:c="3"/>| Marshel <text:s text:c="2"/>| <text:s text:c="5"/>10034 | 2007-05-18 <text:s/>|</text:p>
      <text:p text:style-name="P1">| Arshad <text:s text:c="4"/>| Arif <text:s text:c="5"/>| <text:s text:c="5"/>30012 | 2007-05-23 <text:s/>|</text:p>
      <text:p text:style-name="P1">| Arshad <text:s text:c="4"/>| Arif <text:s text:c="5"/>| <text:s text:c="5"/>30044 | 2007-05-21 <text:s/>|</text:p>
      <text:p text:style-name="P1">| Arshad <text:s text:c="4"/>| Arif <text:s text:c="5"/>| <text:s text:c="5"/>30044 | 2007-05-22 <text:s/>|</text:p>
      <text:p text:style-name="P1">| Denver <text:s text:c="4"/>| Enrica <text:s text:c="3"/>| <text:s text:c="5"/>30011 | 2007-05-21 <text:s/>|</text:p>
      <text:p text:style-name="P1">| Denver <text:s text:c="4"/>| Enrica <text:s text:c="3"/>| <text:s text:c="5"/>30012 | 2007-05-22 <text:s/>|</text:p>
      <text:p text:style-name="P1">| Namowa <text:s text:c="4"/>| Mirrelle <text:s/>| <text:s text:c="5"/>10078 | 2007-05-18 <text:s/>|</text:p>
      <text:p text:style-name="P1">| Namowa <text:s text:c="4"/>| Mirrelle <text:s/>| <text:s text:c="5"/>10098 | 2007-05-18 <text:s/>|</text:p>
      <text:p text:style-name="P1">| Namowa <text:s text:c="4"/>| Mirrelle <text:s/>| <text:s text:c="5"/>10098 | 2007-05-19 <text:s/>|</text:p>
      <text:p text:style-name="P1">+------------+-----------+------------+-------------+</text:p>
      <text:p text:style-name="P1">11 rows in set (0.001 sec)</text:p>
      <text:p text:style-name="P1"/>
      <text:p text:style-name="P1">MariaDB [themepark]&gt; DROP VIEW EMP_WORKED;</text:p>
      <text:p text:style-name="P1">Query OK, 0 rows affected (0.000 sec)</text:p>
      <text:p text:style-name="P1"/>
      <text:p text:style-name="P1">MariaDB [themepark]&gt; SHOW TABLES;</text:p>
      <text:p text:style-name="P1">+---------------------+</text:p>
      <text:p text:style-name="P1">| Tables_in_themepark |</text:p>
      <text:p text:style-name="P1">+---------------------+</text:p>
      <text:p text:style-name="P1">| ATTRACTION <text:s text:c="9"/>|</text:p>
      <text:p text:style-name="P1">| EMPLOYEE <text:s text:c="11"/>|</text:p>
      <text:p text:style-name="P1">| HOURS <text:s text:c="14"/>|</text:p>
      <text:p text:style-name="P1">| SALES <text:s text:c="14"/>|</text:p>
      <text:p text:style-name="P1">| SALES_LINE <text:s text:c="9"/>|</text:p>
      <text:p text:style-name="P1">| THEMEPARK <text:s text:c="10"/>|</text:p>
      <text:p text:style-name="P1"><text:soft-page-break/>| TICKET <text:s text:c="13"/>|</text:p>
      <text:p text:style-name="P1">+---------------------+</text:p>
      <text:p text:style-name="P1">7 rows in set (0.001 sec)</text:p>
      <text:p text:style-name="P1"/>
      <text:p text:style-name="P1">MariaDB [themepark]&gt; CREATE VIEW EMPFR AS</text:p>
      <text:p text:style-name="P1"><text:s text:c="4"/>-&gt; SELECT *</text:p>
      <text:p text:style-name="P1"><text:s text:c="4"/>-&gt; FROM EMPLOYEE</text:p>
      <text:p text:style-name="P1"><text:s text:c="4"/>-&gt; WHERE PARK_CODE = ‘FR1001’</text:p>
      <text:p text:style-name="P1"><text:s text:c="4"/>-&gt; WITH CHECK OPTION;</text:p>
      <text:p text:style-name="P1">ERROR 1054 (42S22): Unknown column '‘FR1001’' in 'where clause'</text:p>
      <text:p text:style-name="P1">MariaDB [themepark]&gt; CREATE VIEW EMPFR AS SELECT * FROM EMPLOYEE WHERE PARK_CODE = 'FR1001' WITH CHECK OPTION;</text:p>
      <text:p text:style-name="P1">Query OK, 0 rows affected (0.104 sec)</text:p>
      <text:p text:style-name="P1"/>
      <text:p text:style-name="P1">MariaDB [themepark]&gt; SELECT * FROM EMPFR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+---------+-----------+------------+-----------+------------+---------------+---------------+-----------+-----------+</text:p>
      <text:p text:style-name="P1">3 rows in set (0.057 sec)</text:p>
      <text:p text:style-name="P1"/>
      <text:p text:style-name="P1">MariaDB [themepark]&gt; UPDATE EMPFR</text:p>
      <text:p text:style-name="P1"><text:s text:c="4"/>-&gt; </text:p>
      <text:p text:style-name="P1"><text:s text:c="4"/>-&gt; 6</text:p>
      <text:p text:style-name="P1"><text:s text:c="4"/>-&gt; </text:p>
      <text:p text:style-name="P1"><text:s text:c="4"/>-&gt; SET PARK_CODE = 'UK3452'</text:p>
      <text:p text:style-name="P1"><text:s text:c="4"/>-&gt; </text:p>
      <text:p text:style-name="P1"><text:s text:c="4"/>-&gt; WHERE EMP_NUM = 100;</text:p>
      <text:p text:style-name="P1">ERROR 1064 (42000): You have an error in your SQL syntax; check the manual that corresponds to your MariaDB server version for the right syntax to use near '6</text:p>
      <text:p text:style-name="P1"/>
      <text:p text:style-name="P1">SET PARK_CODE = 'UK3452'</text:p>
      <text:p text:style-name="P1"/>
      <text:p text:style-name="P1">WHERE EMP_NUM = 100' at line 3</text:p>
      <text:p text:style-name="P1">MariaDB [themepark]&gt; UPDATE EMPFR SET PARK_CODE = 'UK3452' <text:s/>WHERE EMP_NUM = 100;</text:p>
      <text:p text:style-name="P1">ERROR 1369 (44000): CHECK OPTION failed `themepark`.`EMPFR`</text:p>
      <text:p text:style-name="P1">MariaDB [themepark]&gt; UPDATE EMPFR</text:p>
      <text:p text:style-name="P1"><text:s text:c="4"/>-&gt; </text:p>
      <text:p text:style-name="P1"><text:s text:c="4"/>-&gt; 6</text:p>
      <text:p text:style-name="P1"><text:s text:c="4"/>-&gt; </text:p>
      <text:p text:style-name="P1"><text:s text:c="4"/>-&gt; SET PARK_CODE = 'UK3452'</text:p>
      <text:p text:style-name="P1"><text:s text:c="4"/>-&gt; </text:p>
      <text:p text:style-name="P1"><text:soft-page-break/><text:s text:c="4"/>-&gt; WHERE EMP_NUM = 100;</text:p>
      <text:p text:style-name="P1">ERROR 1064 (42000): You have an error in your SQL syntax; check the manual that corresponds to your MariaDB server version for the right syntax to use near '6</text:p>
      <text:p text:style-name="P1"/>
      <text:p text:style-name="P1">SET PARK_CODE = 'UK3452'</text:p>
      <text:p text:style-name="P1"/>
      <text:p text:style-name="P1">WHERE EMP_NUM = 100' at line 3</text:p>
      <text:p text:style-name="P1">MariaDB [themepark]&gt; UPDATE EMPFR SET PARK_CODE = 'UK3452' <text:s/>WHERE EMP_NUM = 100;</text:p>
      <text:p text:style-name="P1">ERROR 1369 (44000): CHECK OPTION failed `themepark`.`EMPFR`</text:p>
      <text:p text:style-name="P1">MariaDB [themepark]&gt; SELECT DISTINCT(SALE_DATE )</text:p>
      <text:p text:style-name="P1"><text:s text:c="4"/>-&gt; FROM SALES;</text:p>
      <text:p text:style-name="P1">+------------+</text:p>
      <text:p text:style-name="P1">| SALE_DATE <text:s/>|</text:p>
      <text:p text:style-name="P1">+------------+</text:p>
      <text:p text:style-name="P1">| 2007-05-18 |</text:p>
      <text:p text:style-name="P1">+------------+</text:p>
      <text:p text:style-name="P1">1 row in set (0.001 sec)</text:p>
      <text:p text:style-name="P1"/>
      <text:p text:style-name="P1">MariaDB [themepark]&gt; SELECT DISTINCT(DATE_FORMAT(SALE_DATE, ‘%D %b %Y’))</text:p>
      <text:p text:style-name="P1"><text:s text:c="4"/>-&gt; </text:p>
      <text:p text:style-name="P1"><text:s text:c="4"/>-&gt; 9</text:p>
      <text:p text:style-name="P1"><text:s text:c="4"/>-&gt; </text:p>
      <text:p text:style-name="P1"><text:s text:c="4"/>-&gt; FROM SALES;</text:p>
      <text:p text:style-name="P1">ERROR 1064 (42000): You have an error in your SQL syntax; check the manual that corresponds to your MariaDB server version for the right syntax to use near '9</text:p>
      <text:p text:style-name="P1"/>
      <text:p text:style-name="P1">FROM SALES' at line 3</text:p>
      <text:p text:style-name="P1">MariaDB [themepark]&gt; SELECT DISTINCT(DATE_FORMAT(SALE_DATE, ‘%D %b %Y’)) FROM SALES;</text:p>
      <text:p text:style-name="P1">ERROR 1054 (42S22): Unknown column '‘' in 'field list'</text:p>
      <text:p text:style-name="P1">MariaDB [themepark]&gt; SELECT DISTINCT(DATE_FORMAT(SALE_DATE, '%D %b %Y')) FROM SALES;</text:p>
      <text:p text:style-name="P1">+--------------------------------------+</text:p>
      <text:p text:style-name="P1">| (DATE_FORMAT(SALE_DATE, '%D %b %Y')) |</text:p>
      <text:p text:style-name="P1">+--------------------------------------+</text:p>
      <text:p text:style-name="P1">| 18th May 2007 <text:s text:c="23"/>|</text:p>
      <text:p text:style-name="P1">+--------------------------------------+</text:p>
      <text:p text:style-name="P1">1 row in set (0.077 sec)</text:p>
      <text:p text:style-name="P1"/>
      <text:p text:style-name="P1">MariaDB [themepark]&gt; SELECT CURRENT_DATE(), CURRENT_TIME();</text:p>
      <text:p text:style-name="P1">+----------------+----------------+</text:p>
      <text:p text:style-name="P1">| CURRENT_DATE() | CURRENT_TIME() |</text:p>
      <text:p text:style-name="P1">+----------------+----------------+</text:p>
      <text:p text:style-name="P1">| 2022-06-06 <text:s text:c="4"/>| 09:54:32 <text:s text:c="6"/>|</text:p>
      <text:p text:style-name="P1">+----------------+----------------+</text:p>
      <text:p text:style-name="P1">1 row in set (0.000 sec)</text:p>
      <text:p text:style-name="P1"/>
      <text:p text:style-name="P1"><text:soft-page-break/>MariaDB [themepark]&gt; SELECT DAYOFMONTH(EMP_DOB) AS “Day”, MONTH(EMP_DOB) AS “Month”,</text:p>
      <text:p text:style-name="P1"><text:s text:c="4"/>-&gt; </text:p>
      <text:p text:style-name="P1"><text:s text:c="4"/>-&gt; YEAR(EMP_DOB) AS “Year”</text:p>
      <text:p text:style-name="P1"><text:s text:c="4"/>-&gt; </text:p>
      <text:p text:style-name="P1"><text:s text:c="4"/>-&gt; FROM EMPLOYEE;</text:p>
      <text:p text:style-name="P1">+-----------+-------------+------------+</text:p>
      <text:p text:style-name="P1">| “Day” <text:s text:c="4"/>| “Month” <text:s text:c="4"/>| “Year” <text:s text:c="4"/>|</text:p>
      <text:p text:style-name="P1">+-----------+-------------+------------+</text:p>
      <text:p text:style-name="P1">| <text:s text:c="7"/>15 | <text:s text:c="10"/>6 | <text:s text:c="6"/>1972 |</text:p>
      <text:p text:style-name="P1">| <text:s text:c="7"/>19 | <text:s text:c="10"/>3 | <text:s text:c="6"/>1978 |</text:p>
      <text:p text:style-name="P1">| <text:s text:c="7"/>14 | <text:s text:c="9"/>11 | <text:s text:c="6"/>1969 |</text:p>
      <text:p text:style-name="P1">| <text:s text:c="7"/>16 | <text:s text:c="9"/>10 | <text:s text:c="6"/>1974 |</text:p>
      <text:p text:style-name="P1">| <text:s text:c="8"/>8 | <text:s text:c="9"/>11 | <text:s text:c="6"/>1980 |</text:p>
      <text:p text:style-name="P1">| <text:s text:c="7"/>14 | <text:s text:c="10"/>3 | <text:s text:c="6"/>1990 |</text:p>
      <text:p text:style-name="P1">| <text:s text:c="7"/>12 | <text:s text:c="10"/>2 | <text:s text:c="6"/>1968 |</text:p>
      <text:p text:style-name="P1">+-----------+-------------+------------+</text:p>
      <text:p text:style-name="P1">7 rows in set (0.059 sec)</text:p>
      <text:p text:style-name="P1"/>
      <text:p text:style-name="P1">MariaDB [themepark]&gt; SELECT EMP_FNAME,EMP_LNAME,EMP_DOB,DATE_FORMAT(EMP_DOB,'%b') AS MONTH FROM EMPLOYEE WHERE MONTH(EMP_DOB) = '11';</text:p>
      <text:p text:style-name="P1">+-----------+-----------+------------+-------+</text:p>
      <text:p text:style-name="P1">| EMP_FNAME | EMP_LNAME | EMP_DOB <text:s text:c="3"/>| MONTH |</text:p>
      <text:p text:style-name="P1">+-----------+-----------+------------+-------+</text:p>
      <text:p text:style-name="P1">| Arif <text:s text:c="5"/>| Arshad <text:s text:c="3"/>| 1969-11-14 | Nov <text:s text:c="2"/>|</text:p>
      <text:p text:style-name="P1">| Enrica <text:s text:c="3"/>| Denver <text:s text:c="3"/>| 1980-11-08 | Nov <text:s text:c="2"/>|</text:p>
      <text:p text:style-name="P1">+-----------+-----------+------------+-------+</text:p>
      <text:p text:style-name="P1">2 rows in set (0.001 sec)</text:p>
      <text:p text:style-name="P1"/>
      <text:p text:style-name="P1">MariaDB [themepark]&gt; SELECT DATEDIFF(‘2008-12-25’,‘2008-01-01’);</text:p>
      <text:p text:style-name="P1">ERROR 1054 (42S22): Unknown column '‘2008' in 'field list'</text:p>
      <text:p text:style-name="P1">MariaDB [themepark]&gt; SELECT DATEDIFF('2008-12-25','2008-01-01');</text:p>
      <text:p text:style-name="P1">+-------------------------------------+</text:p>
      <text:p text:style-name="P1">| DATEDIFF('2008-12-25','2008-01-01') |</text:p>
      <text:p text:style-name="P1">+-------------------------------------+</text:p>
      <text:p text:style-name="P1">| <text:s text:c="32"/>359 |</text:p>
      <text:p text:style-name="P1">+-------------------------------------+</text:p>
      <text:p text:style-name="P1">1 row in set (0.000 sec)</text:p>
      <text:p text:style-name="P1"/>
      <text:p text:style-name="P1">MariaDB [themepark]&gt; SELECT ADDDATE(‘2008-01-01’, INTERVAL 11 MONTH );</text:p>
      <text:p text:style-name="P1">ERROR 1054 (42S22): Unknown column '‘2008' in 'field list'</text:p>
      <text:p text:style-name="P1">MariaDB [themepark]&gt; SELECT ADDDATE('2008-01-01', INTERVAL 11 MONTH );</text:p>
      <text:p text:style-name="P1">+-------------------------------------------+</text:p>
      <text:p text:style-name="P1">| ADDDATE('2008-01-01', INTERVAL 11 MONTH ) |</text:p>
      <text:p text:style-name="P1">+-------------------------------------------+</text:p>
      <text:p text:style-name="P1">| 2008-12-01 <text:s text:c="31"/>|</text:p>
      <text:p text:style-name="P1">+-------------------------------------------+</text:p>
      <text:p text:style-name="P1">1 row in set (0.000 sec)</text:p>
      <text:p text:style-name="P1"><text:soft-page-break/></text:p>
      <text:p text:style-name="P1">MariaDB [themepark]&gt; SELECT EMP_LNAME, EMP_FNAME, EMP_HIRE_DATE,</text:p>
      <text:p text:style-name="P1"><text:s text:c="4"/>-&gt; ADDDATE(EMP_HIRE_DATE, INTERVAL 12 MONTH )AS “FIRST APPRAISAL”</text:p>
      <text:p text:style-name="P1"><text:s text:c="4"/>-&gt; FROM EMPLOYEE;</text:p>
      <text:p text:style-name="P1">ERROR 1064 (42000): You have an error in your SQL syntax; check the manual that corresponds to your MariaDB server version for the right syntax to use near 'APPRAISAL”</text:p>
      <text:p text:style-name="P1">FROM EMPLOYEE' at line 2</text:p>
      <text:p text:style-name="P1">MariaDB [themepark]&gt; SELECT EMP_LNAME, EMP_FNAME, EMP_HIRE_DATE, ADDDATE(EMP_HIRE_DATE, INTERVAL 12 MONTH )AS "FIRST APPRAISAL" FROM EMPLOYEE;</text:p>
      <text:p text:style-name="P1">+------------+-----------+---------------+-----------------+</text:p>
      <text:p text:style-name="P1">| EMP_LNAME <text:s/>| EMP_FNAME | EMP_HIRE_DATE | FIRST APPRAISAL |</text:p>
      <text:p text:style-name="P1">+------------+-----------+---------------+-----------------+</text:p>
      <text:p text:style-name="P1">| Calderdale | Emma <text:s text:c="5"/>| 1992-03-15 <text:s text:c="3"/>| 1993-03-15 <text:s text:c="5"/>|</text:p>
      <text:p text:style-name="P1">| Ricardo <text:s text:c="3"/>| Marshel <text:s text:c="2"/>| 1996-04-25 <text:s text:c="3"/>| 1997-04-25 <text:s text:c="5"/>|</text:p>
      <text:p text:style-name="P1">| Arshad <text:s text:c="4"/>| Arif <text:s text:c="5"/>| 1990-12-20 <text:s text:c="3"/>| 1991-12-20 <text:s text:c="5"/>|</text:p>
      <text:p text:style-name="P1">| Roberts <text:s text:c="3"/>| Anne <text:s text:c="5"/>| 1994-08-16 <text:s text:c="3"/>| 1995-08-16 <text:s text:c="5"/>|</text:p>
      <text:p text:style-name="P1">| Denver <text:s text:c="4"/>| Enrica <text:s text:c="3"/>| 2001-10-20 <text:s text:c="3"/>| 2002-10-20 <text:s text:c="5"/>|</text:p>
      <text:p text:style-name="P1">| Namowa <text:s text:c="4"/>| Mirrelle <text:s/>| 2006-11-08 <text:s text:c="3"/>| 2007-11-08 <text:s text:c="5"/>|</text:p>
      <text:p text:style-name="P1">| Smith <text:s text:c="5"/>| Gemma <text:s text:c="4"/>| 1989-01-05 <text:s text:c="3"/>| 1990-01-05 <text:s text:c="5"/>|</text:p>
      <text:p text:style-name="P1">+------------+-----------+---------------+-----------------+</text:p>
      <text:p text:style-name="P1">7 rows in set (0.001 sec)</text:p>
      <text:p text:style-name="P1"/>
      <text:p text:style-name="P1">MariaDB [themepark]&gt; SELECT *</text:p>
      <text:p text:style-name="P1"><text:s text:c="4"/>-&gt; FROM SALES</text:p>
      <text:p text:style-name="P1"><text:s text:c="4"/>-&gt; WHERE SALE_DATE &gt;= LAST_DAY(SALE_DATE)-20;</text:p>
      <text:p text:style-name="P1">+----------------+-----------+------------+</text:p>
      <text:p text:style-name="P1">| TRANSACTION_NO | PARK_CODE | SALE_DATE <text:s/>|</text:p>
      <text:p text:style-name="P1">+----------------+-----------+------------+</text:p>
      <text:p text:style-name="P1">| <text:s text:c="9"/>12781 | FR1001 <text:s text:c="3"/>| 2007-05-18 |</text:p>
      <text:p text:style-name="P1">| <text:s text:c="9"/>12782 | FR1001 <text:s text:c="3"/>| 2007-05-18 |</text:p>
      <text:p text:style-name="P1">| <text:s text:c="9"/>12783 | FR1001 <text:s text:c="3"/>| 2007-05-18 |</text:p>
      <text:p text:style-name="P1">| <text:s text:c="9"/>12784 | FR1001 <text:s text:c="3"/>| 2007-05-18 |</text:p>
      <text:p text:style-name="P1">| <text:s text:c="9"/>12785 | FR1001 <text:s text:c="3"/>| 2007-05-18 |</text:p>
      <text:p text:style-name="P1">| <text:s text:c="9"/>12786 | FR1001 <text:s text:c="3"/>| 2007-05-18 |</text:p>
      <text:p text:style-name="P1">| <text:s text:c="9"/>34534 | UK3452 <text:s text:c="3"/>| 2007-05-18 |</text:p>
      <text:p text:style-name="P1">| <text:s text:c="9"/>34535 | UK3452 <text:s text:c="3"/>| 2007-05-18 |</text:p>
      <text:p text:style-name="P1">| <text:s text:c="9"/>34536 | UK3452 <text:s text:c="3"/>| 2007-05-18 |</text:p>
      <text:p text:style-name="P1">| <text:s text:c="9"/>34537 | UK3452 <text:s text:c="3"/>| 2007-05-18 |</text:p>
      <text:p text:style-name="P1">| <text:s text:c="9"/>34538 | UK3452 <text:s text:c="3"/>| 2007-05-18 |</text:p>
      <text:p text:style-name="P1">| <text:s text:c="9"/>34539 | UK3452 <text:s text:c="3"/>| 2007-05-18 |</text:p>
      <text:p text:style-name="P1">| <text:s text:c="9"/>34540 | UK3452 <text:s text:c="3"/>| 2007-05-18 |</text:p>
      <text:p text:style-name="P1">| <text:s text:c="9"/>34541 | UK3452 <text:s text:c="3"/>| 2007-05-18 |</text:p>
      <text:p text:style-name="P1">| <text:s text:c="9"/>67589 | ZA1342 <text:s text:c="3"/>| 2007-05-18 |</text:p>
      <text:p text:style-name="P1">| <text:s text:c="9"/>67590 | ZA1342 <text:s text:c="3"/>| 2007-05-18 |</text:p>
      <text:p text:style-name="P1">| <text:s text:c="9"/>67591 | ZA1342 <text:s text:c="3"/>| 2007-05-18 |</text:p>
      <text:p text:style-name="P1">| <text:s text:c="9"/>67592 | ZA1342 <text:s text:c="3"/>| 2007-05-18 |</text:p>
      <text:p text:style-name="P1">| <text:s text:c="9"/>67593 | ZA1342 <text:s text:c="3"/>| 2007-05-18 |</text:p>
      <text:p text:style-name="P1">+----------------+-----------+------------+</text:p>
      <text:p text:style-name="P1"><text:soft-page-break/>19 rows in set (0.001 sec)</text:p>
      <text:p text:style-name="P1"/>
      <text:p text:style-name="P1">MariaDB [themepark]&gt; SELECT LINE_PRICE, ROUND(LINE_PRICE,1) AS “LINE_PRICE1”,</text:p>
      <text:p text:style-name="P1"><text:s text:c="4"/>-&gt; </text:p>
      <text:p text:style-name="P1"><text:s text:c="4"/>-&gt; ROUND(LINE_PRICE,0) AS “LINE_PRICE1”,</text:p>
      <text:p text:style-name="P1"><text:s text:c="4"/>-&gt; </text:p>
      <text:p text:style-name="P1"><text:s text:c="4"/>-&gt; TRUNCATE(LINE_PRICE,0) AS “TRUNCATED VALUE”</text:p>
      <text:p text:style-name="P1"><text:s text:c="4"/>-&gt; </text:p>
      <text:p text:style-name="P1"><text:s text:c="4"/>-&gt; FROM SALES_LINE</text:p>
      <text:p text:style-name="P1"><text:s text:c="4"/>-&gt; </text:p>
      <text:p text:style-name="P1"><text:s text:c="4"/>-&gt; WHERE LINE_QTY &gt; 2;</text:p>
      <text:p text:style-name="P1">ERROR 1064 (42000): You have an error in your SQL syntax; check the manual that corresponds to your MariaDB server version for the right syntax to use near 'VALUE”</text:p>
      <text:p text:style-name="P1"/>
      <text:p text:style-name="P1">FROM SALES_LINE</text:p>
      <text:p text:style-name="P1"/>
      <text:p text:style-name="P1">WHERE LINE_QTY &gt; 2' at line 5</text:p>
      <text:p text:style-name="P1">MariaDB [themepark]&gt; SELECT LINE_PRICE, ROUND(LINE_PRICE,1) AS “LINE_PRICE1”, <text:s/>ROUND(LINE_PRICE,0) AS LINE_PRICE1, <text:s/>TRUNCATE(LINE_PRICE,0) AS TRUNCATED VALUE <text:s/>FROM SALES_LINE <text:s/>WHERE LINE_QTY &gt; 2;</text:p>
      <text:p text:style-name="P1">ERROR 1064 (42000): You have an error in your SQL syntax; check the manual that corresponds to your MariaDB server version for the right syntax to use near 'VALUE <text:s/>FROM SALES_LINE <text:s/>WHERE LINE_QTY &gt; 2' at line 1</text:p>
      <text:p text:style-name="P1">MariaDB [themepark]&gt; SELECT LINE_PRICE, ROUND(LINE_PRICE,1) AS “LINE_PRICE1”, <text:s/>ROUND(LINE_PRICE,0) AS "LINE_PRICE1", <text:s/>TRUNCATE(LINE_PRICE,0) AS "TRUNCATED VALUE" <text:s/>FROM SALES_LINE <text:s/>WHERE LINE_QTY &gt; 2;</text:p>
      <text:p text:style-name="P1">+------------+-------------------+-------------+-----------------+</text:p>
      <text:p text:style-name="P1">| LINE_PRICE | “LINE_PRICE1” <text:s text:c="4"/>| LINE_PRICE1 | TRUNCATED VALUE |</text:p>
      <text:p text:style-name="P1">+------------+-------------------+-------------+-----------------+</text:p>
      <text:p text:style-name="P1">| <text:s text:c="4"/>139.96 | <text:s text:c="12"/>140.0 | <text:s text:c="8"/>140 | <text:s text:c="12"/>139 |</text:p>
      <text:p text:style-name="P1">| <text:s text:c="4"/>168.40 | <text:s text:c="12"/>168.4 | <text:s text:c="8"/>168 | <text:s text:c="12"/>168 |</text:p>
      <text:p text:style-name="P1">| <text:s text:c="4"/>168.40 | <text:s text:c="12"/>168.4 | <text:s text:c="8"/>168 | <text:s text:c="12"/>168 |</text:p>
      <text:p text:style-name="P1">| <text:s text:c="4"/>114.68 | <text:s text:c="12"/>114.7 | <text:s text:c="8"/>115 | <text:s text:c="12"/>114 |</text:p>
      <text:p text:style-name="P1">+------------+-------------------+-------------+-----------------+</text:p>
      <text:p text:style-name="P1">4 rows in set (0.001 sec)</text:p>
      <text:p text:style-name="P1"/>
      <text:p text:style-name="P1">MariaDB [themepark]&gt; SELECT LINE_PRICE, ROUND(LINE_PRICE,1) AS “LINE_PRICE1”, <text:s/>ROUND(LINE_PRICE,0) AS "LINE_PRICE1", <text:s/>TRUNCATE(LINE_PRICE,3) AS "TRUNCATED VALUE" <text:s/>FROM SALES_LINE <text:s/>WHERE LINE_QTY &gt; 2;</text:p>
      <text:p text:style-name="P1">+------------+-------------------+-------------+-----------------+</text:p>
      <text:p text:style-name="P1">| LINE_PRICE | “LINE_PRICE1” <text:s text:c="4"/>| LINE_PRICE1 | TRUNCATED VALUE |</text:p>
      <text:p text:style-name="P1">+------------+-------------------+-------------+-----------------+</text:p>
      <text:p text:style-name="P1">| <text:s text:c="4"/>139.96 | <text:s text:c="12"/>140.0 | <text:s text:c="8"/>140 | <text:s text:c="8"/>139.960 |</text:p>
      <text:p text:style-name="P1">| <text:s text:c="4"/>168.40 | <text:s text:c="12"/>168.4 | <text:s text:c="8"/>168 | <text:s text:c="8"/>168.400 |</text:p>
      <text:p text:style-name="P1">| <text:s text:c="4"/>168.40 | <text:s text:c="12"/>168.4 | <text:s text:c="8"/>168 | <text:s text:c="8"/>168.400 |</text:p>
      <text:p text:style-name="P1">| <text:s text:c="4"/>114.68 | <text:s text:c="12"/>114.7 | <text:s text:c="8"/>115 | <text:s text:c="8"/>114.680 |</text:p>
      <text:p text:style-name="P1">+------------+-------------------+-------------+-----------------+</text:p>
      <text:p text:style-name="P1">4 rows in set (0.001 sec)</text:p>
      <text:p text:style-name="P1"/>
      <text:p text:style-name="P1"><text:soft-page-break/>MariaDB [themepark]&gt; SELECT TRANSACTION_NO, LINE_PRICE, MOD(LINE_PRICE, 10)</text:p>
      <text:p text:style-name="P1"><text:s text:c="4"/>-&gt; </text:p>
      <text:p text:style-name="P1"><text:s text:c="4"/>-&gt; FROM SALES_LINE</text:p>
      <text:p text:style-name="P1"><text:s text:c="4"/>-&gt; </text:p>
      <text:p text:style-name="P1"><text:s text:c="4"/>-&gt; WHERE LINE_QTY &gt; 2;</text:p>
      <text:p text:style-name="P1">+----------------+------------+---------------------+</text:p>
      <text:p text:style-name="P1">| TRANSACTION_NO | LINE_PRICE | MOD(LINE_PRICE, 10) |</text:p>
      <text:p text:style-name="P1">+----------------+------------+---------------------+</text:p>
      <text:p text:style-name="P1">| <text:s text:c="9"/>12785 | <text:s text:c="4"/>139.96 | <text:s text:c="15"/>9.96 |</text:p>
      <text:p text:style-name="P1">| <text:s text:c="9"/>34534 | <text:s text:c="4"/>168.40 | <text:s text:c="15"/>8.40 |</text:p>
      <text:p text:style-name="P1">| <text:s text:c="9"/>34540 | <text:s text:c="4"/>168.40 | <text:s text:c="15"/>8.40 |</text:p>
      <text:p text:style-name="P1">| <text:s text:c="9"/>67592 | <text:s text:c="4"/>114.68 | <text:s text:c="15"/>4.68 |</text:p>
      <text:p text:style-name="P1">+----------------+------------+---------------------+</text:p>
      <text:p text:style-name="P1">4 rows in set (0.001 sec)</text:p>
      <text:p text:style-name="P1"/>
      <text:p text:style-name="P1">MariaDB [themepark]&gt; SELECT CONCAT(EMP_LNAME ,EMP_FNAME) AS</text:p>
      <text:p text:style-name="P1"><text:s text:c="4"/>-&gt; NAME FROM EMPLOYEE;</text:p>
      <text:p text:style-name="P1">+----------------+</text:p>
      <text:p text:style-name="P1">| NAME <text:s text:c="10"/>|</text:p>
      <text:p text:style-name="P1">+----------------+</text:p>
      <text:p text:style-name="P1">| CalderdaleEmma |</text:p>
      <text:p text:style-name="P1">| RicardoMarshel |</text:p>
      <text:p text:style-name="P1">| ArshadArif <text:s text:c="4"/>|</text:p>
      <text:p text:style-name="P1">| RobertsAnne <text:s text:c="3"/>|</text:p>
      <text:p text:style-name="P1">| DenverEnrica <text:s text:c="2"/>|</text:p>
      <text:p text:style-name="P1">| NamowaMirrelle |</text:p>
      <text:p text:style-name="P1">| SmithGemma <text:s text:c="4"/>|</text:p>
      <text:p text:style-name="P1">+----------------+</text:p>
      <text:p text:style-name="P1">7 rows in set (0.001 sec)</text:p>
      <text:p text:style-name="P1"/>
      <text:p text:style-name="P1">MariaDB [themepark]&gt; SELECT CONCAT(UPPER(EMP_LNAME),LOWER(EMP_FNAME)) AS</text:p>
      <text:p text:style-name="P1"><text:s text:c="4"/>-&gt; NAME FROM EMPLOYEE;</text:p>
      <text:p text:style-name="P1">+----------------+</text:p>
      <text:p text:style-name="P1">| NAME <text:s text:c="10"/>|</text:p>
      <text:p text:style-name="P1">+----------------+</text:p>
      <text:p text:style-name="P1">| CALDERDALEemma |</text:p>
      <text:p text:style-name="P1">| RICARDOmarshel |</text:p>
      <text:p text:style-name="P1">| ARSHADarif <text:s text:c="4"/>|</text:p>
      <text:p text:style-name="P1">| ROBERTSanne <text:s text:c="3"/>|</text:p>
      <text:p text:style-name="P1">| DENVERenrica <text:s text:c="2"/>|</text:p>
      <text:p text:style-name="P1">| NAMOWAmirrelle |</text:p>
      <text:p text:style-name="P1">| SMITHgemma <text:s text:c="4"/>|</text:p>
      <text:p text:style-name="P1">+----------------+</text:p>
      <text:p text:style-name="P1">7 rows in set (0.066 sec)</text:p>
      <text:p text:style-name="P1"/>
      <text:p text:style-name="P1">MariaDB [themepark]&gt; SELECT EMP_PHONE, SUBSTR(EMP_FNAME,1,3)</text:p>
      <text:p text:style-name="P1"><text:s text:c="4"/>-&gt; </text:p>
      <text:p text:style-name="P1"><text:s text:c="4"/>-&gt; FROM EMPLOYEE;</text:p>
      <text:p text:style-name="P1">+-----------+-----------------------+</text:p>
      <text:p text:style-name="P1"><text:soft-page-break/>| EMP_PHONE | SUBSTR(EMP_FNAME,1,3) |</text:p>
      <text:p text:style-name="P1">+-----------+-----------------------+</text:p>
      <text:p text:style-name="P1">| 324-9134 <text:s/>| Emm <text:s text:c="18"/>|</text:p>
      <text:p text:style-name="P1">| 324-4472 <text:s/>| Mar <text:s text:c="18"/>|</text:p>
      <text:p text:style-name="P1">| 675-8993 <text:s/>| Ari <text:s text:c="18"/>|</text:p>
      <text:p text:style-name="P1">| 898-3456 <text:s/>| Ann <text:s text:c="18"/>|</text:p>
      <text:p text:style-name="P1">| 504-4434 <text:s/>| Enr <text:s text:c="18"/>|</text:p>
      <text:p text:style-name="P1">| 890-3243 <text:s/>| Mir <text:s text:c="18"/>|</text:p>
      <text:p text:style-name="P1">| 324-7845 <text:s/>| Gem <text:s text:c="18"/>|</text:p>
      <text:p text:style-name="P1">+-----------+-----------------------+</text:p>
      <text:p text:style-name="P1">7 rows in set (0.001 sec)</text:p>
      <text:p text:style-name="P1"/>
      <text:p text:style-name="P1">MariaDB [themepark]&gt; SELECT ATTRACT_NAME, LENGTH(ATTRACT_NAME) AS</text:p>
      <text:p text:style-name="P1"><text:s text:c="4"/>-&gt; NAMESIZE FROM ATTRACTION</text:p>
      <text:p text:style-name="P1"><text:s text:c="4"/>-&gt; </text:p>
      <text:p text:style-name="P1"><text:s text:c="4"/>-&gt; ORDER BY NAMESIZE DESC;</text:p>
      <text:p text:style-name="P1">+-----------------+----------+</text:p>
      <text:p text:style-name="P1">| ATTRACT_NAME <text:s text:c="3"/>| NAMESIZE |</text:p>
      <text:p text:style-name="P1">+-----------------+----------+</text:p>
      <text:p text:style-name="P1">| SpinningTeacups | <text:s text:c="6"/>15 |</text:p>
      <text:p text:style-name="P1">| ThunderCoaster <text:s/>| <text:s text:c="6"/>14 |</text:p>
      <text:p text:style-name="P1">| FlightToStars <text:s text:c="2"/>| <text:s text:c="6"/>13 |</text:p>
      <text:p text:style-name="P1">| UnderSeaWord <text:s text:c="3"/>| <text:s text:c="6"/>12 |</text:p>
      <text:p text:style-name="P1">| 3D-Lego_Show <text:s text:c="3"/>| <text:s text:c="6"/>12 |</text:p>
      <text:p text:style-name="P1">| BlackHole2 <text:s text:c="5"/>| <text:s text:c="6"/>10 |</text:p>
      <text:p text:style-name="P1">| Carnival <text:s text:c="7"/>| <text:s text:c="7"/>8 |</text:p>
      <text:p text:style-name="P1">| Ant-Trap <text:s text:c="7"/>| <text:s text:c="7"/>8 |</text:p>
      <text:p text:style-name="P1">| GoldRush <text:s text:c="7"/>| <text:s text:c="7"/>8 |</text:p>
      <text:p text:style-name="P1">| Pirates <text:s text:c="8"/>| <text:s text:c="7"/>7 |</text:p>
      <text:p text:style-name="P1">| NULL <text:s text:c="11"/>| <text:s text:c="4"/>NULL |</text:p>
      <text:p text:style-name="P1">+-----------------+----------+</text:p>
      <text:p text:style-name="P1">11 rows in set (0.001 sec)</text:p>
      <text:p text:style-name="P1"/>
      <text:p text:style-name="P1">MariaDB [themepark]&gt; SELECT 10 + ‘10’</text:p>
      <text:p text:style-name="P1"><text:s text:c="4"/>-&gt; ;</text:p>
      <text:p text:style-name="P1">ERROR 1054 (42S22): Unknown column '‘10’' in 'field list'</text:p>
      <text:p text:style-name="P1">MariaDB [themepark]&gt; SELECT 10 + '10';</text:p>
      <text:p text:style-name="P1">+-----------+</text:p>
      <text:p text:style-name="P1">| 10 + '10' |</text:p>
      <text:p text:style-name="P1">+-----------+</text:p>
      <text:p text:style-name="P1">| <text:s text:c="7"/>20 |</text:p>
      <text:p text:style-name="P1">+-----------+</text:p>
      <text:p text:style-name="P1">1 row in set (0.066 sec)</text:p>
      <text:p text:style-name="P1"/>
      <text:p text:style-name="P1">MariaDB [themepark]&gt; SELECT 10, CAST(10 AS CHAR);</text:p>
      <text:p text:style-name="P1">+----+------------------+</text:p>
      <text:p text:style-name="P1">| 10 | CAST(10 AS CHAR) |</text:p>
      <text:p text:style-name="P1">+----+------------------+</text:p>
      <text:p text:style-name="P1">| 10 | 10 <text:s text:c="14"/>|</text:p>
      <text:p text:style-name="P1"><text:soft-page-break/>+----+------------------+</text:p>
      <text:p text:style-name="P1">1 row in set (0.000 sec)</text:p>
      <text:p text:style-name="P1"/>
      <text:p text:style-name="P1">MariaDB [themepark]&gt; SELECT PARK_CODE, PARK_COUNTRY, (CASE PARK_COUNTRY WHEN 'UK'</text:p>
      <text:p text:style-name="P1"><text:s text:c="4"/>-&gt; THEN 'United Kingdom' WHEN 'FR' THEN 'France' WHEN 'NL' THEN 'The</text:p>
      <text:p text:style-name="P1"><text:s text:c="4"/>'&gt; Netherlands' WHEN 'SP' THEN 'Spain' WHEN 'ZA' THEN 'South Africa' WHEN 'SW'</text:p>
      <text:p text:style-name="P1"><text:s text:c="4"/>-&gt; THEN 'Switzerland' ELSE' Unknown' END) AS COUNTRY</text:p>
      <text:p text:style-name="P1"><text:s text:c="4"/>-&gt; FROM THEMEPARK;</text:p>
      <text:p text:style-name="P1">+-----------+--------------+-----------------+</text:p>
      <text:p text:style-name="P1">| PARK_CODE | PARK_COUNTRY | COUNTRY <text:s text:c="8"/>|</text:p>
      <text:p text:style-name="P1">+-----------+--------------+-----------------+</text:p>
      <text:p text:style-name="P1">| FR1001 <text:s text:c="3"/>| FR <text:s text:c="10"/>| France <text:s text:c="9"/>|</text:p>
      <text:p text:style-name="P1">| NL1202 <text:s text:c="3"/>| NL <text:s text:c="10"/>| The</text:p>
      <text:p text:style-name="P1">Netherlands |</text:p>
      <text:p text:style-name="P1">| SP4533 <text:s text:c="3"/>| SP <text:s text:c="10"/>| Spain <text:s text:c="10"/>|</text:p>
      <text:p text:style-name="P1">| SW2323 <text:s text:c="3"/>| SW <text:s text:c="10"/>| Switzerland <text:s text:c="4"/>|</text:p>
      <text:p text:style-name="P1">| UK2622 <text:s text:c="3"/>| UK <text:s text:c="10"/>| United Kingdom <text:s/>|</text:p>
      <text:p text:style-name="P1">| UK3452 <text:s text:c="3"/>| UK <text:s text:c="10"/>| United Kingdom <text:s/>|</text:p>
      <text:p text:style-name="P1">| ZA1342 <text:s text:c="3"/>| ZA <text:s text:c="10"/>| South Africa <text:s text:c="3"/>|</text:p>
      <text:p text:style-name="P1">+-----------+--------------+-----------------+</text:p>
      <text:p text:style-name="P1">7 rows in set (0.001 sec)</text:p>
      <text:p text:style-name="P1"/>
      <text:p text:style-name="P1">MariaDB [themepark]&gt; SELECT PARK_CODE, PARK_COUNTRY, (CASE PARK_COUNTRY WHEN 'UK' THEN 'United Kingdom' WHEN 'FR' THEN 'France' WHEN 'NL' THEN 'The</text:p>
      <text:p text:style-name="P1">Netherlands' WHEN 'SP' THEN 'Spain' WHEN 'ZA' THEN 'South Africa' WHEN 'SW' THEN 'Switzerland' ELSE' Unknown' END) AS COUNTRY FROM THEMEPARK;</text:p>
      <text:p text:style-name="P1">+-----------+--------------+-----------------+</text:p>
      <text:p text:style-name="P1">| PARK_CODE | PARK_COUNTRY | COUNTRY <text:s text:c="8"/>|</text:p>
      <text:p text:style-name="P1">+-----------+--------------+-----------------+</text:p>
      <text:p text:style-name="P1">| FR1001 <text:s text:c="3"/>| FR <text:s text:c="10"/>| France <text:s text:c="9"/>|</text:p>
      <text:p text:style-name="P1">| NL1202 <text:s text:c="3"/>| NL <text:s text:c="10"/>| The</text:p>
      <text:p text:style-name="P1">Netherlands |</text:p>
      <text:p text:style-name="P1">| SP4533 <text:s text:c="3"/>| SP <text:s text:c="10"/>| Spain <text:s text:c="10"/>|</text:p>
      <text:p text:style-name="P1">| SW2323 <text:s text:c="3"/>| SW <text:s text:c="10"/>| Switzerland <text:s text:c="4"/>|</text:p>
      <text:p text:style-name="P1">| UK2622 <text:s text:c="3"/>| UK <text:s text:c="10"/>| United Kingdom <text:s/>|</text:p>
      <text:p text:style-name="P1">| UK3452 <text:s text:c="3"/>| UK <text:s text:c="10"/>| United Kingdom <text:s/>|</text:p>
      <text:p text:style-name="P1">| ZA1342 <text:s text:c="3"/>| ZA <text:s text:c="10"/>| South Africa <text:s text:c="3"/>|</text:p>
      <text:p text:style-name="P1">+-----------+--------------+-----------------+</text:p>
      <text:p text:style-name="P1">7 rows in set (0.001 sec)</text:p>
      <text:p text:style-name="P1"/>
      <text:p text:style-name="P1">MariaDB [themepark]&gt; show tables;</text:p>
      <text:p text:style-name="P1">+---------------------+</text:p>
      <text:p text:style-name="P1">| Tables_in_themepark |</text:p>
      <text:p text:style-name="P1">+---------------------+</text:p>
      <text:p text:style-name="P1">| ATTRACTION <text:s text:c="9"/>|</text:p>
      <text:p text:style-name="P1">| EMPFR <text:s text:c="14"/>|</text:p>
      <text:p text:style-name="P1">| EMPLOYEE <text:s text:c="11"/>|</text:p>
      <text:p text:style-name="P1">| HOURS <text:s text:c="14"/>|</text:p>
      <text:p text:style-name="P1"><text:soft-page-break/>| SALES <text:s text:c="14"/>|</text:p>
      <text:p text:style-name="P1">| SALES_LINE <text:s text:c="9"/>|</text:p>
      <text:p text:style-name="P1">| THEMEPARK <text:s text:c="10"/>|</text:p>
      <text:p text:style-name="P1">| TICKET <text:s text:c="13"/>|</text:p>
      <text:p text:style-name="P1">+---------------------+</text:p>
      <text:p text:style-name="P1">8 rows in set (0.001 sec)</text:p>
      <text:p text:style-name="P1"/>
      <text:p text:style-name="P1">MariaDB [themepark]&gt; CREATE VIEW EMPFR AS</text:p>
      <text:p text:style-name="P1"><text:s text:c="4"/>-&gt; SELECT *</text:p>
      <text:p text:style-name="P1"><text:s text:c="4"/>-&gt; FROM EMPLOYEE</text:p>
      <text:p text:style-name="P1"><text:s text:c="4"/>-&gt; WHERE PARK_CODE = ‘FR1001’</text:p>
      <text:p text:style-name="P1"><text:s text:c="4"/>-&gt; WITH CHECK OPTION;</text:p>
      <text:p text:style-name="P1">ERROR 1054 (42S22): Unknown column '‘FR1001’' in 'where clause'</text:p>
      <text:p text:style-name="P1">MariaDB [themepark]&gt; CREATE VIEW EMPFR AS SELECT * FROM EMPLOYEE WHERE PARK_CODE = 'FR1001' WITH CHECK OPTION;</text:p>
      <text:p text:style-name="P1">ERROR 1050 (42S01): Table 'EMPFR' already exists</text:p>
      <text:p text:style-name="P1">MariaDB [themepark]&gt; select * from EMPFR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134 <text:s/>| FR1001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+---------+-----------+------------+-----------+------------+---------------+---------------+-----------+-----------+</text:p>
      <text:p text:style-name="P1">3 rows in set (0.001 sec)</text:p>
      <text:p text:style-name="P1"/>
      <text:p text:style-name="P1">MariaDB [themepark]&gt; update EMPFR SET EMP_PHONE = '5555' WHERE EMP_NUM = 100;</text:p>
      <text:p text:style-name="P1">Query OK, 1 row affected (0.101 sec)</text:p>
      <text:p text:style-name="P1">Rows matched: 1 <text:s/>Changed: 1 <text:s/>Warnings: 0</text:p>
      <text:p text:style-name="P1"/>
      <text:p text:style-name="P1">MariaDB [themepark]&gt; SELECT * FROM EMPFR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5555 <text:s text:c="5"/>| FR1001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+---------+-----------+------------+-----------+------------+---------------+---------------+-----------+-----------+</text:p>
      <text:p text:style-name="P1">3 rows in set (0.001 sec)</text:p>
      <text:p text:style-name="P1"/>
      <text:p text:style-name="P1">MariaDB [themepark]&gt; update EMPFR SET EMP_PHONE = '324-9652' WHERE EMP_NUM = 100;</text:p>
      <text:p text:style-name="P1">Query OK, 1 row affected (0.087 sec)</text:p>
      <text:p text:style-name="P1">Rows matched: 1 <text:s/>Changed: 1 <text:s/>Warnings: 0</text:p>
      <text:p text:style-name="P1"><text:soft-page-break/></text:p>
      <text:p text:style-name="P1">MariaDB [themepark]&gt; SELECT * FROM EMPFR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652 <text:s/>| FR1001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+---------+-----------+------------+-----------+------------+---------------+---------------+-----------+-----------+</text:p>
      <text:p text:style-name="P1">3 rows in set (0.002 sec)</text:p>
      <text:p text:style-name="P1"/>
      <text:p text:style-name="P1">MariaDB [themepark]&gt; DROP VIEW EMPFR;</text:p>
      <text:p text:style-name="P1">Query OK, 0 rows affected (0.000 sec)</text:p>
      <text:p text:style-name="P1"/>
      <text:p text:style-name="P1">MariaDB [themepark]&gt; CREATE VIEW EMP_DETAILS AS SELECT EMP_NO,PARK_CODE,PARK_NAME,EMP_LNAME,EMP_FNAME,EMP_HIRE_DATE,EMP_DOB FROM EMPLOYEE NATURAL JOIN THEMEPARK; </text:p>
      <text:p text:style-name="P1">ERROR 1054 (42S22): Unknown column 'EMP_NO' in 'field list'</text:p>
      <text:p text:style-name="P1">MariaDB [themepark]&gt; CREATE VIEW EMP_DETAILS AS SELECT EMP_NUM,PARK_CODE,PARK_NAME,EMP_LNAME,EMP_FNAME,EMP_HIRE_DATE,EMP_DOB FROM EMPLOYEE NATURAL JOIN THEMEPARK; </text:p>
      <text:p text:style-name="P1">Query OK, 0 rows affected (0.084 sec)</text:p>
      <text:p text:style-name="P1"/>
      <text:p text:style-name="P1">MariaDB [themepark]&gt; SELECT * FROM EMP_DETAILS;</text:p>
      <text:p text:style-name="P1">+---------+-----------+--------------+------------+-----------+---------------+------------+</text:p>
      <text:p text:style-name="P1">| EMP_NUM | PARK_CODE | PARK_NAME <text:s text:c="3"/>| EMP_LNAME <text:s/>| EMP_FNAME | EMP_HIRE_DATE | EMP_DOB <text:s text:c="3"/>|</text:p>
      <text:p text:style-name="P1">+---------+-----------+--------------+------------+-----------+---------------+------------+</text:p>
      <text:p text:style-name="P1">| <text:s text:c="4"/>100 | FR1001 <text:s text:c="3"/>| FairyLand <text:s text:c="3"/>| Calderdale | Emma <text:s text:c="5"/>| 1992-03-15 <text:s text:c="3"/>| 1972-06-15 |</text:p>
      <text:p text:style-name="P1">| <text:s text:c="4"/>101 | UK3452 <text:s text:c="3"/>| PleasureLand | Ricardo <text:s text:c="3"/>| Marshel <text:s text:c="2"/>| 1996-04-25 <text:s text:c="3"/>| 1978-03-19 |</text:p>
      <text:p text:style-name="P1">| <text:s text:c="4"/>102 | FR1001 <text:s text:c="3"/>| FairyLand <text:s text:c="3"/>| Arshad <text:s text:c="4"/>| Arif <text:s text:c="5"/>| 1990-12-20 <text:s text:c="3"/>| 1969-11-14 |</text:p>
      <text:p text:style-name="P1">| <text:s text:c="4"/>103 | UK3452 <text:s text:c="3"/>| PleasureLand | Roberts <text:s text:c="3"/>| Anne <text:s text:c="5"/>| 1994-08-16 <text:s text:c="3"/>| 1974-10-16 |</text:p>
      <text:p text:style-name="P1">| <text:s text:c="4"/>104 | ZA1342 <text:s text:c="3"/>| GoldTown <text:s text:c="4"/>| Denver <text:s text:c="4"/>| Enrica <text:s text:c="3"/>| 2001-10-20 <text:s text:c="3"/>| 1980-11-08 |</text:p>
      <text:p text:style-name="P1">| <text:s text:c="4"/>105 | FR1001 <text:s text:c="3"/>| FairyLand <text:s text:c="3"/>| Namowa <text:s text:c="4"/>| Mirrelle <text:s/>| 2006-11-08 <text:s text:c="3"/>| 1990-03-14 |</text:p>
      <text:p text:style-name="P1">| <text:s text:c="4"/>106 | ZA1342 <text:s text:c="3"/>| GoldTown <text:s text:c="4"/>| Smith <text:s text:c="5"/>| Gemma <text:s text:c="4"/>| 1989-01-05 <text:s text:c="3"/>| 1968-02-12 |</text:p>
      <text:p text:style-name="P1">+---------+-----------+--------------+------------+-----------+---------------+------------+</text:p>
      <text:p text:style-name="P1">7 rows in set (0.001 sec)</text:p>
      <text:p text:style-name="P1"/>
      <text:p text:style-name="P1">MariaDB [themepark]&gt; DISCRIBE EMP_DETAILS;</text:p>
      <text:p text:style-name="P1">ERROR 1064 (42000): You have an error in your SQL syntax; check the manual that corresponds to your MariaDB server version for the right syntax to use near 'DISCRIBE EMP_DETAILS' at line 1</text:p>
      <text:p text:style-name="P1">MariaDB [themepark]&gt; DESCRIBE EMP_DETAILS;</text:p>
      <text:p text:style-name="P1">+---------------+--------------+------+-----+---------+-------+</text:p>
      <text:p text:style-name="P1">| Field <text:s text:c="8"/>| Type <text:s text:c="8"/>| Null | Key | Default | Extra |</text:p>
      <text:p text:style-name="P1">+---------------+--------------+------+-----+---------+-------+</text:p>
      <text:p text:style-name="P1">| EMP_NUM <text:s text:c="6"/>| decimal(4,0) | NO <text:s text:c="2"/>| <text:s text:c="4"/>| NULL <text:s text:c="3"/>| <text:s text:c="6"/>|</text:p>
      <text:p text:style-name="P1"><text:soft-page-break/>| PARK_CODE <text:s text:c="4"/>| varchar(10) <text:s/>| YES <text:s/>| <text:s text:c="4"/>| NULL <text:s text:c="3"/>| <text:s text:c="6"/>|</text:p>
      <text:p text:style-name="P1">| PARK_NAME <text:s text:c="4"/>| varchar(35) <text:s/>| NO <text:s text:c="2"/>| <text:s text:c="4"/>| NULL <text:s text:c="3"/>| <text:s text:c="6"/>|</text:p>
      <text:p text:style-name="P1">| EMP_LNAME <text:s text:c="4"/>| varchar(15) <text:s/>| NO <text:s text:c="2"/>| <text:s text:c="4"/>| NULL <text:s text:c="3"/>| <text:s text:c="6"/>|</text:p>
      <text:p text:style-name="P1">| EMP_FNAME <text:s text:c="4"/>| varchar(15) <text:s/>| NO <text:s text:c="2"/>| <text:s text:c="4"/>| NULL <text:s text:c="3"/>| <text:s text:c="6"/>|</text:p>
      <text:p text:style-name="P1">| EMP_HIRE_DATE | date <text:s text:c="8"/>| YES <text:s/>| <text:s text:c="4"/>| NULL <text:s text:c="3"/>| <text:s text:c="6"/>|</text:p>
      <text:p text:style-name="P1">| EMP_DOB <text:s text:c="6"/>| date <text:s text:c="8"/>| NO <text:s text:c="2"/>| <text:s text:c="4"/>| NULL <text:s text:c="3"/>| <text:s text:c="6"/>|</text:p>
      <text:p text:style-name="P1">+---------------+--------------+------+-----+---------+-------+</text:p>
      <text:p text:style-name="P1">7 rows in set (0.001 sec)</text:p>
      <text:p text:style-name="P1"/>
      <text:p text:style-name="P1">MariaDB [themepark]&gt; SELECT EMP_FNAME,EMP_LNAME,PARK_NAME FROM EMP_DETAILS;</text:p>
      <text:p text:style-name="P1">+-----------+------------+--------------+</text:p>
      <text:p text:style-name="P1">| EMP_FNAME | EMP_LNAME <text:s/>| PARK_NAME <text:s text:c="3"/>|</text:p>
      <text:p text:style-name="P1">+-----------+------------+--------------+</text:p>
      <text:p text:style-name="P1">| Emma <text:s text:c="5"/>| Calderdale | FairyLand <text:s text:c="3"/>|</text:p>
      <text:p text:style-name="P1">| Marshel <text:s text:c="2"/>| Ricardo <text:s text:c="3"/>| PleasureLand |</text:p>
      <text:p text:style-name="P1">| Arif <text:s text:c="5"/>| Arshad <text:s text:c="4"/>| FairyLand <text:s text:c="3"/>|</text:p>
      <text:p text:style-name="P1">| Anne <text:s text:c="5"/>| Roberts <text:s text:c="3"/>| PleasureLand |</text:p>
      <text:p text:style-name="P1">| Enrica <text:s text:c="3"/>| Denver <text:s text:c="4"/>| GoldTown <text:s text:c="4"/>|</text:p>
      <text:p text:style-name="P1">| Mirrelle <text:s/>| Namowa <text:s text:c="4"/>| FairyLand <text:s text:c="3"/>|</text:p>
      <text:p text:style-name="P1">| Gemma <text:s text:c="4"/>| Smith <text:s text:c="5"/>| GoldTown <text:s text:c="4"/>|</text:p>
      <text:p text:style-name="P1">+-----------+------------+--------------+</text:p>
      <text:p text:style-name="P1">7 rows in set (0.001 sec)</text:p>
      <text:p text:style-name="P1"/>
      <text:p text:style-name="P1">MariaDB [themepark]&gt; SELECT * FROM THEMEPARK;</text:p>
      <text:p text:style-name="P1">+-----------+---------------+--------------+--------------+</text:p>
      <text:p text:style-name="P1">| PARK_CODE | PARK_NAME <text:s text:c="4"/>| PARK_CITY <text:s text:c="3"/>| PARK_COUNTRY |</text:p>
      <text:p text:style-name="P1">+-----------+---------------+--------------+--------------+</text:p>
      <text:p text:style-name="P1">| FR1001 <text:s text:c="3"/>| FairyLand <text:s text:c="4"/>| PARIS <text:s text:c="7"/>| FR <text:s text:c="10"/>|</text:p>
      <text:p text:style-name="P1">| NL1202 <text:s text:c="3"/>| Efling <text:s text:c="7"/>| NOORD <text:s text:c="7"/>| NL <text:s text:c="10"/>|</text:p>
      <text:p text:style-name="P1">| SP4533 <text:s text:c="3"/>| AdventurePort | BARCELONA <text:s text:c="3"/>| SP <text:s text:c="10"/>|</text:p>
      <text:p text:style-name="P1">| SW2323 <text:s text:c="3"/>| Labyrinthe <text:s text:c="3"/>| LAUSANNE <text:s text:c="4"/>| SW <text:s text:c="10"/>|</text:p>
      <text:p text:style-name="P1">| UK2622 <text:s text:c="3"/>| MiniLand <text:s text:c="5"/>| WINDSOR <text:s text:c="5"/>| UK <text:s text:c="10"/>|</text:p>
      <text:p text:style-name="P1">| UK3452 <text:s text:c="3"/>| PleasureLand <text:s/>| STOKE <text:s text:c="7"/>| UK <text:s text:c="10"/>|</text:p>
      <text:p text:style-name="P1">| ZA1342 <text:s text:c="3"/>| GoldTown <text:s text:c="5"/>| JOHANNESBURG | ZA <text:s text:c="10"/>|</text:p>
      <text:p text:style-name="P1">+-----------+---------------+--------------+--------------+</text:p>
      <text:p text:style-name="P1">7 rows in set (0.001 sec)</text:p>
      <text:p text:style-name="P1"/>
      <text:p text:style-name="P1">MariaDB [themepark]&gt; SELECT * FROM SALES;</text:p>
      <text:p text:style-name="P1">+----------------+-----------+------------+</text:p>
      <text:p text:style-name="P1">| TRANSACTION_NO | PARK_CODE | SALE_DATE <text:s/>|</text:p>
      <text:p text:style-name="P1">+----------------+-----------+------------+</text:p>
      <text:p text:style-name="P1">| <text:s text:c="9"/>12781 | FR1001 <text:s text:c="3"/>| 2007-05-18 |</text:p>
      <text:p text:style-name="P1">| <text:s text:c="9"/>12782 | FR1001 <text:s text:c="3"/>| 2007-05-18 |</text:p>
      <text:p text:style-name="P1">| <text:s text:c="9"/>12783 | FR1001 <text:s text:c="3"/>| 2007-05-18 |</text:p>
      <text:p text:style-name="P1">| <text:s text:c="9"/>12784 | FR1001 <text:s text:c="3"/>| 2007-05-18 |</text:p>
      <text:p text:style-name="P1">| <text:s text:c="9"/>12785 | FR1001 <text:s text:c="3"/>| 2007-05-18 |</text:p>
      <text:p text:style-name="P1">| <text:s text:c="9"/>12786 | FR1001 <text:s text:c="3"/>| 2007-05-18 |</text:p>
      <text:p text:style-name="P1">| <text:s text:c="9"/>34534 | UK3452 <text:s text:c="3"/>| 2007-05-18 |</text:p>
      <text:p text:style-name="P1"><text:soft-page-break/>| <text:s text:c="9"/>34535 | UK3452 <text:s text:c="3"/>| 2007-05-18 |</text:p>
      <text:p text:style-name="P1">| <text:s text:c="9"/>34536 | UK3452 <text:s text:c="3"/>| 2007-05-18 |</text:p>
      <text:p text:style-name="P1">| <text:s text:c="9"/>34537 | UK3452 <text:s text:c="3"/>| 2007-05-18 |</text:p>
      <text:p text:style-name="P1">| <text:s text:c="9"/>34538 | UK3452 <text:s text:c="3"/>| 2007-05-18 |</text:p>
      <text:p text:style-name="P1">| <text:s text:c="9"/>34539 | UK3452 <text:s text:c="3"/>| 2007-05-18 |</text:p>
      <text:p text:style-name="P1">| <text:s text:c="9"/>34540 | UK3452 <text:s text:c="3"/>| 2007-05-18 |</text:p>
      <text:p text:style-name="P1">| <text:s text:c="9"/>34541 | UK3452 <text:s text:c="3"/>| 2007-05-18 |</text:p>
      <text:p text:style-name="P1">| <text:s text:c="9"/>67589 | ZA1342 <text:s text:c="3"/>| 2007-05-18 |</text:p>
      <text:p text:style-name="P1">| <text:s text:c="9"/>67590 | ZA1342 <text:s text:c="3"/>| 2007-05-18 |</text:p>
      <text:p text:style-name="P1">| <text:s text:c="9"/>67591 | ZA1342 <text:s text:c="3"/>| 2007-05-18 |</text:p>
      <text:p text:style-name="P1">| <text:s text:c="9"/>67592 | ZA1342 <text:s text:c="3"/>| 2007-05-18 |</text:p>
      <text:p text:style-name="P1">| <text:s text:c="9"/>67593 | ZA1342 <text:s text:c="3"/>| 2007-05-18 |</text:p>
      <text:p text:style-name="P1">+----------------+-----------+------------+</text:p>
      <text:p text:style-name="P1">19 rows in set (0.001 sec)</text:p>
      <text:p text:style-name="P1"/>
      <text:p text:style-name="P1">MariaDB [themepark]&gt; SELECT * FROM SALES_LINE;</text:p>
      <text:p text:style-name="P1">+----------------+---------+-----------+----------+------------+</text:p>
      <text:p text:style-name="P1">| TRANSACTION_NO | LINE_NO | TICKET_NO | LINE_QTY | LINE_PRICE |</text:p>
      <text:p text:style-name="P1">+----------------+---------+-----------+----------+------------+</text:p>
      <text:p text:style-name="P1">| <text:s text:c="9"/>12781 | <text:s text:c="6"/>1 | <text:s text:c="4"/>13002 | <text:s text:c="7"/>2 | <text:s text:c="5"/>69.98 |</text:p>
      <text:p text:style-name="P1">| <text:s text:c="9"/>12781 | <text:s text:c="6"/>2 | <text:s text:c="4"/>13001 | <text:s text:c="7"/>1 | <text:s text:c="5"/>14.99 |</text:p>
      <text:p text:style-name="P1">| <text:s text:c="9"/>12782 | <text:s text:c="6"/>1 | <text:s text:c="4"/>13002 | <text:s text:c="7"/>2 | <text:s text:c="5"/>69.98 |</text:p>
      <text:p text:style-name="P1">| <text:s text:c="9"/>12783 | <text:s text:c="6"/>1 | <text:s text:c="4"/>13003 | <text:s text:c="7"/>2 | <text:s text:c="5"/>41.98 |</text:p>
      <text:p text:style-name="P1">| <text:s text:c="9"/>12784 | <text:s text:c="6"/>2 | <text:s text:c="4"/>13001 | <text:s text:c="7"/>1 | <text:s text:c="5"/>14.99 |</text:p>
      <text:p text:style-name="P1">| <text:s text:c="9"/>12785 | <text:s text:c="6"/>1 | <text:s text:c="4"/>13001 | <text:s text:c="7"/>1 | <text:s text:c="5"/>14.99 |</text:p>
      <text:p text:style-name="P1">| <text:s text:c="9"/>12785 | <text:s text:c="6"/>2 | <text:s text:c="4"/>13002 | <text:s text:c="7"/>1 | <text:s text:c="5"/>34.99 |</text:p>
      <text:p text:style-name="P1">| <text:s text:c="9"/>12785 | <text:s text:c="6"/>3 | <text:s text:c="4"/>13002 | <text:s text:c="7"/>4 | <text:s text:c="4"/>139.96 |</text:p>
      <text:p text:style-name="P1">| <text:s text:c="9"/>34534 | <text:s text:c="6"/>1 | <text:s text:c="4"/>88568 | <text:s text:c="7"/>4 | <text:s text:c="4"/>168.40 |</text:p>
      <text:p text:style-name="P1">| <text:s text:c="9"/>34534 | <text:s text:c="6"/>2 | <text:s text:c="4"/>88567 | <text:s text:c="7"/>1 | <text:s text:c="5"/>22.50 |</text:p>
      <text:p text:style-name="P1">| <text:s text:c="9"/>34534 | <text:s text:c="6"/>3 | <text:s text:c="4"/>89720 | <text:s text:c="7"/>2 | <text:s text:c="5"/>21.98 |</text:p>
      <text:p text:style-name="P1">| <text:s text:c="9"/>34535 | <text:s text:c="6"/>1 | <text:s text:c="4"/>88568 | <text:s text:c="7"/>2 | <text:s text:c="5"/>84.20 |</text:p>
      <text:p text:style-name="P1">| <text:s text:c="9"/>34536 | <text:s text:c="6"/>1 | <text:s text:c="4"/>89720 | <text:s text:c="7"/>2 | <text:s text:c="5"/>21.98 |</text:p>
      <text:p text:style-name="P1">| <text:s text:c="9"/>34537 | <text:s text:c="6"/>1 | <text:s text:c="4"/>88568 | <text:s text:c="7"/>2 | <text:s text:c="5"/>84.20 |</text:p>
      <text:p text:style-name="P1">| <text:s text:c="9"/>34537 | <text:s text:c="6"/>2 | <text:s text:c="4"/>88567 | <text:s text:c="7"/>1 | <text:s text:c="5"/>22.50 |</text:p>
      <text:p text:style-name="P1">| <text:s text:c="9"/>34538 | <text:s text:c="6"/>1 | <text:s text:c="4"/>89720 | <text:s text:c="7"/>2 | <text:s text:c="5"/>21.98 |</text:p>
      <text:p text:style-name="P1">| <text:s text:c="9"/>34539 | <text:s text:c="6"/>1 | <text:s text:c="4"/>89720 | <text:s text:c="7"/>2 | <text:s text:c="5"/>21.98 |</text:p>
      <text:p text:style-name="P1">| <text:s text:c="9"/>34539 | <text:s text:c="6"/>2 | <text:s text:c="4"/>88568 | <text:s text:c="7"/>2 | <text:s text:c="5"/>84.20 |</text:p>
      <text:p text:style-name="P1">| <text:s text:c="9"/>34540 | <text:s text:c="6"/>1 | <text:s text:c="4"/>88568 | <text:s text:c="7"/>4 | <text:s text:c="4"/>168.40 |</text:p>
      <text:p text:style-name="P1">| <text:s text:c="9"/>34540 | <text:s text:c="6"/>2 | <text:s text:c="4"/>88567 | <text:s text:c="7"/>1 | <text:s text:c="5"/>22.50 |</text:p>
      <text:p text:style-name="P1">| <text:s text:c="9"/>34540 | <text:s text:c="6"/>3 | <text:s text:c="4"/>89720 | <text:s text:c="7"/>2 | <text:s text:c="5"/>21.98 |</text:p>
      <text:p text:style-name="P1">| <text:s text:c="9"/>34541 | <text:s text:c="6"/>1 | <text:s text:c="4"/>88568 | <text:s text:c="7"/>2 | <text:s text:c="5"/>84.20 |</text:p>
      <text:p text:style-name="P1">| <text:s text:c="9"/>67589 | <text:s text:c="6"/>1 | <text:s text:c="4"/>67833 | <text:s text:c="7"/>2 | <text:s text:c="5"/>57.34 |</text:p>
      <text:p text:style-name="P1">| <text:s text:c="9"/>67589 | <text:s text:c="6"/>2 | <text:s text:c="4"/>67832 | <text:s text:c="7"/>2 | <text:s text:c="5"/>37.12 |</text:p>
      <text:p text:style-name="P1">| <text:s text:c="9"/>67590 | <text:s text:c="6"/>1 | <text:s text:c="4"/>67833 | <text:s text:c="7"/>2 | <text:s text:c="5"/>57.34 |</text:p>
      <text:p text:style-name="P1">| <text:s text:c="9"/>67590 | <text:s text:c="6"/>2 | <text:s text:c="4"/>67832 | <text:s text:c="7"/>2 | <text:s text:c="5"/>37.12 |</text:p>
      <text:p text:style-name="P1">| <text:s text:c="9"/>67591 | <text:s text:c="6"/>1 | <text:s text:c="4"/>67832 | <text:s text:c="7"/>1 | <text:s text:c="5"/>18.56 |</text:p>
      <text:p text:style-name="P1">| <text:s text:c="9"/>67591 | <text:s text:c="6"/>2 | <text:s text:c="4"/>67855 | <text:s text:c="7"/>1 | <text:s text:c="5"/>12.12 |</text:p>
      <text:p text:style-name="P1">| <text:s text:c="9"/>67592 | <text:s text:c="6"/>1 | <text:s text:c="4"/>67833 | <text:s text:c="7"/>4 | <text:s text:c="4"/>114.68 |</text:p>
      <text:p text:style-name="P1">| <text:s text:c="9"/>67593 | <text:s text:c="6"/>1 | <text:s text:c="4"/>67833 | <text:s text:c="7"/>2 | <text:s text:c="5"/>57.34 |</text:p>
      <text:p text:style-name="P1"><text:soft-page-break/>| <text:s text:c="9"/>67593 | <text:s text:c="6"/>2 | <text:s text:c="4"/>67832 | <text:s text:c="7"/>2 | <text:s text:c="5"/>37.12 |</text:p>
      <text:p text:style-name="P1">+----------------+---------+-----------+----------+------------+</text:p>
      <text:p text:style-name="P1">31 rows in set (0.001 sec)</text:p>
      <text:p text:style-name="P1"/>
      <text:p text:style-name="P1">MariaDB [themepark]&gt; SELECT * FROM TICKET;</text:p>
      <text:p text:style-name="P1">+-----------+--------------+-------------+-----------+</text:p>
      <text:p text:style-name="P1">| TICKET_NO | TICKET_PRICE | TICKET_TYPE | PARK_CODE |</text:p>
      <text:p text:style-name="P1">+-----------+--------------+-------------+-----------+</text:p>
      <text:p text:style-name="P1">| <text:s text:c="4"/>11001 | <text:s text:c="7"/>24.99 | Adult <text:s text:c="6"/>| SP4533 <text:s text:c="3"/>|</text:p>
      <text:p text:style-name="P1">| <text:s text:c="4"/>11002 | <text:s text:c="7"/>14.99 | Child <text:s text:c="6"/>| SP4533 <text:s text:c="3"/>|</text:p>
      <text:p text:style-name="P1">| <text:s text:c="4"/>11003 | <text:s text:c="7"/>10.99 | Senior <text:s text:c="5"/>| SP4533 <text:s text:c="3"/>|</text:p>
      <text:p text:style-name="P1">| <text:s text:c="4"/>13001 | <text:s text:c="7"/>18.99 | Child <text:s text:c="6"/>| FR1001 <text:s text:c="3"/>|</text:p>
      <text:p text:style-name="P1">| <text:s text:c="4"/>13002 | <text:s text:c="7"/>34.99 | Adult <text:s text:c="6"/>| FR1001 <text:s text:c="3"/>|</text:p>
      <text:p text:style-name="P1">| <text:s text:c="4"/>13003 | <text:s text:c="7"/>20.99 | Senior <text:s text:c="5"/>| FR1001 <text:s text:c="3"/>|</text:p>
      <text:p text:style-name="P1">| <text:s text:c="4"/>67832 | <text:s text:c="7"/>18.56 | Child <text:s text:c="6"/>| ZA1342 <text:s text:c="3"/>|</text:p>
      <text:p text:style-name="P1">| <text:s text:c="4"/>67833 | <text:s text:c="7"/>28.67 | Adult <text:s text:c="6"/>| ZA1342 <text:s text:c="3"/>|</text:p>
      <text:p text:style-name="P1">| <text:s text:c="4"/>67855 | <text:s text:c="7"/>12.12 | Senior <text:s text:c="5"/>| ZA1342 <text:s text:c="3"/>|</text:p>
      <text:p text:style-name="P1">| <text:s text:c="4"/>88567 | <text:s text:c="7"/>22.50 | Child <text:s text:c="6"/>| UK3452 <text:s text:c="3"/>|</text:p>
      <text:p text:style-name="P1">| <text:s text:c="4"/>88568 | <text:s text:c="7"/>42.10 | Adult <text:s text:c="6"/>| UK3452 <text:s text:c="3"/>|</text:p>
      <text:p text:style-name="P1">| <text:s text:c="4"/>89720 | <text:s text:c="7"/>10.99 | Senior <text:s text:c="5"/>| UK3452 <text:s text:c="3"/>|</text:p>
      <text:p text:style-name="P1">+-----------+--------------+-------------+-----------+</text:p>
      <text:p text:style-name="P1">12 rows in set (0.001 sec)</text:p>
      <text:p text:style-name="P1"/>
      <text:p text:style-name="P1">MariaDB [themepark]&gt; CREATE VIEW AS TICKET_SALES SELECT PARK_NAME,MIN(LINE_PRICE),MAX(LINE_PRICE),AVG(LINE_PRICE) FROM THEMEPARK JOIN SALES USING(PARK_CODE) JOIN SALES_LINE USING (TRANSACTION_NO);</text:p>
      <text:p text:style-name="P1">ERROR 1064 (42000): You have an error in your SQL syntax; check the manual that corresponds to your MariaDB server version for the right syntax to use near 'AS TICKET_SALES SELECT PARK_NAME,MIN(LINE_PRICE),MAX(LINE_PRICE),AVG(LINE_PRI...' at line 1</text:p>
      <text:p text:style-name="P1">MariaDB [themepark]&gt; CREATE VIEW TICKET_SALES AS <text:s/>SELECT PARK_NAME,MIN(LINE_PRICE),MAX(LINE_PRICE),AVG(LINE_PRICE) FROM THEMEPARK JOIN SALES USING(PARK_CODE) JOIN SALES_LINE USING (TRANSACTION_NO);</text:p>
      <text:p text:style-name="P1">Query OK, 0 rows affected (0.120 sec)</text:p>
      <text:p text:style-name="P1"/>
      <text:p text:style-name="P1">MariaDB [themepark]&gt; SELECT * FROM TICKET_SALES;</text:p>
      <text:p text:style-name="P1">+-----------+-----------------+-----------------+-----------------+</text:p>
      <text:p text:style-name="P1">| PARK_NAME | MIN(LINE_PRICE) | MAX(LINE_PRICE) | AVG(LINE_PRICE) |</text:p>
      <text:p text:style-name="P1">+-----------+-----------------+-----------------+-----------------+</text:p>
      <text:p text:style-name="P1">| FairyLand | <text:s text:c="10"/>12.12 | <text:s text:c="9"/>168.40 | <text:s text:c="6"/>54.245161 |</text:p>
      <text:p text:style-name="P1">+-----------+-----------------+-----------------+-----------------+</text:p>
      <text:p text:style-name="P1">1 row in set (0.002 sec)</text:p>
      <text:p text:style-name="P1"/>
      <text:p text:style-name="P1">MariaDB [themepark]&gt; CREATE VIEW TICKET_SALES AS <text:s/>SELECT PARK_NAME,MIN(LINE_PRICE),MAX(LINE_PRICE),(SELECT AVG(LINE_PRICE) FROM SALES_LINE ) FROM THEMEPARK JOIN SALES USING(PARK_CODE) JOIN SALES_LINE USING (TRANSACTION_NO);</text:p>
      <text:p text:style-name="P1">ERROR 1050 (42S01): Table 'TICKET_SALES' already exists</text:p>
      <text:p text:style-name="P1">MariaDB [themepark]&gt; DROP TICKET_SALES;</text:p>
      <text:p text:style-name="P1"><text:soft-page-break/>ERROR 1064 (42000): You have an error in your SQL syntax; check the manual that corresponds to your MariaDB server version for the right syntax to use near 'TICKET_SALES' at line 1</text:p>
      <text:p text:style-name="P1">MariaDB [themepark]&gt; DROP TABLE <text:s/>TICKET_SALES;</text:p>
      <text:p text:style-name="P1">ERROR 1965 (42S02): 'themepark.TICKET_SALES' is a view</text:p>
      <text:p text:style-name="P1">MariaDB [themepark]&gt; DROP VIEW TICKET_SALES;</text:p>
      <text:p text:style-name="P1">Query OK, 0 rows affected (0.000 sec)</text:p>
      <text:p text:style-name="P1"/>
      <text:p text:style-name="P1">MariaDB [themepark]&gt; CREATE VIEW TICKET_SALES AS <text:s/>SELECT PARK_NAME,MIN(LINE_PRICE),MAX(LINE_PRICE),(SELECT AVG(LINE_PRICE) FROM SALES_LINE ) FROM THEMEPARK JOIN SALES USING(PARK_CODE) JOIN SALES_LINE USING (TRANSACTION_NO);</text:p>
      <text:p text:style-name="P1">Query OK, 0 rows affected (0.105 sec)</text:p>
      <text:p text:style-name="P1"/>
      <text:p text:style-name="P1">MariaDB [themepark]&gt; SELECT * FROM TICKET_SALES;</text:p>
      <text:p text:style-name="P1">+-----------+-----------------+-----------------+-------------------------------------------+</text:p>
      <text:p text:style-name="P1">| PARK_NAME | MIN(LINE_PRICE) | MAX(LINE_PRICE) | (SELECT AVG(LINE_PRICE) FROM SALES_LINE ) |</text:p>
      <text:p text:style-name="P1">+-----------+-----------------+-----------------+-------------------------------------------+</text:p>
      <text:p text:style-name="P1">| FairyLand | <text:s text:c="10"/>12.12 | <text:s text:c="9"/>168.40 | <text:s text:c="32"/>54.245161 |</text:p>
      <text:p text:style-name="P1">+-----------+-----------------+-----------------+-------------------------------------------+</text:p>
      <text:p text:style-name="P1">1 row in set (0.001 sec)</text:p>
      <text:p text:style-name="P1"/>
      <text:p text:style-name="P1">MariaDB [themepark]&gt; DROP VIEW TICKET_SALES;</text:p>
      <text:p text:style-name="P1">Query OK, 0 rows affected (0.000 sec)</text:p>
      <text:p text:style-name="P1"/>
      <text:p text:style-name="P1">MariaDB [themepark]&gt; CREATE VIEW TICKET_SALES AS <text:s/>SELECT PARK_NAME,MIN(LINE_PRICE),MAX(LINE_PRICE),AVG(LINE_PRICE) FROM THEMEPARK JOIN SALES USING(PARK_CODE) JOIN SALES_LINE USING (TRANSACTION_NO) GROUP BY EMP_NAME;</text:p>
      <text:p text:style-name="P1">ERROR 1054 (42S22): Unknown column 'EMP_NAME' in 'group statement'</text:p>
      <text:p text:style-name="P1">MariaDB [themepark]&gt; CREATE VIEW TICKET_SALES AS <text:s/>SELECT PARK_NAME,MIN(LINE_PRICE),MAX(LINE_PRICE),AVG(LINE_PRICE) FROM THEMEPARK JOIN SALES USING(PARK_CODE) JOIN SALES_LINE USING (TRANSACTION_NO) GROUP BY EMP_NUM;</text:p>
      <text:p text:style-name="P1">ERROR 1054 (42S22): Unknown column 'EMP_NUM' in 'group statement'</text:p>
      <text:p text:style-name="P1">MariaDB [themepark]&gt; CREATE VIEW TICKET_SALES AS <text:s/>SELECT PARK_NAME,MIN(LINE_PRICE),MAX(LINE_PRICE),AVG(LINE_PRICE),EMP_NUM FROM THEMEPARK JOIN SALES USING(PARK_CODE) JOIN SALES_LINE USING (TRANSACTION_NO) GROUP BY EMP_NUM;</text:p>
      <text:p text:style-name="P1">ERROR 1054 (42S22): Unknown column 'EMP_NUM' in 'field list'</text:p>
      <text:p text:style-name="P1">MariaDB [themepark]&gt; DROP VIEW TICKET_SALES;</text:p>
      <text:p text:style-name="P1">ERROR 4092 (42S02): Unknown VIEW: 'themepark.TICKET_SALES'</text:p>
      <text:p text:style-name="P1">MariaDB [themepark]&gt; CREATE VIEW TICKET_SALES AS <text:s/>SELECT PARK_NAME,MIN(LINE_PRICE),MAX(LINE_PRICE),AVG(LINE_PRICE),EMP_NUM FROM THEMEPARK JOIN SALES USING(PARK_CODE) JOIN SALES_LINE USING (TRANSACTION_NO) GROUP BY EMP_NUM;</text:p>
      <text:p text:style-name="P1">ERROR 1054 (42S22): Unknown column 'EMP_NUM' in 'field list'</text:p>
      <text:p text:style-name="P1">MariaDB [themepark]&gt; CREATE VIEW TICKET_SALES AS <text:s/>SELECT PARK_NAME,MIN(LINE_PRICE),MAX(LINE_PRICE),AVG(LINE_PRICE) FROM THEMEPARK <text:soft-page-break/>JOIN SALES USING(PARK_CODE) JOIN SALES_LINE USING (TRANSACTION_NO) GROUP BY PARK_CODE;</text:p>
      <text:p text:style-name="P1">Query OK, 0 rows affected (0.097 sec)</text:p>
      <text:p text:style-name="P1"/>
      <text:p text:style-name="P1">MariaDB [themepark]&gt; SELECT * FROM TICKET_SALES;</text:p>
      <text:p text:style-name="P1">+--------------+-----------------+-----------------+-----------------+</text:p>
      <text:p text:style-name="P1">| PARK_NAME <text:s text:c="3"/>| MIN(LINE_PRICE) | MAX(LINE_PRICE) | AVG(LINE_PRICE) |</text:p>
      <text:p text:style-name="P1">+--------------+-----------------+-----------------+-----------------+</text:p>
      <text:p text:style-name="P1">| FairyLand <text:s text:c="3"/>| <text:s text:c="10"/>14.99 | <text:s text:c="9"/>139.96 | <text:s text:c="6"/>50.232500 |</text:p>
      <text:p text:style-name="P1">| PleasureLand | <text:s text:c="10"/>21.98 | <text:s text:c="9"/>168.40 | <text:s text:c="6"/>60.785714 |</text:p>
      <text:p text:style-name="P1">| GoldTown <text:s text:c="4"/>| <text:s text:c="10"/>12.12 | <text:s text:c="9"/>114.68 | <text:s text:c="6"/>47.637778 |</text:p>
      <text:p text:style-name="P1">+--------------+-----------------+-----------------+-----------------+</text:p>
      <text:p text:style-name="P1">3 rows in set (0.002 sec)</text:p>
      <text:p text:style-name="P1"/>
      <text:p text:style-name="P1">MariaDB [themepark]&gt; SELECT DISTINCT(DATE_FORMAT(SALE_DATE, ‘%D %b %Y’))</text:p>
      <text:p text:style-name="P1"><text:s text:c="4"/>-&gt; </text:p>
      <text:p text:style-name="P1"><text:s text:c="4"/>-&gt; 9</text:p>
      <text:p text:style-name="P1"><text:s text:c="4"/>-&gt; </text:p>
      <text:p text:style-name="P1"><text:s text:c="4"/>-&gt; FROM SALES;</text:p>
      <text:p text:style-name="P1">ERROR 1064 (42000): You have an error in your SQL syntax; check the manual that corresponds to your MariaDB server version for the right syntax to use near '9</text:p>
      <text:p text:style-name="P1"/>
      <text:p text:style-name="P1">FROM SALES' at line 3</text:p>
      <text:p text:style-name="P1">MariaDB [themepark]&gt; SELECT DISTINCT(DATE_FORMAT(SALE_DATE, ‘%D %b %Y’)) FROM SALES;</text:p>
      <text:p text:style-name="P1">ERROR 1054 (42S22): Unknown column '‘' in 'field list'</text:p>
      <text:p text:style-name="P1">MariaDB [themepark]&gt; SELECT DISTINCT(DATE_FORMAT(SALE_DATE, '%D %b %Y')) FROM SALES;</text:p>
      <text:p text:style-name="P1">+--------------------------------------+</text:p>
      <text:p text:style-name="P1">| (DATE_FORMAT(SALE_DATE, '%D %b %Y')) |</text:p>
      <text:p text:style-name="P1">+--------------------------------------+</text:p>
      <text:p text:style-name="P1">| 18th May 2007 <text:s text:c="23"/>|</text:p>
      <text:p text:style-name="P1">+--------------------------------------+</text:p>
      <text:p text:style-name="P1">1 row in set (0.001 sec)</text:p>
      <text:p text:style-name="P1"/>
      <text:p text:style-name="P1">MariaDB [themepark]&gt; SELECT DISTINCT(DATE_FORMAT(SALE_DATE, '%a %D %b %Y')) FROM SALES;</text:p>
      <text:p text:style-name="P1">+-----------------------------------------+</text:p>
      <text:p text:style-name="P1">| (DATE_FORMAT(SALE_DATE, '%a %D %b %Y')) |</text:p>
      <text:p text:style-name="P1">+-----------------------------------------+</text:p>
      <text:p text:style-name="P1">| Fri 18th May 2007 <text:s text:c="22"/>|</text:p>
      <text:p text:style-name="P1">+-----------------------------------------+</text:p>
      <text:p text:style-name="P1">1 row in set (0.001 sec)</text:p>
      <text:p text:style-name="P1"/>
      <text:p text:style-name="P1">MariaDB [themepark]&gt; SELECT DISTINCT(DATE_FORMAT(SALE_DATE, '%a %D %m %Y')) FROM SALES;</text:p>
      <text:p text:style-name="P1">+-----------------------------------------+</text:p>
      <text:p text:style-name="P1">| (DATE_FORMAT(SALE_DATE, '%a %D %m %Y')) |</text:p>
      <text:p text:style-name="P1">+-----------------------------------------+</text:p>
      <text:p text:style-name="P1"><text:soft-page-break/>| Fri 18th 05 2007 <text:s text:c="23"/>|</text:p>
      <text:p text:style-name="P1">+-----------------------------------------+</text:p>
      <text:p text:style-name="P1">1 row in set (0.001 sec)</text:p>
      <text:p text:style-name="P1"/>
      <text:p text:style-name="P1">MariaDB [themepark]&gt; SELECT DISTINCT(DATE_FORMAT(SALE_DATE, '%a %d %m %Y')) FROM SALES;</text:p>
      <text:p text:style-name="P1">+-----------------------------------------+</text:p>
      <text:p text:style-name="P1">| (DATE_FORMAT(SALE_DATE, '%a %d %m %Y')) |</text:p>
      <text:p text:style-name="P1">+-----------------------------------------+</text:p>
      <text:p text:style-name="P1">| Fri 18 05 2007 <text:s text:c="25"/>|</text:p>
      <text:p text:style-name="P1">+-----------------------------------------+</text:p>
      <text:p text:style-name="P1">1 row in set (0.001 sec)</text:p>
      <text:p text:style-name="P1"/>
      <text:p text:style-name="P1">MariaDB [themepark]&gt; SELECT DISTINCT(DATE_FORMAT(SALE_DATE, '%a %d %m %y')) FROM SALES;</text:p>
      <text:p text:style-name="P1">+-----------------------------------------+</text:p>
      <text:p text:style-name="P1">| (DATE_FORMAT(SALE_DATE, '%a %d %m %y')) |</text:p>
      <text:p text:style-name="P1">+-----------------------------------------+</text:p>
      <text:p text:style-name="P1">| Fri 18 05 07 <text:s text:c="27"/>|</text:p>
      <text:p text:style-name="P1">+-----------------------------------------+</text:p>
      <text:p text:style-name="P1">1 row in set (0.001 sec)</text:p>
      <text:p text:style-name="P1"/>
      <text:p text:style-name="P1">MariaDB [themepark]&gt; selecT * FROM EMPLOYEE;</text:p>
      <text:p text:style-name="P1">+---------+-----------+------------+-----------+------------+---------------+---------------+-----------+-----------+</text:p>
      <text:p text:style-name="P1">| EMP_NUM | EMP_TITLE | EMP_LNAME <text:s/>| EMP_FNAME | EMP_DOB <text:s text:c="3"/>| EMP_HIRE_DATE | EMP_AREA_CODE | EMP_PHONE | PARK_CODE |</text:p>
      <text:p text:style-name="P1">+---------+-----------+------------+-----------+------------+---------------+---------------+-----------+-----------+</text:p>
      <text:p text:style-name="P1">| <text:s text:c="4"/>100 | Ms <text:s text:c="7"/>| Calderdale | Emma <text:s text:c="5"/>| 1972-06-15 | 1992-03-15 <text:s text:c="3"/>| 0181 <text:s text:c="9"/>| 324-9652 <text:s/>| FR1001 <text:s text:c="3"/>|</text:p>
      <text:p text:style-name="P1">| <text:s text:c="4"/>101 | Ms <text:s text:c="7"/>| Ricardo <text:s text:c="3"/>| Marshel <text:s text:c="2"/>| 1978-03-19 | 1996-04-25 <text:s text:c="3"/>| 0181 <text:s text:c="9"/>| 324-4472 <text:s/>| UK3452 <text:s text:c="3"/>|</text:p>
      <text:p text:style-name="P1">| <text:s text:c="4"/>102 | Mr <text:s text:c="7"/>| Arshad <text:s text:c="4"/>| Arif <text:s text:c="5"/>| 1969-11-14 | 1990-12-20 <text:s text:c="3"/>| 7253 <text:s text:c="9"/>| 675-8993 <text:s/>| FR1001 <text:s text:c="3"/>|</text:p>
      <text:p text:style-name="P1">| <text:s text:c="4"/>103 | Ms <text:s text:c="7"/>| Roberts <text:s text:c="3"/>| Anne <text:s text:c="5"/>| 1974-10-16 | 1994-08-16 <text:s text:c="3"/>| 0181 <text:s text:c="9"/>| 898-3456 <text:s/>| UK3452 <text:s text:c="3"/>|</text:p>
      <text:p text:style-name="P1">| <text:s text:c="4"/>104 | Mr <text:s text:c="7"/>| Denver <text:s text:c="4"/>| Enrica <text:s text:c="3"/>| 1980-11-08 | 2001-10-20 <text:s text:c="3"/>| 7253 <text:s text:c="9"/>| 504-4434 <text:s/>| ZA1342 <text:s text:c="3"/>|</text:p>
      <text:p text:style-name="P1">| <text:s text:c="4"/>105 | Ms <text:s text:c="7"/>| Namowa <text:s text:c="4"/>| Mirrelle <text:s/>| 1990-03-14 | 2006-11-08 <text:s text:c="3"/>| 0181 <text:s text:c="9"/>| 890-3243 <text:s/>| FR1001 <text:s text:c="3"/>|</text:p>
      <text:p text:style-name="P1">| <text:s text:c="4"/>106 | Mrs <text:s text:c="6"/>| Smith <text:s text:c="5"/>| Gemma <text:s text:c="4"/>| 1968-02-12 | 1989-01-05 <text:s text:c="3"/>| 0181 <text:s text:c="9"/>| 324-7845 <text:s/>| ZA1342 <text:s text:c="3"/>|</text:p>
      <text:p text:style-name="P1">+---------+-----------+------------+-----------+------------+---------------+---------------+-----------+-----------+</text:p>
      <text:p text:style-name="P1">7 rows in set (0.001 sec)</text:p>
      <text:p text:style-name="P1"/>
      <text:p text:style-name="P1">MariaDB [themepark]&gt; SELECT EMP_FNAME,EMP_LNAME,CONCATE(EMP_DOB,EMP_LNAME) FROM EMPLOYEE;</text:p>
      <text:p text:style-name="P1">ERROR 1558 (HY000): Column count of mysql.proc is wrong. Expected 21, found 20. Created with MariaDB 100108, now running 100424. Please use mysql_upgrade to fix this error</text:p>
      <text:p text:style-name="P1"><text:soft-page-break/>MariaDB [themepark]&gt; SELECT EMP_FNAME,EMP_LNAME,CONCAT(EMP_DOB,SUB(EMP_LNAME,1,6))AS USER FROM EMPLOYEE;</text:p>
      <text:p text:style-name="P1">ERROR 1558 (HY000): Column count of mysql.proc is wrong. Expected 21, found 20. Created with MariaDB 100108, now running 100424. Please use mysql_upgrade to fix this error</text:p>
      <text:p text:style-name="P1">MariaDB [themepark]&gt; SELECT EMP_FNAME,EMP_LNAME,CONCAT(EMP_DOB,SUBSTR(EMP_LNAME,1,6))AS USER FROM EMPLOYEE;</text:p>
      <text:p text:style-name="P1">+-----------+------------+------------------+</text:p>
      <text:p text:style-name="P1">| EMP_FNAME | EMP_LNAME <text:s/>| USER <text:s text:c="12"/>|</text:p>
      <text:p text:style-name="P1">+-----------+------------+------------------+</text:p>
      <text:p text:style-name="P1">| Emma <text:s text:c="5"/>| Calderdale | 1972-06-15Calder |</text:p>
      <text:p text:style-name="P1">| Marshel <text:s text:c="2"/>| Ricardo <text:s text:c="3"/>| 1978-03-19Ricard |</text:p>
      <text:p text:style-name="P1">| Arif <text:s text:c="5"/>| Arshad <text:s text:c="4"/>| 1969-11-14Arshad |</text:p>
      <text:p text:style-name="P1">| Anne <text:s text:c="5"/>| Roberts <text:s text:c="3"/>| 1974-10-16Robert |</text:p>
      <text:p text:style-name="P1">| Enrica <text:s text:c="3"/>| Denver <text:s text:c="4"/>| 1980-11-08Denver |</text:p>
      <text:p text:style-name="P1">| Mirrelle <text:s/>| Namowa <text:s text:c="4"/>| 1990-03-14Namowa |</text:p>
      <text:p text:style-name="P1">| Gemma <text:s text:c="4"/>| Smith <text:s text:c="5"/>| 1968-02-12Smith <text:s/>|</text:p>
      <text:p text:style-name="P1">+-----------+------------+------------------+</text:p>
      <text:p text:style-name="P1">7 rows in set (0.001 sec)</text:p>
      <text:p text:style-name="P1"/>
      <text:p text:style-name="P1">MariaDB [themepark]&gt; SELECT EMP_FNAME,EMP_LNAME,UPPER(CONCAT(EMP_DOB,SUBSTR(EMP_LNAME,1,6))) AS USER FROM EMPLOYEE;</text:p>
      <text:p text:style-name="P1">+-----------+------------+------------------+</text:p>
      <text:p text:style-name="P1">| EMP_FNAME | EMP_LNAME <text:s/>| USER <text:s text:c="12"/>|</text:p>
      <text:p text:style-name="P1">+-----------+------------+------------------+</text:p>
      <text:p text:style-name="P1">| Emma <text:s text:c="5"/>| Calderdale | 1972-06-15CALDER |</text:p>
      <text:p text:style-name="P1">| Marshel <text:s text:c="2"/>| Ricardo <text:s text:c="3"/>| 1978-03-19RICARD |</text:p>
      <text:p text:style-name="P1">| Arif <text:s text:c="5"/>| Arshad <text:s text:c="4"/>| 1969-11-14ARSHAD |</text:p>
      <text:p text:style-name="P1">| Anne <text:s text:c="5"/>| Roberts <text:s text:c="3"/>| 1974-10-16ROBERT |</text:p>
      <text:p text:style-name="P1">| Enrica <text:s text:c="3"/>| Denver <text:s text:c="4"/>| 1980-11-08DENVER |</text:p>
      <text:p text:style-name="P1">| Mirrelle <text:s/>| Namowa <text:s text:c="4"/>| 1990-03-14NAMOWA |</text:p>
      <text:p text:style-name="P1">| Gemma <text:s text:c="4"/>| Smith <text:s text:c="5"/>| 1968-02-12SMITH <text:s/>|</text:p>
      <text:p text:style-name="P1">+-----------+------------+------------------+</text:p>
      <text:p text:style-name="P1">7 rows in set (0.001 sec)</text:p>
      <text:p text:style-name="P1"/>
      <text:p text:style-name="P1">MariaDB [themepark]&gt; SELECT EMP_FNAME,EMP_LNAME,UPPER(CONCAT(MONTH(EMP_DOB),DAYOFMONTH(EMP_DOB),SUBSTR(EMP_LNAME,1,6))) AS USER FROM EMPLOYEE;</text:p>
      <text:p text:style-name="P1">+-----------+------------+------------+</text:p>
      <text:p text:style-name="P1">| EMP_FNAME | EMP_LNAME <text:s/>| USER <text:s text:c="6"/>|</text:p>
      <text:p text:style-name="P1">+-----------+------------+------------+</text:p>
      <text:p text:style-name="P1">| Emma <text:s text:c="5"/>| Calderdale | 615CALDER <text:s/>|</text:p>
      <text:p text:style-name="P1">| Marshel <text:s text:c="2"/>| Ricardo <text:s text:c="3"/>| 319RICARD <text:s/>|</text:p>
      <text:p text:style-name="P1">| Arif <text:s text:c="5"/>| Arshad <text:s text:c="4"/>| 1114ARSHAD |</text:p>
      <text:p text:style-name="P1">| Anne <text:s text:c="5"/>| Roberts <text:s text:c="3"/>| 1016ROBERT |</text:p>
      <text:p text:style-name="P1">| Enrica <text:s text:c="3"/>| Denver <text:s text:c="4"/>| 118DENVER <text:s/>|</text:p>
      <text:p text:style-name="P1">| Mirrelle <text:s/>| Namowa <text:s text:c="4"/>| 314NAMOWA <text:s/>|</text:p>
      <text:p text:style-name="P1"><text:soft-page-break/>| Gemma <text:s text:c="4"/>| Smith <text:s text:c="5"/>| 212SMITH <text:s text:c="2"/>|</text:p>
      <text:p text:style-name="P1">+-----------+------------+------------+</text:p>
      <text:p text:style-name="P1">7 rows in set (0.001 sec)</text:p>
      <text:p text:style-name="P1"/>
      <text:p text:style-name="P1">MariaDB [themepark]&gt; SELECT * FROM EMPLOYEE WHERE DAYOFMONTH(EMP_DOB) = 14; </text:p>
      <text:p text:style-name="P1">+---------+-----------+-----------+-----------+------------+---------------+---------------+-----------+-----------+</text:p>
      <text:p text:style-name="P1">| EMP_NUM | EMP_TITLE | EMP_LNAME | EMP_FNAME | EMP_DOB <text:s text:c="3"/>| EMP_HIRE_DATE | EMP_AREA_CODE | EMP_PHONE | PARK_CODE |</text:p>
      <text:p text:style-name="P1">+---------+-----------+-----------+-----------+------------+---------------+---------------+-----------+-----------+</text:p>
      <text:p text:style-name="P1">| <text:s text:c="4"/>102 | Mr <text:s text:c="7"/>| Arshad <text:s text:c="3"/>| Arif <text:s text:c="5"/>| 1969-11-14 | 1990-12-20 <text:s text:c="3"/>| 7253 <text:s text:c="9"/>| 675-8993 <text:s/>| FR1001 <text:s text:c="3"/>|</text:p>
      <text:p text:style-name="P1">| <text:s text:c="4"/>105 | Ms <text:s text:c="7"/>| Namowa <text:s text:c="3"/>| Mirrelle <text:s/>| 1990-03-14 | 2006-11-08 <text:s text:c="3"/>| 0181 <text:s text:c="9"/>| 890-3243 <text:s/>| FR1001 <text:s text:c="3"/>|</text:p>
      <text:p text:style-name="P1">+---------+-----------+-----------+-----------+------------+---------------+---------------+-----------+-----------+</text:p>
      <text:p text:style-name="P1">2 rows in set (0.001 sec)</text:p>
      <text:p text:style-name="P1"/>
      <text:p text:style-name="P1">MariaDB [themepark]&gt; SELECT EMP_FNAME,EMP_PHONE,CONCAT(SUBSTR(EMP_PHONE,1,3),LOWER(SUBSTR(EMP_FNAME,1,2))) FROM EMPLOYEE;</text:p>
      <text:p text:style-name="P1">+-----------+-----------+------------------------------------------------------------+</text:p>
      <text:p text:style-name="P1">| EMP_FNAME | EMP_PHONE | CONCAT(SUBSTR(EMP_PHONE,1,3),LOWER(SUBSTR(EMP_FNAME,1,2))) |</text:p>
      <text:p text:style-name="P1">+-----------+-----------+------------------------------------------------------------+</text:p>
      <text:p text:style-name="P1">| Emma <text:s text:c="5"/>| 324-9652 <text:s/>| 324em <text:s text:c="53"/>|</text:p>
      <text:p text:style-name="P1">| Marshel <text:s text:c="2"/>| 324-4472 <text:s/>| 324ma <text:s text:c="53"/>|</text:p>
      <text:p text:style-name="P1">| Arif <text:s text:c="5"/>| 675-8993 <text:s/>| 675ar <text:s text:c="53"/>|</text:p>
      <text:p text:style-name="P1">| Anne <text:s text:c="5"/>| 898-3456 <text:s/>| 898an <text:s text:c="53"/>|</text:p>
      <text:p text:style-name="P1">| Enrica <text:s text:c="3"/>| 504-4434 <text:s/>| 504en <text:s text:c="53"/>|</text:p>
      <text:p text:style-name="P1">| Mirrelle <text:s/>| 890-3243 <text:s/>| 890mi <text:s text:c="53"/>|</text:p>
      <text:p text:style-name="P1">| Gemma <text:s text:c="4"/>| 324-7845 <text:s/>| 324ge <text:s text:c="53"/>|</text:p>
      <text:p text:style-name="P1">+-----------+-----------+------------------------------------------------------------+</text:p>
      <text:p text:style-name="P1">7 rows in set (0.001 sec)</text:p>
      <text:p text:style-name="P1"/>
      <text:p text:style-name="P1">MariaDB [themepark]&gt; SELECT EMP_FNAME,EMP_PHONE,CONCAT(SUBSTR(EMP_PHONE,1,3),LOWER(SUBSTR(EMP_FNAME,1,2))) AS PASSWORD FROM EMPLOYEE;</text:p>
      <text:p text:style-name="P1">+-----------+-----------+----------+</text:p>
      <text:p text:style-name="P1">| EMP_FNAME | EMP_PHONE | PASSWORD |</text:p>
      <text:p text:style-name="P1">+-----------+-----------+----------+</text:p>
      <text:p text:style-name="P1">| Emma <text:s text:c="5"/>| 324-9652 <text:s/>| 324em <text:s text:c="3"/>|</text:p>
      <text:p text:style-name="P1">| Marshel <text:s text:c="2"/>| 324-4472 <text:s/>| 324ma <text:s text:c="3"/>|</text:p>
      <text:p text:style-name="P1">| Arif <text:s text:c="5"/>| 675-8993 <text:s/>| 675ar <text:s text:c="3"/>|</text:p>
      <text:p text:style-name="P1">| Anne <text:s text:c="5"/>| 898-3456 <text:s/>| 898an <text:s text:c="3"/>|</text:p>
      <text:p text:style-name="P1">| Enrica <text:s text:c="3"/>| 504-4434 <text:s/>| 504en <text:s text:c="3"/>|</text:p>
      <text:p text:style-name="P1">| Mirrelle <text:s/>| 890-3243 <text:s/>| 890mi <text:s text:c="3"/>|</text:p>
      <text:p text:style-name="P1">| Gemma <text:s text:c="4"/>| 324-7845 <text:s/>| 324ge <text:s text:c="3"/>|</text:p>
      <text:p text:style-name="P1">+-----------+-----------+----------+</text:p>
      <text:p text:style-name="P1">7 rows in set (0.001 sec)</text:p>
      <text:p text:style-name="P1"/>
      <text:p text:style-name="P1">MariaDB [themepark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6T20:13:21.010651868</meta:creation-date>
    <dc:date>2022-06-06T20:16:01.729823878</dc:date>
    <meta:editing-duration>PT2M4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87" meta:paragraph-count="3402" meta:word-count="28155" meta:character-count="199676" meta:non-whitespace-character-count="141586"/>
  </office:meta>
</office:document-meta>
</file>